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CE58C67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StarSymbol1" svg:font-family="StarSymbol"/>
    <style:font-face style:name="Tahoma1" svg:font-family="Tahoma, Lucidasans, 'Lucida Sans', 'Arial Unicode MS'"/>
    <style:font-face style:name="Andale Mono" svg:font-family="'Andale Mono'" style:font-pitch="fixed"/>
    <style:font-face style:name="Century Schoolbook L" svg:font-family="'Century Schoolbook L'" style:font-pitch="fixed"/>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OpenSymbol1" svg:font-family="OpenSymbol" style:font-pitch="variable"/>
    <style:font-face style:name="Tahoma" svg:font-family="Tahoma, Lucidasans, 'Lucida Sans', 'Arial Unicode MS'" style:font-pitch="variable"/>
    <style:font-face style:name="Times New Roman1" svg:font-family="'Times New Roman'" style:font-pitch="variable"/>
    <style:font-face style:name="FreeSerif" svg:font-family="FreeSerif" style:font-family-generic="roman" style:font-pitch="variable"/>
    <style:font-face style:name="Liberation Serif4" svg:font-family="'Liberation Serif'"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New Century Schoolbook" svg:font-family="'New 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office:font-face-decls>
  <office:automatic-styles>
    <style:style style:name="Tableau1" style:family="table">
      <style:table-properties style:width="11.183cm" fo:margin-left="0cm" fo:margin-right="0.019cm" table:align="margins"/>
    </style:style>
    <style:style style:name="Tableau1.A" style:family="table-column">
      <style:table-column-properties style:column-width="4.643cm" style:rel-column-width="27206*"/>
    </style:style>
    <style:style style:name="Tableau1.B" style:family="table-column">
      <style:table-column-properties style:column-width="2.18cm" style:rel-column-width="12776*"/>
    </style:style>
    <style:style style:name="Tableau1.D" style:family="table-column">
      <style:table-column-properties style:column-width="2.18cm" style:rel-column-width="127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4" style:family="table-cell">
      <style:table-cell-properties style:vertical-align="top" fo:padding="0.097cm" fo:border-left="0.05pt solid #000000" fo:border-right="none" fo:border-top="none" fo:border-bottom="0.05pt solid #000000"/>
    </style:style>
    <style:style style:name="Tableau1.B4" style:family="table-cell" style:data-style-name="N0">
      <style:table-cell-properties style:vertical-align="bottom" fo:padding="0.097cm" fo:border-left="0.05pt solid #000000" fo:border-right="none" fo:border-top="none" fo:border-bottom="0.05pt solid #000000"/>
    </style:style>
    <style:style style:name="Tableau1.D4" style:family="table-cell">
      <style:table-cell-properties style:vertical-align="top" fo:padding="0.097cm" fo:border-left="0.05pt solid #000000" fo:border-right="0.05pt solid #000000" fo:border-top="none" fo:border-bottom="0.05pt solid #000000"/>
    </style:style>
    <style:style style:name="Tableau1.D5" style:family="table-cell" style:data-style-name="N0">
      <style:table-cell-properties style:vertical-align="bottom" fo:padding="0.097cm" fo:border-left="0.05pt solid #000000" fo:border-right="0.05pt solid #000000" fo:border-top="none" fo:border-bottom="0.05pt solid #000000"/>
    </style:style>
    <style:style style:name="Tableau3" style:family="table">
      <style:table-properties style:width="4.15cm" table:align="center"/>
    </style:style>
    <style:style style:name="Tableau3.A" style:family="table-column">
      <style:table-column-properties style:column-width="0.462cm"/>
    </style:style>
    <style:style style:name="Tableau3.I" style:family="table-column">
      <style:table-column-properties style:column-width="0.453cm"/>
    </style:style>
    <style:style style:name="Tableau3.A1"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Tableau3.I1" style:family="table-cell" style:data-style-name="N0">
      <style:table-cell-properties style:vertical-align="bottom" fo:background-color="transparent" fo:padding="0.097cm" fo:border="0.05pt solid #000000">
        <style:background-image/>
      </style:table-cell-properties>
    </style:style>
    <style:style style:name="Tableau3.A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au3.B2" style:family="table-cell" style:data-style-name="N0">
      <style:table-cell-properties style:vertical-align="bottom" fo:background-color="transparent" fo:padding="0.097cm" fo:border-left="0.05pt solid #000000" fo:border-right="none" fo:border-top="none" fo:border-bottom="0.05pt solid #000000">
        <style:background-image/>
      </style:table-cell-properties>
    </style:style>
    <style:style style:name="Tableau3.I2" style:family="table-cell" style:data-style-name="N0">
      <style:table-cell-properties style:vertical-align="bottom" fo:background-color="transparent" fo:padding="0.097cm" fo:border-left="0.05pt solid #000000" fo:border-right="0.05pt solid #000000" fo:border-top="none" fo:border-bottom="0.05pt solid #000000">
        <style:background-image/>
      </style:table-cell-properties>
    </style:style>
    <style:style style:name="Tableau3.A3" style:family="table-cell" style:data-style-name="N100">
      <style:table-cell-properties style:vertical-align="top" fo:background-color="transparent" fo:padding="0.097cm" fo:border-left="0.05pt solid #000000" fo:border-right="none" fo:border-top="none" fo:border-bottom="0.05pt solid #000000">
        <style:background-image/>
      </style:table-cell-properties>
    </style:style>
    <style:style style:name="Tableau4" style:family="table">
      <style:table-properties style:width="11.097cm" fo:margin-left="0.053cm" fo:margin-right="0.053cm" table:align="margins"/>
    </style:style>
    <style:style style:name="Tableau4.A" style:family="table-column">
      <style:table-column-properties style:column-width="5.186cm" style:rel-column-width="30626*"/>
    </style:style>
    <style:style style:name="Tableau4.B" style:family="table-column">
      <style:table-column-properties style:column-width="5.911cm" style:rel-column-width="34909*"/>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data-style-name="N100">
      <style:table-cell-properties style:vertical-align="middle" fo:padding="0.097cm" fo:border-left="0.05pt solid #000000" fo:border-right="none" fo:border-top="none" fo:border-bottom="0.05pt solid #000000"/>
    </style:style>
    <style:style style:name="Tableau4.B2" style:family="table-cell" style:data-style-name="N100">
      <style:table-cell-properties style:vertical-align="middle" fo:padding="0.097cm" fo:border-left="0.05pt solid #000000" fo:border-right="0.05pt solid #000000" fo:border-top="none" fo:border-bottom="0.05pt solid #000000"/>
    </style:style>
    <style:style style:name="Tableau9" style:family="table">
      <style:table-properties style:width="11.192cm" table:align="left"/>
    </style:style>
    <style:style style:name="Tableau9.A" style:family="table-column">
      <style:table-column-properties style:column-width="2.238cm"/>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7" style:family="table">
      <style:table-properties style:width="11.19cm" table:align="left"/>
    </style:style>
    <style:style style:name="Tableau7.A" style:family="table-column">
      <style:table-column-properties style:column-width="2.798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1.202cm" table:align="margins"/>
    </style:style>
    <style:style style:name="Tableau8.A" style:family="table-column">
      <style:table-column-properties style:column-width="3.242cm" style:rel-column-width="18970*"/>
    </style:style>
    <style:style style:name="Tableau8.B" style:family="table-column">
      <style:table-column-properties style:column-width="2.08cm" style:rel-column-width="12168*"/>
    </style:style>
    <style:style style:name="Tableau8.C" style:family="table-column">
      <style:table-column-properties style:column-width="5.879cm" style:rel-column-width="34397*"/>
    </style:style>
    <style:style style:name="Tableau8.A1" style:family="table-cell">
      <style:table-cell-properties fo:padding="0.097cm" fo:border-left="0.05pt solid #000000" fo:border-right="none" fo:border-top="0.05pt solid #000000" fo:border-bottom="0.05pt solid #000000"/>
    </style:style>
    <style:style style:name="Tableau8.A2" style:family="table-cell">
      <style:table-cell-properties fo:padding="0.097cm" fo:border-left="0.05pt solid #000000" fo:border-right="none" fo:border-top="none" fo:border-bottom="0.05pt solid #000000"/>
    </style:style>
    <style:style style:name="Tableau5" style:family="table">
      <style:table-properties style:width="11.202cm" table:align="margins"/>
    </style:style>
    <style:style style:name="Tableau5.A" style:family="table-column">
      <style:table-column-properties style:column-width="3.242cm" style:rel-column-width="18970*"/>
    </style:style>
    <style:style style:name="Tableau5.B" style:family="table-column">
      <style:table-column-properties style:column-width="2.08cm" style:rel-column-width="12168*"/>
    </style:style>
    <style:style style:name="Tableau5.C" style:family="table-column">
      <style:table-column-properties style:column-width="5.879cm" style:rel-column-width="34397*"/>
    </style:style>
    <style:style style:name="Tableau5.A1" style:family="table-cell">
      <style:table-cell-properties fo:padding="0.097cm" fo:border-left="0.05pt solid #000000" fo:border-right="none" fo:border-top="0.05pt solid #000000" fo:border-bottom="0.05pt solid #000000"/>
    </style:style>
    <style:style style:name="Tableau5.A2" style:family="table-cell">
      <style:table-cell-properties fo:padding="0.097cm" fo:border-left="0.05pt solid #000000" fo:border-right="none" fo:border-top="none" fo:border-bottom="0.05pt solid #000000"/>
    </style:style>
    <style:style style:name="Tableau6" style:family="table">
      <style:table-properties style:width="11.202cm" table:align="margins"/>
    </style:style>
    <style:style style:name="Tableau6.A" style:family="table-column">
      <style:table-column-properties style:column-width="2.662cm" style:rel-column-width="15569*"/>
    </style:style>
    <style:style style:name="Tableau6.C" style:family="table-column">
      <style:table-column-properties style:column-width="5.879cm" style:rel-column-width="34397*"/>
    </style:style>
    <style:style style:name="Tableau6.A1" style:family="table-cell">
      <style:table-cell-properties fo:padding="0.097cm" fo:border-left="0.05pt solid #000000" fo:border-right="none"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Tableau10" style:family="table">
      <style:table-properties style:width="11.202cm" table:align="margins"/>
    </style:style>
    <style:style style:name="Tableau10.A" style:family="table-column">
      <style:table-column-properties style:column-width="2.801cm" style:rel-column-width="16383*"/>
    </style:style>
    <style:style style:name="Tableau10.D" style:family="table-column">
      <style:table-column-properties style:column-width="2.801cm" style:rel-column-width="16386*"/>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style:vertical-align="top" fo:padding="0.097cm" fo:border-left="0.05pt solid #000000" fo:border-right="none" fo:border-top="none" fo:border-bottom="0.05pt solid #000000"/>
    </style:style>
    <style:style style:name="Tableau10.B2" style:family="table-cell" style:data-style-name="N0">
      <style:table-cell-properties style:vertical-align="bottom" fo:padding="0.097cm" fo:border-left="0.05pt solid #000000" fo:border-right="none" fo:border-top="none" fo:border-bottom="0.05pt solid #000000"/>
    </style:style>
    <style:style style:name="Tableau10.D2" style:family="table-cell" style:data-style-name="N0">
      <style:table-cell-properties style:vertical-align="bottom"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none" fo:border-top="none" fo:border-bottom="0.05pt solid #000000"/>
    </style:style>
    <style:style style:name="Tableau10.D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none" fo:border-top="none" fo:border-bottom="0.05pt solid #000000"/>
    </style:style>
    <style:style style:name="Tableau10.D10" style:family="table-cell">
      <style:table-cell-properties fo:padding="0.097cm" fo:border-left="0.05pt solid #000000" fo:border-right="0.05pt solid #000000" fo:border-top="none" fo:border-bottom="0.05pt solid #000000"/>
    </style:style>
    <style:style style:name="Tableau11" style:family="table">
      <style:table-properties style:width="11.202cm" table:align="margins"/>
    </style:style>
    <style:style style:name="Tableau11.A" style:family="table-column">
      <style:table-column-properties style:column-width="2.801cm" style:rel-column-width="16383*"/>
    </style:style>
    <style:style style:name="Tableau11.D" style:family="table-column">
      <style:table-column-properties style:column-width="2.801cm" style:rel-column-width="16386*"/>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data-style-name="N0">
      <style:table-cell-properties style:vertical-align="bottom" fo:padding="0.097cm" fo:border-left="0.05pt solid #000000" fo:border-right="none" fo:border-top="none" fo:border-bottom="0.05pt solid #000000"/>
    </style:style>
    <style:style style:name="Tableau11.D2" style:family="table-cell" style:data-style-name="N0">
      <style:table-cell-properties style:vertical-align="bottom" fo:padding="0.097cm" fo:border-left="0.05pt solid #000000" fo:border-right="0.05pt solid #000000" fo:border-top="none" fo:border-bottom="0.05pt solid #000000"/>
    </style:style>
    <style:style style:name="Tableau22" style:family="table">
      <style:table-properties style:width="11.113cm" fo:margin-left="0.053cm" fo:margin-right="0.037cm" table:align="margins"/>
    </style:style>
    <style:style style:name="Tableau22.A" style:family="table-column">
      <style:table-column-properties style:column-width="1.852cm" style:rel-column-width="10922*"/>
    </style:style>
    <style:style style:name="Tableau22.F" style:family="table-column">
      <style:table-column-properties style:column-width="1.852cm" style:rel-column-width="10925*"/>
    </style:style>
    <style:style style:name="Tableau22.A1" style:family="table-cell">
      <style:table-cell-properties fo:padding="0.097cm" fo:border-left="0.05pt solid #000000" fo:border-right="none" fo:border-top="0.05pt solid #000000" fo:border-bottom="0.05pt solid #000000"/>
    </style:style>
    <style:style style:name="Tableau22.F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F2" style:family="table-cell">
      <style:table-cell-properties fo:padding="0.097cm" fo:border-left="0.05pt solid #000000" fo:border-right="0.05pt solid #000000" fo:border-top="none" fo:border-bottom="0.05pt solid #000000"/>
    </style:style>
    <style:style style:name="Tableau21" style:family="table">
      <style:table-properties style:width="11.155cm" fo:margin-left="0.028cm" fo:margin-right="0.019cm" table:align="margins"/>
    </style:style>
    <style:style style:name="Tableau21.A" style:family="table-column">
      <style:table-column-properties style:column-width="1.859cm" style:rel-column-width="10922*"/>
    </style:style>
    <style:style style:name="Tableau21.F" style:family="table-column">
      <style:table-column-properties style:column-width="1.859cm" style:rel-column-width="10925*"/>
    </style:style>
    <style:style style:name="Tableau21.A1" style:family="table-cell">
      <style:table-cell-properties fo:padding="0.097cm" fo:border-left="0.05pt solid #000000" fo:border-right="none" fo:border-top="0.05pt solid #000000" fo:border-bottom="0.05pt solid #000000"/>
    </style:style>
    <style:style style:name="Tableau21.F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F2" style:family="table-cell">
      <style:table-cell-properties fo:padding="0.097cm" fo:border-left="0.05pt solid #000000" fo:border-right="0.05pt solid #000000" fo:border-top="none" fo:border-bottom="0.05pt solid #000000"/>
    </style:style>
    <style:style style:name="Tableau25" style:family="table">
      <style:table-properties style:width="11.21cm" fo:margin-left="0cm" fo:margin-right="-0.007cm" table:align="margins"/>
    </style:style>
    <style:style style:name="Tableau25.A" style:family="table-column">
      <style:table-column-properties style:column-width="3.272cm" style:rel-column-width="19129*"/>
    </style:style>
    <style:style style:name="Tableau25.B" style:family="table-column">
      <style:table-column-properties style:column-width="2.334cm" style:rel-column-width="13643*"/>
    </style:style>
    <style:style style:name="Tableau25.C" style:family="table-column">
      <style:table-column-properties style:column-width="2.803cm" style:rel-column-width="16386*"/>
    </style:style>
    <style:style style:name="Tableau25.D" style:family="table-column">
      <style:table-column-properties style:column-width="2.801cm" style:rel-column-width="16377*"/>
    </style:style>
    <style:style style:name="Tableau25.A1" style:family="table-cell">
      <style:table-cell-properties fo:padding="0.097cm" fo:border-left="0.05pt solid #000000" fo:border-right="none" fo:border-top="0.05pt solid #000000" fo:border-bottom="0.05pt solid #000000"/>
    </style:style>
    <style:style style:name="Tableau25.D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D2" style:family="table-cell">
      <style:table-cell-properties fo:padding="0.097cm" fo:border-left="0.05pt solid #000000" fo:border-right="0.05pt solid #000000" fo:border-top="none" fo:border-bottom="0.05pt solid #000000"/>
    </style:style>
    <style:style style:name="Tableau26" style:family="table">
      <style:table-properties style:width="11.21cm" fo:margin-left="0cm" fo:margin-right="-0.007cm" table:align="margins"/>
    </style:style>
    <style:style style:name="Tableau26.A" style:family="table-column">
      <style:table-column-properties style:column-width="3.32cm" style:rel-column-width="19407*"/>
    </style:style>
    <style:style style:name="Tableau26.B" style:family="table-column">
      <style:table-column-properties style:column-width="2.286cm" style:rel-column-width="13364*"/>
    </style:style>
    <style:style style:name="Tableau26.C" style:family="table-column">
      <style:table-column-properties style:column-width="2.803cm" style:rel-column-width="16386*"/>
    </style:style>
    <style:style style:name="Tableau26.D" style:family="table-column">
      <style:table-column-properties style:column-width="2.801cm" style:rel-column-width="16378*"/>
    </style:style>
    <style:style style:name="Tableau26.A1" style:family="table-cell">
      <style:table-cell-properties fo:padding="0.097cm" fo:border-left="0.05pt solid #000000" fo:border-right="none" fo:border-top="0.05pt solid #000000" fo:border-bottom="0.05pt solid #000000"/>
    </style:style>
    <style:style style:name="Tableau26.D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2" style:family="table">
      <style:table-properties style:width="11.197cm" fo:margin-left="0cm" fo:margin-right="0.005cm" table:align="margins"/>
    </style:style>
    <style:style style:name="Tableau2.A" style:family="table-column">
      <style:table-column-properties style:column-width="2.799cm" style:rel-column-width="16383*"/>
    </style:style>
    <style:style style:name="Tableau2.D" style:family="table-column">
      <style:table-column-properties style:column-width="2.799cm" style:rel-column-width="16386*"/>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none" fo:border-top="0.05pt solid #000000" fo:border-bottom="none"/>
    </style:style>
    <style:style style:name="Tableau2.D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none"/>
    </style:style>
    <style:style style:name="Tableau2.D2" style:family="table-cell">
      <style:table-cell-properties fo:padding="0.097cm" fo:border-left="none" fo:border-right="0.05pt solid #000000" fo:border-top="none" fo:border-bottom="none"/>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none" fo:border-right="none" fo:border-top="none" fo:border-bottom="0.05pt solid #000000"/>
    </style:style>
    <style:style style:name="Tableau2.D3" style:family="table-cell">
      <style:table-cell-properties fo:padding="0.097cm" fo:border-left="none" fo:border-right="0.05pt solid #000000" fo:border-top="none" fo:border-bottom="0.05pt solid #000000"/>
    </style:style>
    <style:style style:name="Tableau12" style:family="table">
      <style:table-properties style:width="10.859cm" fo:margin-left="0.337cm" fo:margin-right="0.007cm" table:align="margins"/>
    </style:style>
    <style:style style:name="Tableau12.A" style:family="table-column">
      <style:table-column-properties style:column-width="2.715cm" style:rel-column-width="16383*"/>
    </style:style>
    <style:style style:name="Tableau12.D" style:family="table-column">
      <style:table-column-properties style:column-width="2.715cm" style:rel-column-width="16386*"/>
    </style:style>
    <style:style style:name="Tableau12.A1" style:family="table-cell">
      <style:table-cell-properties fo:padding="0.097cm" fo:border-left="0.05pt solid #000000" fo:border-right="none" fo:border-top="0.05pt solid #000000" fo:border-bottom="none"/>
    </style:style>
    <style:style style:name="Tableau12.B1" style:family="table-cell">
      <style:table-cell-properties fo:padding="0.097cm" fo:border-left="none" fo:border-right="none" fo:border-top="0.05pt solid #000000" fo:border-bottom="none"/>
    </style:style>
    <style:style style:name="Tableau12.D1" style:family="table-cell">
      <style:table-cell-properties fo:padding="0.097cm" fo:border-left="none" fo:border-right="0.05pt solid #000000" fo:border-top="0.05pt solid #000000" fo:border-bottom="none"/>
    </style:style>
    <style:style style:name="Tableau12.A2" style:family="table-cell">
      <style:table-cell-properties fo:padding="0.097cm" fo:border-left="0.05pt solid #000000" fo:border-right="none" fo:border-top="none" fo:border-bottom="none"/>
    </style:style>
    <style:style style:name="Tableau12.B2" style:family="table-cell">
      <style:table-cell-properties fo:padding="0.097cm" fo:border="none"/>
    </style:style>
    <style:style style:name="Tableau12.D2" style:family="table-cell">
      <style:table-cell-properties fo:padding="0.097cm" fo:border-left="none" fo:border-right="0.05pt solid #000000" fo:border-top="none" fo:border-bottom="none"/>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none" fo:border-right="none" fo:border-top="none" fo:border-bottom="0.05pt solid #000000"/>
    </style:style>
    <style:style style:name="Tableau12.D3" style:family="table-cell">
      <style:table-cell-properties fo:padding="0.097cm" fo:border-left="none" fo:border-right="0.05pt solid #000000" fo:border-top="none" fo:border-bottom="0.05pt solid #000000"/>
    </style:style>
    <style:style style:name="Tableau13" style:family="table">
      <style:table-properties style:width="10.866cm" fo:margin-left="0.337cm" fo:margin-right="0cm" table:align="margins"/>
    </style:style>
    <style:style style:name="Tableau13.A" style:family="table-column">
      <style:table-column-properties style:column-width="3.2cm" style:rel-column-width="19298*"/>
    </style:style>
    <style:style style:name="Tableau13.B" style:family="table-column">
      <style:table-column-properties style:column-width="2.551cm" style:rel-column-width="15383*"/>
    </style:style>
    <style:style style:name="Tableau13.C" style:family="table-column">
      <style:table-column-properties style:column-width="2.722cm" style:rel-column-width="16415*"/>
    </style:style>
    <style:style style:name="Tableau13.D" style:family="table-column">
      <style:table-column-properties style:column-width="2.394cm" style:rel-column-width="14439*"/>
    </style:style>
    <style:style style:name="Tableau13.A1" style:family="table-cell">
      <style:table-cell-properties fo:padding="0.097cm" fo:border-left="0.05pt solid #000000" fo:border-right="none" fo:border-top="0.05pt solid #000000" fo:border-bottom="none"/>
    </style:style>
    <style:style style:name="Tableau13.B1" style:family="table-cell">
      <style:table-cell-properties fo:padding="0.097cm" fo:border-left="none" fo:border-right="none" fo:border-top="0.05pt solid #000000" fo:border-bottom="none"/>
    </style:style>
    <style:style style:name="Tableau13.D1" style:family="table-cell">
      <style:table-cell-properties fo:padding="0.097cm" fo:border-left="none" fo:border-right="0.05pt solid #000000" fo:border-top="0.05pt solid #000000" fo:border-bottom="none"/>
    </style:style>
    <style:style style:name="Tableau13.A2" style:family="table-cell">
      <style:table-cell-properties fo:padding="0.097cm" fo:border-left="0.05pt solid #000000" fo:border-right="none" fo:border-top="none" fo:border-bottom="none"/>
    </style:style>
    <style:style style:name="Tableau13.B2" style:family="table-cell">
      <style:table-cell-properties fo:padding="0.097cm" fo:border="none"/>
    </style:style>
    <style:style style:name="Tableau13.D2" style:family="table-cell">
      <style:table-cell-properties fo:padding="0.097cm" fo:border-left="none" fo:border-right="0.05pt solid #000000" fo:border-top="none" fo:border-bottom="none"/>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none" fo:border-right="none" fo:border-top="none" fo:border-bottom="0.05pt solid #000000"/>
    </style:style>
    <style:style style:name="Tableau13.D3" style:family="table-cell">
      <style:table-cell-properties fo:padding="0.097cm" fo:border-left="none" fo:border-right="0.05pt solid #000000" fo:border-top="none" fo:border-bottom="0.05pt solid #000000"/>
    </style:style>
    <style:style style:name="Tableau14" style:family="table">
      <style:table-properties style:width="9.858cm" fo:margin-left="1.344cm" fo:margin-right="0cm" table:align="margins"/>
    </style:style>
    <style:style style:name="Tableau14.A" style:family="table-column">
      <style:table-column-properties style:column-width="0.998cm" style:rel-column-width="6636*"/>
    </style:style>
    <style:style style:name="Tableau14.B" style:family="table-column">
      <style:table-column-properties style:column-width="1.667cm" style:rel-column-width="11080*"/>
    </style:style>
    <style:style style:name="Tableau14.C" style:family="table-column">
      <style:table-column-properties style:column-width="1.448cm" style:rel-column-width="9626*"/>
    </style:style>
    <style:style style:name="Tableau14.D" style:family="table-column">
      <style:table-column-properties style:column-width="2.619cm" style:rel-column-width="17412*"/>
    </style:style>
    <style:style style:name="Tableau14.E" style:family="table-column">
      <style:table-column-properties style:column-width="3.126cm" style:rel-column-width="20781*"/>
    </style:style>
    <style:style style:name="Tableau14.A1" style:family="table-cell">
      <style:table-cell-properties fo:padding="0.097cm" fo:border-left="0.05pt solid #000000" fo:border-right="none" fo:border-top="0.05pt solid #000000" fo:border-bottom="none"/>
    </style:style>
    <style:style style:name="Tableau14.B1" style:family="table-cell">
      <style:table-cell-properties fo:padding="0.097cm" fo:border-left="none" fo:border-right="none" fo:border-top="0.05pt solid #000000" fo:border-bottom="none"/>
    </style:style>
    <style:style style:name="Tableau14.E1" style:family="table-cell">
      <style:table-cell-properties fo:padding="0.097cm" fo:border-left="none" fo:border-right="0.05pt solid #000000" fo:border-top="0.05pt solid #000000" fo:border-bottom="none"/>
    </style:style>
    <style:style style:name="Tableau14.A2" style:family="table-cell">
      <style:table-cell-properties fo:padding="0.097cm" fo:border-left="0.05pt solid #000000" fo:border-right="none" fo:border-top="none" fo:border-bottom="none"/>
    </style:style>
    <style:style style:name="Tableau14.B2" style:family="table-cell">
      <style:table-cell-properties fo:padding="0.097cm" fo:border="none"/>
    </style:style>
    <style:style style:name="Tableau14.E2" style:family="table-cell">
      <style:table-cell-properties fo:padding="0.097cm" fo:border-left="none" fo:border-right="0.05pt solid #000000" fo:border-top="none" fo:border-bottom="none"/>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none" fo:border-top="none" fo:border-bottom="0.05pt solid #000000"/>
    </style:style>
    <style:style style:name="Tableau14.E7" style:family="table-cell">
      <style:table-cell-properties fo:padding="0.097cm" fo:border-left="none" fo:border-right="0.05pt solid #000000" fo:border-top="none" fo:border-bottom="0.05pt solid #000000"/>
    </style:style>
    <style:style style:name="Tableau16" style:family="table">
      <style:table-properties style:width="8.331cm" table:align="center"/>
    </style:style>
    <style:style style:name="Tableau16.A" style:family="table-column">
      <style:table-column-properties style:column-width="1.191cm"/>
    </style:style>
    <style:style style:name="Tableau16.B" style:family="table-column">
      <style:table-column-properties style:column-width="1.907cm"/>
    </style:style>
    <style:style style:name="Tableau16.C" style:family="table-column">
      <style:table-column-properties style:column-width="1.404cm"/>
    </style:style>
    <style:style style:name="Tableau16.D" style:family="table-column">
      <style:table-column-properties style:column-width="2.332cm"/>
    </style:style>
    <style:style style:name="Tableau16.E" style:family="table-column">
      <style:table-column-properties style:column-width="1.498cm"/>
    </style:style>
    <style:style style:name="Tableau16.A1" style:family="table-cell">
      <style:table-cell-properties fo:padding="0.097cm" fo:border-left="0.05pt solid #000000" fo:border-right="none" fo:border-top="0.05pt solid #000000" fo:border-bottom="none"/>
    </style:style>
    <style:style style:name="Tableau16.B1" style:family="table-cell">
      <style:table-cell-properties fo:padding="0.097cm" fo:border-left="none" fo:border-right="none" fo:border-top="0.05pt solid #000000" fo:border-bottom="none"/>
    </style:style>
    <style:style style:name="Tableau16.E1" style:family="table-cell">
      <style:table-cell-properties fo:padding="0.097cm" fo:border-left="none" fo:border-right="0.05pt solid #000000" fo:border-top="0.05pt solid #000000" fo:border-bottom="none"/>
    </style:style>
    <style:style style:name="Tableau16.A2" style:family="table-cell">
      <style:table-cell-properties fo:padding="0.097cm" fo:border-left="0.05pt solid #000000" fo:border-right="none" fo:border-top="none" fo:border-bottom="none"/>
    </style:style>
    <style:style style:name="Tableau16.B2" style:family="table-cell">
      <style:table-cell-properties fo:padding="0.097cm" fo:border="none"/>
    </style:style>
    <style:style style:name="Tableau16.E2" style:family="table-cell">
      <style:table-cell-properties fo:padding="0.097cm" fo:border-left="none" fo:border-right="0.05pt solid #000000" fo:border-top="none" fo:border-bottom="none"/>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none" fo:border-right="none" fo:border-top="none" fo:border-bottom="0.05pt solid #000000"/>
    </style:style>
    <style:style style:name="Tableau16.E7" style:family="table-cell">
      <style:table-cell-properties fo:padding="0.097cm" fo:border-left="none" fo:border-right="0.05pt solid #000000" fo:border-top="none" fo:border-bottom="0.05pt solid #000000"/>
    </style:style>
    <style:style style:name="Tableau15" style:family="table">
      <style:table-properties style:width="8.331cm" table:align="center"/>
    </style:style>
    <style:style style:name="Tableau15.A" style:family="table-column">
      <style:table-column-properties style:column-width="1.191cm"/>
    </style:style>
    <style:style style:name="Tableau15.B" style:family="table-column">
      <style:table-column-properties style:column-width="1.907cm"/>
    </style:style>
    <style:style style:name="Tableau15.C" style:family="table-column">
      <style:table-column-properties style:column-width="1.404cm"/>
    </style:style>
    <style:style style:name="Tableau15.D" style:family="table-column">
      <style:table-column-properties style:column-width="2.332cm"/>
    </style:style>
    <style:style style:name="Tableau15.E" style:family="table-column">
      <style:table-column-properties style:column-width="1.498cm"/>
    </style:style>
    <style:style style:name="Tableau15.A1" style:family="table-cell">
      <style:table-cell-properties fo:padding="0.097cm" fo:border-left="0.05pt solid #000000" fo:border-right="none" fo:border-top="0.05pt solid #000000" fo:border-bottom="none"/>
    </style:style>
    <style:style style:name="Tableau15.B1" style:family="table-cell">
      <style:table-cell-properties fo:padding="0.097cm" fo:border-left="none" fo:border-right="none" fo:border-top="0.05pt solid #000000" fo:border-bottom="none"/>
    </style:style>
    <style:style style:name="Tableau15.E1" style:family="table-cell">
      <style:table-cell-properties fo:padding="0.097cm" fo:border-left="none" fo:border-right="0.05pt solid #000000" fo:border-top="0.05pt solid #000000" fo:border-bottom="none"/>
    </style:style>
    <style:style style:name="Tableau15.A2" style:family="table-cell">
      <style:table-cell-properties fo:padding="0.097cm" fo:border-left="0.05pt solid #000000" fo:border-right="none" fo:border-top="none" fo:border-bottom="none"/>
    </style:style>
    <style:style style:name="Tableau15.B2" style:family="table-cell">
      <style:table-cell-properties fo:padding="0.097cm" fo:border="none"/>
    </style:style>
    <style:style style:name="Tableau15.E2" style:family="table-cell">
      <style:table-cell-properties fo:padding="0.097cm" fo:border-left="none" fo:border-right="0.05pt solid #000000" fo:border-top="none" fo:border-bottom="none"/>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none" fo:border-right="none" fo:border-top="none" fo:border-bottom="0.05pt solid #000000"/>
    </style:style>
    <style:style style:name="Tableau15.E7" style:family="table-cell">
      <style:table-cell-properties fo:padding="0.097cm" fo:border-left="none" fo:border-right="0.05pt solid #000000" fo:border-top="none" fo:border-bottom="0.05pt solid #000000"/>
    </style:style>
    <style:style style:name="Tableau18" style:family="table">
      <style:table-properties style:width="11.197cm" fo:margin-left="0cm" fo:margin-right="0.005cm" table:align="margins"/>
    </style:style>
    <style:style style:name="Tableau18.A" style:family="table-column">
      <style:table-column-properties style:column-width="1.866cm" style:rel-column-width="10922*"/>
    </style:style>
    <style:style style:name="Tableau18.F" style:family="table-column">
      <style:table-column-properties style:column-width="1.866cm" style:rel-column-width="10925*"/>
    </style:style>
    <style:style style:name="Tableau18.A1" style:family="table-cell">
      <style:table-cell-properties fo:padding="0.097cm" fo:border-left="0.05pt solid #000000" fo:border-right="none" fo:border-top="0.05pt solid #000000" fo:border-bottom="none"/>
    </style:style>
    <style:style style:name="Tableau18.B1" style:family="table-cell">
      <style:table-cell-properties fo:padding="0.097cm" fo:border-left="none" fo:border-right="none" fo:border-top="0.05pt solid #000000" fo:border-bottom="none"/>
    </style:style>
    <style:style style:name="Tableau18.F1" style:family="table-cell">
      <style:table-cell-properties fo:padding="0.097cm" fo:border-left="none" fo:border-right="0.05pt solid #000000" fo:border-top="0.05pt solid #000000" fo:border-bottom="none"/>
    </style:style>
    <style:style style:name="Tableau18.A2" style:family="table-cell">
      <style:table-cell-properties fo:padding="0.097cm" fo:border-left="0.05pt solid #000000" fo:border-right="none" fo:border-top="none" fo:border-bottom="none"/>
    </style:style>
    <style:style style:name="Tableau18.B2" style:family="table-cell">
      <style:table-cell-properties fo:padding="0.097cm" fo:border="none"/>
    </style:style>
    <style:style style:name="Tableau18.F2" style:family="table-cell">
      <style:table-cell-properties fo:padding="0.097cm" fo:border-left="none" fo:border-right="0.05pt solid #000000" fo:border-top="none" fo:border-bottom="none"/>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none" fo:border-right="none" fo:border-top="none" fo:border-bottom="0.05pt solid #000000"/>
    </style:style>
    <style:style style:name="Tableau18.F9" style:family="table-cell">
      <style:table-cell-properties fo:padding="0.097cm" fo:border-left="none" fo:border-right="0.05pt solid #000000" fo:border-top="none" fo:border-bottom="0.05pt solid #000000"/>
    </style:style>
    <style:style style:name="Tableau17" style:family="table">
      <style:table-properties style:width="11.197cm" fo:margin-left="0cm" fo:margin-right="0.005cm" table:align="margins"/>
    </style:style>
    <style:style style:name="Tableau17.A" style:family="table-column">
      <style:table-column-properties style:column-width="1.866cm" style:rel-column-width="10922*"/>
    </style:style>
    <style:style style:name="Tableau17.F" style:family="table-column">
      <style:table-column-properties style:column-width="1.866cm" style:rel-column-width="10925*"/>
    </style:style>
    <style:style style:name="Tableau17.A1" style:family="table-cell">
      <style:table-cell-properties fo:padding="0.097cm" fo:border-left="0.05pt solid #000000" fo:border-right="none" fo:border-top="0.05pt solid #000000" fo:border-bottom="none"/>
    </style:style>
    <style:style style:name="Tableau17.B1" style:family="table-cell">
      <style:table-cell-properties fo:padding="0.097cm" fo:border-left="none" fo:border-right="none" fo:border-top="0.05pt solid #000000" fo:border-bottom="none"/>
    </style:style>
    <style:style style:name="Tableau17.F1" style:family="table-cell">
      <style:table-cell-properties fo:padding="0.097cm" fo:border-left="none" fo:border-right="0.05pt solid #000000" fo:border-top="0.05pt solid #000000" fo:border-bottom="none"/>
    </style:style>
    <style:style style:name="Tableau17.A2" style:family="table-cell">
      <style:table-cell-properties fo:padding="0.097cm" fo:border-left="0.05pt solid #000000" fo:border-right="none" fo:border-top="none" fo:border-bottom="none"/>
    </style:style>
    <style:style style:name="Tableau17.B2" style:family="table-cell">
      <style:table-cell-properties fo:padding="0.097cm" fo:border="none"/>
    </style:style>
    <style:style style:name="Tableau17.F2" style:family="table-cell">
      <style:table-cell-properties fo:padding="0.097cm" fo:border-left="none" fo:border-right="0.05pt solid #000000" fo:border-top="none" fo:border-bottom="none"/>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none" fo:border-right="none" fo:border-top="none" fo:border-bottom="0.05pt solid #000000"/>
    </style:style>
    <style:style style:name="Tableau17.F9" style:family="table-cell">
      <style:table-cell-properties fo:padding="0.097cm" fo:border-left="none" fo:border-right="0.05pt solid #000000" fo:border-top="none" fo:border-bottom="0.05pt solid #000000"/>
    </style:style>
    <style:style style:name="Tableau27" style:family="table">
      <style:table-properties style:width="11.197cm" fo:margin-left="0cm" fo:margin-right="0.005cm" table:align="margins"/>
    </style:style>
    <style:style style:name="Tableau27.A" style:family="table-column">
      <style:table-column-properties style:column-width="1.866cm" style:rel-column-width="10922*"/>
    </style:style>
    <style:style style:name="Tableau27.F" style:family="table-column">
      <style:table-column-properties style:column-width="1.866cm" style:rel-column-width="10925*"/>
    </style:style>
    <style:style style:name="Tableau27.A1" style:family="table-cell">
      <style:table-cell-properties fo:padding="0.097cm" fo:border-left="0.05pt solid #000000" fo:border-right="none" fo:border-top="0.05pt solid #000000" fo:border-bottom="none"/>
    </style:style>
    <style:style style:name="Tableau27.B1" style:family="table-cell">
      <style:table-cell-properties fo:padding="0.097cm" fo:border-left="none" fo:border-right="none" fo:border-top="0.05pt solid #000000" fo:border-bottom="none"/>
    </style:style>
    <style:style style:name="Tableau27.F1" style:family="table-cell">
      <style:table-cell-properties fo:padding="0.097cm" fo:border-left="none" fo:border-right="0.05pt solid #000000" fo:border-top="0.05pt solid #000000" fo:border-bottom="none"/>
    </style:style>
    <style:style style:name="Tableau27.A2" style:family="table-cell">
      <style:table-cell-properties fo:padding="0.097cm" fo:border-left="0.05pt solid #000000" fo:border-right="none" fo:border-top="none" fo:border-bottom="none"/>
    </style:style>
    <style:style style:name="Tableau27.B2" style:family="table-cell">
      <style:table-cell-properties fo:padding="0.097cm" fo:border="none"/>
    </style:style>
    <style:style style:name="Tableau27.F2" style:family="table-cell">
      <style:table-cell-properties fo:padding="0.097cm" fo:border-left="none" fo:border-right="0.05pt solid #000000" fo:border-top="none" fo:border-bottom="none"/>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none" fo:border-right="none" fo:border-top="none" fo:border-bottom="0.05pt solid #000000"/>
    </style:style>
    <style:style style:name="Tableau27.F8" style:family="table-cell">
      <style:table-cell-properties fo:padding="0.097cm" fo:border-left="none" fo:border-right="0.05pt solid #000000" fo:border-top="none" fo:border-bottom="0.05pt solid #000000"/>
    </style:style>
    <style:style style:name="Tableau19" style:family="table">
      <style:table-properties style:width="11.197cm" fo:margin-left="0cm" fo:margin-right="0.005cm" table:align="margins"/>
    </style:style>
    <style:style style:name="Tableau19.A" style:family="table-column">
      <style:table-column-properties style:column-width="1.348cm" style:rel-column-width="7887*"/>
    </style:style>
    <style:style style:name="Tableau19.B" style:family="table-column">
      <style:table-column-properties style:column-width="1.73cm" style:rel-column-width="10127*"/>
    </style:style>
    <style:style style:name="Tableau19.C" style:family="table-column">
      <style:table-column-properties style:column-width="1.66cm" style:rel-column-width="9714*"/>
    </style:style>
    <style:style style:name="Tableau19.D" style:family="table-column">
      <style:table-column-properties style:column-width="2.727cm" style:rel-column-width="15960*"/>
    </style:style>
    <style:style style:name="Tableau19.E" style:family="table-column">
      <style:table-column-properties style:column-width="1.866cm" style:rel-column-width="10922*"/>
    </style:style>
    <style:style style:name="Tableau19.F" style:family="table-column">
      <style:table-column-properties style:column-width="1.866cm" style:rel-column-width="10925*"/>
    </style:style>
    <style:style style:name="Tableau19.A1" style:family="table-cell">
      <style:table-cell-properties fo:padding="0.097cm" fo:border-left="0.05pt solid #000000" fo:border-right="none" fo:border-top="0.05pt solid #000000" fo:border-bottom="none"/>
    </style:style>
    <style:style style:name="Tableau19.B1" style:family="table-cell">
      <style:table-cell-properties fo:padding="0.097cm" fo:border-left="none" fo:border-right="none" fo:border-top="0.05pt solid #000000" fo:border-bottom="none"/>
    </style:style>
    <style:style style:name="Tableau19.F1" style:family="table-cell">
      <style:table-cell-properties fo:padding="0.097cm" fo:border-left="none" fo:border-right="0.05pt solid #000000" fo:border-top="0.05pt solid #000000" fo:border-bottom="none"/>
    </style:style>
    <style:style style:name="Tableau19.A2" style:family="table-cell">
      <style:table-cell-properties fo:padding="0.097cm" fo:border-left="0.05pt solid #000000" fo:border-right="none" fo:border-top="none" fo:border-bottom="none"/>
    </style:style>
    <style:style style:name="Tableau19.B2" style:family="table-cell">
      <style:table-cell-properties fo:padding="0.097cm" fo:border="none"/>
    </style:style>
    <style:style style:name="Tableau19.F2" style:family="table-cell">
      <style:table-cell-properties fo:padding="0.097cm" fo:border-left="none" fo:border-right="0.05pt solid #000000" fo:border-top="none" fo:border-bottom="none"/>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none" fo:border-right="none" fo:border-top="none" fo:border-bottom="0.05pt solid #000000"/>
    </style:style>
    <style:style style:name="Tableau19.F8" style:family="table-cell">
      <style:table-cell-properties fo:padding="0.097cm" fo:border-left="none" fo:border-right="0.05pt solid #000000" fo:border-top="none" fo:border-bottom="0.05pt solid #000000"/>
    </style:style>
    <style:style style:name="Tableau24" style:family="table">
      <style:table-properties style:width="11.162cm" fo:margin-left="0.011cm" fo:margin-right="0.03cm" table:align="margins"/>
    </style:style>
    <style:style style:name="Tableau24.A" style:family="table-column">
      <style:table-column-properties style:column-width="0.841cm" style:rel-column-width="4939*"/>
    </style:style>
    <style:style style:name="Tableau24.B" style:family="table-column">
      <style:table-column-properties style:column-width="2.214cm" style:rel-column-width="12997*"/>
    </style:style>
    <style:style style:name="Tableau24.C" style:family="table-column">
      <style:table-column-properties style:column-width="1.203cm" style:rel-column-width="7063*"/>
    </style:style>
    <style:style style:name="Tableau24.D" style:family="table-column">
      <style:table-column-properties style:column-width="2.766cm" style:rel-column-width="16238*"/>
    </style:style>
    <style:style style:name="Tableau24.E" style:family="table-column">
      <style:table-column-properties style:column-width="1.997cm" style:rel-column-width="11723*"/>
    </style:style>
    <style:style style:name="Tableau24.F" style:family="table-column">
      <style:table-column-properties style:column-width="2.141cm" style:rel-column-width="12575*"/>
    </style:style>
    <style:style style:name="Tableau24.A1" style:family="table-cell">
      <style:table-cell-properties fo:padding="0.097cm" fo:border-left="0.05pt solid #000000" fo:border-right="none" fo:border-top="0.05pt solid #000000" fo:border-bottom="none"/>
    </style:style>
    <style:style style:name="Tableau24.B1" style:family="table-cell">
      <style:table-cell-properties fo:padding="0.097cm" fo:border-left="none" fo:border-right="none" fo:border-top="0.05pt solid #000000" fo:border-bottom="none"/>
    </style:style>
    <style:style style:name="Tableau24.F1" style:family="table-cell">
      <style:table-cell-properties fo:padding="0.097cm" fo:border-left="none" fo:border-right="0.05pt solid #000000" fo:border-top="0.05pt solid #000000" fo:border-bottom="none"/>
    </style:style>
    <style:style style:name="Tableau24.A2" style:family="table-cell">
      <style:table-cell-properties fo:padding="0.097cm" fo:border-left="0.05pt solid #000000" fo:border-right="none" fo:border-top="none" fo:border-bottom="none"/>
    </style:style>
    <style:style style:name="Tableau24.B2" style:family="table-cell">
      <style:table-cell-properties fo:padding="0.097cm" fo:border="none"/>
    </style:style>
    <style:style style:name="Tableau24.F2" style:family="table-cell">
      <style:table-cell-properties fo:padding="0.097cm" fo:border-left="none" fo:border-right="0.05pt solid #000000" fo:border-top="none" fo:border-bottom="none"/>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none" fo:border-right="none" fo:border-top="none" fo:border-bottom="0.05pt solid #000000"/>
    </style:style>
    <style:style style:name="Tableau24.F7" style:family="table-cell">
      <style:table-cell-properties fo:padding="0.097cm" fo:border-left="none" fo:border-right="0.05pt solid #000000" fo:border-top="none" fo:border-bottom="0.05pt solid #000000"/>
    </style:style>
    <style:style style:name="Tableau23" style:family="table">
      <style:table-properties style:width="11.162cm" fo:margin-left="0.011cm" fo:margin-right="0.03cm" table:align="margins"/>
    </style:style>
    <style:style style:name="Tableau23.A" style:family="table-column">
      <style:table-column-properties style:column-width="0.986cm" style:rel-column-width="5789*"/>
    </style:style>
    <style:style style:name="Tableau23.B" style:family="table-column">
      <style:table-column-properties style:column-width="2.237cm" style:rel-column-width="13131*"/>
    </style:style>
    <style:style style:name="Tableau23.C" style:family="table-column">
      <style:table-column-properties style:column-width="1.395cm" style:rel-column-width="8191*"/>
    </style:style>
    <style:style style:name="Tableau23.D" style:family="table-column">
      <style:table-column-properties style:column-width="1.9cm" style:rel-column-width="11153*"/>
    </style:style>
    <style:style style:name="Tableau23.E" style:family="table-column">
      <style:table-column-properties style:column-width="1.997cm" style:rel-column-width="11723*"/>
    </style:style>
    <style:style style:name="Tableau23.F" style:family="table-column">
      <style:table-column-properties style:column-width="2.648cm" style:rel-column-width="15548*"/>
    </style:style>
    <style:style style:name="Tableau23.A1" style:family="table-cell">
      <style:table-cell-properties fo:padding="0.097cm" fo:border-left="0.05pt solid #000000" fo:border-right="none" fo:border-top="0.05pt solid #000000" fo:border-bottom="none"/>
    </style:style>
    <style:style style:name="Tableau23.B1" style:family="table-cell">
      <style:table-cell-properties fo:padding="0.097cm" fo:border-left="none" fo:border-right="none" fo:border-top="0.05pt solid #000000" fo:border-bottom="none"/>
    </style:style>
    <style:style style:name="Tableau23.F1" style:family="table-cell">
      <style:table-cell-properties fo:padding="0.097cm" fo:border-left="none" fo:border-right="0.05pt solid #000000" fo:border-top="0.05pt solid #000000" fo:border-bottom="none"/>
    </style:style>
    <style:style style:name="Tableau23.A2" style:family="table-cell">
      <style:table-cell-properties fo:padding="0.097cm" fo:border-left="0.05pt solid #000000" fo:border-right="none" fo:border-top="none" fo:border-bottom="none"/>
    </style:style>
    <style:style style:name="Tableau23.B2" style:family="table-cell">
      <style:table-cell-properties fo:padding="0.097cm" fo:border="none"/>
    </style:style>
    <style:style style:name="Tableau23.F2" style:family="table-cell">
      <style:table-cell-properties fo:padding="0.097cm" fo:border-left="none" fo:border-right="0.05pt solid #000000" fo:border-top="none" fo:border-bottom="none"/>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none" fo:border-right="none" fo:border-top="none" fo:border-bottom="0.05pt solid #000000"/>
    </style:style>
    <style:style style:name="Tableau23.F7" style:family="table-cell">
      <style:table-cell-properties fo:padding="0.097cm" fo:border-left="none" fo:border-right="0.05pt solid #000000" fo:border-top="none" fo:border-bottom="0.05pt solid #000000"/>
    </style:style>
    <style:style style:name="Tableau20" style:family="table">
      <style:table-properties style:width="11.241cm" fo:margin-left="-0.016cm" fo:margin-right="-0.023cm" table:align="margins"/>
    </style:style>
    <style:style style:name="Tableau20.A" style:family="table-column">
      <style:table-column-properties style:column-width="1.058cm" style:rel-column-width="6169*"/>
    </style:style>
    <style:style style:name="Tableau20.B" style:family="table-column">
      <style:table-column-properties style:column-width="1.755cm" style:rel-column-width="10231*"/>
    </style:style>
    <style:style style:name="Tableau20.C" style:family="table-column">
      <style:table-column-properties style:column-width="1.275cm" style:rel-column-width="7434*"/>
    </style:style>
    <style:style style:name="Tableau20.D" style:family="table-column">
      <style:table-column-properties style:column-width="1.565cm" style:rel-column-width="9121*"/>
    </style:style>
    <style:style style:name="Tableau20.E" style:family="table-column">
      <style:table-column-properties style:column-width="1.563cm" style:rel-column-width="9110*"/>
    </style:style>
    <style:style style:name="Tableau20.F" style:family="table-column">
      <style:table-column-properties style:column-width="4.025cm" style:rel-column-width="23470*"/>
    </style:style>
    <style:style style:name="Tableau20.A1" style:family="table-cell">
      <style:table-cell-properties fo:padding="0.097cm" fo:border-left="0.05pt solid #000000" fo:border-right="none" fo:border-top="0.05pt solid #000000" fo:border-bottom="0.05pt solid #000000"/>
    </style:style>
    <style:style style:name="Tableau20.F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F2" style:family="table-cell">
      <style:table-cell-properties fo:padding="0.097cm" fo:border-left="0.05pt solid #000000" fo:border-right="0.05pt solid #000000" fo:border-top="none" fo:border-bottom="0.05pt solid #000000"/>
    </style:style>
    <style:style style:name="Tableau35" style:family="table">
      <style:table-properties style:width="11.21cm" fo:margin-left="0cm" fo:margin-right="-0.007cm" table:align="margins"/>
    </style:style>
    <style:style style:name="Tableau35.A" style:family="table-column">
      <style:table-column-properties style:column-width="0.436cm" style:rel-column-width="2547*"/>
    </style:style>
    <style:style style:name="Tableau35.B" style:family="table-column">
      <style:table-column-properties style:column-width="1.656cm" style:rel-column-width="9683*"/>
    </style:style>
    <style:style style:name="Tableau35.C" style:family="table-column">
      <style:table-column-properties style:column-width="1.445cm" style:rel-column-width="8445*"/>
    </style:style>
    <style:style style:name="Tableau35.D" style:family="table-column">
      <style:table-column-properties style:column-width="3.56cm" style:rel-column-width="20810*"/>
    </style:style>
    <style:style style:name="Tableau35.E" style:family="table-column">
      <style:table-column-properties style:column-width="4.113cm" style:rel-column-width="24050*"/>
    </style:style>
    <style:style style:name="Tableau35.A1" style:family="table-cell">
      <style:table-cell-properties fo:padding="0.097cm" fo:border-left="0.05pt solid #000000" fo:border-right="none" fo:border-top="0.05pt solid #000000" fo:border-bottom="0.05pt solid #000000"/>
    </style:style>
    <style:style style:name="Tableau35.E1" style:family="table-cell">
      <style:table-cell-properties fo:padding="0.097cm" fo:border="0.05pt solid #000000"/>
    </style:style>
    <style:style style:name="Tableau35.B2" style:family="table-cell">
      <style:table-cell-properties fo:padding="0.097cm" fo:border-left="0.05pt solid #000000" fo:border-right="none" fo:border-top="none" fo:border-bottom="0.05pt solid #000000"/>
    </style:style>
    <style:style style:name="Tableau35.E2" style:family="table-cell">
      <style:table-cell-properties fo:padding="0.097cm" fo:border-left="0.05pt solid #000000" fo:border-right="0.05pt solid #000000" fo:border-top="none" fo:border-bottom="0.05pt solid #000000"/>
    </style:style>
    <style:style style:name="Tableau32" style:family="table">
      <style:table-properties style:width="11.21cm" fo:margin-left="0cm" fo:margin-right="-0.007cm" table:align="margins"/>
    </style:style>
    <style:style style:name="Tableau32.A" style:family="table-column">
      <style:table-column-properties style:column-width="0.436cm" style:rel-column-width="2547*"/>
    </style:style>
    <style:style style:name="Tableau32.B" style:family="table-column">
      <style:table-column-properties style:column-width="1.656cm" style:rel-column-width="9683*"/>
    </style:style>
    <style:style style:name="Tableau32.C" style:family="table-column">
      <style:table-column-properties style:column-width="1.492cm" style:rel-column-width="8724*"/>
    </style:style>
    <style:style style:name="Tableau32.D" style:family="table-column">
      <style:table-column-properties style:column-width="3.56cm" style:rel-column-width="20810*"/>
    </style:style>
    <style:style style:name="Tableau32.E" style:family="table-column">
      <style:table-column-properties style:column-width="4.066cm" style:rel-column-width="23771*"/>
    </style:style>
    <style:style style:name="Tableau32.A1" style:family="table-cell">
      <style:table-cell-properties fo:padding="0.097cm" fo:border-left="0.05pt solid #000000" fo:border-right="none" fo:border-top="0.05pt solid #000000" fo:border-bottom="0.05pt solid #000000"/>
    </style:style>
    <style:style style:name="Tableau32.E1" style:family="table-cell">
      <style:table-cell-properties fo:padding="0.097cm" fo:border="0.05pt solid #000000"/>
    </style:style>
    <style:style style:name="Tableau32.B2" style:family="table-cell">
      <style:table-cell-properties fo:padding="0.097cm" fo:border-left="0.05pt solid #000000" fo:border-right="none" fo:border-top="none" fo:border-bottom="0.05pt solid #000000"/>
    </style:style>
    <style:style style:name="Tableau32.E2" style:family="table-cell">
      <style:table-cell-properties fo:padding="0.097cm" fo:border-left="0.05pt solid #000000" fo:border-right="0.05pt solid #000000" fo:border-top="none" fo:border-bottom="0.05pt solid #000000"/>
    </style:style>
    <style:style style:name="Tableau33" style:family="table">
      <style:table-properties style:width="11.21cm" fo:margin-left="0cm" fo:margin-right="-0.007cm" table:align="margins"/>
    </style:style>
    <style:style style:name="Tableau33.A" style:family="table-column">
      <style:table-column-properties style:column-width="0.436cm" style:rel-column-width="2547*"/>
    </style:style>
    <style:style style:name="Tableau33.B" style:family="table-column">
      <style:table-column-properties style:column-width="1.656cm" style:rel-column-width="9683*"/>
    </style:style>
    <style:style style:name="Tableau33.C" style:family="table-column">
      <style:table-column-properties style:column-width="1.515cm" style:rel-column-width="8858*"/>
    </style:style>
    <style:style style:name="Tableau33.D" style:family="table-column">
      <style:table-column-properties style:column-width="3.561cm" style:rel-column-width="20820*"/>
    </style:style>
    <style:style style:name="Tableau33.E" style:family="table-column">
      <style:table-column-properties style:column-width="4.041cm" style:rel-column-width="23627*"/>
    </style:style>
    <style:style style:name="Tableau33.A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B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1.21cm" fo:margin-left="0cm" fo:margin-right="-0.007cm" table:align="margins"/>
    </style:style>
    <style:style style:name="Tableau34.A" style:family="table-column">
      <style:table-column-properties style:column-width="0.436cm" style:rel-column-width="2547*"/>
    </style:style>
    <style:style style:name="Tableau34.B" style:family="table-column">
      <style:table-column-properties style:column-width="1.656cm" style:rel-column-width="9683*"/>
    </style:style>
    <style:style style:name="Tableau34.C" style:family="table-column">
      <style:table-column-properties style:column-width="1.54cm" style:rel-column-width="9002*"/>
    </style:style>
    <style:style style:name="Tableau34.D" style:family="table-column">
      <style:table-column-properties style:column-width="3.584cm" style:rel-column-width="20954*"/>
    </style:style>
    <style:style style:name="Tableau34.E" style:family="table-column">
      <style:table-column-properties style:column-width="3.993cm" style:rel-column-width="23349*"/>
    </style:style>
    <style:style style:name="Tableau34.A1" style:family="table-cell">
      <style:table-cell-properties fo:padding="0.097cm" fo:border-left="0.05pt solid #000000" fo:border-right="none" fo:border-top="0.05pt solid #000000" fo:border-bottom="0.05pt solid #000000"/>
    </style:style>
    <style:style style:name="Tableau34.E1" style:family="table-cell">
      <style:table-cell-properties fo:padding="0.097cm" fo:border="0.05pt solid #000000"/>
    </style:style>
    <style:style style:name="Tableau34.B2" style:family="table-cell">
      <style:table-cell-properties fo:padding="0.097cm" fo:border-left="0.05pt solid #000000" fo:border-right="none" fo:border-top="none" fo:border-bottom="0.05pt solid #000000"/>
    </style:style>
    <style:style style:name="Tableau34.E2" style:family="table-cell">
      <style:table-cell-properties fo:padding="0.097cm" fo:border-left="0.05pt solid #000000" fo:border-right="0.05pt solid #000000" fo:border-top="none" fo:border-bottom="0.05pt solid #000000"/>
    </style:style>
    <style:style style:name="Tableau31" style:family="table">
      <style:table-properties style:width="11.21cm" fo:margin-left="0cm" fo:margin-right="-0.007cm" table:align="margins"/>
    </style:style>
    <style:style style:name="Tableau31.A" style:family="table-column">
      <style:table-column-properties style:column-width="0.436cm" style:rel-column-width="2547*"/>
    </style:style>
    <style:style style:name="Tableau31.B" style:family="table-column">
      <style:table-column-properties style:column-width="1.656cm" style:rel-column-width="9683*"/>
    </style:style>
    <style:style style:name="Tableau31.C" style:family="table-column">
      <style:table-column-properties style:column-width="1.54cm" style:rel-column-width="9002*"/>
    </style:style>
    <style:style style:name="Tableau31.D" style:family="table-column">
      <style:table-column-properties style:column-width="3.632cm" style:rel-column-width="21233*"/>
    </style:style>
    <style:style style:name="Tableau31.E" style:family="table-column">
      <style:table-column-properties style:column-width="3.946cm" style:rel-column-width="23070*"/>
    </style:style>
    <style:style style:name="Tableau31.A1" style:family="table-cell">
      <style:table-cell-properties fo:padding="0.097cm" fo:border-left="0.05pt solid #000000" fo:border-right="none" fo:border-top="0.05pt solid #000000" fo:border-bottom="0.05pt solid #000000"/>
    </style:style>
    <style:style style:name="Tableau31.E1" style:family="table-cell">
      <style:table-cell-properties fo:padding="0.097cm" fo:border="0.05pt solid #000000"/>
    </style:style>
    <style:style style:name="Tableau31.B2" style:family="table-cell">
      <style:table-cell-properties fo:padding="0.097cm" fo:border-left="0.05pt solid #000000" fo:border-right="none" fo:border-top="none" fo:border-bottom="0.05pt solid #000000"/>
    </style:style>
    <style:style style:name="Tableau31.E2" style:family="table-cell">
      <style:table-cell-properties fo:padding="0.097cm" fo:border-left="0.05pt solid #000000" fo:border-right="0.05pt solid #000000" fo:border-top="none" fo:border-bottom="0.05pt solid #000000"/>
    </style:style>
    <style:style style:name="Tableau36" style:family="table">
      <style:table-properties style:width="11.21cm" fo:margin-left="0cm" fo:margin-right="-0.007cm" table:align="margins"/>
    </style:style>
    <style:style style:name="Tableau36.A" style:family="table-column">
      <style:table-column-properties style:column-width="0.436cm" style:rel-column-width="2547*"/>
    </style:style>
    <style:style style:name="Tableau36.B" style:family="table-column">
      <style:table-column-properties style:column-width="1.656cm" style:rel-column-width="9683*"/>
    </style:style>
    <style:style style:name="Tableau36.C" style:family="table-column">
      <style:table-column-properties style:column-width="1.565cm" style:rel-column-width="9147*"/>
    </style:style>
    <style:style style:name="Tableau36.D" style:family="table-column">
      <style:table-column-properties style:column-width="3.607cm" style:rel-column-width="21088*"/>
    </style:style>
    <style:style style:name="Tableau36.E" style:family="table-column">
      <style:table-column-properties style:column-width="3.946cm" style:rel-column-width="23070*"/>
    </style:style>
    <style:style style:name="Tableau36.A1" style:family="table-cell">
      <style:table-cell-properties fo:padding="0.097cm" fo:border-left="0.05pt solid #000000" fo:border-right="none" fo:border-top="0.05pt solid #000000" fo:border-bottom="0.05pt solid #000000"/>
    </style:style>
    <style:style style:name="Tableau36.E1" style:family="table-cell">
      <style:table-cell-properties fo:padding="0.097cm" fo:border="0.05pt solid #000000"/>
    </style:style>
    <style:style style:name="Tableau36.B2" style:family="table-cell">
      <style:table-cell-properties fo:padding="0.097cm" fo:border-left="0.05pt solid #000000" fo:border-right="none" fo:border-top="none" fo:border-bottom="0.05pt solid #000000"/>
    </style:style>
    <style:style style:name="Tableau36.E2" style:family="table-cell">
      <style:table-cell-properties fo:padding="0.097cm" fo:border-left="0.05pt solid #000000" fo:border-right="0.05pt solid #000000" fo:border-top="none" fo:border-bottom="0.05pt solid #000000"/>
    </style:style>
    <style:style style:name="Tableau37" style:family="table">
      <style:table-properties style:width="11.21cm" fo:margin-left="0cm" fo:margin-right="-0.007cm" table:align="margins"/>
    </style:style>
    <style:style style:name="Tableau37.A" style:family="table-column">
      <style:table-column-properties style:column-width="0.436cm" style:rel-column-width="2547*"/>
    </style:style>
    <style:style style:name="Tableau37.B" style:family="table-column">
      <style:table-column-properties style:column-width="1.656cm" style:rel-column-width="9683*"/>
    </style:style>
    <style:style style:name="Tableau37.C" style:family="table-column">
      <style:table-column-properties style:column-width="1.565cm" style:rel-column-width="9147*"/>
    </style:style>
    <style:style style:name="Tableau37.D" style:family="table-column">
      <style:table-column-properties style:column-width="3.632cm" style:rel-column-width="21233*"/>
    </style:style>
    <style:style style:name="Tableau37.E" style:family="table-column">
      <style:table-column-properties style:column-width="3.921cm" style:rel-column-width="22925*"/>
    </style:style>
    <style:style style:name="Tableau37.A1" style:family="table-cell">
      <style:table-cell-properties fo:padding="0.097cm" fo:border-left="0.05pt solid #000000" fo:border-right="none" fo:border-top="0.05pt solid #000000" fo:border-bottom="0.05pt solid #000000"/>
    </style:style>
    <style:style style:name="Tableau37.E1" style:family="table-cell">
      <style:table-cell-properties fo:padding="0.097cm" fo:border="0.05pt solid #000000"/>
    </style:style>
    <style:style style:name="Tableau37.B2" style:family="table-cell">
      <style:table-cell-properties fo:padding="0.097cm" fo:border-left="0.05pt solid #000000" fo:border-right="none" fo:border-top="none" fo:border-bottom="0.05pt solid #000000"/>
    </style:style>
    <style:style style:name="Tableau37.E2" style:family="table-cell">
      <style:table-cell-properties fo:padding="0.097cm" fo:border-left="0.05pt solid #000000" fo:border-right="0.05pt solid #000000" fo:border-top="none" fo:border-bottom="0.05pt solid #000000"/>
    </style:style>
    <style:style style:name="Tableau38" style:family="table">
      <style:table-properties style:width="11.21cm" fo:margin-left="0cm" fo:margin-right="-0.007cm" table:align="margins"/>
    </style:style>
    <style:style style:name="Tableau38.A" style:family="table-column">
      <style:table-column-properties style:column-width="0.436cm" style:rel-column-width="2547*"/>
    </style:style>
    <style:style style:name="Tableau38.B" style:family="table-column">
      <style:table-column-properties style:column-width="1.656cm" style:rel-column-width="9683*"/>
    </style:style>
    <style:style style:name="Tableau38.C" style:family="table-column">
      <style:table-column-properties style:column-width="1.612cm" style:rel-column-width="9425*"/>
    </style:style>
    <style:style style:name="Tableau38.D" style:family="table-column">
      <style:table-column-properties style:column-width="3.607cm" style:rel-column-width="21088*"/>
    </style:style>
    <style:style style:name="Tableau38.E" style:family="table-column">
      <style:table-column-properties style:column-width="3.898cm" style:rel-column-width="22792*"/>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B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1.21cm" fo:margin-left="0cm" fo:margin-right="-0.007cm" table:align="margins"/>
    </style:style>
    <style:style style:name="Tableau39.A" style:family="table-column">
      <style:table-column-properties style:column-width="0.436cm" style:rel-column-width="2547*"/>
    </style:style>
    <style:style style:name="Tableau39.B" style:family="table-column">
      <style:table-column-properties style:column-width="1.656cm" style:rel-column-width="9683*"/>
    </style:style>
    <style:style style:name="Tableau39.C" style:family="table-column">
      <style:table-column-properties style:column-width="1.612cm" style:rel-column-width="9425*"/>
    </style:style>
    <style:style style:name="Tableau39.D" style:family="table-column">
      <style:table-column-properties style:column-width="3.584cm" style:rel-column-width="20954*"/>
    </style:style>
    <style:style style:name="Tableau39.E" style:family="table-column">
      <style:table-column-properties style:column-width="3.921cm" style:rel-column-width="22926*"/>
    </style:style>
    <style:style style:name="Tableau39.A1" style:family="table-cell">
      <style:table-cell-properties fo:padding="0.097cm" fo:border-left="0.05pt solid #000000" fo:border-right="none" fo:border-top="0.05pt solid #000000" fo:border-bottom="0.05pt solid #000000"/>
    </style:style>
    <style:style style:name="Tableau39.E1" style:family="table-cell">
      <style:table-cell-properties fo:padding="0.097cm" fo:border="0.05pt solid #000000"/>
    </style:style>
    <style:style style:name="Tableau39.B2" style:family="table-cell">
      <style:table-cell-properties fo:padding="0.097cm" fo:border-left="0.05pt solid #000000" fo:border-right="none" fo:border-top="none" fo:border-bottom="0.05pt solid #000000"/>
    </style:style>
    <style:style style:name="Tableau39.E2" style:family="table-cell">
      <style:table-cell-properties fo:padding="0.097cm" fo:border-left="0.05pt solid #000000" fo:border-right="0.05pt solid #000000" fo:border-top="none" fo:border-bottom="0.05pt solid #000000"/>
    </style:style>
    <style:style style:name="Tableau40" style:family="table">
      <style:table-properties style:width="11.21cm" fo:margin-left="0cm" fo:margin-right="-0.007cm" table:align="margins"/>
    </style:style>
    <style:style style:name="Tableau40.A" style:family="table-column">
      <style:table-column-properties style:column-width="0.436cm" style:rel-column-width="2547*"/>
    </style:style>
    <style:style style:name="Tableau40.B" style:family="table-column">
      <style:table-column-properties style:column-width="1.656cm" style:rel-column-width="9683*"/>
    </style:style>
    <style:style style:name="Tableau40.C" style:family="table-column">
      <style:table-column-properties style:column-width="1.612cm" style:rel-column-width="9425*"/>
    </style:style>
    <style:style style:name="Tableau40.D" style:family="table-column">
      <style:table-column-properties style:column-width="3.607cm" style:rel-column-width="21088*"/>
    </style:style>
    <style:style style:name="Tableau40.E" style:family="table-column">
      <style:table-column-properties style:column-width="3.898cm" style:rel-column-width="22792*"/>
    </style:style>
    <style:style style:name="Tableau40.A1" style:family="table-cell">
      <style:table-cell-properties fo:padding="0.097cm" fo:border-left="0.05pt solid #000000" fo:border-right="none" fo:border-top="0.05pt solid #000000" fo:border-bottom="0.05pt solid #000000"/>
    </style:style>
    <style:style style:name="Tableau40.E1" style:family="table-cell">
      <style:table-cell-properties fo:padding="0.097cm" fo:border="0.05pt solid #000000"/>
    </style:style>
    <style:style style:name="Tableau41" style:family="table">
      <style:table-properties style:width="11.21cm" fo:margin-left="0cm" fo:margin-right="-0.007cm" table:align="margins"/>
    </style:style>
    <style:style style:name="Tableau41.A" style:family="table-column">
      <style:table-column-properties style:column-width="0.436cm" style:rel-column-width="2547*"/>
    </style:style>
    <style:style style:name="Tableau41.B" style:family="table-column">
      <style:table-column-properties style:column-width="1.656cm" style:rel-column-width="9683*"/>
    </style:style>
    <style:style style:name="Tableau41.C" style:family="table-column">
      <style:table-column-properties style:column-width="1.66cm" style:rel-column-width="9703*"/>
    </style:style>
    <style:style style:name="Tableau41.D" style:family="table-column">
      <style:table-column-properties style:column-width="3.632cm" style:rel-column-width="21233*"/>
    </style:style>
    <style:style style:name="Tableau41.E" style:family="table-column">
      <style:table-column-properties style:column-width="3.826cm" style:rel-column-width="22369*"/>
    </style:style>
    <style:style style:name="Tableau41.1" style:family="table-row">
      <style:table-row-properties style:min-row-height="0.741cm"/>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B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29" style:family="table">
      <style:table-properties style:width="11.21cm" fo:margin-left="0cm" fo:margin-right="-0.007cm" table:align="margins"/>
    </style:style>
    <style:style style:name="Tableau29.A" style:family="table-column">
      <style:table-column-properties style:column-width="0.436cm" style:rel-column-width="2547*"/>
    </style:style>
    <style:style style:name="Tableau29.B" style:family="table-column">
      <style:table-column-properties style:column-width="1.656cm" style:rel-column-width="9683*"/>
    </style:style>
    <style:style style:name="Tableau29.C" style:family="table-column">
      <style:table-column-properties style:column-width="1.685cm" style:rel-column-width="9848*"/>
    </style:style>
    <style:style style:name="Tableau29.D" style:family="table-column">
      <style:table-column-properties style:column-width="3.632cm" style:rel-column-width="21233*"/>
    </style:style>
    <style:style style:name="Tableau29.E" style:family="table-column">
      <style:table-column-properties style:column-width="3.801cm" style:rel-column-width="22224*"/>
    </style:style>
    <style:style style:name="Tableau29.A1" style:family="table-cell">
      <style:table-cell-properties fo:padding="0.097cm" fo:border-left="0.05pt solid #000000" fo:border-right="none" fo:border-top="0.05pt solid #000000" fo:border-bottom="0.05pt solid #000000"/>
    </style:style>
    <style:style style:name="Tableau29.E1" style:family="table-cell">
      <style:table-cell-properties fo:padding="0.097cm" fo:border="0.05pt solid #000000"/>
    </style:style>
    <style:style style:name="Tableau29.B2" style:family="table-cell">
      <style:table-cell-properties fo:padding="0.097cm" fo:border-left="0.05pt solid #000000" fo:border-right="none" fo:border-top="none" fo:border-bottom="0.05pt solid #000000"/>
    </style:style>
    <style:style style:name="Tableau29.E2" style:family="table-cell">
      <style:table-cell-properties fo:padding="0.097cm" fo:border-left="0.05pt solid #000000" fo:border-right="0.05pt solid #000000" fo:border-top="none" fo:border-bottom="0.05pt solid #000000"/>
    </style:style>
    <style:style style:name="Tableau30" style:family="table">
      <style:table-properties style:width="11.21cm" fo:margin-left="0cm" fo:margin-right="-0.007cm" table:align="margins"/>
    </style:style>
    <style:style style:name="Tableau30.A" style:family="table-column">
      <style:table-column-properties style:column-width="0.436cm" style:rel-column-width="2547*"/>
    </style:style>
    <style:style style:name="Tableau30.B" style:family="table-column">
      <style:table-column-properties style:column-width="1.656cm" style:rel-column-width="9683*"/>
    </style:style>
    <style:style style:name="Tableau30.C" style:family="table-column">
      <style:table-column-properties style:column-width="1.709cm" style:rel-column-width="9992*"/>
    </style:style>
    <style:style style:name="Tableau30.D" style:family="table-column">
      <style:table-column-properties style:column-width="3.607cm" style:rel-column-width="21088*"/>
    </style:style>
    <style:style style:name="Tableau30.E" style:family="table-column">
      <style:table-column-properties style:column-width="3.801cm" style:rel-column-width="22225*"/>
    </style:style>
    <style:style style:name="Tableau30.A1" style:family="table-cell">
      <style:table-cell-properties fo:padding="0.097cm" fo:border-left="0.05pt solid #000000" fo:border-right="none" fo:border-top="0.05pt solid #000000" fo:border-bottom="0.05pt solid #000000"/>
    </style:style>
    <style:style style:name="Tableau30.E1" style:family="table-cell">
      <style:table-cell-properties fo:padding="0.097cm" fo:border="0.05pt solid #000000"/>
    </style:style>
    <style:style style:name="Tableau30.B2" style:family="table-cell">
      <style:table-cell-properties fo:padding="0.097cm" fo:border-left="0.05pt solid #000000" fo:border-right="none" fo:border-top="none" fo:border-bottom="0.05pt solid #000000"/>
    </style:style>
    <style:style style:name="Tableau30.E2" style:family="table-cell">
      <style:table-cell-properties fo:padding="0.097cm" fo:border-left="0.05pt solid #000000" fo:border-right="0.05pt solid #000000" fo:border-top="none" fo:border-bottom="0.05pt solid #000000"/>
    </style:style>
    <style:style style:name="Tableau30.6" style:family="table-row">
      <style:table-row-properties style:min-row-height="0.741cm"/>
    </style:style>
    <style:style style:name="Tableau28" style:family="table">
      <style:table-properties style:width="11.215cm" fo:margin-left="0cm" fo:margin-right="-0.012cm" table:align="margins"/>
    </style:style>
    <style:style style:name="Tableau28.A" style:family="table-column">
      <style:table-column-properties style:column-width="0.924cm" style:rel-column-width="5401*"/>
    </style:style>
    <style:style style:name="Tableau28.B" style:family="table-column">
      <style:table-column-properties style:column-width="0.506cm" style:rel-column-width="2955*"/>
    </style:style>
    <style:style style:name="Tableau28.C" style:family="table-column">
      <style:table-column-properties style:column-width="0.524cm" style:rel-column-width="3057*"/>
    </style:style>
    <style:style style:name="Tableau28.D" style:family="table-column">
      <style:table-column-properties style:column-width="0.536cm" style:rel-column-width="3132*"/>
    </style:style>
    <style:style style:name="Tableau28.E" style:family="table-column">
      <style:table-column-properties style:column-width="0.623cm" style:rel-column-width="3641*"/>
    </style:style>
    <style:style style:name="Tableau28.F" style:family="table-column">
      <style:table-column-properties style:column-width="0.623cm" style:rel-column-width="3635*"/>
    </style:style>
    <style:style style:name="Tableau28.R" style:family="table-column">
      <style:table-column-properties style:column-width="0.633cm" style:rel-column-width="3699*"/>
    </style:style>
    <style:style style:name="Tableau28.A1" style:family="table-cell">
      <style:table-cell-properties fo:padding="0.097cm" fo:border-left="0.05pt solid #000000" fo:border-right="none" fo:border-top="0.05pt solid #000000" fo:border-bottom="0.05pt solid #000000"/>
    </style:style>
    <style:style style:name="Tableau28.R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R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10 Pitch" fo:font-size="7pt" fo:font-style="italic" style:font-size-asian="7pt" style:font-style-asian="italic" style:font-size-complex="7pt" style:font-style-complex="italic"/>
    </style:style>
    <style:style style:name="P2" style:family="paragraph" style:parent-style-name="Footer">
      <style:paragraph-properties fo:text-align="center" style:justify-single-word="false"/>
      <style:text-properties style:font-name="Liberation Serif4" fo:font-size="8pt" style:font-size-asian="8pt" style:font-size-complex="8pt"/>
    </style:style>
    <style:style style:name="P3" style:family="paragraph" style:parent-style-name="Text_20_body">
      <style:paragraph-properties fo:text-align="justify" style:justify-single-word="false" fo:padding="0.049cm" fo:border="0.06pt solid #000000"/>
    </style:style>
    <style:style style:name="P4" style:family="paragraph" style:parent-style-name="Preformatted_20_Text">
      <style:paragraph-properties fo:padding="0.049cm" fo:border="0.06pt solid #000000"/>
    </style:style>
    <style:style style:name="P5" style:family="paragraph" style:parent-style-name="Preformatted_20_Text">
      <style:paragraph-properties fo:padding="0.049cm" fo:border="0.06pt solid #000000"/>
      <style:text-properties style:font-name="Courier" fo:font-size="10.5pt"/>
    </style:style>
    <style:style style:name="P6" style:family="paragraph" style:parent-style-name="Preformatted_20_Text">
      <style:paragraph-properties fo:padding="0.049cm" fo:border="0.06pt solid #000000"/>
      <style:text-properties style:font-name="Courier" fo:font-size="10.5pt" style:font-size-asian="10.5pt" style:font-size-complex="10.5pt"/>
    </style:style>
    <style:style style:name="P7" style:family="paragraph" style:parent-style-name="Standard">
      <style:paragraph-properties fo:padding="0.049cm" fo:border="0.06pt solid #000000"/>
    </style:style>
    <style:style style:name="P8" style:family="paragraph" style:parent-style-name="Standard">
      <style:paragraph-properties fo:padding="0.049cm" fo:border="0.06pt solid #000000"/>
      <style:text-properties style:font-name="Courier" fo:font-size="10.5pt" style:font-size-asian="10.5pt" style:font-size-complex="10.5pt"/>
    </style:style>
    <style:style style:name="P9" style:family="paragraph" style:parent-style-name="Preformatted_20_Text">
      <style:paragraph-properties fo:padding="0.049cm" fo:border="0.06pt solid #000000" style:shadow="none"/>
      <style:text-properties style:font-name="Courier 10 Pitch" fo:font-size="9pt" style:font-size-asian="9pt" style:font-size-complex="9pt"/>
    </style:style>
    <style:style style:name="P10" style:family="paragraph" style:parent-style-name="Preformatted_20_Text">
      <style:paragraph-properties fo:text-align="start" style:justify-single-word="false" fo:padding="0.049cm" fo:border="0.06pt solid #000000" style:shadow="none"/>
      <style:text-properties style:font-name="Courier 10 Pitch" fo:font-size="9pt" style:font-size-asian="9pt" style:font-size-complex="9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style:font-name="Courier 10 Pitch" fo:font-size="9pt" style:font-size-asian="9pt" style:font-size-complex="9pt"/>
    </style:style>
    <style:style style:name="P15"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16" style:family="paragraph" style:parent-style-name="Text_20_body">
      <style:paragraph-properties fo:margin-left="0cm" fo:margin-right="0cm" fo:text-align="start" style:justify-single-word="false" fo:text-indent="0cm" style:auto-text-indent="false"/>
      <style:text-properties style:text-position="0% 100%" fo:font-weight="bold" style:font-weight-asian="bold" style:font-weight-complex="bold"/>
    </style:style>
    <style:style style:name="P17" style:family="paragraph" style:parent-style-name="Text_20_body">
      <style:paragraph-properties fo:margin-left="0cm" fo:margin-right="0cm" fo:text-align="justify"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18" style:family="paragraph" style:parent-style-name="Text_20_body">
      <style:paragraph-properties fo:margin-left="0cm" fo:margin-right="0cm" fo:text-align="justify" style:justify-single-word="false" fo:text-indent="0cm" style:auto-text-indent="false"/>
      <style:text-properties style:font-name="Liberation Serif4" fo:font-size="10pt" style:font-size-asian="10pt" style:font-size-complex="10pt"/>
    </style:style>
    <style:style style:name="P19" style:family="paragraph" style:parent-style-name="Text_20_body">
      <style:paragraph-properties fo:text-align="justify" style:justify-single-word="false"/>
      <style:text-properties style:font-name="New Century Schoolbook"/>
    </style:style>
    <style:style style:name="P20" style:family="paragraph" style:parent-style-name="Text_20_body">
      <style:paragraph-properties fo:text-align="justify" style:justify-single-word="false"/>
      <style:text-properties style:font-name="New Century Schoolbook" fo:font-style="normal" style:font-style-asian="normal" style:font-style-complex="normal"/>
    </style:style>
    <style:style style:name="P21" style:family="paragraph" style:parent-style-name="Text_20_body">
      <style:paragraph-properties fo:text-align="justify" style:justify-single-word="false"/>
      <style:text-properties style:font-name="New Century Schoolbook" fo:font-style="normal" style:text-underline-style="none" style:font-style-asian="normal" style:font-style-complex="normal"/>
    </style:style>
    <style:style style:name="P22" style:family="paragraph" style:parent-style-name="Text_20_body">
      <style:paragraph-properties fo:text-align="center" style:justify-single-word="false"/>
      <style:text-properties style:font-name="New Century Schoolbook"/>
    </style:style>
    <style:style style:name="P23" style:family="paragraph" style:parent-style-name="Text_20_body">
      <style:paragraph-properties fo:text-align="end" style:justify-single-word="false"/>
      <style:text-properties style:font-name="New Century Schoolbook"/>
    </style:style>
    <style:style style:name="P24" style:family="paragraph" style:parent-style-name="Text_20_body">
      <style:paragraph-properties fo:text-align="justify" style:justify-single-word="false"/>
      <style:text-properties style:font-name="New Century Schoolbook" fo:font-size="6pt" fo:font-style="normal" style:text-underline-style="none" style:font-size-asian="6pt" style:font-style-asian="normal" style:font-size-complex="6pt" style:font-style-complex="normal"/>
    </style:style>
    <style:style style:name="P25" style:family="paragraph" style:parent-style-name="Text_20_body">
      <style:paragraph-properties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26" style:family="paragraph" style:parent-style-name="Text_20_body">
      <style:text-properties style:text-position="0% 100%" fo:font-weight="bold" style:font-weight-asian="bold" style:font-weight-complex="bold"/>
    </style:style>
    <style:style style:name="P27" style:family="paragraph" style:parent-style-name="Text_20_body">
      <style:paragraph-properties fo:text-align="justify" style:justify-single-word="false"/>
      <style:text-properties style:text-position="0% 100%" style:font-name="Liberation Serif4"/>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paragraph-properties fo:text-align="center" style:justify-single-word="false"/>
      <style:text-properties fo:font-style="normal" style:text-underline-style="none" style:font-style-asian="normal" style:font-style-complex="normal"/>
    </style:style>
    <style:style style:name="P31" style:family="paragraph" style:parent-style-name="Text_20_body">
      <style:paragraph-properties fo:text-align="start" style:justify-single-word="false"/>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Text_20_body">
      <style:paragraph-properties fo:text-align="justify" style:justify-single-word="false"/>
      <style:text-properties fo:font-weight="bold" style:font-weight-asian="bold" style:font-weight-complex="bold"/>
    </style:style>
    <style:style style:name="P35" style:family="paragraph" style:parent-style-name="Text_20_body">
      <style:paragraph-properties fo:text-align="start" style:justify-single-word="false"/>
      <style:text-properties style:text-underline-style="solid" style:text-underline-width="auto" style:text-underline-color="font-color"/>
    </style:style>
    <style:style style:name="P36"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paragraph-properties fo:text-align="justify" style:justify-single-word="false"/>
      <style:text-properties style:font-name="Liberation Serif4" fo:font-size="10pt" style:font-size-asian="10pt" style:font-size-complex="10pt"/>
    </style:style>
    <style:style style:name="P39" style:family="paragraph" style:parent-style-name="Text_20_body">
      <style:paragraph-properties fo:text-align="justify" style:justify-single-word="false"/>
      <style:text-properties style:font-name="Liberation Serif4"/>
    </style:style>
    <style:style style:name="P40" style:family="paragraph" style:parent-style-name="Text_20_body">
      <style:paragraph-properties fo:text-align="justify" style:justify-single-word="false"/>
      <style:text-properties style:font-name="Liberation Serif4" fo:font-size="9pt" fo:font-style="normal" style:font-size-asian="9pt" style:font-style-asian="normal" style:font-size-complex="9pt" style:font-style-complex="normal"/>
    </style:style>
    <style:style style:name="P41" style:family="paragraph" style:parent-style-name="Text_20_body">
      <style:paragraph-properties fo:text-align="justify" style:justify-single-word="false"/>
      <style:text-properties fo:font-size="10pt" style:font-size-asian="10pt" style:font-size-complex="10pt"/>
    </style:style>
    <style:style style:name="P42"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text-properties style:font-name="Courier 10 Pitch" fo:font-size="11pt" fo:font-weight="bold" style:font-size-asian="11pt" style:font-weight-asian="bold" style:font-size-complex="11pt" style:font-weight-complex="bold"/>
    </style:style>
    <style:style style:name="P44" style:family="paragraph" style:parent-style-name="Footnote">
      <style:paragraph-properties fo:text-align="justify" style:justify-single-word="false"/>
    </style:style>
    <style:style style:name="P45" style:family="paragraph" style:parent-style-name="Footnote">
      <style:text-properties style:font-name="Liberation Serif4" fo:font-size="9pt" style:font-size-asian="9pt" style:font-size-complex="9pt"/>
    </style:style>
    <style:style style:name="P46" style:family="paragraph" style:parent-style-name="Footnote">
      <style:paragraph-properties fo:text-align="justify" style:justify-single-word="false"/>
      <style:text-properties style:font-name="Liberation Serif4" fo:font-size="9pt" style:font-size-asian="9pt" style:font-size-complex="9pt"/>
    </style:style>
    <style:style style:name="P47" style:family="paragraph" style:parent-style-name="Text_20_body">
      <style:paragraph-properties fo:margin-top="0cm" fo:margin-bottom="0cm" style:contextual-spacing="false" fo:text-align="center" style:justify-single-word="false"/>
    </style:style>
    <style:style style:name="P48" style:family="paragraph" style:parent-style-name="Text_20_body">
      <style:paragraph-properties fo:margin-top="0cm" fo:margin-bottom="0cm" style:contextual-spacing="false" fo:text-align="start" style:justify-single-word="false"/>
    </style:style>
    <style:style style:name="P49" style:family="paragraph" style:parent-style-name="Text_20_body">
      <style:paragraph-properties fo:margin-top="0cm" fo:margin-bottom="0cm" style:contextual-spacing="false" fo:text-align="justify" style:justify-single-word="false"/>
    </style:style>
    <style:style style:name="P50" style:family="paragraph" style:parent-style-name="Text_20_body">
      <style:paragraph-properties fo:margin-top="0cm" fo:margin-bottom="0cm" style:contextual-spacing="false"/>
      <style:text-properties style:font-name="Liberation Serif4" fo:font-size="10pt" style:font-size-asian="10pt" style:font-size-complex="10pt"/>
    </style:style>
    <style:style style:name="P51" style:family="paragraph" style:parent-style-name="Text_20_body">
      <style:paragraph-properties fo:margin-top="0cm" fo:margin-bottom="0cm" style:contextual-spacing="false" fo:text-align="justify" style:justify-single-word="false"/>
      <style:text-properties style:font-name="Liberation Serif4" fo:font-size="10pt" style:font-size-asian="10pt" style:font-size-complex="10pt"/>
    </style:style>
    <style:style style:name="P52" style:family="paragraph" style:parent-style-name="Text_20_body">
      <style:paragraph-properties fo:margin-top="0cm" fo:margin-bottom="0cm" style:contextual-spacing="false" fo:text-align="center" style:justify-single-word="false"/>
      <style:text-properties style:font-name="Liberation Serif4" fo:font-size="10pt" style:font-size-asian="10pt" style:font-size-complex="10pt"/>
    </style:style>
    <style:style style:name="P53" style:family="paragraph" style:parent-style-name="Text_20_body">
      <style:paragraph-properties fo:margin-top="0cm" fo:margin-bottom="0cm" style:contextual-spacing="false" fo:text-align="justify" style:justify-single-word="false"/>
      <style:text-properties fo:color="#000000" style:font-name="Liberation Serif4" fo:font-size="10pt" style:font-size-asian="10pt" style:font-size-complex="10pt"/>
    </style:style>
    <style:style style:name="P54" style:family="paragraph" style:parent-style-name="Table_20_Heading">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able_20_Heading">
      <style:paragraph-properties fo:text-align="center" style:justify-single-word="false"/>
    </style:style>
    <style:style style:name="P56" style:family="paragraph" style:parent-style-name="Table_20_Heading">
      <style:text-properties fo:font-size="9pt" style:font-size-asian="9pt" style:font-size-complex="9pt"/>
    </style:style>
    <style:style style:name="P57" style:family="paragraph" style:parent-style-name="Table_20_Heading">
      <style:text-properties style:font-name="Liberation Serif4" fo:font-size="9pt" style:font-size-asian="9pt" style:font-size-complex="9pt"/>
    </style:style>
    <style:style style:name="P58" style:family="paragraph" style:parent-style-name="Table_20_Heading">
      <style:text-properties style:font-name="Liberation Serif4"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able_20_Heading">
      <style:text-properties style:font-name="Liberation Serif4" fo:font-size="10pt" style:font-size-asian="10pt" style:font-size-complex="10pt"/>
    </style:style>
    <style:style style:name="P60" style:family="paragraph" style:parent-style-name="Table_20_Heading">
      <style:text-properties style:font-name="Courier 10 Pitch" fo:font-size="10pt" style:font-size-asian="10pt" style:font-size-complex="10pt"/>
    </style:style>
    <style:style style:name="P61" style:family="paragraph" style:parent-style-name="Table_20_Heading">
      <style:paragraph-properties fo:text-align="center" style:justify-single-word="false"/>
      <style:text-properties style:font-name="Courier 10 Pitch" fo:font-size="10pt" style:font-size-asian="10pt" style:font-size-complex="10pt"/>
    </style:style>
    <style:style style:name="P62" style:family="paragraph" style:parent-style-name="Table_20_Heading">
      <style:paragraph-properties fo:text-align="start" style:justify-single-word="false"/>
      <style:text-properties style:font-name="Courier 10 Pitch" fo:font-size="10pt" fo:font-style="normal" style:font-size-asian="10pt" style:font-style-asian="normal" style:font-size-complex="10pt" style:font-style-complex="normal"/>
    </style:style>
    <style:style style:name="P63" style:family="paragraph" style:parent-style-name="Table_20_Heading">
      <style:paragraph-properties fo:text-align="center" style:justify-single-word="false"/>
      <style:text-properties style:font-name="Courier 10 Pitch" fo:font-size="10pt" fo:font-style="normal" style:font-size-asian="10pt" style:font-style-asian="normal" style:font-size-complex="10pt" style:font-style-complex="normal"/>
    </style:style>
    <style:style style:name="P64" style:family="paragraph" style:parent-style-name="Table_20_Heading">
      <style:text-properties fo:font-size="11pt" style:font-size-asian="11pt" style:font-size-complex="11pt"/>
    </style:style>
    <style:style style:name="P65" style:family="paragraph" style:parent-style-name="Table_20_Heading">
      <style:paragraph-properties fo:text-align="center" style:justify-single-word="false"/>
      <style:text-properties fo:font-size="11pt" style:font-size-asian="11pt" style:font-size-complex="11pt"/>
    </style:style>
    <style:style style:name="P66"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able_20_Contents">
      <style:text-properties fo:font-size="10pt" style:font-size-asian="10pt" style:font-size-complex="10pt"/>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center" style:justify-single-word="false"/>
      <style:text-properties style:text-position="super 65%"/>
    </style:style>
    <style:style style:name="P71" style:family="paragraph" style:parent-style-name="Table_20_Contents">
      <style:paragraph-properties fo:text-align="center" style:justify-single-word="false"/>
      <style:text-properties style:text-position="0% 100%"/>
    </style:style>
    <style:style style:name="P72" style:family="paragraph" style:parent-style-name="Table_20_Contents">
      <style:text-properties style:font-name="Courier 10 Pitch" fo:font-size="10pt" style:font-name-asian="Courier New" style:font-size-asian="10pt" style:font-name-complex="Courier New" style:font-size-complex="10pt"/>
    </style:style>
    <style:style style:name="P73" style:family="paragraph" style:parent-style-name="Table_20_Contents">
      <style:paragraph-properties fo:text-align="start" style:justify-single-word="false"/>
      <style:text-properties style:font-name="Courier 10 Pitch" fo:font-size="10pt" style:font-name-asian="Courier New" style:font-size-asian="10pt" style:font-name-complex="Courier New" style:font-size-complex="10pt"/>
    </style:style>
    <style:style style:name="P74" style:family="paragraph" style:parent-style-name="Table_20_Contents">
      <style:paragraph-properties fo:text-align="end" style:justify-single-word="false"/>
      <style:text-properties style:font-name="Courier 10 Pitch" fo:font-size="10pt" style:font-name-asian="Courier New" style:font-size-asian="10pt" style:font-name-complex="Courier New" style:font-size-complex="10pt"/>
    </style:style>
    <style:style style:name="P75" style:family="paragraph" style:parent-style-name="Table_20_Contents">
      <style:paragraph-properties fo:text-align="start" style:justify-single-word="false"/>
      <style:text-properties style:font-name="Courier 10 Pitch" fo:font-size="10pt" fo:font-weight="bold"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77" style:family="paragraph" style:parent-style-name="Table_20_Contents">
      <style:text-properties style:font-name="Courier 10 Pitch" fo:font-size="10pt" style:font-size-asian="10pt" style:font-size-complex="10pt"/>
    </style:style>
    <style:style style:name="P78" style:family="paragraph" style:parent-style-name="Table_20_Contents">
      <style:paragraph-properties fo:text-align="center" style:justify-single-word="false"/>
      <style:text-properties style:font-name="Courier 10 Pitch" fo:font-size="10pt" style:font-size-asian="10pt" style:font-size-complex="10pt"/>
    </style:style>
    <style:style style:name="P79" style:family="paragraph" style:parent-style-name="Table_20_Contents">
      <style:paragraph-properties fo:text-align="center" style:justify-single-word="false"/>
      <style:text-properties style:font-name="Courier 10 Pitch" fo:font-size="10pt" style:font-name-asian="OpenSymbol1" style:font-size-asian="10pt" style:font-name-complex="OpenSymbol1" style:font-size-complex="10pt"/>
    </style:style>
    <style:style style:name="P80" style:family="paragraph" style:parent-style-name="Table_20_Contents">
      <style:paragraph-properties fo:text-align="center" style:justify-single-word="false"/>
      <style:text-properties fo:color="#ff6633" style:font-name="Courier 10 Pitch" fo:font-size="10pt" fo:font-weight="bold"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color="#ff6633" style:font-name="Liberation Serif4" fo:font-size="10pt" style:font-size-asian="10pt" style:font-size-complex="10pt"/>
    </style:style>
    <style:style style:name="P82" style:family="paragraph" style:parent-style-name="Table_20_Contents">
      <style:paragraph-properties fo:text-align="justify" style:justify-single-word="false"/>
    </style:style>
    <style:style style:name="P83" style:family="paragraph" style:parent-style-name="Table_20_Contents">
      <style:paragraph-properties fo:text-align="center" style:justify-single-word="false"/>
      <style:text-properties style:font-name="Liberation Serif4" fo:font-size="10pt" style:font-size-asian="10pt" style:font-size-complex="10pt"/>
    </style:style>
    <style:style style:name="P84" style:family="paragraph" style:parent-style-name="Table_20_Contents">
      <style:paragraph-properties fo:text-align="center" style:justify-single-word="false"/>
      <style:text-properties style:font-name="Liberation Serif4" fo:font-size="9pt" style:font-size-asian="9pt" style:font-size-complex="9pt"/>
    </style:style>
    <style:style style:name="P85" style:family="paragraph" style:parent-style-name="Table_20_Contents">
      <style:paragraph-properties fo:text-align="center" style:justify-single-word="false"/>
      <style:text-properties fo:font-size="7pt" style:font-size-asian="7pt" style:font-size-complex="7pt"/>
    </style:style>
    <style:style style:name="P86" style:family="paragraph" style:parent-style-name="Frame_20_contents">
      <style:paragraph-properties fo:text-align="justify" style:justify-single-word="false"/>
    </style:style>
    <style:style style:name="P87" style:family="paragraph" style:parent-style-name="Frame_20_contents">
      <style:paragraph-properties fo:text-align="center" style:justify-single-word="false"/>
    </style:style>
    <style:style style:name="P88" style:family="paragraph" style:parent-style-name="Preformatted_20_Text">
      <style:paragraph-properties fo:text-align="center" style:justify-single-word="false"/>
    </style:style>
    <style:style style:name="P89" style:family="paragraph" style:parent-style-name="Preformatted_20_Text">
      <style:text-properties fo:font-style="normal" fo:font-weight="normal" style:font-style-asian="normal" style:font-weight-asian="normal" style:font-style-complex="normal" style:font-weight-complex="normal"/>
    </style:style>
    <style:style style:name="P90" style:family="paragraph" style:parent-style-name="Preformatted_20_Text">
      <style:text-properties fo:font-weight="bold" style:font-weight-asian="bold" style:font-weight-complex="bold"/>
    </style:style>
    <style:style style:name="P91" style:family="paragraph" style:parent-style-name="Preformatted_20_Text">
      <style:paragraph-properties fo:text-align="center" style:justify-single-word="false"/>
      <style:text-properties fo:font-weight="bold" style:font-weight-asian="bold" style:font-weight-complex="bold"/>
    </style:style>
    <style:style style:name="P92" style:family="paragraph" style:parent-style-name="Preformatted_20_Text">
      <style:paragraph-properties fo:text-align="center" style:justify-single-word="false"/>
      <style:text-properties fo:font-weight="bold"/>
    </style:style>
    <style:style style:name="P93" style:family="paragraph" style:parent-style-name="Preformatted_20_Text">
      <style:text-properties style:font-name="Courier 10 Pitch"/>
    </style:style>
    <style:style style:name="P94" style:family="paragraph" style:parent-style-name="Preformatted_20_Text">
      <style:paragraph-properties fo:text-align="start" style:justify-single-word="false"/>
      <style:text-properties style:font-name="Courier 10 Pitch" fo:font-style="normal" style:font-style-asian="normal" style:font-style-complex="normal"/>
    </style:style>
    <style:style style:name="P95" style:family="paragraph" style:parent-style-name="Preformatted_20_Text">
      <style:text-properties style:font-name="Courier 10 Pitch" fo:font-size="10pt" style:font-size-asian="10pt" style:font-size-complex="10pt"/>
    </style:style>
    <style:style style:name="P96" style:family="paragraph" style:parent-style-name="Preformatted_20_Text">
      <style:text-properties style:font-name="Courier 10 Pitch" fo:language="fr" fo:country="FR"/>
    </style:style>
    <style:style style:name="P97" style:family="paragraph" style:parent-style-name="Preformatted_20_Text">
      <style:text-properties style:font-name="Courier 10 Pitch" fo:font-size="7pt" style:font-size-asian="7pt" style:font-size-complex="7pt"/>
    </style:style>
    <style:style style:name="P98" style:family="paragraph" style:parent-style-name="Preformatted_20_Text">
      <style:paragraph-properties fo:text-align="start" style:justify-single-word="false"/>
      <style:text-properties style:font-name="Courier 10 Pitch" fo:font-size="7pt" fo:font-style="normal" style:font-size-asian="7pt" style:font-style-asian="normal" style:font-size-complex="7pt" style:font-style-complex="normal"/>
    </style:style>
    <style:style style:name="P99" style:family="paragraph" style:parent-style-name="Preformatted_20_Text">
      <style:text-properties style:font-name="Courier 10 Pitch" fo:font-size="7pt" fo:language="fr" fo:country="FR" style:font-size-asian="7pt" style:font-size-complex="7pt"/>
    </style:style>
    <style:style style:name="P100" style:family="paragraph" style:parent-style-name="Preformatted_20_Text">
      <style:text-properties style:font-name="Courier 10 Pitch" fo:font-size="9pt" style:font-size-asian="9pt" style:font-size-complex="9pt"/>
    </style:style>
    <style:style style:name="P101" style:family="paragraph" style:parent-style-name="Preformatted_20_Text">
      <style:text-properties style:font-name="Courier 10 Pitch" fo:font-size="9pt" fo:font-weight="bold" style:font-size-asian="9pt" style:font-weight-asian="bold" style:font-size-complex="9pt" style:font-weight-complex="bold"/>
    </style:style>
    <style:style style:name="P102" style:family="paragraph" style:parent-style-name="Preformatted_20_Text">
      <style:paragraph-properties fo:text-align="start" style:justify-single-word="false"/>
      <style:text-properties style:font-name="Courier 10 Pitch" fo:font-size="9pt" fo:font-weight="bold" style:font-size-asian="9pt" style:font-weight-asian="bold" style:font-size-complex="9pt" style:font-weight-complex="bold"/>
    </style:style>
    <style:style style:name="P103" style:family="paragraph" style:parent-style-name="Preformatted_20_Text">
      <style:text-properties style:font-name="Courier 10 Pitch" fo:font-weight="bold" style:font-weight-asian="bold" style:font-weight-complex="bold"/>
    </style:style>
    <style:style style:name="P104" style:family="paragraph" style:parent-style-name="Preformatted_20_Text">
      <style:paragraph-properties fo:text-align="start" style:justify-single-word="false"/>
      <style:text-properties style:font-name="Courier 10 Pitch" fo:font-weight="bold" style:font-weight-asian="bold" style:font-weight-complex="bold"/>
    </style:style>
    <style:style style:name="P105" style:family="paragraph" style:parent-style-name="Preformatted_20_Text">
      <style:text-properties fo:color="#008000"/>
    </style:style>
    <style:style style:name="P106" style:family="paragraph" style:parent-style-name="Preformatted_20_Text">
      <style:paragraph-properties fo:text-align="start" style:justify-single-word="false"/>
      <style:text-properties fo:color="#008000" fo:font-weight="bold" style:font-weight-asian="bold" style:font-weight-complex="bold"/>
    </style:style>
    <style:style style:name="P107" style:family="paragraph" style:parent-style-name="Preformatted_20_Text">
      <style:text-properties fo:color="#000000"/>
    </style:style>
    <style:style style:name="P108" style:family="paragraph" style:parent-style-name="Preformatted_20_Text">
      <style:paragraph-properties fo:text-align="start" style:justify-single-word="false"/>
      <style:text-properties fo:color="#660066" fo:font-weight="bold" style:font-weight-asian="bold" style:font-weight-complex="bold"/>
    </style:style>
    <style:style style:name="P109" style:family="paragraph" style:parent-style-name="Preformatted_20_Text">
      <style:text-properties fo:font-size="8pt" style:font-size-asian="8pt" style:font-size-complex="8pt"/>
    </style:style>
    <style:style style:name="P110" style:family="paragraph" style:parent-style-name="Preformatted_20_Text">
      <style:text-properties fo:font-size="7pt" style:font-size-asian="7pt" style:font-size-complex="7pt"/>
    </style:style>
    <style:style style:name="P111" style:family="paragraph" style:parent-style-name="Preformatted_20_Text">
      <style:paragraph-properties fo:text-align="justify" style:justify-single-word="false"/>
      <style:text-properties fo:font-size="7pt" style:font-size-asian="7pt" style:font-size-complex="7pt"/>
    </style:style>
    <style:style style:name="P112" style:family="paragraph" style:parent-style-name="Preformatted_20_Text">
      <style:text-properties fo:font-size="9pt" style:font-size-asian="9pt" style:font-size-complex="9pt"/>
    </style:style>
    <style:style style:name="P113" style:family="paragraph" style:parent-style-name="Preformatted_20_Text">
      <style:text-properties style:font-name="Liberation Serif4"/>
    </style:style>
    <style:style style:name="P114" style:family="paragraph" style:parent-style-name="Preformatted_20_Text">
      <style:paragraph-properties fo:margin-top="0cm" fo:margin-bottom="0.499cm" style:contextual-spacing="false"/>
    </style:style>
    <style:style style:name="P115" style:family="paragraph" style:parent-style-name="Preformatted_20_Text">
      <style:paragraph-properties fo:margin-top="0cm" fo:margin-bottom="0.499cm" style:contextual-spacing="false" fo:text-align="start" style:justify-single-word="false"/>
    </style:style>
    <style:style style:name="P116" style:family="paragraph" style:parent-style-name="Preformatted_20_Text">
      <style:paragraph-properties fo:margin-top="0cm" fo:margin-bottom="0.499cm" style:contextual-spacing="false"/>
      <style:text-properties style:font-name="Courier 10 Pitch" fo:font-size="9pt" style:font-size-asian="9pt" style:font-size-complex="9pt"/>
    </style:style>
    <style:style style:name="P117" style:family="paragraph" style:parent-style-name="Preformatted_20_Text">
      <style:paragraph-properties fo:margin-top="0cm" fo:margin-bottom="0.499cm" style:contextual-spacing="false"/>
      <style:text-properties style:font-name="Courier 10 Pitch" fo:font-size="9pt" fo:font-weight="bold" style:font-size-asian="9pt" style:font-weight-asian="bold" style:font-size-complex="9pt" style:font-weight-complex="bold"/>
    </style:style>
    <style:style style:name="P118" style:family="paragraph" style:parent-style-name="Preformatted_20_Text">
      <style:paragraph-properties fo:margin-top="0cm" fo:margin-bottom="0.499cm" style:contextual-spacing="false"/>
      <style:text-properties style:font-name="Courier 10 Pitch" fo:font-weight="bold" style:font-weight-asian="bold" style:font-weight-complex="bold"/>
    </style:style>
    <style:style style:name="P119" style:family="paragraph" style:parent-style-name="Standard">
      <style:paragraph-properties fo:margin-top="0cm" fo:margin-bottom="0.499cm" style:contextual-spacing="false"/>
    </style:style>
    <style:style style:name="P120" style:family="paragraph" style:parent-style-name="Text_20_body">
      <style:paragraph-properties fo:margin-left="-1.251cm" fo:margin-right="0cm" fo:text-align="start" style:justify-single-word="false" fo:text-indent="0cm" style:auto-text-indent="false"/>
      <style:text-properties style:text-position="0% 100%" fo:font-weight="normal" style:font-weight-asian="normal" style:font-weight-complex="normal"/>
    </style:style>
    <style:style style:name="P121" style:family="paragraph" style:parent-style-name="Text_20_body">
      <style:paragraph-properties fo:margin-left="-1.251cm" fo:margin-right="0cm" fo:text-align="start" style:justify-single-word="false" fo:text-indent="0cm" style:auto-text-indent="false"/>
      <style:text-properties fo:font-weight="bold" style:font-weight-asian="bold" style:font-weight-complex="bold"/>
    </style:style>
    <style:style style:name="P122" style:family="paragraph" style:parent-style-name="Text_20_body">
      <style:paragraph-properties fo:margin-left="1.217cm" fo:margin-right="0cm" fo:text-indent="0cm" style:auto-text-indent="false"/>
    </style:style>
    <style:style style:name="P123" style:family="paragraph" style:parent-style-name="Heading_20_3">
      <style:paragraph-properties fo:break-before="page"/>
    </style:style>
    <style:style style:name="P124" style:family="paragraph" style:parent-style-name="Text_20_body">
      <style:paragraph-properties fo:break-before="page"/>
      <style:text-properties fo:font-weight="bold" style:font-weight-asian="bold" style:font-weight-complex="bold"/>
    </style:style>
    <style:style style:name="P125" style:family="paragraph" style:parent-style-name="Heading_20_3">
      <style:paragraph-properties fo:text-align="justify" style:justify-single-word="false"/>
    </style:style>
    <style:style style:name="P126" style:family="paragraph" style:parent-style-name="Standard">
      <style:paragraph-properties fo:padding="0.049cm" fo:border="0.06pt solid #000000"/>
    </style:style>
    <style:style style:name="P127" style:family="paragraph" style:parent-style-name="Heading_20_1">
      <style:text-properties style:font-name="New Century Schoolbook"/>
    </style:style>
    <style:style style:name="P128" style:family="paragraph" style:parent-style-name="Heading_20_1" style:list-style-name="">
      <style:text-properties style:font-name="New Century Schoolbook"/>
    </style:style>
    <style:style style:name="P129" style:family="paragraph" style:parent-style-name="Heading_20_1" style:list-style-name="">
      <style:text-properties style:font-name="New Century Schoolbook" fo:font-weight="bold" style:font-weight-asian="bold" style:font-weight-complex="bold"/>
    </style:style>
    <style:style style:name="P130" style:family="paragraph" style:parent-style-name="Heading_20_1" style:list-style-name="">
      <style:text-properties style:font-name="Courier 10 Pitch" fo:font-size="9pt" style:font-size-asian="9pt" style:font-size-complex="9pt"/>
    </style:style>
    <style:style style:name="P131" style:family="paragraph" style:parent-style-name="Heading_20_1">
      <style:text-properties style:text-underline-style="none" fo:font-weight="normal" style:font-weight-asian="normal" style:font-weight-complex="normal"/>
    </style:style>
    <style:style style:name="P132" style:family="paragraph" style:parent-style-name="Heading_20_1" style:list-style-name="">
      <style:paragraph-properties fo:margin-left="0cm" fo:margin-right="0cm" fo:text-indent="0cm" style:auto-text-indent="false"/>
      <style:text-properties style:font-name="New Century Schoolbook"/>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style:font-name="New Century Schoolbook" fo:font-weight="bold" style:font-weight-asian="bold" style:font-weight-complex="bold"/>
    </style:style>
    <style:style style:name="P135" style:family="paragraph" style:parent-style-name="Text_20_body" style:list-style-name="L29">
      <style:paragraph-properties fo:text-align="justify" style:justify-single-word="false"/>
      <style:text-properties style:font-name="Liberation Serif4" fo:font-size="10pt" style:font-size-asian="10pt" style:font-size-complex="10pt"/>
    </style:style>
    <style:style style:name="P136" style:family="paragraph" style:parent-style-name="Text_20_body" style:list-style-name="L32">
      <style:text-properties style:font-name="Liberation Serif4" fo:font-size="10pt" style:font-size-asian="10pt" style:font-size-complex="10pt"/>
    </style:style>
    <style:style style:name="P137" style:family="paragraph" style:parent-style-name="Text_20_body">
      <style:text-properties style:font-name="Liberation Serif4" fo:font-size="10pt" officeooo:paragraph-rsid="0006b0e2" style:font-size-asian="10pt" style:font-size-complex="10pt"/>
    </style:style>
    <style:style style:name="P138" style:family="paragraph" style:parent-style-name="Text_20_body" style:list-style-name="L38">
      <style:paragraph-properties fo:text-align="justify" style:justify-single-word="false"/>
      <style:text-properties style:font-name="Liberation Serif4"/>
    </style:style>
    <style:style style:name="P139" style:family="paragraph" style:parent-style-name="Text_20_body" style:list-style-name="L39">
      <style:paragraph-properties fo:text-align="justify" style:justify-single-word="false"/>
      <style:text-properties style:font-name="Liberation Serif4"/>
    </style:style>
    <style:style style:name="P140" style:family="paragraph" style:parent-style-name="Text_20_body" style:list-style-name="L40">
      <style:paragraph-properties fo:text-align="justify" style:justify-single-word="false"/>
      <style:text-properties style:font-name="Liberation Serif4"/>
    </style:style>
    <style:style style:name="P141" style:family="paragraph" style:parent-style-name="Text_20_body">
      <style:paragraph-properties fo:text-align="justify" style:justify-single-word="false"/>
    </style:style>
    <style:style style:name="P142" style:family="paragraph" style:parent-style-name="Text_20_body" style:list-style-name="L33">
      <style:paragraph-properties fo:text-align="justify" style:justify-single-word="false"/>
    </style:style>
    <style:style style:name="P143" style:family="paragraph" style:parent-style-name="Text_20_body" style:list-style-name="L34">
      <style:paragraph-properties fo:text-align="justify" style:justify-single-word="false"/>
    </style:style>
    <style:style style:name="P144" style:family="paragraph" style:parent-style-name="Text_20_body" style:list-style-name="L35">
      <style:paragraph-properties fo:text-align="justify" style:justify-single-word="false"/>
    </style:style>
    <style:style style:name="P145" style:family="paragraph" style:parent-style-name="Text_20_body" style:list-style-name="L36">
      <style:paragraph-properties fo:text-align="justify" style:justify-single-word="false"/>
    </style:style>
    <style:style style:name="P146" style:family="paragraph" style:parent-style-name="Text_20_body" style:list-style-name="L37">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2">
      <style:paragraph-properties fo:text-align="justify" style:justify-single-word="false"/>
    </style:style>
    <style:style style:name="P153" style:family="paragraph" style:parent-style-name="Text_20_body" style:list-style-name="L53">
      <style:paragraph-properties fo:text-align="justify" style:justify-single-word="false"/>
    </style:style>
    <style:style style:name="P154" style:family="paragraph" style:parent-style-name="Text_20_body" style:list-style-name="L54">
      <style:paragraph-properties fo:text-align="justify" style:justify-single-word="false"/>
    </style:style>
    <style:style style:name="P155" style:family="paragraph" style:parent-style-name="Text_20_body" style:list-style-name="L60">
      <style:paragraph-properties fo:text-align="justify" style:justify-single-word="false"/>
    </style:style>
    <style:style style:name="P156" style:family="paragraph" style:parent-style-name="Text_20_body" style:list-style-name="L62">
      <style:paragraph-properties fo:text-align="justify" style:justify-single-word="false"/>
    </style:style>
    <style:style style:name="P157" style:family="paragraph" style:parent-style-name="Text_20_body" style:list-style-name="L73">
      <style:paragraph-properties fo:text-align="justify" style:justify-single-word="false"/>
    </style:style>
    <style:style style:name="P158" style:family="paragraph" style:parent-style-name="Text_20_body" style:list-style-name="L75">
      <style:paragraph-properties fo:text-align="justify" style:justify-single-word="false"/>
    </style:style>
    <style:style style:name="P159" style:family="paragraph" style:parent-style-name="Text_20_body" style:list-style-name="L81">
      <style:paragraph-properties fo:text-align="justify" style:justify-single-word="false"/>
    </style:style>
    <style:style style:name="P160" style:family="paragraph" style:parent-style-name="Text_20_body" style:list-style-name="L83">
      <style:paragraph-properties fo:text-align="justify" style:justify-single-word="false"/>
    </style:style>
    <style:style style:name="P161" style:family="paragraph" style:parent-style-name="Text_20_body" style:list-style-name="L41"/>
    <style:style style:name="P162" style:family="paragraph" style:parent-style-name="Text_20_body" style:list-style-name="L42"/>
    <style:style style:name="P163" style:family="paragraph" style:parent-style-name="Text_20_body" style:list-style-name="L56"/>
    <style:style style:name="P164" style:family="paragraph" style:parent-style-name="Text_20_body" style:list-style-name="L64"/>
    <style:style style:name="P165" style:family="paragraph" style:parent-style-name="Text_20_body" style:list-style-name="L65"/>
    <style:style style:name="P166" style:family="paragraph" style:parent-style-name="Text_20_body" style:list-style-name="L66">
      <style:paragraph-properties fo:text-align="start" style:justify-single-word="false"/>
    </style:style>
    <style:style style:name="P167" style:family="paragraph" style:parent-style-name="Text_20_body" style:list-style-name="L82">
      <style:paragraph-properties fo:text-align="start" style:justify-single-word="false"/>
    </style:style>
    <style:style style:name="P168" style:family="paragraph" style:parent-style-name="Text_20_body" style:list-style-name="L67"/>
    <style:style style:name="P169" style:family="paragraph" style:parent-style-name="Text_20_body" style:list-style-name="L68"/>
    <style:style style:name="P170" style:family="paragraph" style:parent-style-name="Text_20_body" style:list-style-name="L70"/>
    <style:style style:name="P171" style:family="paragraph" style:parent-style-name="Text_20_body" style:list-style-name="L71"/>
    <style:style style:name="P172" style:family="paragraph" style:parent-style-name="Text_20_body" style:list-style-name="L73">
      <style:paragraph-properties fo:text-align="justify" style:justify-single-word="false"/>
      <style:text-properties fo:font-weight="bold" style:font-weight-asian="bold" style:font-weight-complex="bold"/>
    </style:style>
    <style:style style:name="P173" style:family="paragraph" style:parent-style-name="Text_20_body" style:list-style-name="L73">
      <style:paragraph-properties fo:text-align="justify" style:justify-single-word="false"/>
      <style:text-properties style:text-underline-style="none" fo:font-weight="bold" style:font-weight-asian="bold" style:font-weight-complex="bold"/>
    </style:style>
    <style:style style:name="P174" style:family="paragraph" style:parent-style-name="Text_20_body" style:list-style-name="L73">
      <style:paragraph-properties fo:text-align="justify" style:justify-single-word="false"/>
      <style:text-properties style:text-underline-style="none" fo:font-weight="normal" style:font-weight-asian="normal" style:font-weight-complex="normal"/>
    </style:style>
    <style:style style:name="P175" style:family="paragraph" style:parent-style-name="Text_20_body" style:list-style-name="L78">
      <style:paragraph-properties fo:text-align="justify" style:justify-single-word="false"/>
      <style:text-properties fo:font-weight="normal" style:font-weight-asian="normal" style:font-weight-complex="normal"/>
    </style:style>
    <style:style style:name="P176" style:family="paragraph" style:parent-style-name="Text_20_body" style:list-style-name="L79">
      <style:paragraph-properties fo:text-align="justify" style:justify-single-word="false"/>
      <style:text-properties fo:font-weight="normal" style:font-weight-asian="normal" style:font-weight-complex="normal"/>
    </style:style>
    <style:style style:name="P177" style:family="paragraph" style:parent-style-name="Text_20_body">
      <style:paragraph-properties fo:text-align="center" style:justify-single-word="false"/>
      <style:text-properties style:font-name="Century Schoolbook L" fo:font-size="14pt" fo:font-style="italic" fo:font-weight="normal" officeooo:rsid="000534dd" officeooo:paragraph-rsid="000534dd" style:font-size-asian="14pt" style:font-style-asian="italic" style:font-weight-asian="normal" style:font-size-complex="14pt" style:font-style-complex="italic" style:font-weight-complex="normal"/>
    </style:style>
    <style:style style:name="P178" style:family="paragraph" style:parent-style-name="Text_20_body">
      <style:paragraph-properties fo:text-align="start" style:justify-single-word="false"/>
      <style:text-properties style:font-name="Century Schoolbook L" fo:font-size="14pt" fo:font-style="italic" fo:font-weight="normal" officeooo:rsid="000534dd" officeooo:paragraph-rsid="000534dd" style:font-size-asian="14pt" style:font-style-asian="italic" style:font-weight-asian="normal" style:font-size-complex="14pt" style:font-style-complex="italic" style:font-weight-complex="normal"/>
    </style:style>
    <style:style style:name="P179" style:family="paragraph" style:parent-style-name="Text_20_body">
      <style:paragraph-properties fo:text-align="center" style:justify-single-word="false"/>
      <style:text-properties style:font-name="Century Schoolbook L" fo:font-size="12pt" fo:font-style="italic" fo:font-weight="normal" officeooo:rsid="000534dd" officeooo:paragraph-rsid="000534dd" style:font-size-asian="12pt" style:font-style-asian="italic" style:font-weight-asian="normal" style:font-size-complex="12pt" style:font-style-complex="italic" style:font-weight-complex="normal"/>
    </style:style>
    <style:style style:name="P180" style:family="paragraph" style:parent-style-name="Text_20_body" style:list-style-name="L89"/>
    <style:style style:name="P181" style:family="paragraph" style:parent-style-name="Text_20_body" style:list-style-name="L90"/>
    <style:style style:name="P182" style:family="paragraph" style:parent-style-name="Text_20_body" style:list-style-name="L91"/>
    <style:style style:name="P183" style:family="paragraph" style:parent-style-name="Text_20_body" style:list-style-name="L92"/>
    <style:style style:name="P184" style:family="paragraph" style:parent-style-name="Text_20_body" style:list-style-name="L93"/>
    <style:style style:name="P185" style:family="paragraph" style:parent-style-name="Text_20_body">
      <style:text-properties fo:font-size="9pt" fo:font-style="italic" officeooo:paragraph-rsid="00065b44" style:font-size-asian="9pt" style:font-style-asian="italic" style:font-size-complex="9pt" style:font-style-complex="italic"/>
    </style:style>
    <style:style style:name="P186" style:family="paragraph" style:parent-style-name="Text_20_body">
      <style:paragraph-properties fo:text-align="justify" style:justify-single-word="false"/>
      <style:text-properties fo:font-size="9pt" fo:font-style="italic" officeooo:paragraph-rsid="00065b44" style:font-size-asian="9pt" style:font-style-asian="italic" style:font-size-complex="9pt" style:font-style-complex="italic"/>
    </style:style>
    <style:style style:name="P187" style:family="paragraph" style:parent-style-name="Text_20_body">
      <style:text-properties style:font-name="Courier" fo:font-size="10.5pt"/>
    </style:style>
    <style:style style:name="P188" style:family="paragraph" style:parent-style-name="Text_20_body">
      <style:paragraph-properties fo:text-align="end" style:justify-single-word="false"/>
    </style:style>
    <style:style style:name="P189" style:family="paragraph" style:parent-style-name="Text_20_body" style:list-style-name="L31">
      <style:paragraph-properties fo:margin-top="0cm" fo:margin-bottom="0cm" style:contextual-spacing="false"/>
      <style:text-properties style:font-name="Liberation Serif4" fo:font-size="10pt" style:font-size-asian="10pt" style:font-size-complex="10pt"/>
    </style:style>
    <style:style style:name="P190" style:family="paragraph" style:parent-style-name="Text_20_body" style:list-style-name="L32">
      <style:paragraph-properties fo:margin-top="0cm" fo:margin-bottom="0cm" style:contextual-spacing="false"/>
      <style:text-properties style:font-name="Liberation Serif4" fo:font-size="10pt" style:font-size-asian="10pt" style:font-size-complex="10pt"/>
    </style:style>
    <style:style style:name="P191" style:family="paragraph" style:parent-style-name="Text_20_body" style:list-style-name="L89">
      <style:paragraph-properties fo:margin-top="0cm" fo:margin-bottom="0cm" style:contextual-spacing="false"/>
    </style:style>
    <style:style style:name="P192" style:family="paragraph" style:parent-style-name="Text_20_body" style:list-style-name="L90">
      <style:paragraph-properties fo:margin-top="0cm" fo:margin-bottom="0cm" style:contextual-spacing="false"/>
    </style:style>
    <style:style style:name="P193" style:family="paragraph" style:parent-style-name="Text_20_body" style:list-style-name="L91">
      <style:paragraph-properties fo:margin-top="0cm" fo:margin-bottom="0cm" style:contextual-spacing="false"/>
    </style:style>
    <style:style style:name="P194" style:family="paragraph" style:parent-style-name="Text_20_body" style:list-style-name="L92">
      <style:paragraph-properties fo:margin-top="0cm" fo:margin-bottom="0cm" style:contextual-spacing="false"/>
    </style:style>
    <style:style style:name="P195" style:family="paragraph" style:parent-style-name="Text_20_body" style:list-style-name="L93">
      <style:paragraph-properties fo:margin-top="0cm" fo:margin-bottom="0cm" style:contextual-spacing="false"/>
    </style:style>
    <style:style style:name="P196" style:family="paragraph" style:parent-style-name="Text_20_body" style:list-style-name="L40">
      <style:paragraph-properties fo:margin-left="1.251cm" fo:margin-right="0cm" fo:text-align="justify" style:justify-single-word="false" fo:text-indent="0cm" style:auto-text-indent="false"/>
      <style:text-properties style:font-name="Liberation Serif4" fo:font-style="italic" style:font-style-asian="italic" style:font-style-complex="italic"/>
    </style:style>
    <style:style style:name="P197" style:family="paragraph" style:parent-style-name="Text_20_body" style:list-style-name="L40">
      <style:paragraph-properties fo:margin-left="0cm" fo:margin-right="0cm" fo:text-align="justify" style:justify-single-word="false" fo:text-indent="0cm" style:auto-text-indent="false"/>
      <style:text-properties style:font-name="Liberation Serif4"/>
    </style:style>
    <style:style style:name="P198" style:family="paragraph" style:parent-style-name="Text_20_body" style:list-style-name="L76">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199" style:family="paragraph" style:parent-style-name="Text_20_body" style:list-style-name="L69">
      <style:paragraph-properties fo:margin-left="-1.251cm" fo:margin-right="0cm" fo:text-indent="0cm" style:auto-text-indent="false"/>
    </style:style>
    <style:style style:name="P200" style:family="paragraph" style:parent-style-name="Text_20_body" style:list-style-name="L70">
      <style:paragraph-properties fo:margin-left="-1.251cm" fo:margin-right="0cm" fo:text-align="justify" style:justify-single-word="false" fo:text-indent="0cm" style:auto-text-indent="false"/>
    </style:style>
    <style:style style:name="P201" style:family="paragraph" style:parent-style-name="Text_20_body" style:list-style-name="L74">
      <style:paragraph-properties fo:margin-left="-1.251cm" fo:margin-right="0cm" fo:text-align="justify" style:justify-single-word="false" fo:text-indent="0cm" style:auto-text-indent="false"/>
    </style:style>
    <style:style style:name="P202" style:family="paragraph" style:parent-style-name="Text_20_body" style:list-style-name="L72">
      <style:paragraph-properties fo:margin-left="-1.251cm" fo:margin-right="0cm" fo:text-align="justify" style:justify-single-word="false" fo:text-indent="0cm" style:auto-text-indent="false"/>
      <style:text-properties fo:font-weight="normal" style:font-weight-asian="normal" style:font-weight-complex="normal"/>
    </style:style>
    <style:style style:name="P203" style:family="paragraph" style:parent-style-name="Text_20_body" style:list-style-name="L73">
      <style:paragraph-properties fo:margin-left="-1.251cm" fo:margin-right="0cm" fo:text-indent="0cm" style:auto-text-indent="false"/>
    </style:style>
    <style:style style:name="P204" style:family="paragraph" style:parent-style-name="Text_20_body" style:list-style-name="L73">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05" style:family="paragraph" style:parent-style-name="Text_20_body" style:list-style-name="L75">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06" style:family="paragraph" style:parent-style-name="Text_20_body" style:list-style-name="L77">
      <style:paragraph-properties fo:margin-left="-1.251cm" fo:margin-right="0cm" fo:text-align="start" style:justify-single-word="false" fo:text-indent="0cm" style:auto-text-indent="false"/>
      <style:text-properties fo:font-weight="bold" style:font-weight-asian="bold" style:font-weight-complex="bold"/>
    </style:style>
    <style:style style:name="P207" style:family="paragraph" style:parent-style-name="Text_20_body" style:list-style-name="L80">
      <style:paragraph-properties fo:margin-left="0cm" fo:margin-right="0cm" fo:text-align="justify" style:justify-single-word="false" fo:text-indent="-0.635cm" style:auto-text-indent="false"/>
      <style:text-properties fo:font-weight="normal" style:font-weight-asian="normal" style:font-weight-complex="normal"/>
    </style:style>
    <style:style style:name="P208" style:family="paragraph" style:parent-style-name="Heading_20_2">
      <style:text-properties style:font-name="New Century Schoolbook"/>
    </style:style>
    <style:style style:name="P209" style:family="paragraph" style:parent-style-name="Heading_20_2" style:list-style-name="L43"/>
    <style:style style:name="P210" style:family="paragraph" style:parent-style-name="Heading_20_2" style:list-style-name="L55"/>
    <style:style style:name="P211" style:family="paragraph" style:parent-style-name="Heading_20_2" style:list-style-name="L57"/>
    <style:style style:name="P212" style:family="paragraph" style:parent-style-name="Heading_20_2" style:list-style-name="L58"/>
    <style:style style:name="P213" style:family="paragraph" style:parent-style-name="Heading_20_2" style:list-style-name="L59"/>
    <style:style style:name="P214" style:family="paragraph" style:parent-style-name="Heading_20_2" style:list-style-name="L61"/>
    <style:style style:name="P215" style:family="paragraph" style:parent-style-name="Heading_20_2" style:list-style-name="L63"/>
    <style:style style:name="P216" style:family="paragraph" style:parent-style-name="Heading_20_2">
      <style:paragraph-properties fo:text-align="justify" style:justify-single-word="false"/>
    </style:style>
    <style:style style:name="P217" style:family="paragraph" style:parent-style-name="Heading_20_2" style:list-style-name=""/>
    <style:style style:name="P218" style:family="paragraph" style:parent-style-name="Heading_20_2" style:list-style-name="">
      <style:text-properties fo:font-weight="normal" style:font-weight-asian="bold" style:font-weight-complex="bold"/>
    </style:style>
    <style:style style:name="P219" style:family="paragraph" style:parent-style-name="Heading_20_2">
      <style:paragraph-properties fo:break-before="page"/>
    </style:style>
    <style:style style:name="P220" style:family="paragraph" style:parent-style-name="Heading_20_3" style:list-style-name="L30"/>
    <style:style style:name="P221" style:family="paragraph" style:parent-style-name="Heading_20_3" style:list-style-name="L30">
      <style:text-properties officeooo:paragraph-rsid="0006b0e2"/>
    </style:style>
    <style:style style:name="P222" style:family="paragraph" style:parent-style-name="Heading_20_6">
      <style:paragraph-properties fo:text-align="start" style:justify-single-word="false"/>
      <style:text-properties style:font-name="Century Schoolbook L" fo:font-size="14pt" fo:font-style="italic" fo:font-weight="normal" officeooo:rsid="000534dd" officeooo:paragraph-rsid="000534dd" style:font-size-asian="14pt" style:font-style-asian="italic" style:font-weight-asian="normal" style:font-size-complex="14pt" style:font-style-complex="italic" style:font-weight-complex="normal"/>
    </style:style>
    <style:style style:name="P223" style:family="paragraph" style:parent-style-name="Table_20_Heading">
      <style:paragraph-properties fo:text-align="justify" style:justify-single-word="false" fo:break-before="page"/>
    </style:style>
    <style:style style:name="P224" style:family="paragraph" style:parent-style-name="Table_20_Heading">
      <style:paragraph-properties fo:text-align="justify" style:justify-single-word="false"/>
    </style:style>
    <style:style style:name="P225" style:family="paragraph" style:parent-style-name="Table_20_Heading">
      <style:paragraph-properties fo:text-align="center" style:justify-single-word="false"/>
      <style:text-properties fo:font-size="11pt" style:font-size-asian="11pt" style:font-size-complex="11pt"/>
    </style:style>
    <style:style style:name="P226" style:family="paragraph" style:parent-style-name="Contents_20_1">
      <style:paragraph-properties>
        <style:tab-stops>
          <style:tab-stop style:position="11.202cm" style:type="right" style:leader-style="dotted" style:leader-text="."/>
        </style:tab-stops>
      </style:paragraph-properties>
    </style:style>
    <style:style style:name="P227" style:family="paragraph" style:parent-style-name="Contents_20_2">
      <style:paragraph-properties>
        <style:tab-stops>
          <style:tab-stop style:position="10.703cm" style:type="right" style:leader-style="dotted" style:leader-text="."/>
        </style:tab-stops>
      </style:paragraph-properties>
    </style:style>
    <style:style style:name="P228" style:family="paragraph" style:parent-style-name="Preformatted_20_Text">
      <style:text-properties style:font-name="Courier 10 Pitch" fo:font-size="7pt" style:font-size-asian="7pt" style:font-size-complex="7pt"/>
    </style:style>
    <style:style style:name="P229" style:family="paragraph" style:parent-style-name="Preformatted_20_Text">
      <style:paragraph-properties fo:text-align="start" style:justify-single-word="false"/>
    </style:style>
    <style:style style:name="P230" style:family="paragraph" style:parent-style-name="Preformatted_20_Text">
      <style:paragraph-properties fo:text-align="justify" style:justify-single-word="false"/>
    </style:style>
    <style:style style:name="P231" style:family="paragraph" style:parent-style-name="Preformatted_20_Text">
      <style:paragraph-properties fo:text-align="start" style:justify-single-word="false"/>
      <style:text-properties style:font-name="Courier" fo:font-size="10.5pt" fo:font-weight="bold" style:font-weight-asian="bold" style:font-weight-complex="bold"/>
    </style:style>
    <style:style style:name="P232" style:family="paragraph" style:parent-style-name="Preformatted_20_Text">
      <style:paragraph-properties fo:text-align="start" style:justify-single-word="false"/>
      <style:text-properties style:font-name="Courier" fo:font-size="10.5pt"/>
    </style:style>
    <style:style style:name="P233" style:family="paragraph" style:parent-style-name="Preformatted_20_Text" style:list-style-name="L51">
      <style:paragraph-properties fo:padding="0.049cm" fo:border="0.06pt solid #000000"/>
    </style:style>
    <style:style style:name="P234" style:family="paragraph">
      <style:paragraph-properties fo:text-align="center"/>
    </style:style>
    <style:style style:name="P235" style:family="paragraph">
      <style:paragraph-properties fo:text-align="center"/>
      <style:text-properties fo:font-style="italic" fo:font-weight="bold"/>
    </style:style>
    <style:style style:name="P236" style:family="paragraph">
      <style:paragraph-properties fo:text-align="star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2pt" style:font-size-asian="12pt" style:font-size-complex="12pt"/>
    </style:style>
    <style:style style:name="T16" style:family="text">
      <style:text-properties style:text-position="33% 80%"/>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style:text-position="-33% 80%"/>
    </style:style>
    <style:style style:name="T20" style:family="text">
      <style:text-properties style:text-position="super 58%"/>
    </style:style>
    <style:style style:name="T21" style:family="text">
      <style:text-properties style:text-position="super 58%" style:text-underline-style="none" fo:font-weight="normal" style:font-weight-asian="normal" style:font-weight-complex="normal"/>
    </style:style>
    <style:style style:name="T22" style:family="text">
      <style:text-properties style:text-position="super 58%" fo:font-style="italic" style:font-style-asian="italic" style:font-style-complex="italic"/>
    </style:style>
    <style:style style:name="T23" style:family="text">
      <style:text-properties style:text-position="super 58%" fo:font-style="normal" style:text-underline-style="none" fo:font-weight="normal" style:font-style-asian="normal" style:font-weight-asian="normal" style:font-style-complex="normal" style:font-weight-complex="normal"/>
    </style:style>
    <style:style style:name="T24" style:family="text">
      <style:text-properties style:text-position="super 58%" fo:font-style="normal" style:font-style-asian="normal" style:font-style-complex="normal"/>
    </style:style>
    <style:style style:name="T25" style:family="text">
      <style:text-properties style:text-position="0% 100%"/>
    </style:style>
    <style:style style:name="T26" style:family="text">
      <style:text-properties style:text-position="0% 100%" style:text-underline-style="none" fo:font-weight="normal" style:font-weight-asian="normal" style:font-weight-complex="normal"/>
    </style:style>
    <style:style style:name="T27" style:family="text">
      <style:text-properties style:text-position="0% 100%" fo:font-style="normal" style:text-underline-style="none" fo:font-weight="normal" style:font-style-asian="normal" style:font-weight-asian="normal" style:font-style-complex="normal" style:font-weight-complex="normal"/>
    </style:style>
    <style:style style:name="T28" style:family="text">
      <style:text-properties style:text-position="0% 100%" fo:font-weight="normal" style:font-weight-asian="normal" style:font-weight-complex="normal"/>
    </style:style>
    <style:style style:name="T29" style:family="text">
      <style:text-properties style:text-position="0% 100%" style:font-name="Liberation Serif4" fo:font-style="normal" style:font-name-asian="OpenSymbol1" style:font-style-asian="normal" style:font-name-complex="OpenSymbol1" style:font-style-complex="normal"/>
    </style:style>
    <style:style style:name="T30" style:family="text">
      <style:text-properties style:text-position="0% 100%" style:font-name-asian="OpenSymbol1" style:font-name-complex="OpenSymbol1"/>
    </style:style>
    <style:style style:name="T31" style:family="text">
      <style:text-properties style:text-position="0% 100%" style:font-name="Symbol" fo:font-size="12pt" fo:font-style="normal" officeooo:rsid="0006b0e2" style:font-name-asian="OpenSymbol1" style:font-size-asian="12pt" style:font-style-asian="normal" style:font-name-complex="OpenSymbol1" style:font-size-complex="12pt" style:font-style-complex="normal"/>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font-name="New Century Schoolbook"/>
    </style:style>
    <style:style style:name="T37" style:family="text">
      <style:text-properties style:font-name="New Century Schoolbook"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New Century Schoolbook" fo:font-style="italic" fo:font-weight="bold" style:font-style-asian="italic" style:font-weight-asian="bold" style:font-style-complex="italic" style:font-weight-complex="bold"/>
    </style:style>
    <style:style style:name="T39" style:family="text">
      <style:text-properties style:font-name="New Century Schoolbook" fo:font-style="normal" style:font-style-asian="normal" style:font-style-complex="normal"/>
    </style:style>
    <style:style style:name="T40" style:family="text">
      <style:text-properties style:text-position="sub 58%"/>
    </style:style>
    <style:style style:name="T41" style:family="text">
      <style:text-properties style:text-position="sub 58%" style:font-name-asian="OpenSymbol1" style:font-name-complex="OpenSymbol1"/>
    </style:style>
    <style:style style:name="T42" style:family="text">
      <style:text-properties style:text-position="sub 58%" style:font-name="Liberation Serif4"/>
    </style:style>
    <style:style style:name="T43" style:family="text">
      <style:text-properties style:text-position="sub 58%" style:font-name="Liberation Serif4" fo:font-style="normal" style:font-name-asian="OpenSymbol1" style:font-style-asian="normal" style:font-name-complex="OpenSymbol1" style:font-style-complex="normal"/>
    </style:style>
    <style:style style:name="T44" style:family="text">
      <style:text-properties style:text-position="sub 58%" fo:font-weight="normal"/>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style:font-name="Andale Mono" style:font-name-asian="Andale Mono" style:font-name-complex="Andale Mono"/>
    </style:style>
    <style:style style:name="T48" style:family="text">
      <style:text-properties style:font-name="Courier" fo:font-size="10.5pt"/>
    </style:style>
    <style:style style:name="T49" style:family="text">
      <style:text-properties style:font-name="Courier" fo:font-size="10.5pt" fo:language="en" fo:country="US" style:text-underline-style="solid" style:text-underline-width="auto" style:text-underline-color="font-color" fo:font-weight="bold" style:font-size-asian="10.5pt" style:font-weight-asian="bold" style:font-size-complex="10.5pt" style:font-weight-complex="bold"/>
    </style:style>
    <style:style style:name="T50" style:family="text">
      <style:text-properties style:font-name="Courier" fo:font-size="10.5pt" fo:language="en" fo:country="US" style:text-underline-style="solid" style:text-underline-width="auto" style:text-underline-color="font-color" style:font-size-asian="10.5pt" style:font-size-complex="10.5pt"/>
    </style:style>
    <style:style style:name="T51" style:family="text">
      <style:text-properties style:font-name="Courier" fo:font-size="10.5pt" fo:language="en" fo:country="US" style:font-size-asian="10.5pt" style:font-size-complex="10.5pt"/>
    </style:style>
    <style:style style:name="T52" style:family="text">
      <style:text-properties style:font-name="Courier" fo:font-size="10.5pt" style:font-size-asian="10.5pt" style:font-size-complex="10.5pt"/>
    </style:style>
    <style:style style:name="T53" style:family="text">
      <style:text-properties style:font-name="Courier" fo:font-size="10.5pt" style:text-underline-style="solid" style:text-underline-width="auto" style:text-underline-color="font-color" fo:font-weight="bold" style:font-weight-asian="bold" style:font-weight-complex="bold"/>
    </style:style>
    <style:style style:name="T54" style:family="text">
      <style:text-properties style:font-name="Courier" fo:font-size="10.5pt" style:text-underline-style="solid" style:text-underline-width="auto" style:text-underline-color="font-color" fo:font-weight="bold" style:font-size-asian="10.5pt" style:font-weight-asian="bold" style:font-size-complex="10.5pt" style:font-weight-complex="bold"/>
    </style:style>
    <style:style style:name="T55" style:family="text">
      <style:text-properties style:font-name="Courier" fo:font-size="10.5pt" fo:font-weight="bold" style:font-size-asian="10.5pt" style:font-weight-asian="bold" style:font-size-complex="10.5pt" style:font-weight-complex="bold"/>
    </style:style>
    <style:style style:name="T56" style:family="text">
      <style:text-properties style:font-name="Courier" fo:font-size="10.5pt" style:text-underline-style="none" fo:font-weight="bold" style:font-size-asian="10.5pt" style:font-weight-asian="bold" style:font-size-complex="10.5pt" style:font-weight-complex="bold"/>
    </style:style>
    <style:style style:name="T57" style:family="text">
      <style:text-properties fo:font-size="10.5pt" style:text-underline-style="solid" style:text-underline-width="auto" style:text-underline-color="font-color" fo:font-weight="bold" style:font-weight-asian="bold" style:font-weight-complex="bold"/>
    </style:style>
    <style:style style:name="T58" style:family="text">
      <style:text-properties style:font-style-asian="normal" style:font-style-complex="normal"/>
    </style:style>
    <style:style style:name="T59" style:family="text">
      <style:text-properties style:font-name="Courier 10 Pitch"/>
    </style:style>
    <style:style style:name="T60" style:family="text">
      <style:text-properties style:font-name="Courier 10 Pitch" style:text-underline-style="solid" style:text-underline-width="auto" style:text-underline-color="font-color"/>
    </style:style>
    <style:style style:name="T61" style:family="text">
      <style:text-properties style:font-name="Courier 10 Pitch" fo:font-size="9pt" style:font-size-asian="9pt" style:font-size-complex="9pt"/>
    </style:style>
    <style:style style:name="T62" style:family="text">
      <style:text-properties style:font-name="Courier 10 Pitch" fo:font-size="7pt" style:font-size-asian="7pt" style:font-size-complex="7pt"/>
    </style:style>
    <style:style style:name="T63" style:family="text">
      <style:text-properties style:font-name="Courier 10 Pitch" fo:font-size="12pt" style:font-size-asian="12pt" style:font-size-complex="12pt"/>
    </style:style>
    <style:style style:name="T64" style:family="text">
      <style:text-properties style:text-position="super 65%"/>
    </style:style>
    <style:style style:name="T65" style:family="text">
      <style:text-properties style:text-position="super 65%" fo:font-weight="normal" style:font-weight-asian="normal" style:font-weight-complex="normal"/>
    </style:style>
    <style:style style:name="T66" style:family="text">
      <style:text-properties fo:color="#660066" fo:font-weight="bold" style:font-weight-asian="bold" style:font-weight-complex="bold"/>
    </style:style>
    <style:style style:name="T67" style:family="text">
      <style:text-properties fo:color="#2323dc" fo:font-weight="bold" style:font-weight-asian="bold" style:font-weight-complex="bold"/>
    </style:style>
    <style:style style:name="T68" style:family="text">
      <style:text-properties fo:color="#008000" fo:font-weight="bold" style:font-weight-asian="bold" style:font-weight-complex="bold"/>
    </style:style>
    <style:style style:name="T69" style:family="text">
      <style:text-properties fo:color="#000000"/>
    </style:style>
    <style:style style:name="T70" style:family="text">
      <style:text-properties fo:font-size="7pt" style:font-size-asian="7pt" style:font-size-complex="7pt"/>
    </style:style>
    <style:style style:name="T71" style:family="text">
      <style:text-properties fo:color="#800000" fo:font-weight="bold" style:font-weight-asian="bold" style:font-weight-complex="bold"/>
    </style:style>
    <style:style style:name="T72" style:family="text">
      <style:text-properties style:font-name="Liberation Serif4"/>
    </style:style>
    <style:style style:name="T73" style:family="text">
      <style:text-properties style:font-name="Liberation Serif4" fo:font-style="normal" style:font-style-asian="normal" style:font-style-complex="normal"/>
    </style:style>
    <style:style style:name="T74" style:family="text">
      <style:text-properties style:font-name="Liberation Serif4" fo:font-style="normal" style:text-underline-style="none" style:font-style-asian="normal" style:font-style-complex="normal"/>
    </style:style>
    <style:style style:name="T75" style:family="text">
      <style:text-properties style:font-name="Liberation Serif4" fo:font-style="normal" style:font-name-asian="OpenSymbol1" style:font-style-asian="normal" style:font-name-complex="OpenSymbol1" style:font-style-complex="normal"/>
    </style:style>
    <style:style style:name="T76" style:family="text">
      <style:text-properties style:font-name="Liberation Serif4"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style:font-name="Liberation Serif4" fo:font-style="italic" style:text-underline-style="solid" style:text-underline-width="auto" style:text-underline-color="font-color" style:font-style-asian="italic" style:font-style-complex="italic"/>
    </style:style>
    <style:style style:name="T78" style:family="text">
      <style:text-properties style:font-name="Liberation Serif4" fo:font-style="italic" style:font-style-asian="italic" style:font-style-complex="italic"/>
    </style:style>
    <style:style style:name="T79" style:family="text">
      <style:text-properties style:font-name="Liberation Serif4" fo:font-style="italic" style:text-underline-style="none" style:font-style-asian="italic" style:font-style-complex="italic"/>
    </style:style>
    <style:style style:name="T80" style:family="text">
      <style:text-properties style:font-name="Liberation Serif4" fo:font-style="italic" fo:font-weight="bold" style:font-style-asian="italic" style:font-weight-asian="bold" style:font-style-complex="italic" style:font-weight-complex="bold"/>
    </style:style>
    <style:style style:name="T81" style:family="text">
      <style:text-properties style:font-name="Liberation Serif4" style:text-underline-style="solid" style:text-underline-width="auto" style:text-underline-color="font-color" fo:font-weight="bold" style:font-weight-asian="bold" style:font-weight-complex="bold"/>
    </style:style>
    <style:style style:name="T82" style:family="text">
      <style:text-properties style:font-name="Liberation Serif4" style:text-underline-style="none"/>
    </style:style>
    <style:style style:name="T83" style:family="text">
      <style:text-properties style:font-name="Liberation Serif4" style:text-underline-style="none" fo:font-weight="bold" style:font-weight-asian="bold" style:font-weight-complex="bold"/>
    </style:style>
    <style:style style:name="T84" style:family="text">
      <style:text-properties style:font-name="Liberation Serif4" style:font-name-asian="OpenSymbol1" style:font-name-complex="OpenSymbol1"/>
    </style:style>
    <style:style style:name="T85" style:family="text">
      <style:text-properties style:font-name="Liberation Serif4" fo:font-weight="bold" style:font-weight-asian="bold" style:font-weight-complex="bold"/>
    </style:style>
    <style:style style:name="T86" style:family="text">
      <style:text-properties fo:font-size="11pt" style:font-size-asian="11pt" style:font-size-complex="11pt"/>
    </style:style>
    <style:style style:name="T87" style:family="text">
      <style:text-properties fo:font-size="9pt" style:font-size-asian="9pt" style:font-size-complex="9pt"/>
    </style:style>
    <style:style style:name="T88" style:family="text">
      <style:text-properties style:font-name-asian="OpenSymbol1" style:font-name-complex="OpenSymbol1"/>
    </style:style>
    <style:style style:name="T89" style:family="text">
      <style:text-properties style:font-name-asian="Times New Roman1" style:font-name-complex="Times New Roman1"/>
    </style:style>
    <style:style style:name="T90" style:family="text">
      <style:text-properties officeooo:rsid="000534dd"/>
    </style:style>
    <style:style style:name="T91" style:family="text">
      <style:text-properties officeooo:rsid="00065b44"/>
    </style:style>
    <style:style style:name="T92" style:family="text">
      <style:text-properties fo:font-style="italic" fo:font-weight="bold"/>
    </style:style>
    <style:style style:name="T93" style:family="text">
      <style:text-properties style:font-name="FreeSerif" fo:font-size="9pt" fo:font-style="italic" fo:font-weight="bold" style:font-size-asian="9pt" style:font-size-complex="9pt"/>
    </style:style>
    <style:style style:name="T94" style:family="text">
      <style:text-properties style:font-name="FreeSerif" fo:font-size="6pt" fo:font-style="italic" fo:font-weight="bold" style:font-size-asian="6pt" style:font-size-complex="6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058cm" text:min-label-width="0.499cm"/>
      </text:list-level-style-number>
      <text:list-level-style-number text:level="3" text:style-name="Numbering_20_Symbols" style:num-suffix="." style:num-format="1" text:display-levels="3">
        <style:list-level-properties text:space-before="0.117cm" text:min-label-width="0.499cm"/>
      </text:list-level-style-number>
      <text:list-level-style-number text:level="4" style:num-suffix="." style:num-format="1" text:display-levels="4">
        <style:list-level-properties text:space-before="0.175cm" text:min-label-width="0.499cm"/>
      </text:list-level-style-number>
      <text:list-level-style-number text:level="5" style:num-suffix="." style:num-format="1" text:display-levels="5">
        <style:list-level-properties text:space-before="0.233cm" text:min-label-width="0.499cm"/>
      </text:list-level-style-number>
      <text:list-level-style-number text:level="6" style:num-suffix="." style:num-format="1" text:display-levels="6">
        <style:list-level-properties text:space-before="0.291cm" text:min-label-width="0.499cm"/>
      </text:list-level-style-number>
      <text:list-level-style-number text:level="7" style:num-suffix="." style:num-format="1" text:display-levels="7">
        <style:list-level-properties text:space-before="0.349cm" text:min-label-width="0.499cm"/>
      </text:list-level-style-number>
      <text:list-level-style-number text:level="8" style:num-suffix="." style:num-format="1" text:display-levels="8">
        <style:list-level-properties text:space-before="0.408cm" text:min-label-width="0.499cm"/>
      </text:list-level-style-number>
      <text:list-level-style-number text:level="9" style:num-suffix="." style:num-format="1" text:display-levels="9">
        <style:list-level-properties text:space-before="0.466cm" text:min-label-width="0.499cm"/>
      </text:list-level-style-number>
      <text:list-level-style-number text:level="10" style:num-suffix="." style:num-format="1" text:display-levels="10">
        <style:list-level-properties text:space-before="0.524cm" text:min-label-width="0.499cm"/>
      </text:list-level-style-number>
    </text:list-style>
    <text:list-style style:name="L31">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3"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4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5">
      <text:list-level-style-number text:level="1" text:style-name="Numbering_20_Symbols" style:num-suffix="." style:num-format="1" text:start-value="9">
        <style:list-level-properties text:min-label-width="0.499cm"/>
      </text:list-level-style-number>
      <text:list-level-style-number text:level="2" text:style-name="Numbering_20_Symbols" style:num-format="1" text:start-value="2"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5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7">
      <text:list-level-style-number text:level="1" text:style-name="Numbering_20_Symbols" style:num-suffix="." style:num-format="1" text:start-value="11">
        <style:list-level-properties text:min-label-width="0.499cm"/>
      </text:list-level-style-number>
      <text:list-level-style-number text:level="2" text:style-name="Numbering_20_Symbols" style:num-suffix="." style:num-format="1" text:start-value="2"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58">
      <text:list-level-style-number text:level="1" text:style-name="Numbering_20_Symbols" style:num-suffix="." style:num-format="1" text:start-value="11">
        <style:list-level-properties text:min-label-width="0.499cm"/>
      </text:list-level-style-number>
      <text:list-level-style-number text:level="2" text:style-name="Numbering_20_Symbols" style:num-format="1" text:start-value="3"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59">
      <text:list-level-style-number text:level="1" text:style-name="Numbering_20_Symbols" style:num-suffix="." style:num-format="1" text:start-value="11">
        <style:list-level-properties text:min-label-width="0.499cm"/>
      </text:list-level-style-number>
      <text:list-level-style-number text:level="2" text:style-name="Numbering_20_Symbols" style:num-format="1" text:start-value="4"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6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1">
      <text:list-level-style-number text:level="1" text:style-name="Numbering_20_Symbols" style:num-suffix="." style:num-format="1" text:start-value="12">
        <style:list-level-properties text:min-label-width="0.499cm"/>
      </text:list-level-style-number>
      <text:list-level-style-number text:level="2" text:style-name="Numbering_20_Symbols"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6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style:num-format="1" text:start-value="12">
        <style:list-level-properties text:min-label-width="0.499cm"/>
      </text:list-level-style-number>
      <text:list-level-style-number text:level="2" text:style-name="Numbering_20_Symbols" style:num-format="1" text:start-value="2"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6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6">
      <text:list-level-style-number text:level="1" text:style-name="Numbering_20_Symbols" style:num-suffix="." style:num-format="1" text:start-value="1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i" text:start-value="100">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suffix="." style:num-format="i" text:start-value="100">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0">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number text:level="1" text:style-name="Numbering_20_Symbols" style:num-suffix="." style:num-format="1" text:start-value="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75">
      <text:list-level-style-number text:level="1" text:style-name="Numbering_20_Symbols" style:num-suffix="." style:num-format="1" text:start-value="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79">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8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fill-color="#ffffff" fo:min-height="0.676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fill-color="#ffffff" fo:min-height="0.266cm"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opacity="25%" draw:textarea-horizontal-align="center" draw:textarea-vertical-align="top" draw:shadow-opacity="25%" style:run-through="foreground"/>
    </style:style>
    <style:style style:name="gr7" style:family="graphic">
      <style:graphic-properties draw:fill-color="#ffff99" draw:opacity="25%" draw:textarea-horizontal-align="center" draw:textarea-vertical-align="top" draw:shadow-opacity="25%" style:run-through="foreground"/>
    </style:style>
    <style:style style:name="gr8" style:family="graphic">
      <style:graphic-properties draw:fill-color="#9966cc" draw:opacity="25%" draw:textarea-horizontal-align="center" draw:textarea-vertical-align="top" draw:shadow-opacity="25%" style:run-through="foreground"/>
    </style:style>
    <style:style style:name="gr9" style:family="graphic">
      <style:graphic-properties draw:fill-color="#ffcc99" draw:opacity="25%" draw:textarea-horizontal-align="center" draw:textarea-vertical-align="top" draw:shadow-opacity="25%" style:run-through="foreground"/>
    </style:style>
    <style:style style:name="gr10" style:family="graphic">
      <style:graphic-properties draw:fill-color="#3deb3d" draw:opacity="25%" draw:textarea-horizontal-align="center" draw:textarea-vertical-align="top" draw:shadow-opacity="25%" style:run-through="foreground"/>
    </style:style>
    <style:style style:name="gr11" style:family="graphic">
      <style:graphic-properties svg:stroke-color="#ff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ff0000" draw:fill="none" draw:fill-color="#ffffff" fo:min-height="0.582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ff0000" draw:fill="none" draw:fill-color="#ffffff" fo:min-height="0.51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ff0000" draw:fill="none" draw:fill-color="#ffffff" fo:min-height="0.619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f0000" draw:fill="none" draw:fill-color="#ffffff" fo:min-height="0.429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
      <text:p text:style-name="P178"/>
      <text:p text:style-name="P178"/>
      <text:p text:style-name="P178"/>
      <text:p text:style-name="Title">Initiation à la programmation en </text:p>
      <text:p text:style-name="Title">assembleur 64 bits des processeurs </text:p>
      <text:p text:style-name="Title">de la famille 80x86</text:p>
      <text:p text:style-name="P177"/>
      <text:p text:style-name="P177">Pierre Jourlin</text:p>
      <text:p text:style-name="P177"/>
      <text:p text:style-name="P179">Maître de conférences en Informatique </text:p>
      <text:p text:style-name="P179">Université d'Avignon et des Pays de Vaucluse</text:p>
      <text:p text:style-name="P179"/>
      <text:p text:style-name="P185"/>
      <text:p text:style-name="P186">Cette œuvr<draw:frame draw:style-name="fr3" draw:name="CC" text:anchor-type="char" svg:x="-0.023cm" svg:y="0.448cm" svg:width="3.104cm" svg:height="1.094cm" draw:z-index="31"><draw:image xlink:href="Pictures/10000201000000580000001FCE58C672.png" xlink:type="simple" xlink:show="embed" xlink:actuate="onLoad"/></draw:frame>e est mise à disposition selon les termes de la Licence Creative Commons Attribution - Pas d'Utilisation Commerciale - Pas de Modification 4.0 International</text:p>
      <text:section text:style-name="Sect1" text:name="Introduction">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226">Avant-Propos<text:tab/>5</text:p>
            <text:p text:style-name="P226">1. Introduction<text:tab/>5</text:p>
            <text:p text:style-name="P227">1.1. Petits rappels sur la structure des ordinateurs<text:tab/>6</text:p>
            <text:p text:style-name="P227">1.3. Qu'est-ce qu'un programme en assembleur ?<text:tab/>10</text:p>
            <text:p text:style-name="P226">2. Arithmétique entière<text:tab/>16</text:p>
            <text:p text:style-name="P227">2.1. Un mot sur les registres généraux et leur capacité<text:tab/>16</text:p>
            <text:p text:style-name="P227">2.2. Entiers signés et non signés<text:tab/>17</text:p>
            <text:p text:style-name="P227">2.3. Débordements<text:tab/>19</text:p>
            <text:p text:style-name="P226">3. Instructions de branchement<text:tab/>22</text:p>
            <text:p text:style-name="P227">3.1. Le registre RIP (Re-Extended Instruction Pointer)<text:tab/>22</text:p>
            <text:p text:style-name="P227">3.2. Branchement inconditionnel : instruction jmp (de « jump » : sauter)<text:tab/>22</text:p>
            <text:p text:style-name="P227">3.3. Branchements conditionnels<text:tab/>23</text:p>
            <text:p text:style-name="P226">4. Structure des données : pointeurs, tableaux, matrices, etc.<text:tab/>25</text:p>
            <text:p text:style-name="P227">4.1. Registres « pointeurs »<text:tab/>25</text:p>
            <text:p text:style-name="P227">4.2. Mode d'adressage « indirect »<text:tab/>25</text:p>
            <text:p text:style-name="P227">4.3 Mode d'adressage « indirect indexé »<text:tab/>26</text:p>
            <text:p text:style-name="P227">4.4. Indexations complexes<text:tab/>28</text:p>
            <text:p text:style-name="P226">5. Comparaisons et autres branchements conditionnels<text:tab/>29</text:p>
            <text:p text:style-name="P226">6. Équivalents des structures algorithmiques avancées<text:tab/>34</text:p>
            <text:p text:style-name="P226">7. Utilisation de la pile<text:tab/>38</text:p>
            <text:p text:style-name="P226">8. Procédures<text:tab/>38</text:p>
            <text:p text:style-name="P227">8.1 Les instructions call et ret<text:tab/>38</text:p>
            <text:p text:style-name="P227">8.2 Les interruptions et les exceptions<text:tab/>41</text:p>
            <text:p text:style-name="P226">9. Autres instructions d'arithmétique entière<text:tab/>43</text:p>
            <text:p text:style-name="P227">9.1 Multiplication et division sur des entiers non signés<text:tab/>43</text:p>
            <text:p text:style-name="P227">9.2 Multiplication et division sur des entiers signés<text:tab/>45</text:p>
            <text:p text:style-name="P226">10. Opérateurs logiques<text:tab/>45</text:p>
            <text:p text:style-name="P226">11. Calculs en virgule flottante<text:tab/>47</text:p>
            <text:p text:style-name="P227">11.1 Introduction<text:tab/>47</text:p>
            <text:p text:style-name="P227">11.2. La norme IEEE 754<text:tab/>47</text:p>
            <text:p text:style-name="P227">11.3 Les registres du processeur à virgule flottante (x87)<text:tab/>49</text:p>
            <text:p text:style-name="P227">11.4 Principales instructions de calcul<text:tab/>49</text:p>
            <text:p text:style-name="P227">11.5 Comparaisons et branchements conditionnels<text:tab/>50</text:p>
            <text:p text:style-name="P226"><text:soft-page-break/>12. Parallélisme (MMX, SSE, 3DNow!)<text:tab/>51</text:p>
            <text:p text:style-name="P227">12.1 Registres MMX<text:tab/>51</text:p>
            <text:p text:style-name="P227">12.2 Instructions MMX<text:tab/>52</text:p>
            <text:p text:style-name="P226">13. Bibliographie<text:tab/>54</text:p>
            <text:p text:style-name="P226">14. Exercices<text:tab/>55</text:p>
            <text:p text:style-name="P227">14.1 Capacité des cases mémoires (voir section 1.1.)<text:tab/>55</text:p>
            <text:p text:style-name="P227">14.2. Poids des chiffres, parties hautes et basses d'un nombre (voir section 1.1.1)<text:tab/>56</text:p>
            <text:p text:style-name="P227">14.3 À combien de cases mémoires distinctes peut-on accéder avec des adresses hexadécimales allant de 0 à FFFF ?<text:tab/>57</text:p>
            <text:p text:style-name="P227">14.4 Opérandes (voir section 1.3)<text:tab/>58</text:p>
            <text:p text:style-name="P227">14.5 Registres généraux (voir section 2.1)<text:tab/>59</text:p>
            <text:p text:style-name="P227">14.6 Arithmétique entière (sections 2.2 et 2.3)<text:tab/>60</text:p>
            <text:p text:style-name="P227">14.7 La pile (section 7)<text:tab/>63</text:p>
            <text:p text:style-name="P226">15. Travaux dirigés<text:tab/>65</text:p>
            <text:p text:style-name="P227">15.1. Instructions de copie<text:tab/>65</text:p>
            <text:p text:style-name="P227">15.2. Instructions additives<text:tab/>66</text:p>
            <text:p text:style-name="P227">15.3. Sauts conditionnels et inconditionnels (chapitre 3 du cours)<text:tab/>67</text:p>
            <text:p text:style-name="P227">15.4. Adressage indirect (section 4.2 du cours)<text:tab/>70</text:p>
            <text:p text:style-name="P227">15.5. Adressage indirect indexé ( 4.3)<text:tab/>73</text:p>
            <text:p text:style-name="P227">15.6. Indexations complexes (section 4.4 du cours)<text:tab/>77</text:p>
            <text:p text:style-name="P227">15.7. Algorithme de tri « Bulle » (chapitres 5 et 6 — comparaisons et structures).<text:tab/>82</text:p>
            <text:p text:style-name="P227">15.8. Tri « bulle » procédural (sections 7 et 8).<text:tab/>87</text:p>
            <text:p text:style-name="P227">15.9. Plus Petit Commun Multiple (Chapitre 8.2, 9 et 10)<text:tab/>90</text:p>
            <text:p text:style-name="P227">15.10. Calcul arithmétique flottant (chapitre 11)<text:tab/>98</text:p>
            <text:p text:style-name="P227">15.11. Produit scalaire via instructions SIMD.<text:tab/>99</text:p>
            <text:p text:style-name="P226">16. Travaux pratiques : Programmer en Assembleur sous GNU/Linux<text:tab/>102</text:p>
            <text:p text:style-name="P227">16.1 Premiers pas<text:tab/>102</text:p>
            <text:p text:style-name="P227">16.2 Programmes corrigés<text:tab/>103</text:p>
            <text:p text:style-name="P226">17. Annexe : Licence Creative Commons<text:tab/>121</text:p>
          </text:index-body>
        </text:table-of-content>
        <text:h text:style-name="P132" text:outline-level="1"/>
        <text:h text:style-name="P133" text:outline-level="1">Avant-Propos</text:h>
        <text:p text:style-name="P18">Ce cours est destiné à des étudiants de 2e année de licence en informatique. Il est souhaitable pour le suivre dans de bonnes conditions d'avoir quelques prérequis en algèbre, en structure des ordinateurs et éventuellement en programmation structurée (langage C). Seuls de brefs rappels seront faits lorsque cela sera nécessaire.</text:p>
        <text:p text:style-name="P18">D'autre part, pour diverses raisons, ce cours prend pour support le jeu d'instructions des processeurs de la famille <text:span text:style-name="T2">80x86</text:span> et la syntaxe assembleur <text:span text:style-name="T2">AT&amp;T. </text:span><text:span text:style-name="T10">Toutefois, l'objectif de ce cours est seulement de permettre à l'étudiant d'acquérir les concepts fondamentaux de la programmation en assembleur. Le cours est donc loin d'être exhaustif, mais après avoir suivi ce cours, l'apprentissage d'autres syntaxes, d'autres instructions et éventuellement d'autres jeux d'instructions devrait être trivial. <text:s/></text:span></text:p>
        <text:h text:style-name="Heading_20_1" text:outline-level="1">1. Introduction</text:h>
        <text:p text:style-name="P38">Tous les langages de programmation dits « évolués » (« structurés », « orientés objet », etc.), qu'ils soient compilés ou interprétés doivent d'une manière ou d'une autre être « traduits » en langage machine avant de pouvoir être exécutés par un ordinateur.</text:p>
        <text:p text:style-name="P38">Or, s'il est indiscutable que ces langages ont un grand nombre d'atouts pour le développement de logiciels complexes, en termes de conception, de lisibilité, de portabilité et de maintenance, le revers de la médaille est qu'ils masquent fortement sinon totalement, les limitations de la machine.</text:p>
        <text:p text:style-name="P38">Ne pas avoir conscience de ces limitations peut pourtant avoir des conséquences fâcheuses : </text:p>
        <text:list xml:id="list4976019962711693571" text:style-name="L29">
          <text:list-item>
            <text:p text:style-name="P135">en terme de performance, dans le cas d'une sous-exploitation des capacités du processeur<text:note text:id="ftn1" text:note-class="footnote"><text:note-citation>1</text:note-citation><text:note-body><text:p text:style-name="P46">voir, par exemple, l'apparition de processeurs 64 bits et des <text:span text:style-name="T2">Single Instruction Multiple Data</text:span> (dont font partie les jeux d'instructions <text:span text:style-name="T2">MMX</text:span>, <text:span text:style-name="T2">SSE</text:span> et <text:span text:style-name="T2">3D now!) </text:span>dans les dernières versions des processeurs Intel et AMD. Les SIMD permettent de réaliser jusqu'à 16 opérations arithmétiques en parallèle. Rares sont les compilateurs exploitent ces instructions, encore plus rares sont les programmes qui en tirent profit. La plupart des ordinateurs personnels présents sur le marché ont un processeur 64 bits, mais l'immense majorité est vendue avec un système d'exploitation 32 bits !</text:p></text:note-body></text:note>.</text:p>
          </text:list-item>
          <text:list-item>
            <text:p text:style-name="P135"><text:soft-page-break/>en terme de fiabilité, dans le cas d'une surestimation des capacités (programmes qui dysfonctionnent ou qui doivent être entièrement réécrits dès que le cadre d'utilisation s'élargit).</text:p>
          </text:list-item>
        </text:list>
        <text:p text:style-name="P38">Or, s'il est presque impossible d'écrire un programme conséquent directement en langage machine, il est tout à fait possible de l'écrire en « assembleur », qui n'en est qu'une version légèrement « humanisée ». Connaître les rudiments de la programmation en assembleur peut donc donner des atouts considérables pour la compréhension et la maîtrise de tous les autres langages de programmation. </text:p>
        <text:h text:style-name="Heading_20_2" text:outline-level="2">1.1. Petits rappels sur la structure des ordinateurs</text:h>
        <text:list xml:id="list3625178842597190754" text:style-name="L30">
          <text:list-item>
            <text:list>
              <text:list-item>
                <text:list>
                  <text:list-item>
                    <text:p text:style-name="P220"><text:s/><text:span text:style-name="T86">Contenu des cases mémoires</text:span></text:p>
                  </text:list-item>
                </text:list>
              </text:list-item>
            </text:list>
          </text:list-item>
        </text:list>
        <text:p text:style-name="P38"><text:bookmark text:name="bit"/>La mémoire d'un ordinateur est découpée en particules élémentaires appelées bits (pour binary units). Chacune de ces particules peut prendre seulement 2 valeurs possibles (la valeur est dite <text:span text:style-name="T1">binaire</text:span>). </text:p>
        <text:p text:style-name="P51"><text:bookmark text:name="interprétation d'un bit"/>La valeur d'une particule élémentaire peut avoir une quantité indénombrable d'interprétations différentes : logique (ex : vrai ou faux), numérique (0 ou 1), couleur (ex. : blanc ou noir), géographique (ex. : gauche ou droite), etc. Dans la suite de ce cours, nous allons utiliser le plus souvent une interprétation numérique entière. Notons qu'une interprétation numérique entière peut être reliée à n'importe quel type d'interprétation. </text:p>
        <text:p text:style-name="P51"/>
        <text:p text:style-name="P51">Le nombre d'interprétations différentes d'un ensemble de bits est infini. Cependant, dans une interprétation donnée, le nombre d'éléments distincts que cet ensemble de bits peut représenter est lui déterminé. Par exemple, un ensemble non ordonné de <text:span text:style-name="T1">n</text:span> bits peut représenter seulement <text:span text:style-name="T1">n+1</text:span> valeurs différentes. Par exemple si l'on dispose de seulement 2 bits, nous aurons seulement 3 valeurs possibles : 00, 10 et 11 (01 étant équivalent à 10 en l'absence de notion d'ordre). </text:p>
        <text:p text:style-name="P51"><text:soft-page-break/></text:p>
        <text:p text:style-name="P51">En revanche, si nous considérons non plus des ensembles de bits, mais des suites de bits, alors la capacité de représentation est considérablement plus importante. C'est ainsi qu'est structurée la mémoire d'un ordinateur : des suites de cases mémoires, qui sont elles-mêmes des suites de bits. </text:p>
        <text:p text:style-name="P51"/>
        <text:p text:style-name="P51"><text:bookmark text:name="capacité d'une case mémoire"/>Le nombre de bits qui composent une case mémoire détermine sa capacité de représentation. Pour bien comprendre la relation entre nombre de bits et capacité de représentation, nous pouvons prendre comme exemple la formation des nombres entiers naturels en base décimale : un chiffre décimal peut représenter 10 valeurs différentes et une suite (c.-à-d. un nombre) de 2 chiffres décimaux peut représenter 100 valeurs différentes. Lorsque nos particules élémentaires peuvent prendre les valeurs entières de 0 à 9, la capacité de représentation d'une suite de <text:span text:style-name="T1">x</text:span> particules se calcule simplement : </text:p>
        <text:p text:style-name="P51"/>
        <text:list xml:id="list2760663239008623668" text:style-name="L31">
          <text:list-item>
            <text:p text:style-name="P189">1 particule = 10 valeurs possibles (de 0 à 9)</text:p>
          </text:list-item>
          <text:list-item>
            <text:p text:style-name="P189">2 particules = 100 valeurs possibles (de 0 à 99)</text:p>
          </text:list-item>
          <text:list-item>
            <text:p text:style-name="P189">x particules = 10<text:span text:style-name="T16">x</text:span> valeurs possibles (de 0 à 10<text:span text:style-name="T16">x</text:span>-1) </text:p>
            <text:p text:style-name="P189"/>
          </text:list-item>
        </text:list>
        <text:p text:style-name="P51">Mais puisque nous sommes ici dans une base binaire, nous avons : </text:p>
        <text:list xml:id="list1178775232737855693" text:style-name="L32">
          <text:list-item>
            <text:p text:style-name="P190">1 particule = 2 valeurs possibles (de 0 à 1) </text:p>
          </text:list-item>
          <text:list-item>
            <text:p text:style-name="P190">2 particules = 4 valeurs possibles (nombres binaires 00, 01, 10 et 11) </text:p>
          </text:list-item>
          <text:list-item>
            <text:p text:style-name="P136">x particules = 2<text:span text:style-name="T16">x</text:span> valeurs possibles (de 0 à 2<text:span text:style-name="T16">x</text:span>-1) </text:p>
          </text:list-item>
        </text:list>
        <text:p text:style-name="P51">La mémoire étant une suite de bits, la capacité de représentation n'est dépendante que de la taille de la mémoire disponible : pour représenter un objet qui peut prendre X valeurs différentes, il nous faudra utiliser nécessairement un nombre Y de bits tel que X ≤ 2<text:span text:style-name="T16">Y</text:span>. Pour représenter Z objets pouvant prendre chacun X valeurs différentes, il nous faudra utiliser nécessairement un nombre Y de bits tel que X ≤ 2<text:span text:style-name="T16">Y</text:span>Z, etc. Nous pouvons voir ici qu'à moins de disposer d'une capacité mémoire infinie, il nous sera <text:span text:style-name="T17">impossible</text:span> de représenter complètement l'espace des nombres entiers, rationnels, réels, complexes, etc. </text:p>
        <text:p text:style-name="P53"><text:span text:style-name="T17">En fait, quel que soit le langage de programmation utilisé, le programmeur devra toujours représenter les ensembles infinis et/ou indénombrables du monde réel par des ensembles finis et dénombrables. </text:span><text:soft-page-break/><text:span text:style-name="T17">Les erreurs de programmation issues d'un oubli de cet axiome sont très fréquentes. Elles peuvent ne se révéler que dans des situations exceptionnelles, mais leurs conséquences peuvent être très importantes</text:span>. </text:p>
        <text:p text:style-name="P52"/>
        <text:p text:style-name="P51"><text:bookmark text:name="base hexadécimale"/>Pour des raisons de visibilité et pour faciliter la représentation des données, nous utiliserons assez souvent la base hexadécimale (base 16) pour représenter les valeurs. Dans cette base, les chiffres sont (par valeur croissante) : <text:span text:style-name="T17">0, 1, 2, 3, 4, 5, 6, 7, 8, 9, A, B, C, D, E, F</text:span>. Le gros avantage de cette base par rapport à la base décimale est que chaque nombre binaire de 4 bits peut être représenté par un seul chiffre hexadécimal. </text:p>
        <text:p text:style-name="P51"/>
        <text:p text:style-name="P51"><text:bookmark text:name="partie d'une case mémoire"/>La valeur d'un nombre peut être calculée comme étant la somme du produit de chaque chiffre par une puissance de la base. Par exemple, la valeur du nombre de 3 chiffres C<text:span text:style-name="T19">2</text:span>C<text:span text:style-name="T19">1</text:span>C<text:span text:style-name="T19">0</text:span> exprimé en base b , sera C<text:span text:style-name="T19">2</text:span> * b<text:span text:style-name="T16">2</text:span> + C<text:span text:style-name="T19">1</text:span> * b<text:span text:style-name="T16">1</text:span> + C<text:span text:style-name="T19">0</text:span> * b<text:span text:style-name="T16">0. </text:span>Chaque chiffre a donc un poids différent dans la somme. Par convention, on dira que les chiffres les plus à gauche sont de poids fort et les chiffres les plus à droite sont de poids faible. </text:p>
        <text:p text:style-name="P51"/>
        <text:p text:style-name="P51">En parlant d'une partie d'un nombre, on parlera de partie haute pour la partie la plus à gauche et de partie basse pour la partie la plus à droite. Par exemple, dans la base hexadécimale, pour un nombre de valeur : <text:span text:style-name="T17">F9E8D7C6</text:span>, nous appellerons partie haute de 8 bits la valeur <text:span text:style-name="T17">F9</text:span>, partie haute de 16 bits la valeur <text:span text:style-name="T17">F9E8</text:span>, partie haute de 24 bits, la valeur <text:span text:style-name="T17">F9E8D7</text:span>, partie basse de 8 bits la valeur <text:span text:style-name="T17">C6</text:span>, partie basse de 16 bits la valeur <text:span text:style-name="T17">D7C6</text:span> et partie basse de 24 bits la valeur <text:span text:style-name="T17">E8D7C6</text:span>. </text:p>
        <text:p text:style-name="P51"/>
        <text:p text:style-name="P51"><text:bookmark text:name="tailles usuelles d'une case mémoire"/>On utilisera ainsi les termes <text:span text:style-name="T1">poids fort</text:span>, <text:span text:style-name="T1">poids faible</text:span>, <text:span text:style-name="T1">partie haute</text:span>, <text:span text:style-name="T1">partie basse</text:span> pour désigner les sous-parties du contenu d'une case mémoire. Les tailles de cases mémoires ou de partie de case mémoire les plus utilisées sont : </text:p>
        <text:p text:style-name="P50">— L'octet : c'est une case mémoire de 8 bits </text:p>
        <text:p text:style-name="P50">— Le mot de 16 bits : une suite de 2 octets </text:p>
        <text:p text:style-name="P50">— Le mot de 24 bits : une suite de 3 octets </text:p>
        <text:p text:style-name="P50">— Le mot de 32 bits : une suite de 4 octets </text:p>
        <text:p text:style-name="P137">— Le mot de 64 bits : une suite de 8 octets </text:p>
        <text:list xml:id="list125159519974829" text:continue-list="list3625178842597190754" text:style-name="L30">
          <text:list-item>
            <text:list>
              <text:list-item>
                <text:list>
                  <text:list-item>
                    <text:p text:style-name="P221"><text:soft-page-break/><text:s/>Adresse des cases mémoires</text:p>
                  </text:list-item>
                </text:list>
              </text:list-item>
            </text:list>
          </text:list-item>
        </text:list>
        <text:p text:style-name="P28"><text:bookmark text:name="adresse d'une case mémoire"/>Il faut maintenant pouvoir désigner une particule élémentaire précise parmi toutes celles qui sont disponibles. Une première idée est de donner à chacune une adresse unique. Bien entendu, cette adresse doit être elle-même représentée sous la forme d'une suite de bits. Or, comme nous l'avons vu plus haut, pour pouvoir donner X adresses différentes à X bits différents, nous avons besoin d'un espace mémoire de Y bits, tels que X ≤ 2<text:span text:style-name="T16">Y</text:span>. </text:p>
        <text:p text:style-name="P41">Par exemple, pour pouvoir donner 4 adresses différentes à 4 bits différents, il nous faudra 2 bits pour stocker les adresses. Plus généralement, l'espace mémoire nécessaire pour stocker les adresses est inversement proportionnel à la taille minimale des cases mémoires adressables. </text:p>
        <text:p text:style-name="P41">Dans la plupart des architectures de processeurs, cette taille minimale sera de 8 bits : chaque octet de la mémoire possède donc une adresse (physique) unique. On aura donc besoin de 1 octet (8 bits) pour pouvoir faire référence à 256 (2<text:span text:style-name="T16">8</text:span>) adresses différentes d'octets. </text:p>
        <text:p text:style-name="P41">Avec 2 octets (16 bits) on pourra accéder à 65536 (2<text:span text:style-name="T16">16</text:span>) octets (soit 64 kilo-octets), avec 4 octets (32 bits) on pourra accéder à 4 giga-octets <text:s/>(1 kilo-octet= 2<text:span text:style-name="T16">10</text:span> octets, 1 mega-octet = 2<text:span text:style-name="T16">10</text:span> kilo-octets et 1 giga-octet = 2<text:span text:style-name="T16">10</text:span> mega-octet). </text:p>
        <text:p text:style-name="P41">Les microprocesseurs peuvent manipuler directement des adresses sur 64 bits et peuvent donc gérer directement un espace adressable de 2<text:span text:style-name="T20">64</text:span><text:span text:style-name="T25"> octets, soit 16 exa-octet (16384 péta-octet, soit environ 17 milliards de giga-octets).</text:span></text:p>
        <text:p text:style-name="Text_20_body">1.2. Qu'est-ce qu'un programme en langage machine ?</text:p>
        <text:list xml:id="list7767774972795117041" text:style-name="L33">
          <text:list-item>
            <text:p text:style-name="P142">Un programme en langage machin<text:span text:style-name="T33">e est</text:span><text:span text:style-name="T35"> une suite d'instructions-machine.</text:span></text:p>
          </text:list-item>
        </text:list>
        <text:list xml:id="list8421245762631975705" text:style-name="L34">
          <text:list-item>
            <text:p text:style-name="P143">Une instruction-machine est une suite de bits <text:span text:style-name="T11">qui co</text:span>ntient toutes les informations nécessaires à l'exécution de l'instruction. </text:p>
          </text:list-item>
        </text:list>
        <text:p text:style-name="P28">D'un point de vue logique, c'est-à-dire du point de vue du programmeur, le <text:soft-page-break/>microprocesseur va exécuter chaque instruction les unes après les autres. De fait, chaque instruction possède u<text:span text:style-name="T35">n</text:span><text:span text:style-name="T11">e adresse. Idéalement</text:span><text:span text:style-name="T35">, cette adresse pourrait être simplement le rang de l'instruction dans la suite, c'est à dire : 1re instruction du programme, 2e instruction du programme, etc. Or, les instructions sont stockées dans la mémoire de l'ordinateur. Le microprocesseur y accède par blocs de 2</text:span><text:span text:style-name="T21">3</text:span><text:span text:style-name="T26">x2</text:span><text:span text:style-name="T21">n</text:span><text:span text:style-name="T26"> bits, le plus souvent 8 bits (1 octet), 16 bits (un mot), 32 bits (un mot long) et plus récemment 64 bits. Plus rarement, on manipulera des données de 24 bits (par exemple pour le traitement d'images) ou des données de 80 bits (nombres flottants étendus). </text:span></text:p>
        <text:p text:style-name="P28">Les instructions sont de taille variable. En langage machine, l'adresse d'une instruction est donc l'<text:span text:style-name="T2">adresse mémoire </text:span><text:span text:style-name="T10">ou commence cette instruction. </text:span></text:p>
        <text:p text:style-name="P29">Voici par exemple, un petit programme en langage machine totalement factice, écrit en binaire avec une mémoire découpée en octets :</text:p>
        <text:p text:style-name="P29"><draw:frame draw:style-name="fr1" draw:name="Cadre1" text:anchor-type="paragraph" svg:x="1.806cm" svg:y="0.577cm" svg:width="7.59cm" draw:z-index="1"><draw:text-box fo:min-height="5.23cm"><text:p text:style-name="P25"/><text:p text:style-name="P25"><draw:line text:anchor-type="paragraph" draw:z-index="5" draw:style-name="gr2" draw:text-style-name="P234" svg:x1="1.946cm" svg:y1="0.146cm" svg:x2="1.946cm" svg:y2="4.194cm"><text:p/></draw:line>Adresse <text:s/><text:tab/>Contenu de la mémoire</text:p><text:p text:style-name="P25"><draw:rect text:anchor-type="paragraph" draw:z-index="2" draw:style-name="gr1" draw:text-style-name="P234" svg:width="2.144cm" svg:height="0.78cm" svg:x="2.369cm" svg:y="0.18cm"><text:p/></draw:rect><draw:line text:anchor-type="paragraph" draw:z-index="11" draw:style-name="gr2" draw:text-style-name="P234" svg:x1="0.067cm" svg:y1="0.035cm" svg:x2="6.152cm" svg:y2="0.035cm"><text:p/></draw:line>00000000<text:tab/>01010101 <text:tab/>1re instruction</text:p><text:p text:style-name="P25"><draw:rect text:anchor-type="paragraph" draw:z-index="3" draw:style-name="gr1" draw:text-style-name="P234" svg:width="2.144cm" svg:height="2.331cm" svg:x="2.369cm" svg:y="0.18cm"><text:p/></draw:rect><draw:line text:anchor-type="paragraph" draw:z-index="6" draw:style-name="gr2" draw:text-style-name="P234" svg:x1="0.014cm" svg:y1="0.108cm" svg:x2="6.073cm" svg:y2="0.108cm"><text:p/></draw:line>00000001 <text:s text:c="11"/>11111111<text:tab/>2e instruction </text:p><text:p text:style-name="P25"><draw:line text:anchor-type="paragraph" draw:z-index="7" draw:style-name="gr2" draw:text-style-name="P234" svg:x1="0.014cm" svg:y1="0.108cm" svg:x2="2.369cm" svg:y2="0.115cm"><text:p/></draw:line>00000010<text:tab/>00000000</text:p><text:p text:style-name="P25"><draw:line text:anchor-type="paragraph" draw:z-index="8" draw:style-name="gr2" draw:text-style-name="P234" svg:x1="0.014cm" svg:y1="0.108cm" svg:x2="2.369cm" svg:y2="0.108cm"><text:p/></draw:line>00000011<text:tab/>11001100</text:p><text:p text:style-name="P25"><draw:rect text:anchor-type="paragraph" draw:z-index="4" draw:style-name="gr1" draw:text-style-name="P234" svg:width="2.144cm" svg:height="0.706cm" svg:x="2.369cm" svg:y="0.18cm"><text:p/></draw:rect><draw:line text:anchor-type="paragraph" draw:z-index="9" draw:style-name="gr2" draw:text-style-name="P234" svg:x1="0.014cm" svg:y1="0.108cm" svg:x2="6.099cm" svg:y2="0.108cm"><text:p/></draw:line>00000100<text:tab/>00110011<text:tab/>début de la 3e</text:p><text:p text:style-name="P25"><text:tab/><text:tab/><text:tab/><text:tab/>instruction <text:tab/></text:p></draw:text-box></draw:frame></text:p>
        <text:p text:style-name="P29"/>
        <text:p text:style-name="P56"/>
        <text:p text:style-name="P56"/>
        <text:p text:style-name="P56"/>
        <text:p text:style-name="P56"/>
        <text:p text:style-name="P56"/>
        <text:p text:style-name="P56"/>
        <text:p text:style-name="P56"/>
        <text:p text:style-name="P56">Figure 1 : programme en langage machine (factice)</text:p>
        <text:h text:style-name="Heading_20_2" text:outline-level="2"><text:soft-page-break/>1.3. Qu'est-ce qu'un programme en assembleur ?</text:h>
        <text:p text:style-name="P28">L'assembleur permet simplement de rendre le langage machine un peu plus lisible : </text:p>
        <text:list xml:id="list6429883933328304295" text:style-name="L35">
          <text:list-item>
            <text:p text:style-name="P144">Chaque ligne d'assembleur contient une seule instruction, l'adresse d'une instruction est essentiellement constituée par son numéro de ligne.</text:p>
          </text:list-item>
          <text:list-item>
            <text:p text:style-name="P144">Le programmeur peut donner des noms aux adresses importantes pour lui.</text:p>
          </text:list-item>
          <text:list-item>
            <text:p text:style-name="P144">Les instructions s'écrivent sous la forme « <text:span text:style-name="T2">mnémonique suite_d'opérandes » </text:span>où la mnémonique est un mot qui rappelle le rôle de l'instruction. Par exemple, la mnémonique <text:span text:style-name="T2">MOV </text:span><text:span text:style-name="T10">indique une instruction de transfert de données (en anglais </text:span><text:span text:style-name="T2">déplacer</text:span><text:span text:style-name="T10"> se dit </text:span><text:span text:style-name="T2">move</text:span><text:span text:style-name="T10">). Les opérandes eux aussi peuvent avoir des noms définis par le programmeur. Par exemple, l'instruction assembleur « </text:span><text:span text:style-name="T2">MOV ORIGINE, DESTINATION » </text:span><text:span text:style-name="T10">va copier la donnée qui se trouve à l'adresse </text:span><text:span text:style-name="T2">ORIGINE</text:span><text:span text:style-name="T10"> dans le contenu de l'adresse </text:span><text:span text:style-name="T2">DESTINATION.</text:span></text:p>
          </text:list-item>
        </text:list>
        <text:p text:style-name="P28"><draw:frame draw:style-name="fr2" draw:name="Cadre2" text:anchor-type="paragraph" svg:x="0.097cm" svg:y="4.11cm" svg:width="11.141cm" draw:z-index="10"><draw:text-box fo:min-height="7.616cm"><text:p text:style-name="P100"><text:tab/>.data<text:tab/><text:tab/>#(1) zone de données</text:p><text:p text:style-name="P100"><text:s/></text:p><text:p text:style-name="P100">nb1:<text:tab/>.byte 1<text:tab/>#(2) premier octet : </text:p><text:p text:style-name="P100"><text:tab/><text:tab/><text:tab/># valeur 1 en base décimale</text:p><text:p text:style-name="P100">res: <text:s/>.byte 0<text:tab/>#(3) troisième octet : </text:p><text:p text:style-name="P100"><text:tab/><text:tab/><text:tab/>#valeur 0 en base décimale</text:p><text:p text:style-name="P100"><text:s/></text:p><text:p text:style-name="P100"><text:tab/>.text<text:tab/><text:tab/>#(4) zone d'instructions</text:p><text:p text:style-name="P100"/><text:p text:style-name="P100">Addition :</text:p><text:p text:style-name="P100"><text:tab/><text:tab/>#(5) copier la valeur contenue dans l'octet</text:p><text:p text:style-name="P100"><text:tab/><text:tab/># d'adresse nb1 dans le registre al</text:p><text:p text:style-name="P100"><text:tab/>movb<text:tab/>nb1,<text:tab/>%al</text:p><text:p text:style-name="P14"><text:tab/><text:tab/>#(6) ajouter la constante entière de</text:p><text:p text:style-name="P100"><text:tab/><text:tab/># valeur 5 en base décimale au registre al <text:tab/>addb<text:tab/>$5,<text:tab/>%al<text:tab/></text:p><text:p text:style-name="P14"><text:tab/><text:tab/>#(7) copier la valeur contenue dans le </text:p><text:p text:style-name="P100"><text:tab/><text:tab/># registre al (1 octet) à l'adresse res</text:p><text:p text:style-name="P110"><text:span text:style-name="T61"><text:tab/>movb<text:tab/>%al,<text:tab/>res</text:span><text:span text:style-name="T59"><text:tab/></text:span><text:tab/></text:p></draw:text-box></draw:frame>Un exemple de programme assembleur est donné en figure 2. La première colonne contient les <text:span text:style-name="T2">adresses symboliques </text:span>(appelées aussi <text:span text:style-name="T2">étiquettes</text:span>, par exemple <text:span text:style-name="T2">nb1</text:span>). Le programme chargé de l'assemblage (c'est-à-dire la translation assembleur vers langage machine) fera la transformation en adresses binaires.</text:p>
        <text:p text:style-name="P57"><text:soft-page-break/><text:span text:style-name="T10">Figure 2 : Programme en assembleur (syntaxe AT&amp;T</text:span><text:span text:style-name="T10"><text:note text:id="ftn2" text:note-class="footnote"><text:note-citation>2</text:note-citation><text:note-body><text:p text:style-name="P46">Les 2 principales syntaxes de l'assembleur sont la syntaxe <text:span text:style-name="T2">Intel</text:span> et la syntaxe <text:span text:style-name="T2">AT&amp;T</text:span>. Dans ce cours, nous utilisons la syntaxe <text:span text:style-name="T2">AT&amp;T</text:span>. C'est celle qui est utilisée par le compilateur-assembleur <text:span text:style-name="T2">GCC/GAS</text:span> de <text:span text:style-name="T2">GNU</text:span> (<text:span text:style-name="T2">Free Software Foundation)</text:span>. Ceci nous permet de réaliser les travaux pratiques aussi bien sur GNU/Linux que sur Windows.</text:p></text:note-body></text:note></text:span><text:span text:style-name="T10">)</text:span></text:p>
        <text:p text:style-name="P28">La deuxième colonne contient les <text:span text:style-name="T2">mnémoniques</text:span> (ex.: <text:span text:style-name="T2">movb</text:span>) et les <text:span text:style-name="T2">directives </text:span><text:span text:style-name="T10">(ex: </text:span><text:span text:style-name="T2">.data</text:span><text:span text:style-name="T10">). Les directives sont des instructions qui s'adressent au programme d'assemblage et qui lui permettent de produire un code exécutable compatible avec le système d'exploitation ciblé. Par exemple </text:span><text:span text:style-name="T2">.data</text:span><text:span text:style-name="T10"> demande la création d'une zone de donnée, </text:span><text:span text:style-name="T2">.byte</text:span><text:span text:style-name="T10"> demande la création d'un ou plusieurs espaces mémoire de 1 octet qui contiendront des nombres entiers préinitialisés. </text:span></text:p>
        <text:p text:style-name="P29">Les colonnes suivantes contiennent les opérandes séparés les uns des autres, le cas échéant, par des virgules. Enfin, la dernière colonne contient généralement les commentaires du programme; ils décrivent instruction par instruction les opérations qui seront exécutées par le microprocesseur. L'exemple en figure 2 nous permet d'introduire plusieurs notions :</text:p>
        <text:p text:style-name="Heading_20_3"><text:soft-page-break/>1.3.1 Type d'un opérande<text:bookmark text:name="Cours - type d'une opérande"/></text:p>
        <text:p text:style-name="P28">Nous voyons dans l'exemple ci-dessus, deux types d'opérandes :</text:p>
        <text:list xml:id="list8194936088978336307" text:style-name="L36">
          <text:list-item>
            <text:p text:style-name="P145"><text:span text:style-name="T10">nb1 et res sont des </text:span><text:span text:style-name="T2">étiquettes</text:span><text:span text:style-name="T10">. Elles désignent de façon symbolique des </text:span><text:span text:style-name="T2">adresses mémoire</text:span><text:span text:style-name="T10">.</text:span> </text:p>
          </text:list-item>
          <text:list-item>
            <text:p text:style-name="P145">$5 est une constante entière, en base décimale. On pourra écrire par exemple $0<text:span text:style-name="T18">b</text:span>010101 pour exprimer la valeur d'une constante en base <text:span text:style-name="T18">b</text:span>inaire et $0<text:span text:style-name="T18">x</text:span>9ABC01 pour la base he<text:span text:style-name="T18">x</text:span>adécimale (base 16).</text:p>
          </text:list-item>
          <text:list-item>
            <text:p text:style-name="P145">al est un <text:span text:style-name="T2">registre</text:span>, pour distinguer un registre d'une étiquette, nous les faisons précéder par un signe « % »</text:p>
          </text:list-item>
        </text:list>
        <text:p text:style-name="P28">Les registres sont des emplacements de mémoire internes au processeur. Les opérations arithmétiques ne peuvent être réalisées directement sur des emplacements en mémoire externe. Dans l'exemple précédent, il aurait été plus simple d'écrire une seule instruction « addb nb1, 5, res » réalisant la même opération. Malheureusement, les microprocesseurs de la famille 80x86 ne permettent pas ce type d'opérations à trois opérandes distinctes.</text:p>
        <text:p text:style-name="Heading_20_3">1.3.2. Taille d'un opérande ou d'une opération</text:p>
        <text:p text:style-name="P28">La lettre « b » qui termine les mnémoniques <text:span text:style-name="T2">mov</text:span> et <text:span text:style-name="T2">add</text:span> indique la taille en bits de l'opération à réaliser<text:span text:style-name="T2">. </text:span></text:p>
        <text:list xml:id="list2509941211746766380" text:style-name="L37">
          <text:list-item>
            <text:p text:style-name="P146">« <text:span text:style-name="T18">b</text:span> » indique qu'il s'agit d'une opération sur 8 bits. Les opérandes indiquent donc des emplacements d'octets (en anglais : <text:span text:style-name="T3">b</text:span><text:span text:style-name="T2">yte</text:span>). </text:p>
          </text:list-item>
          <text:list-item>
            <text:p text:style-name="P146">« <text:span text:style-name="T18">w</text:span> » indique une opération sur 16 bits. Les emplacements contiennent donc des mots (en anglais : <text:span text:style-name="T3">w</text:span><text:span text:style-name="T2">ord</text:span>). </text:p>
          </text:list-item>
          <text:list-item>
            <text:p text:style-name="P146">« <text:span text:style-name="T18">l</text:span> » indique une opération sur des cases mémoires de 32 bits, soit des mots longs (en anglais <text:span text:style-name="T3">l</text:span><text:span text:style-name="T2">ong words)</text:span>. On peut aussi utiliser le suffixe <text:soft-page-break/>« <text:span text:style-name="T18">d</text:span> » pour <text:span text:style-name="T3">d</text:span><text:span text:style-name="T2">ouble-word</text:span>.</text:p>
          </text:list-item>
          <text:list-item>
            <text:p text:style-name="P146">« <text:span text:style-name="T18">q</text:span> » indique une opération sur des cases mémoires de 64 bits, soit des mots quadruples (en anglais <text:span text:style-name="T3">q</text:span><text:span text:style-name="T2">uad-word</text:span>). </text:p>
          </text:list-item>
        </text:list>
        <text:p text:style-name="Heading_20_3">1.3.3. Sens des opérations</text:p>
        <text:p text:style-name="P28">Avec la syntaxe AT&amp;T, lorsqu'il y a 2 opérandes, la première représente la <text:span text:style-name="T2">source</text:span> et la deuxième représente la <text:span text:style-name="T2">destination</text:span>. Voyons maintenant l'évolution de la mémoire interne et externe au fur et à mesure que notre programme est exécuté ligne après ligne :</text:p>
        <text:p text:style-name="P28"/>
        <table:table table:name="Tableau1" table:style-name="Tableau1">
          <table:table-column table:style-name="Tableau1.A"/>
          <table:table-column table:style-name="Tableau1.B" table:number-columns-repeated="2"/>
          <table:table-column table:style-name="Tableau1.D"/>
          <table:table-header-rows>
            <table:table-row>
              <table:table-cell table:style-name="Tableau1.A1" table:number-rows-spanned="2" office:value-type="string">
                <text:p text:style-name="P61">ligne /instruction</text:p>
              </table:table-cell>
              <table:table-cell table:style-name="Tableau1.B1" table:number-columns-spanned="3" office:value-type="string">
                <text:p text:style-name="P60">contenus</text:p>
              </table:table-cell>
              <table:covered-table-cell/>
              <table:covered-table-cell/>
            </table:table-row>
          </table:table-header-rows>
          <table:table-row>
            <table:covered-table-cell/>
            <table:table-cell table:style-name="Tableau1.B2" office:value-type="string">
              <text:p text:style-name="P60"><text:s/>nb1</text:p>
            </table:table-cell>
            <table:table-cell table:style-name="Tableau1.B2" office:value-type="string">
              <text:p text:style-name="P60"><text:s/>%al</text:p>
            </table:table-cell>
            <table:table-cell table:style-name="Tableau1.D2" office:value-type="string">
              <text:p text:style-name="P60"><text:s/>res</text:p>
            </table:table-cell>
          </table:table-row>
          <table:table-row>
            <table:table-cell table:style-name="Tableau1.B2" office:value-type="string">
              <text:p text:style-name="P62">1/ « .data »</text:p>
            </table:table-cell>
            <table:table-cell table:style-name="Tableau1.B2" office:value-type="string">
              <text:p text:style-name="P63">?</text:p>
            </table:table-cell>
            <table:table-cell table:style-name="Tableau1.B2" office:value-type="string">
              <text:p text:style-name="P63">?</text:p>
            </table:table-cell>
            <table:table-cell table:style-name="Tableau1.D2" office:value-type="string">
              <text:p text:style-name="P63">?</text:p>
            </table:table-cell>
          </table:table-row>
          <table:table-row>
            <table:table-cell table:style-name="Tableau1.A4" office:value-type="string">
              <text:p text:style-name="P75">2/ nb1: .byte 1</text:p>
            </table:table-cell>
            <table:table-cell table:style-name="Tableau1.B4" office:value-type="float" office:value="1">
              <text:p text:style-name="P80">1</text:p>
            </table:table-cell>
            <table:table-cell table:style-name="Tableau1.B2" office:value-type="string">
              <text:p text:style-name="P76">?</text:p>
            </table:table-cell>
            <table:table-cell table:style-name="Tableau1.D4" office:value-type="string">
              <text:p text:style-name="P76">?</text:p>
            </table:table-cell>
          </table:table-row>
          <table:table-row>
            <table:table-cell table:style-name="Tableau1.B2" office:value-type="string">
              <text:p text:style-name="P75">3/ res: .byte 0</text:p>
            </table:table-cell>
            <table:table-cell table:style-name="Tableau1.B4" office:value-type="float" office:value="1">
              <text:p text:style-name="P76">1</text:p>
            </table:table-cell>
            <table:table-cell table:style-name="Tableau1.B2" office:value-type="string">
              <text:p text:style-name="P76">?</text:p>
            </table:table-cell>
            <table:table-cell table:style-name="Tableau1.D5" office:value-type="float" office:value="0">
              <text:p text:style-name="P80">0</text:p>
            </table:table-cell>
          </table:table-row>
          <table:table-row>
            <table:table-cell table:style-name="Tableau1.B2" office:value-type="string">
              <text:p text:style-name="P75">5/ movb nb1, %al</text:p>
            </table:table-cell>
            <table:table-cell table:style-name="Tableau1.B4" office:value-type="float" office:value="1">
              <text:p text:style-name="P76">1</text:p>
            </table:table-cell>
            <table:table-cell table:style-name="Tableau1.B4" office:value-type="float" office:value="1">
              <text:p text:style-name="P80">1</text:p>
            </table:table-cell>
            <table:table-cell table:style-name="Tableau1.D5" office:value-type="float" office:value="0">
              <text:p text:style-name="P76">0</text:p>
            </table:table-cell>
          </table:table-row>
          <table:table-row>
            <table:table-cell table:style-name="Tableau1.B2" office:value-type="string">
              <text:p text:style-name="P75">6/ addb $5, %al</text:p>
            </table:table-cell>
            <table:table-cell table:style-name="Tableau1.B4" office:value-type="float" office:value="1">
              <text:p text:style-name="P76">1</text:p>
            </table:table-cell>
            <table:table-cell table:style-name="Tableau1.B4" office:value-type="float" office:value="6">
              <text:p text:style-name="P80">6</text:p>
            </table:table-cell>
            <table:table-cell table:style-name="Tableau1.D5" office:value-type="float" office:value="0">
              <text:p text:style-name="P76">0</text:p>
            </table:table-cell>
          </table:table-row>
          <table:table-row>
            <table:table-cell table:style-name="Tableau1.A4" office:value-type="string">
              <text:p text:style-name="P75">7/ movb %al, res</text:p>
            </table:table-cell>
            <table:table-cell table:style-name="Tableau1.B4" office:value-type="float" office:value="1">
              <text:p text:style-name="P76">1</text:p>
            </table:table-cell>
            <table:table-cell table:style-name="Tableau1.B4" office:value-type="float" office:value="6">
              <text:p text:style-name="P76">6</text:p>
            </table:table-cell>
            <table:table-cell table:style-name="Tableau1.D5" office:value-type="float" office:value="6">
              <text:p text:style-name="P80">6</text:p>
            </table:table-cell>
          </table:table-row>
        </table:table>
        <text:p text:style-name="P28">Le code assembleur que nous venons d'écrire est donc susceptible d'être produit par la compilation d'une instruction simple en langage C ou C++ : « short int nb1=1, res=0; res=nb1+5; »</text:p>
        <text:p text:style-name="P28">En assembleur, il n'y a pas de notion de « variable », les notions d'adresse symbolique, de registre, de taille, etc. sont très primitives comparées aux notions de variables (typées, structurées, de portée définie, etc.) telles qu'on peut les trouver dans les langages évolués.</text:p>
      </text:section>
      <text:section text:style-name="Sect1" text:name="Artihmétique Entière">
        <text:h text:style-name="P128" text:outline-level="1"><text:soft-page-break/></text:h>
        <text:h text:style-name="P133" text:outline-level="1">2. Arithmétique entière</text:h>
        <text:h text:style-name="Heading_20_2" text:outline-level="2">2.1. Un mot sur les registres généraux et leur capacité</text:h>
        <text:p text:style-name="P28"><text:span text:style-name="T72">En réalité, le registre </text:span><text:span text:style-name="T76">al</text:span><text:span text:style-name="T72">, que nous avons vu rapidement en section 1.3, n'est que la partie basse (</text:span><text:span text:style-name="T77">a</text:span><text:span text:style-name="T78">ccumulator </text:span><text:span text:style-name="T77">l</text:span><text:span text:style-name="T79">ow</text:span><text:span text:style-name="T72"> en anglais) de 8 bits d'un registre de 16 bits nommé </text:span><text:span text:style-name="T77">ax</text:span><text:span text:style-name="T78"> </text:span><text:span text:style-name="T73">(</text:span><text:span text:style-name="T77">a</text:span><text:span text:style-name="T78">ccumulator e</text:span><text:span text:style-name="T77">x</text:span><text:span text:style-name="T78">tended</text:span><text:span text:style-name="T73">).</text:span><text:span text:style-name="T72"> La partie haute de 8 bits de ce registre </text:span><text:span text:style-name="T80">ax</text:span><text:span text:style-name="T72"> se nomme </text:span><text:span text:style-name="T80">ah</text:span><text:span text:style-name="T78"> </text:span><text:span text:style-name="T73">(pour</text:span><text:span text:style-name="T78"> </text:span><text:span text:style-name="T77">a</text:span><text:span text:style-name="T78">ccumulator </text:span><text:span text:style-name="T77">h</text:span><text:span text:style-name="T78">igh)</text:span><text:span text:style-name="T72">. La version 32 bits de ce registre se nomme </text:span><text:span text:style-name="T81">eax</text:span><text:span text:style-name="T82"> (</text:span><text:span text:style-name="T77">e</text:span><text:span text:style-name="T79">xtended </text:span><text:span text:style-name="T77">a</text:span><text:span text:style-name="T79">ccumulateur e</text:span><text:span text:style-name="T77">x</text:span><text:span text:style-name="T79">tended, </text:span><text:span text:style-name="T74">bits</text:span><text:span text:style-name="T79"> </text:span><text:span text:style-name="T74">numérotés de 0 à 31</text:span><text:span text:style-name="T82">) et la version 64 bits du même registre se nomme </text:span><text:span text:style-name="T83">rax</text:span><text:span text:style-name="T82">. </text:span></text:p>
        <text:p text:style-name="P28"><text:span text:style-name="T82">Autrement dit, e</text:span><text:span text:style-name="T79">ax</text:span><text:span text:style-name="T74"> représente les 32 bits de poids faible de rax (bits 0 à 31), </text:span><text:span text:style-name="T79">ax</text:span><text:span text:style-name="T74"> représente les 16 bits de poids faible de eax (bits 0 à 15), </text:span><text:span text:style-name="T79">al</text:span><text:span text:style-name="T74"> représente ses 8 bits de poids faible (bits 0 à7) et </text:span><text:span text:style-name="T79">ah</text:span><text:span text:style-name="T74"> représente les bits de numérotés 8 à 15 dans la figure suivante :</text:span></text:p>
        <text:p text:style-name="P21"><draw:g text:anchor-type="paragraph" draw:z-index="19" draw:style-name="gr5"><draw:rect draw:style-name="gr6" draw:text-style-name="P235" svg:width="11.193cm" svg:height="3.216cm" svg:x="0.046cm" svg:y="0.503cm"><text:p text:style-name="P234"><text:span text:style-name="T92">%rax</text:span></text:p><text:p text:style-name="P234"><text:span text:style-name="T92"/></text:p><text:p text:style-name="P234"><text:span text:style-name="T92"/></text:p><text:p text:style-name="P234"><text:span text:style-name="T92"/></text:p><text:p text:style-name="P234"><text:span text:style-name="T92"/></text:p><text:p text:style-name="P234"><text:span text:style-name="T93"/></text:p><text:p text:style-name="P234"><text:span text:style-name="T93">bit 63..........................................bit 32 <text:s text:c="63"/></text:span></text:p></draw:rect><draw:rect draw:style-name="gr7" draw:text-style-name="P235" svg:width="5.532cm" svg:height="2.622cm" svg:x="5.706cm" svg:y="1.045cm"><text:p text:style-name="P236"><text:span text:style-name="T92">%eax</text:span></text:p><text:p text:style-name="P236"><text:span text:style-name="T94"/></text:p><text:p text:style-name="P236"><text:span text:style-name="T93"/></text:p><text:p text:style-name="P236"><text:span text:style-name="T93"/></text:p><text:p text:style-name="P236"><text:span text:style-name="T93"/></text:p><text:p text:style-name="P236"><text:span text:style-name="T93"/></text:p><text:p text:style-name="P236"><text:span text:style-name="T93">b31...............b26 <text:s text:c="38"/></text:span></text:p></draw:rect><draw:rect draw:style-name="gr8" draw:text-style-name="P235" svg:width="2.754cm" svg:height="1.906cm" svg:x="8.484cm" svg:y="1.761cm"><text:p text:style-name="P234"><text:span text:style-name="T92">%ax</text:span></text:p></draw:rect><draw:rect draw:style-name="gr9" draw:text-style-name="P235" svg:width="1.299cm" svg:height="1.244cm" svg:x="9.94cm" svg:y="2.422cm"><text:p text:style-name="P234"><text:span text:style-name="T92">%al</text:span></text:p><text:p text:style-name="P234"><text:span text:style-name="T93"/></text:p><text:p text:style-name="P234"><text:span text:style-name="T93">b7...b0</text:span></text:p></draw:rect><draw:rect draw:style-name="gr10" draw:text-style-name="P235" svg:width="1.456cm" svg:height="1.271cm" svg:x="8.484cm" svg:y="2.449cm"><text:p text:style-name="P234"><text:span text:style-name="T92">%ah</text:span></text:p><text:p text:style-name="P234"><text:span text:style-name="T93"/></text:p><text:p text:style-name="P234"><text:span text:style-name="T93">b15...b8</text:span></text:p></draw:rect></draw:g></text:p>
        <text:p text:style-name="P21"/>
        <text:p text:style-name="P21"/>
        <text:p text:style-name="P24"/>
        <text:p text:style-name="P30">Figure 2 : Le registre rax (64 bits)</text:p>
        <text:p text:style-name="P39"><text:span text:style-name="T12">Les processeurs récents de la famille 80x86 (AMD® et Intel</text:span>®<text:span text:style-name="T12">) possèdent 3 autres registres de 64 bits similaires à </text:span><text:span text:style-name="T4">rax :</text:span><text:span text:style-name="T12"> </text:span><text:span text:style-name="T4">rbx</text:span><text:span text:style-name="T12">, </text:span><text:span text:style-name="T4">rcx</text:span><text:span text:style-name="T12"> et </text:span><text:span text:style-name="T4">rdx. </text:span><text:span text:style-name="T12">Ils sont eux aussi décomposables en registres de 8, 16 et 32 bits : </text:span><text:span text:style-name="T4">ebx</text:span><text:span text:style-name="T12">, </text:span><text:span text:style-name="T4">ecx</text:span><text:span text:style-name="T12">, </text:span><text:span text:style-name="T4">edx</text:span><text:span text:style-name="T12">, </text:span><text:span text:style-name="T4">bx</text:span><text:span text:style-name="T12">, </text:span><text:span text:style-name="T4">cx</text:span><text:span text:style-name="T12">, </text:span><text:span text:style-name="T4">dx</text:span><text:span text:style-name="T12">, </text:span><text:span text:style-name="T4">bh</text:span><text:span text:style-name="T12">, </text:span><text:span text:style-name="T4">ch</text:span><text:span text:style-name="T12">, </text:span><text:span text:style-name="T4">dh</text:span><text:span text:style-name="T12">, </text:span><text:span text:style-name="T4">bl</text:span><text:span text:style-name="T12">, </text:span><text:span text:style-name="T4">cl</text:span><text:span text:style-name="T12"> et </text:span><text:span text:style-name="T4">dl</text:span><text:span text:style-name="T12">.</text:span></text:p>
        <text:p text:style-name="P39">Il est important de bien comprendre la structure imbriquée des registres et sous-registres : seul <text:span text:style-name="T2">ah</text:span> et <text:span text:style-name="T2">al</text:span> sont indépendants. Dans les autres cas, une modification d'un des registres a des répercussions sur les autres registres.</text:p>
        <text:p text:style-name="P39"><text:span text:style-name="T33">On peut légitimement se demander pourquoi les registres ont une structure aussi complexe. En fait, ce choix technologique découle simplement de </text:span><text:soft-page-break/><text:span text:style-name="T33">nécessités économiques : Les premiers processeurs de la famille 80x86</text:span><text:span text:style-name="T33"><text:note text:id="ftn3" text:note-class="footnote"><text:note-citation>3</text:note-citation><text:note-body><text:p text:style-name="P45">Le 8086, présenté par Intel en1978 était un processeur 16 bits. Le 80386, présenté par Intel en 1985 permit de passer à 32 bits. Et il a fallu attendre les années 2000 pour voir apparaître les premiers 64 bits de la famille x86 par AMD.</text:p></text:note-body></text:note></text:span><text:span text:style-name="T33"> avaient un bus de données de 8 bits et un bus d'adresse de 16 bits. Mais à chaque évolution de la taille des bus de données et d'adresses, il fallait garantir que les logiciels écrits pour la génération de processeurs précédente fonctionnent parfaitement avec les nouveaux processeurs. Sans cette garantie, il aurait été nécessaire de recompiler l'ensemble du parc logiciel. De ceci a dérivé une contrainte simple : chaque nouveau jeu d'instructions et de registres doit être un sur-ensemble des anciens jeux d'instructions et de registres.</text:span></text:p>
        <text:section text:style-name="Sect1" text:name="Arithmétique Entière">
          <text:h text:style-name="Heading_20_2" text:outline-level="2">2.2. Entiers signés et non signés</text:h>
          <text:p text:style-name="P28">Revenons sur les questions de capacité de représentation des données. Si l'on considère les entiers naturels, la valeur la plus basse est bien entendu 0 et la valeur maximale est donné par la formule <text:span text:style-name="T2">2</text:span><text:span text:style-name="T22">n</text:span><text:span text:style-name="T2">-1</text:span><text:span text:style-name="T10">, n étant le nombre de bits utilisés pour le stockage. Autrement dit, un octet (8 bits) peut contenir des valeurs entières allant de 0 à 255, un mot (16 bits) des valeurs allant de 0 à 65.535, un mot long (32 bits) des valeurs allant de 0 à 4.294.967.295 et un mot quadruple (64 bits) des valeurs allant de 0 à 18.446.744.073.709.551.615.</text:span></text:p>
          <text:p text:style-name="P28">Qu'en est-il pour les entiers relatifs ? Il est évident que d'une façon ou d'une autre, nous devrons utiliser 1 bit pour stocker le signe du nombre. Nous pourrions naturellement utiliser 1 bit pour stocker le signe et tous les autres bits pour stocker la valeur absolue. Mais il est aussi évident que cela nous obligerait à modifier l'algorithme que nous utilisons pour l'addition et la soustraction des entiers naturels. Par exemple, sur un octet, 0b1 – 0b11 devrait donner comme résultat : 0b10000001 alors que l'algorithme de soustraction pour les entiers naturels nous donne : 0b11111111.</text:p>
          <text:p text:style-name="P28">Nous allons plutôt rechercher un type de représentation qui modifie le moins possible cet algorithme additif. La première constatation est que si l'on choisi le bit de poids fort comme bit de signe avec sa valeur 0 comme indication d'un nombre positif, hormis la question des capacités, l'addition et la soustraction fonctionneront comme avant. </text:p>
          <text:p text:style-name="P28"/>
          <text:p text:style-name="P28"><text:soft-page-break/>Par exemple, l'addition des deux entiers relatifs 64 et 63 (résultat 127), s'écrira en binaire :</text:p>
          <text:p text:style-name="P20"><draw:frame draw:style-name="fr1" draw:name="Cadre4" text:anchor-type="paragraph" svg:x="3.004cm" svg:y="0.37cm" svg:width="5.219cm" draw:z-index="12"><draw:text-box fo:min-height="2.886cm"><table:table table:name="Tableau3" table:style-name="Tableau3"><table:table-column table:style-name="Tableau3.A" table:number-columns-repeated="8"/><table:table-column table:style-name="Tableau3.I"/><table:table-header-rows><table:table-row><table:table-cell table:style-name="Tableau3.A1"><text:p text:style-name="P54"/></table:table-cell><table:table-cell table:style-name="Tableau3.A1" office:value-type="float" office:value="0"><text:p text:style-name="P54">0</text:p></table:table-cell><table:table-cell table:style-name="Tableau3.A1" office:value-type="float" office:value="1"><text:p text:style-name="P54">1</text:p></table:table-cell><table:table-cell table:style-name="Tableau3.A1" office:value-type="float" office:value="0"><text:p text:style-name="P54">0</text:p></table:table-cell><table:table-cell table:style-name="Tableau3.A1" office:value-type="float" office:value="0"><text:p text:style-name="P54">0</text:p></table:table-cell><table:table-cell table:style-name="Tableau3.A1" office:value-type="float" office:value="0"><text:p text:style-name="P54">0</text:p></table:table-cell><table:table-cell table:style-name="Tableau3.A1" office:value-type="float" office:value="0"><text:p text:style-name="P54">0</text:p></table:table-cell><table:table-cell table:style-name="Tableau3.A1" office:value-type="float" office:value="0"><text:p text:style-name="P54">0</text:p></table:table-cell><table:table-cell table:style-name="Tableau3.I1" office:value-type="float" office:value="0"><text:p text:style-name="P54">0</text:p></table:table-cell></table:table-row></table:table-header-rows><table:table-row><table:table-cell table:style-name="Tableau3.A2" office:value-type="string"><text:p text:style-name="P66">+</text:p></table:table-cell><table:table-cell table:style-name="Tableau3.B2" office:value-type="float" office:value="0"><text:p text:style-name="P66">0</text:p></table:table-cell><table:table-cell table:style-name="Tableau3.B2" office:value-type="float" office:value="0"><text:p text:style-name="P66">0</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I2" office:value-type="float" office:value="1"><text:p text:style-name="P66">1</text:p></table:table-cell></table:table-row><table:table-row><table:table-cell table:style-name="Tableau3.A3" office:value-type="float" office:value="0"><text:p text:style-name="P66">=</text:p></table:table-cell><table:table-cell table:style-name="Tableau3.B2" table:formula="ooow:&quot;=&quot;" office:value-type="float" office:value="0"><text:p text:style-name="P66">0</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B2" office:value-type="float" office:value="1"><text:p text:style-name="P66">1</text:p></table:table-cell><table:table-cell table:style-name="Tableau3.I2" office:value-type="float" office:value="1"><text:p text:style-name="P66">1</text:p></table:table-cell></table:table-row></table:table><text:p text:style-name="P86"/></draw:text-box></draw:frame></text:p>
          <text:p text:style-name="P20"/>
          <text:p text:style-name="P20"/>
          <text:p text:style-name="P20"/>
          <text:p text:style-name="P20"/>
          <text:p text:style-name="P28">En ce qui concerne les nombres négatifs, regardons ce qu'il se passe si l'on représente les nombre sur 3 bits : La valeur positive maximale est 3 (0b011), en soustrayant successivement 1 à cette valeur, nous obtenons :</text:p>
          <table:table table:name="Tableau4" table:style-name="Tableau4">
            <table:table-column table:style-name="Tableau4.A"/>
            <table:table-column table:style-name="Tableau4.B"/>
            <table:table-header-rows>
              <table:table-row>
                <table:table-cell table:style-name="Tableau4.A1" office:value-type="string">
                  <text:p text:style-name="P59">Binaire</text:p>
                </table:table-cell>
                <table:table-cell table:style-name="Tableau4.B1" office:value-type="string">
                  <text:p text:style-name="P59">Décimal</text:p>
                </table:table-cell>
              </table:table-row>
            </table:table-header-rows>
            <table:table-row>
              <table:table-cell table:style-name="Tableau4.A2" office:value-type="float" office:value="0">
                <text:p text:style-name="P58">011</text:p>
              </table:table-cell>
              <table:table-cell table:style-name="Tableau4.B2" office:value-type="float" office:value="0">
                <text:p text:style-name="P58">3</text:p>
              </table:table-cell>
            </table:table-row>
            <table:table-row>
              <table:table-cell table:style-name="Tableau4.A2" office:value-type="float" office:value="0">
                <text:p text:style-name="P83">010</text:p>
              </table:table-cell>
              <table:table-cell table:style-name="Tableau4.B2" office:value-type="float" office:value="0">
                <text:p text:style-name="P83">2</text:p>
              </table:table-cell>
            </table:table-row>
            <table:table-row>
              <table:table-cell table:style-name="Tableau4.A2" office:value-type="float" office:value="0">
                <text:p text:style-name="P83">001</text:p>
              </table:table-cell>
              <table:table-cell table:style-name="Tableau4.B2" office:value-type="float" office:value="0">
                <text:p text:style-name="P83">1</text:p>
              </table:table-cell>
            </table:table-row>
            <table:table-row>
              <table:table-cell table:style-name="Tableau4.A2" office:value-type="float" office:value="0">
                <text:p text:style-name="P83">000</text:p>
              </table:table-cell>
              <table:table-cell table:style-name="Tableau4.B2" office:value-type="float" office:value="0">
                <text:p text:style-name="P83">0</text:p>
              </table:table-cell>
            </table:table-row>
            <table:table-row>
              <table:table-cell table:style-name="Tableau4.A2" office:value-type="float" office:value="0">
                <text:p text:style-name="P81">111</text:p>
              </table:table-cell>
              <table:table-cell table:style-name="Tableau4.B2" office:value-type="float" office:value="0">
                <text:p text:style-name="P81">-1</text:p>
              </table:table-cell>
            </table:table-row>
            <table:table-row>
              <table:table-cell table:style-name="Tableau4.A2" office:value-type="float" office:value="0">
                <text:p text:style-name="P83">110</text:p>
              </table:table-cell>
              <table:table-cell table:style-name="Tableau4.B2" office:value-type="float" office:value="0">
                <text:p text:style-name="P83">-2</text:p>
              </table:table-cell>
            </table:table-row>
            <table:table-row>
              <table:table-cell table:style-name="Tableau4.A2" office:value-type="float" office:value="0">
                <text:p text:style-name="P83">101</text:p>
              </table:table-cell>
              <table:table-cell table:style-name="Tableau4.B2" office:value-type="float" office:value="0">
                <text:p text:style-name="P83">-3</text:p>
              </table:table-cell>
            </table:table-row>
            <table:table-row>
              <table:table-cell table:style-name="Tableau4.A2" office:value-type="float" office:value="0">
                <text:p text:style-name="P83">100</text:p>
              </table:table-cell>
              <table:table-cell table:style-name="Tableau4.B2" office:value-type="float" office:value="0">
                <text:p text:style-name="P83">-4</text:p>
              </table:table-cell>
            </table:table-row>
          </table:table>
          <text:p text:style-name="P20"/>
          <text:p text:style-name="P20"/>
          <text:p text:style-name="P28">En théorie, pour l'opération 0b0-0b1, notre algorithme « naturel » de <text:soft-page-break/>soustraction par propagation des retenues donne un nombre binaire composé d'une infinité de bits à 1. Mais seuls les 3 bits de poids faible du résultat peuvent être stockés.</text:p>
          <text:p text:style-name="P28">Ce mode de représentation des nombres négatifs se nomme le <text:span text:style-name="T2">complément à 2</text:span>. Pour obtenir l'opposé d'un nombre, il suffit d'inverser valeur chacun des bits de ce nombre et de lui ajouter 1. Par exemple, l'opposé de 0b011 (3) sur 3 bits est 0b100+0b1 = 0b101 (-3). Notez que si on ajoute<text:span text:style-name="T2"> naturellement </text:span>un nombre à son opposé, on obtient bien la valeur 0 sur 3 bits. </text:p>
          <text:p text:style-name="P28"><text:span text:style-name="T10">Lorsqu'il s'agit d'entiers signés, les valeurs seront donc comprises entre </text:span><text:span text:style-name="T2">-2</text:span><text:span text:style-name="T22">n-1</text:span><text:span text:style-name="T10"> et </text:span><text:span text:style-name="T2">2</text:span><text:span text:style-name="T22">n-1</text:span><text:span text:style-name="T2">-1</text:span><text:span text:style-name="T10">, </text:span><text:span text:style-name="T2">n</text:span><text:span text:style-name="T10"> étant le nombre de bits utilisés pour le stockage. Notez que l'opposé de la valeur minimale (</text:span><text:span text:style-name="T2">-2</text:span><text:span text:style-name="T22">n-1</text:span><text:span text:style-name="T10">) ne donne pas un résultat valide (</text:span><text:span text:style-name="T2">2</text:span><text:span text:style-name="T22">n-1</text:span><text:span text:style-name="T2">&gt;2</text:span><text:span text:style-name="T22">n-1</text:span><text:span text:style-name="T2">-1</text:span><text:span text:style-name="T10">). Par exemple, l'opposé de 0b100 (-4) est 0b100. </text:span></text:p>
          <text:p text:style-name="P28">Ici, on voit bien apparaître la différence entre les ensembles des entiers naturels (<text:span text:style-name="T88">ℕ</text:span>), des entiers relatifs (<text:span text:style-name="T88">ℤ</text:span>), des entiers non signés sur x bits (<text:span text:style-name="T88">ℕ</text:span><text:span text:style-name="T41">x) </text:span><text:span text:style-name="T30"><text:s/>et</text:span><text:span text:style-name="T41"> </text:span><text:span text:style-name="T72">entiers signés sur x bits (</text:span><text:span text:style-name="T84">ℤ</text:span><text:span text:style-name="T42">x</text:span><text:span text:style-name="T72">). On a les relations suivantes :</text:span><text:span text:style-name="T75">ℕ</text:span><text:span text:style-name="T29">⊂ℤ,</text:span><text:span text:style-name="T75"> ℤ</text:span><text:span text:style-name="T43">x</text:span><text:span text:style-name="T29">⊂ℤ et ℕ</text:span><text:span text:style-name="T43">x</text:span><text:span text:style-name="T29">⊂ℕ, mais il faut faire attention, car ℕ</text:span><text:span text:style-name="T43">x </text:span><text:span text:style-name="T31">Ë</text:span><text:span text:style-name="T29">ℤ</text:span><text:span text:style-name="T43">x</text:span><text:span text:style-name="T72">, par contre <text:s/></text:span><text:span text:style-name="T29">ℕ</text:span><text:span text:style-name="T43">x</text:span><text:span text:style-name="T29">⊂ℤ</text:span><text:span text:style-name="T43">x+1</text:span><text:span text:style-name="T72">. </text:span></text:p>
          <text:p text:style-name="P39">Et bien entendu, toutes les opérations arithmétiques sont susceptibles d'amener nos valeurs à dépasser les bornes minimales ou maximales de nos entiers...</text:p>
          <text:p text:style-name="P39"/>
          <text:section text:style-name="Sect1" text:name="Débordement">
            <text:h text:style-name="P208" text:outline-level="2">2.3. Débordements</text:h>
            <text:p text:style-name="P39">Comment le programmeur peut-il savoir si le calcul a donné un résultat valide ? En effet, si l'on ajoute 1 à 255 sur un octet, pour le microprocesseur, le résultat (invalide) est 0. De même, toujours sur un octet, -128 — 1 donne 127 (0b10000000 – 0b1 = 0b01111111).</text:p>
            <text:p text:style-name="P39">En plus des registres généraux rax, rbx, rcx, rdx, le microprocesseur possède un registre spécial : le registre d'état <text:span text:style-name="T2">RFLAGS</text:span> (FLAG signifie « Drapeau » en anglais). Chacun des 64 bits (drapeaux) de ce registre indique une caractéristique binaire de l'état du processeur. Mais seule une petite partie de ces bits concernent les opérations arithmétiques. Après exécution d'une instruction arithmétique, le bit :</text:p>
            <text:list xml:id="list2577360191368389684" text:style-name="L38">
              <text:list-item>
                <text:p text:style-name="P138"><text:soft-page-break/>ZF (<text:span text:style-name="T2">Zero Flag, bit n°6 de RFLAGS</text:span>) indique si le résultat est nul (ZF=1) ou non nul (ZF=0). </text:p>
              </text:list-item>
              <text:list-item>
                <text:p text:style-name="P138">SF (<text:span text:style-name="T2">Sign Flag, bit n°7 de RFLAGS</text:span>) indique si le résultat est positif (SF=0) ou négatif (SF=1). </text:p>
              </text:list-item>
              <text:list-item>
                <text:p text:style-name="P138">PF (<text:span text:style-name="T2">Parity Flag, bit n°2 de RFLAGS</text:span>) indique que le résultat est pair (PF=1) ou impair (PF=0). </text:p>
              </text:list-item>
              <text:list-item>
                <text:p text:style-name="P138">CF (<text:span text:style-name="T2">Carry Flag</text:span>,<text:span text:style-name="T2"> bit n°0 de RFLAGS</text:span>) indique une <text:span text:style-name="T2">retenue</text:span> (CF=1) sur les entiers non signés.</text:p>
              </text:list-item>
              <text:list-item>
                <text:p text:style-name="P138">OF (<text:span text:style-name="T2">Overflow Flag, bit n°11 de RFLAGS</text:span>), indique un <text:span text:style-name="T2">débordement</text:span> (OF=1) sur les entiers signés.</text:p>
              </text:list-item>
            </text:list>
            <text:p text:style-name="P39">Lors d'une opération sur <text:span text:style-name="T2">n</text:span> bits, le drapeau CF contiendra le bit numéro <text:span text:style-name="T2">n</text:span> (ou <text:span text:style-name="T2">n-1</text:span>ème bit) du résultat. Par exemple, sur 8 bits :</text:p>
            <text:list xml:id="list7013044759688142368" text:style-name="L39">
              <text:list-item>
                <text:p text:style-name="P139">0b11111111 + 0b1 = 0b00000000 avec CF = 1</text:p>
              </text:list-item>
              <text:list-item>
                <text:p text:style-name="P139">0b00000000 – 0b1 = 0b11111111 avec CF = 1</text:p>
              </text:list-item>
              <text:list-item>
                <text:p text:style-name="P139">0b11111110 + 0b1 = 0b11111111 avec CF = 0</text:p>
              </text:list-item>
            </text:list>
            <text:p text:style-name="P39">On voit donc aisément, que si pour le programmeur, les opérandes sont des entiers non signés, le résultat est valide si et seulement si CF =0 et il est invalide si et seulement si CF = 1.</text:p>
            <text:p text:style-name="P39">Si pour le programmeur, les opérandes sont des entiers signés, c'est le drapeau OF qui indiquera la validité du résultat. Par exemple, sur 8 bits (non-signés : <text:span text:style-name="T88">ℕ</text:span><text:span text:style-name="T44">8</text:span>, signés : <text:span text:style-name="T88">ℤ</text:span><text:span text:style-name="T40">8</text:span>) :</text:p>
            <text:list xml:id="list5850489189632931390" text:style-name="L40">
              <text:list-item>
                <text:p text:style-name="P140">0b11111111 + 0b1 = 0b00000000 avec CF=1 et OF=0 , </text:p>
                <text:p text:style-name="P196">(255+1) est invalide dans <text:span text:style-name="T88">ℕ</text:span><text:span text:style-name="T40">8</text:span><text:span text:style-name="T25">, m</text:span>ais (-1+1) est valide dans <text:span text:style-name="T88">ℤ</text:span><text:span text:style-name="T40">8.</text:span></text:p>
              </text:list-item>
              <text:list-item>
                <text:p text:style-name="P140"><text:soft-page-break/>0b00000000 – 0b1 = 0b11111111 avec CF=1, mais OF=0, </text:p>
                <text:p text:style-name="P196">(0-1) est invalide dans <text:span text:style-name="T88">ℕ</text:span><text:span text:style-name="T40">8, </text:span>mais (0-1) est valide dans <text:span text:style-name="T88">ℤ</text:span><text:span text:style-name="T40">8.</text:span></text:p>
              </text:list-item>
              <text:list-item>
                <text:p text:style-name="P140">0b10000000 + 0b1 = 0b10000001 avec CF=0 et OF=0, <text:s/></text:p>
                <text:p text:style-name="P196">(128 + 1) est valide dans <text:span text:style-name="T88">ℕ</text:span><text:span text:style-name="T40">8 </text:span>et (-128 + 1) est valide dans <text:span text:style-name="T88">ℤ</text:span><text:span text:style-name="T40">8</text:span>. </text:p>
              </text:list-item>
              <text:list-item>
                <text:p text:style-name="P140">0b10000000 – 0b1 = 0b01111111 avec CF=0, mais OF =1,</text:p>
                <text:p text:style-name="P196">(128–1) est <text:s/>valide dans <text:span text:style-name="T88">ℕ</text:span><text:span text:style-name="T40">8</text:span><text:span text:style-name="T25">,</text:span> mais (-128–1) est invalide dans <text:span text:style-name="T88">ℤ</text:span><text:span text:style-name="T40">8</text:span>.</text:p>
              </text:list-item>
              <text:list-item>
                <text:p text:style-name="P197">0b01111111 + 0b1 = 0b10000000 avec CF=0, mais OF =1, </text:p>
                <text:p text:style-name="P196">(127+1) est valide dans <text:s/><text:span text:style-name="T88">ℕ</text:span><text:span text:style-name="T40">8</text:span><text:span text:style-name="T25">,</text:span><text:span text:style-name="T40"> </text:span><text:span text:style-name="T25">mais (127+1) est invalide dans </text:span><text:span text:style-name="T30">ℤ</text:span><text:span text:style-name="T40">8</text:span><text:span text:style-name="T25">.</text:span></text:p>
              </text:list-item>
            </text:list>
            <text:p text:style-name="P27"/>
            <text:p text:style-name="P27"/>
          </text:section>
          <text:h text:style-name="P129" text:outline-level="1"/>
          <text:h text:style-name="P134" text:outline-level="1">3. Instructions de branchement </text:h>
          <text:p text:style-name="P28">Nous sommes maintenant en mesure de programmer des formules arithmétiques simples. Laissons pour le moment les instructions de calcul et la représentation des nombres pour nous pencher sur ce qui va nous permettre d'aborder des algorithmes un peu plus complexes : les instructions de branchement. </text:p>
          <text:h text:style-name="Heading_20_2" text:outline-level="2">3.1. Le registre RIP (Re-Extended Instruction Pointer)</text:h>
          <text:p text:style-name="P28">Nous avons vu que les instructions – de taille variable — étaient exécutées par le processeur les unes après les autres. Pour cela, le processeur dispose d'un registre spécial, nommé <text:span text:style-name="T2">RIP </text:span><text:span text:style-name="T10">d'une capacité de 64 bits (nommé </text:span><text:span text:style-name="T2">EIP</text:span><text:span text:style-name="T10"> pour sa partie basse de 32 bits et </text:span><text:span text:style-name="T2">IP</text:span><text:span text:style-name="T10"> pour sa partie basse de 16 bits</text:span><text:span text:style-name="T10"><text:note text:id="ftn4" text:note-class="footnote"><text:note-citation>4</text:note-citation><text:note-body><text:p text:style-name="P44">Les anciens processeurs de la famille 80x86 avaient un bus d'adresse de 16 bits. La compatibilité ascendante a été respectée, mais le registre IP est n'est utilisable que dans des conditions très particulières que nous n'aborderons pas dans ce cours</text:p></text:note-body></text:note></text:span><text:span text:style-name="T10">) qui contient l'adresse de l'instruction courante à exécuter. La valeur contenue dans ce registre est automatiquement</text:span><text:span text:style-name="T2"> </text:span><text:span text:style-name="T10">augmentée lors de l'exécution d'une instruction afin que le registre pointe sur l'instruction suivante (c'est-à-dire la ligne suivante dans un programme assembleur écrit proprement). Nous allons maintenant étudier des instructions qui modifient directement le contenu du registre </text:span><text:span text:style-name="T2">RIP</text:span><text:span text:style-name="T10">.</text:span></text:p>
          <text:h text:style-name="Heading_20_2" text:outline-level="2"><text:span text:style-name="T38">3.2. Branchement inconditionnel : instruction </text:span><text:span text:style-name="T37">jmp</text:span><text:span text:style-name="T38"> (de « jump » : sauter)</text:span></text:h>
          <text:p text:style-name="Text_20_body">L'instruction « <text:span text:style-name="T18">jmp &lt;adresse&gt;</text:span>» permet de remplacer le contenu de <text:span text:style-name="T2">RIP</text:span> par une adresse symbolique ou une constante. Par conséquent, l'instruction exécutée après l'instruction <text:span text:style-name="T2">jmp</text:span> n'est plus celle qui se trouve sur la ligne suivante, mais celle située à l'adresse donnée en opérande de la mnémonique <text:span text:style-name="T2">jmp</text:span>.</text:p>
          <text:p text:style-name="Text_20_body">Par exemple, dans le programme ci-dessous, l'instruction « addl $2, %eax » ne sera jamais exécutée et à la fin de l'exécution eax et ebx contiendront la valeur 2 et non la valeur 4. </text:p>
          <text:p text:style-name="Preformatted_20_Text"/>
          <text:p text:style-name="Preformatted_20_Text"><text:soft-page-break/>debut:<text:tab/>movl $2, %eax<text:tab/># 2 -&gt; eax</text:p>
          <text:p text:style-name="Preformatted_20_Text"><text:tab/><text:tab/>jmp suite<text:tab/><text:tab/># on saute l'</text:p>
          <text:p text:style-name="Preformatted_20_Text"><text:tab/><text:tab/><text:tab/><text:tab/><text:tab/># instruction suivante</text:p>
          <text:p text:style-name="Preformatted_20_Text"><text:tab/><text:tab/>addl $2, %eax<text:tab/># cette instruction</text:p>
          <text:p text:style-name="Preformatted_20_Text"><text:tab/><text:tab/><text:tab/><text:tab/><text:tab/># n'est pas exécutée</text:p>
          <text:p text:style-name="Preformatted_20_Text">suite:<text:tab/>movl %eax, %ebx<text:tab/># eax -&gt; %ebx</text:p>
          <text:p text:style-name="Preformatted_20_Text"/>
          <text:p text:style-name="P28">Le saut peut avoir avoir lieu <text:span text:style-name="T2">en avant</text:span> ou <text:span text:style-name="T2">en arrière</text:span><text:span text:style-name="T10"> ainsi la ligne suivante est ce qu'on appelle une boucle infinie :</text:span></text:p>
          <text:p text:style-name="Preformatted_20_Text">debut:<text:tab/>jmp debut<text:tab/># mets l'adresse debut </text:p>
          <text:p text:style-name="Preformatted_20_Text"><text:tab/><text:tab/><text:tab/><text:tab/># dans le registre RIP</text:p>
          <text:h text:style-name="Heading_20_2" text:outline-level="2">3.3. Branchements conditionnels </text:h>
          <text:p text:style-name="Text_20_body">Les instructions de saut conditionnel testent un ou plusieurs drapeaux du registre d'état et en fonction de leur valeur, effectuent le branchement ou passent à l'instruction suivante. La syntaxe de ces instructions est la même que pour la mnémonique <text:span text:style-name="T2">jmp :</text:span><text:span text:style-name="T10"> il y a un seul opérande ; c'est l'adresse ou a lieu de branchement si la condition du branchement est remplie. </text:span>Par exemple avec les drapeaux ZF, <text:span text:style-name="T2">CF et OF</text:span> que nous avons vu, nous pouvons utiliser les instructions suivantes :</text:p>
          <text:list xml:id="list6869867525181604977" text:style-name="L41">
            <text:list-item>
              <text:p text:style-name="P161"><text:span text:style-name="T45">jz :</text:span><text:span text:style-name="T10"> « </text:span><text:span text:style-name="T13">j</text:span><text:span text:style-name="T10">ump if zero », c'est à dire « saut si résultat nul». Le branchement est effectué si Z</text:span>F =1<text:span text:style-name="T10">.</text:span></text:p>
            </text:list-item>
            <text:list-item>
              <text:p text:style-name="P161"><text:span text:style-name="T45">jnz :</text:span><text:span text:style-name="T10"> « </text:span><text:span text:style-name="T13">j</text:span><text:span text:style-name="T10">ump not zero », c'est-à-dire « saut si résultat non nul ». Le branchement est effectué si Z</text:span>F =0<text:span text:style-name="T10">.</text:span></text:p>
            </text:list-item>
            <text:list-item>
              <text:p text:style-name="P161"><text:span text:style-name="T45">jc :</text:span><text:span text:style-name="T10"> « </text:span><text:span text:style-name="T13">j</text:span><text:span text:style-name="T10">ump if </text:span><text:span text:style-name="T13">c</text:span><text:span text:style-name="T10">arry », c'est-à-dire « saut si retenue ». Le branchement est effectué si </text:span>CF =1<text:span text:style-name="T10">.</text:span></text:p>
            </text:list-item>
            <text:list-item>
              <text:p text:style-name="P161"><text:span text:style-name="T6">jnc :</text:span> « <text:span text:style-name="T45">j</text:span>ump if <text:span text:style-name="T45">n</text:span>ot <text:span text:style-name="T45">c</text:span>arry », c'est-à-dire « saut si pas de retenue ». Le branchement est effectué si <text:span text:style-name="T2">CF =0</text:span>.</text:p>
            </text:list-item>
            <text:list-item>
              <text:p text:style-name="P161"><text:soft-page-break/><text:span text:style-name="T6">jo :</text:span> « <text:span text:style-name="T45">j</text:span>ump if <text:span text:style-name="T45">o</text:span>verflow », c'est-à-dire « saut si débordement ». Le branchement est effectué si <text:span text:style-name="T2">OF =1</text:span>.</text:p>
            </text:list-item>
            <text:list-item>
              <text:p text:style-name="P161"><text:span text:style-name="T6">jno :</text:span> «<text:span text:style-name="T45"> j</text:span>ump if <text:span text:style-name="T45">n</text:span>ot <text:span text:style-name="T45">o</text:span>verflow », c'est-à-dire « saut si pas de débordement ». Le branchement est effectué si <text:span text:style-name="T2">OF =0.</text:span></text:p>
            </text:list-item>
          </text:list>
          <text:p text:style-name="Text_20_body">Il est aisé de voir que ces 4 dernières instructions seront très utiles pour diriger le programme vers un traitement particulier lorsqu'un calcul rend un résultat invalide dans les entiers naturels ou relatifs. Par exemple :</text:p>
          <text:p text:style-name="Preformatted_20_Text">Init:<text:tab/><text:tab/>movw $0, %cx <text:s/># 0 -&gt; cx</text:p>
          <text:p text:style-name="Preformatted_20_Text">Boucle:<text:tab/>addw $1, %cx <text:s/># cx+1 -&gt; cx</text:p>
          <text:p text:style-name="Preformatted_20_Text"><text:tab/><text:tab/>jnc Boucle <text:s text:c="3"/># boucle tant que cx+1</text:p>
          <text:p text:style-name="Preformatted_20_Text"><text:tab/><text:tab/><text:tab/><text:tab/> <text:s/># est valide (de 1 à 65535)</text:p>
          <text:p text:style-name="Preformatted_20_Text"/>
          <text:p text:style-name="Text_20_body">Ce programme est une boucle qui va incrémenter le registre <text:span text:style-name="T2">cx</text:span> de 1 à chaque itération. On sortira de la boucle lorsque CF sera égal à 1, c'est à dire lorsque l'incrémentation de cx provoquera une retenue d'entier non signé. Notons que toutes les structures de contrôle des langages évolués (if-then-else, while, for, repeat-until, do, case, etc.) peuvent être réalisées avec les seules instructions que vous avez vues jusqu'à maintenant. Par exemple, l'instruction Pascal « if a&gt;b then c:=a else c:=b; », a, b et c étant des variables globales entières non signées 64 bits, pourrait s'écrire :</text:p>
          <text:p text:style-name="Preformatted_20_Text">maximum:<text:tab/>movq var_a, %rax<text:tab/># a -&gt; rax</text:p>
          <text:p text:style-name="Preformatted_20_Text"><text:tab/><text:tab/>movq var_b, %rbx<text:tab/># b -&gt; rbx</text:p>
          <text:p text:style-name="Preformatted_20_Text"><text:tab/><text:tab/>subq %rax, %rbx<text:tab/># rbx-rax -&gt; rbx</text:p>
          <text:p text:style-name="Preformatted_20_Text"><text:tab/><text:tab/>jc amax<text:tab/><text:tab/># CF=1 =&gt; b-a&lt;0 =&gt; a&gt;b</text:p>
          <text:p text:style-name="Preformatted_20_Text">bmax:<text:tab/><text:tab/>movq var_b, %rax<text:tab/># CF=0 =&gt; b-a&gt;=0 =&gt;</text:p>
          <text:p text:style-name="Preformatted_20_Text"><text:tab/><text:tab/><text:tab/><text:tab/><text:tab/># a &lt;= b, on copie </text:p>
          <text:p text:style-name="Preformatted_20_Text"><text:tab/><text:tab/><text:tab/><text:tab/><text:tab/># b dans rax</text:p>
          <text:p text:style-name="Preformatted_20_Text">amax:<text:tab/><text:tab/>movq %rax, var_c<text:tab/># max(a,b) -&gt; c</text:p>
          <text:p text:style-name="Preformatted_20_Text"/>
          <text:p text:style-name="Preformatted_20_Text"/>
          <text:p text:style-name="P88"/>
          <text:p text:style-name="Preformatted_20_Text"/>
          <text:h text:style-name="Heading_20_1" text:outline-level="1"><text:soft-page-break/>4. Structure des données : pointeurs, tableaux, matrices, etc. </text:h>
          <text:h text:style-name="Heading_20_2" text:outline-level="2">4.1. Registres « pointeurs »</text:h>
          <text:p text:style-name="P28">Toutes les structures de données avancées reposent sur le concept de pointeur. Un pointeur est une case mémoire qui contient l'adresse d'une autre case mémoire. Comme on peut modifier le contenu du pointeur, on pourra accéder à différentes zones de la mémoire à partir d'une position initiale. Toutes les structures de données complexes reposent sur ce principe : tableaux, structures, matrices, etc.</text:p>
          <text:p text:style-name="P28">Le seul registre « pointeur » que nous avons vu jusqu'à maintenant est r<text:span text:style-name="T2">ip. </text:span><text:span text:style-name="T10">Il a un rôle très particulier et il n'est pas facilement utilisable pour d'autres tâches que celle de pointer sur l'instruction courante. Les registres généraux r</text:span><text:span text:style-name="T2">ax</text:span><text:span text:style-name="T10">, r</text:span><text:span text:style-name="T2">bx</text:span><text:span text:style-name="T10">, r</text:span><text:span text:style-name="T2">cx</text:span><text:span text:style-name="T10"> et r</text:span><text:span text:style-name="T2">dx</text:span><text:span text:style-name="T10"> peuvent servir comme pointeurs. Deux autres registres r</text:span><text:span text:style-name="T2">si </text:span><text:span text:style-name="T10">(re-extended source index) et r</text:span><text:span text:style-name="T2">di </text:span><text:span text:style-name="T10">(re-extended destination index) sont souvent utilisés respectivement comme pointeur indiquant la source et comme pointeur indiquant la destination dans des opérations de copie de zones mémoires. Enfin, nous verrons plus loin le pointeur r</text:span><text:span text:style-name="T2">sp</text:span><text:span text:style-name="T10"> (re-extended stack pointer) et r</text:span><text:span text:style-name="T2">bp</text:span><text:span text:style-name="T10"> (re-extended base pointer) qui seront utilisés pour la gestion de la pile.</text:span></text:p>
          <text:h text:style-name="P208" text:outline-level="2">4.2. Mode d'adressage « indirect »</text:h>
          <text:p text:style-name="Text_20_body">Nous avons vu :</text:p>
          <text:list xml:id="list8563562702605821205" text:style-name="L42">
            <text:list-item>
              <text:p text:style-name="P162">L'adressage immédiat (constante), par exemple : $12, $0b010, $0x1ABC, etc.</text:p>
            </text:list-item>
            <text:list-item>
              <text:p text:style-name="P162">L'adressage registre, par exemple : %rax, %rcx, etc.</text:p>
            </text:list-item>
            <text:list-item>
              <text:p text:style-name="P162">L'adressage direct, par exemple : caseB, var_a, etc. <text:s/></text:p>
            </text:list-item>
          </text:list>
          <text:p text:style-name="Text_20_body">Pour manipuler des structures de données plus complexes, nous aurons besoin au minimum du <text:span text:style-name="T18">mode d'adressage indirect</text:span>, par exemple :</text:p>
          <text:p text:style-name="Preformatted_20_Text"/>
          <text:p text:style-name="Preformatted_20_Text"/>
          <text:p text:style-name="Preformatted_20_Text"><text:soft-page-break/>movq $Tableau, %rsi <text:s/><text:tab/># fait pointer %rsi sur </text:p>
          <text:p text:style-name="Preformatted_20_Text"><text:tab/><text:tab/><text:tab/><text:tab/># le 1er élément du tableau</text:p>
          <text:p text:style-name="Preformatted_20_Text">movw (%rsi), %ax<text:tab/><text:tab/># Copie l'élément <text:tab/><text:tab/><text:tab/><text:tab/> <text:s text:c="5"/># courant du tableau dans ax</text:p>
          <text:p text:style-name="Preformatted_20_Text">addw $1, %ax<text:tab/><text:tab/># Ajoute 1 à ax</text:p>
          <text:p text:style-name="Preformatted_20_Text">movw %ax, (%rsi)<text:tab/><text:tab/># Remplace l'élément </text:p>
          <text:p text:style-name="Preformatted_20_Text"><text:tab/><text:tab/><text:tab/><text:tab/># courant du tableau par ax</text:p>
          <text:p text:style-name="Preformatted_20_Text">addl $2, %rsi<text:tab/><text:tab/># Ajoute 2 à rsi </text:p>
          <text:p text:style-name="Preformatted_20_Text"><text:tab/><text:tab/><text:tab/><text:tab/># (passe à l'élément suivant)</text:p>
          <text:p text:style-name="P230"><text:span text:style-name="T72">Dans cet exemple, nous avons un tableau qui contient des valeurs de 16 bits (2 octets). Cet extrait de programme ajoute la valeur 1 au premier élément et fait pointer r</text:span><text:span text:style-name="T78">si</text:span><text:span text:style-name="T72"> sur l'élément suivant. On comprend bien ici le rôle des parenthèses qui entourent le nom du registre : </text:span><text:span text:style-name="T78">%rsi</text:span><text:span text:style-name="T72"> désigne le contenu du registre </text:span><text:span text:style-name="T78">rsi</text:span><text:span text:style-name="T72"> alors que </text:span><text:span text:style-name="T78">(%rsi)</text:span><text:span text:style-name="T72"> désigne le contenu de la case mémoire dont l'adresse est contenue dans </text:span><text:span text:style-name="T78">rsi. </text:span><text:span text:style-name="T85">Ce concept est fondamental pour la compréhension du fonctionnement des structures de données dans tous les langages de programmation. </text:span></text:p>
          <text:p text:style-name="P42">Nous pouvons maintenant écrire presque tout algorithme avec les seuls concepts, registres et instructions que nous avons vu jusqu'à présent. Autrement dit, on peut concevoir un compilateur pour n'importe quel langage évolué qui produirait du code composé uniquement des instructions, registres et mode d'adressages expliqués ci-dessus. Nous aurions même pu nous passer de certaines instructions ou certains registres. Ce qui va suivre peut malgré tout permettre d'écrire des exécutables considérablement plus compacts et efficaces.</text:p>
          <text:list xml:id="list7083236942066239758" text:style-name="L43">
            <text:list-item>
              <text:list>
                <text:list-item>
                  <text:h text:style-name="P209" text:outline-level="2"><text:s/>Mode d'adressage « indirect indexé »</text:h>
                </text:list-item>
              </text:list>
            </text:list-item>
          </text:list>
          <text:p text:style-name="P39">Il est possible en utilisant ce mode d'adressage, d'effectuer un déplacement relatif par rapport au pointeur. En reprenant l'exemple de la section <text:span text:style-name="T2">4.2</text:span><text:span text:style-name="T10">, on pourrait copier directement le 2e élément du tableau dans le registre </text:span><text:span text:style-name="T2">bx</text:span><text:span text:style-name="T10"> avec l'instruction :</text:span></text:p>
          <text:p text:style-name="P113"><text:tab/><text:tab/><text:span text:style-name="T63">movw 2(%rsi), %bx</text:span> </text:p>
          <text:p text:style-name="P39">Avec ce mode d'adressage, le processeur récupère l'adresse contenue dans <text:span text:style-name="T2">rsi</text:span>, ajoute à cette adresse la constante qui précède la parenthèse ouvrante et copie le contenu de l'adresse ainsi obtenue dans le registre <text:span text:style-name="T2">bx</text:span>. Il est important de noter que :</text:p>
          <text:p text:style-name="P28"><text:soft-page-break/><text:span text:style-name="T18">- Le contenu de </text:span><text:span text:style-name="T3">rsi</text:span><text:span text:style-name="T18"> reste inchangé. </text:span><text:span text:style-name="T14">si %rsi contient la valeur </text:span><text:span text:style-name="T7">$0x0102030405060708</text:span><text:span text:style-name="T14"> avant l'exécution de « movw 2(%rsi), %bx », il contient toujours </text:span><text:span text:style-name="T7">$0x0102030405060708</text:span><text:span text:style-name="T14"> après l'exécution de cette même instruction et non </text:span><text:span text:style-name="T7">$0x010203040506070A</text:span><text:span text:style-name="T14"> bien que ce soit les 16 bits trouvés à cet emplacement qui sont copiés dans </text:span><text:span text:style-name="T7">%bx</text:span><text:span text:style-name="T14">.</text:span></text:p>
          <text:p text:style-name="P28">- Le déplacement relatif peut être positif ou négatif, mais <text:span text:style-name="T18">il ne peut être qu'une constante. </text:span>Par exemple, si <text:span text:style-name="T2">rsi</text:span> contient l'adresse du dernier élément du tableau, alors <text:span text:style-name="T2">-2(%rsi)</text:span> désignera l'avant-dernier élément de 16 bits du tableau. Par contre, le mode d'adressage <text:span text:style-name="T2">%bx(%rsi)</text:span> n'est pas autorisé puisque <text:span text:style-name="T2">%bx</text:span> n'est pas une constante.</text:p>
          <text:p text:style-name="P28">Nous imaginons facilement comment ce mode d'adressage va se révéler utile pour traiter des données du type <text:span text:style-name="T2">record </text:span>(en pascal) ou <text:span text:style-name="T2">structure</text:span> (en C) :</text:p>
          <text:p text:style-name="Preformatted_20_Text">movq $fiche, %rsi<text:tab/> <text:s text:c="3"/># rsi pointe sur une fiche</text:p>
          <text:p text:style-name="Preformatted_20_Text">movl (%rsi), %eax<text:tab/> <text:s text:c="3"/># copie le numéro de <text:tab/><text:tab/><text:tab/><text:tab/> <text:s text:c="3"/># téléphone (4 octets) dans eax</text:p>
          <text:p text:style-name="Preformatted_20_Text">movb 4(%rsi), %bl<text:tab/> <text:s text:c="3"/># copie l'âge de la personne </text:p>
          <text:p text:style-name="Preformatted_20_Text"><text:s text:c="22"/>#(1 octet) dans bl</text:p>
          <text:p text:style-name="Preformatted_20_Text">movw 5(%rsi), %cx<text:tab/> <text:s text:c="3"/># copie l'année de naissance</text:p>
          <text:p text:style-name="Preformatted_20_Text"/>
          <table:table table:name="Tableau9" table:style-name="Tableau9">
            <table:table-column table:style-name="Tableau9.A" table:number-columns-repeated="5"/>
            <table:table-header-rows>
              <table:table-row>
                <table:table-cell table:style-name="Tableau9.A1" office:value-type="string">
                  <text:p text:style-name="P60">rsi</text:p>
                </table:table-cell>
                <table:table-cell table:style-name="Tableau9.A1" office:value-type="string">
                  <text:p text:style-name="P60">fiche</text:p>
                </table:table-cell>
                <table:table-cell table:style-name="Tableau9.A1" office:value-type="string">
                  <text:p text:style-name="P60">fiche+1</text:p>
                </table:table-cell>
                <table:table-cell table:style-name="Tableau9.A1" office:value-type="string">
                  <text:p text:style-name="P60">fiche+2</text:p>
                </table:table-cell>
                <table:table-cell table:style-name="Tableau9.E1" office:value-type="string">
                  <text:p text:style-name="P60">fiche+3</text:p>
                </table:table-cell>
              </table:table-row>
            </table:table-header-rows>
            <table:table-row>
              <table:table-cell table:style-name="Tableau9.A2" office:value-type="string">
                <text:p text:style-name="P78">$fiche</text:p>
              </table:table-cell>
              <table:table-cell table:style-name="Tableau9.B2" table:number-columns-spanned="4" office:value-type="string">
                <text:p text:style-name="P76">0d490843500</text:p>
              </table:table-cell>
              <table:covered-table-cell/>
              <table:covered-table-cell/>
              <table:covered-table-cell/>
            </table:table-row>
            <table:table-row>
              <table:table-cell table:style-name="Tableau9.A2" office:value-type="string">
                <text:p text:style-name="P77"/>
              </table:table-cell>
              <table:table-cell table:style-name="Tableau9.A2" office:value-type="string">
                <text:p text:style-name="P78">(%rsi)</text:p>
                <text:p text:style-name="P79">☎</text:p>
              </table:table-cell>
              <table:table-cell table:style-name="Tableau9.A2" office:value-type="string">
                <text:p text:style-name="P78">1(%rsi)</text:p>
                <text:p text:style-name="P79">☎</text:p>
              </table:table-cell>
              <table:table-cell table:style-name="Tableau9.A2" office:value-type="string">
                <text:p text:style-name="P78">2(%rsi)</text:p>
                <text:p text:style-name="P79">☎</text:p>
              </table:table-cell>
              <table:table-cell table:style-name="Tableau9.B2" office:value-type="string">
                <text:p text:style-name="P78">3(%rsi)</text:p>
                <text:p text:style-name="P79">☎</text:p>
              </table:table-cell>
            </table:table-row>
          </table:table>
          <text:p text:style-name="P229"/>
          <table:table table:name="Tableau7" table:style-name="Tableau7">
            <table:table-column table:style-name="Tableau7.A" table:number-columns-repeated="4"/>
            <table:table-header-rows>
              <table:table-row>
                <table:table-cell table:style-name="Tableau7.A1" office:value-type="string">
                  <text:p text:style-name="P60">fiche+4</text:p>
                </table:table-cell>
                <table:table-cell table:style-name="Tableau7.A1" office:value-type="string">
                  <text:p text:style-name="P60">fiche+5</text:p>
                </table:table-cell>
                <table:table-cell table:style-name="Tableau7.A1" office:value-type="string">
                  <text:p text:style-name="P60">fiche+6</text:p>
                </table:table-cell>
                <table:table-cell table:style-name="Tableau7.D1" office:value-type="string">
                  <text:p text:style-name="P60">fiche+7</text:p>
                </table:table-cell>
              </table:table-row>
            </table:table-header-rows>
            <table:table-row>
              <table:table-cell table:style-name="Tableau7.A2" office:value-type="string">
                <text:p text:style-name="P76">0d24</text:p>
              </table:table-cell>
              <table:table-cell table:style-name="Tableau7.A2" table:number-columns-spanned="2" office:value-type="string">
                <text:p text:style-name="P76">0d1980</text:p>
              </table:table-cell>
              <table:covered-table-cell/>
              <table:table-cell table:style-name="Tableau7.D2" office:value-type="string">
                <text:p text:style-name="P77"/>
              </table:table-cell>
            </table:table-row>
            <table:table-row>
              <table:table-cell table:style-name="Tableau7.A2" office:value-type="string">
                <text:p text:style-name="P78">4(%rsi)</text:p>
                <text:p text:style-name="P78">âge</text:p>
              </table:table-cell>
              <table:table-cell table:style-name="Tableau7.A2" office:value-type="string">
                <text:p text:style-name="P78">5(%rsi)</text:p>
                <text:p text:style-name="P78">an. naiss.</text:p>
              </table:table-cell>
              <table:table-cell table:style-name="Tableau7.A2" office:value-type="string">
                <text:p text:style-name="P78">6(%rsi)</text:p>
                <text:p text:style-name="P78">an. naiss.</text:p>
              </table:table-cell>
              <table:table-cell table:style-name="Tableau7.D2" office:value-type="string">
                <text:p text:style-name="P78">7(%rsi)</text:p>
              </table:table-cell>
            </table:table-row>
          </table:table>
          <text:h text:style-name="Heading_20_2" text:outline-level="2"><text:soft-page-break/>4.4. Indexations complexes</text:h>
          <text:p text:style-name="P28"><text:span text:style-name="T14">Dans le même esprit, on pourra écrire </text:span><text:span text:style-name="T7">-5(%rsi, %rax)</text:span><text:span text:style-name="T14"> pour désigner le contenu de la case mémoire pointée par </text:span><text:span text:style-name="T7">rsi+rax-5</text:span><text:span text:style-name="T14">. Comme nous avons vu ci-dessus, le calcul est réalisé par le processeur : </text:span><text:span text:style-name="T7">rsi</text:span><text:span text:style-name="T14"> et </text:span><text:span text:style-name="T7">rax</text:span><text:span text:style-name="T14"> restent inchangés lors d'une telle opération. Il faut noter que les deux registres doivent être de même taille. Ici %rsi est appelé « base » et %rax est appelé « index ». La taille des deux registres dépend donc du type de processeur (16, 32 ou 64) et du type de système d'exploitation : un système GNU/Linux <text:s/>ou Windows 32 bits ne permettra pas d'utiliser les caractéristiques 64 bits d'un processeur 64 bits.</text:span></text:p>
          <text:p text:style-name="P28"><text:span text:style-name="T10">Il existe un mode d'adressage encore plus puissant : </text:span><text:span text:style-name="T2">5(%rdi, %rbx, 8)</text:span><text:span text:style-name="T10"> désigne ainsi le contenu de la mémoire dont l'adresse est calculée par : </text:span><text:span text:style-name="T2">rdi+(rbx*8)+5</text:span><text:span text:style-name="T10">. Reprenons l'exemple de la section 4.3. et supposons que </text:span><text:span text:style-name="T2">rsi</text:span><text:span text:style-name="T10"> pointe sur la première fiche d'un tableau de fiche et que </text:span><text:span text:style-name="T2">rbx</text:span><text:span text:style-name="T10"> contient le numéro de la fiche courante : </text:span></text:p>
          <text:p text:style-name="P90">movb 4(%rsi, %rbx, 8), %al<text:tab/># Fiche[rbx].age -&gt; %al</text:p>
          <text:p text:style-name="Preformatted_20_Text"/>
          <text:p text:style-name="P28">Cette instruction aura pour effet de copier dans <text:span text:style-name="T2">al</text:span>, la valeur pointée par <text:span text:style-name="T2">rsi+(rbx*8)+4</text:span><text:span text:style-name="T10">, c'est-à-dire l'adresse du champ « âge » de la fiche numéro %</text:span><text:span text:style-name="T2">rbx</text:span><text:span text:style-name="T10">. Ici, la valeur 8 est appelée « scale factor ». Ce champ peut prendre uniquement les valeurs 1, 2, 4 ou 8 qui correspondent aux tailles octets, mot de 16 bits, mot de 32 bits et mot de 64 bits.</text:span></text:p>
          <text:h text:style-name="Heading_20_1" text:outline-level="1">5. Comparaisons et autres branchements conditionnels</text:h>
          <text:p text:style-name="P28">Nous avons vu ci-dessus comment réaliser une comparaison arithmétique en utilisant la soustraction. Pour des raisons de lisibilité et d'efficacité, il est en fait préférable d'utiliser une instruction prévue spécialement pour ça : la mnémonique <text:span text:style-name="T2">cmp</text:span>.</text:p>
          <text:p text:style-name="P28"><text:span text:style-name="T3">« cmp</text:span><text:span text:style-name="T18"> opérande1</text:span><text:span text:style-name="T3">, opérande2</text:span><text:span text:style-name="T18"> »</text:span> est une sorte de soustraction virtuelle. Plus précisément, les contenus de<text:span text:style-name="T2">s deux opérandes</text:span> restent inchangés, mais le registre <text:span text:style-name="T2">RFLAGS</text:span> est modifié exactement comme lors de la soustraction <text:span text:style-name="T18">opérande2-opérande1</text:span>. Les drapeaux <text:span text:style-name="T2">OF</text:span>, <text:span text:style-name="T2">CF</text:span>, <text:span text:style-name="T2">ZF</text:span>, <text:span text:style-name="T2">SF</text:span> et <text:span text:style-name="T2">PF</text:span> donnent les caractéristiques du résultat.</text:p>
          <text:p text:style-name="P28"><text:soft-page-break/>Après une instruction de comparaison, nous pouvons bien sûr faire un branchement conditionnel en fonction des valeurs de <text:span text:style-name="T2">RFLAGS</text:span>. Pour plus de lisibilité, chaque mnémonique de branchement conditionnel possède plusieurs synonymes. Par exemple :</text:p>
          <text:list xml:id="list6712255638422795613" text:style-name="L46">
            <text:list-item>
              <text:p text:style-name="P147">Saut si CF = 1 : <text:span text:style-name="T3"><text:s/>jc</text:span> (jump<text:note text:id="ftn5" text:note-class="footnote"><text:note-citation>5</text:note-citation><text:note-body><text:p text:style-name="Footnote">en français : saute</text:p></text:note-body></text:note> if carry<text:note text:id="ftn6" text:note-class="footnote"><text:note-citation>6</text:note-citation><text:note-body><text:p text:style-name="Footnote">en français : retenue</text:p></text:note-body></text:note>), <text:span text:style-name="T3">jb</text:span> (jump if below<text:note text:id="ftn7" text:note-class="footnote"><text:note-citation>7</text:note-citation><text:note-body><text:p text:style-name="Footnote">en français : en dessous</text:p></text:note-body></text:note>), <text:span text:style-name="T3">jnae</text:span> (jump if not above<text:note text:id="ftn8" text:note-class="footnote"><text:note-citation>8</text:note-citation><text:note-body><text:p text:style-name="Footnote">en français : au-dessus</text:p></text:note-body></text:note> or equal<text:note text:id="ftn9" text:note-class="footnote"><text:note-citation>9</text:note-citation><text:note-body><text:p text:style-name="Footnote">en français : égal</text:p></text:note-body></text:note>)</text:p>
            </text:list-item>
            <text:list-item>
              <text:p text:style-name="P147">Saut si CF = 0 : <text:span text:style-name="T3">jnc</text:span> (jump if no carry), <text:span text:style-name="T3">jae</text:span> (jump if above or equal), <text:span text:style-name="T3">jnb</text:span> (jump if not below) </text:p>
            </text:list-item>
            <text:list-item>
              <text:p text:style-name="P147">Saut si ZF = 1 : <text:span text:style-name="T3">jz</text:span> (jump if zero), <text:span text:style-name="T3">je</text:span> (jump if equal) </text:p>
            </text:list-item>
            <text:list-item>
              <text:p text:style-name="P147">Saut si ZF = 0 : <text:span text:style-name="T3">jnz</text:span> (jump if not zero), <text:span text:style-name="T3">jne</text:span> (jump if not equal) </text:p>
            </text:list-item>
            <text:list-item>
              <text:p text:style-name="P147">Saut si CF=0 et ZF=0 : <text:span text:style-name="T3">ja</text:span> ( jump if above), <text:span text:style-name="T3">jnbe</text:span> (jump if not below or equal).</text:p>
            </text:list-item>
            <text:list-item>
              <text:p text:style-name="P147">Saut si CF=1 ou ZF=1: <text:span text:style-name="T3">jbe</text:span> (jump if below or equal), <text:span text:style-name="T3">jna</text:span> (jump if not above)</text:p>
            </text:list-item>
          </text:list>
          <text:p text:style-name="P28">Bien entendu, jb, jnae, jae, jnb, ja, jnbe, jbe et jna n'ont de sens que si l'instruction précédente est une comparaison d'entiers non signés (naturels). Si l'on veut comparer des entiers relatifs (signés), on utilisera :</text:p>
          <text:list xml:id="list7193349336212812188" text:style-name="L47">
            <text:list-item>
              <text:p text:style-name="P148">Saut si ((SF oux<text:note text:id="ftn10" text:note-class="footnote"><text:note-citation>10</text:note-citation><text:note-body><text:p text:style-name="Footnote">« ou exclusif » : (SF oux OF) = 1 lorsque soit SF=1 soit OF=1, mais est égal à 0 si SF=1 et OF=1 </text:p></text:note-body></text:note> OF) ou ZF) = 0 : <text:span text:style-name="T3">jg</text:span> (jump if greater<text:note text:id="ftn11" text:note-class="footnote"><text:note-citation>11</text:note-citation><text:note-body><text:p text:style-name="Footnote">en français : plus grand</text:p></text:note-body></text:note>), <text:span text:style-name="T3">jnle </text:span>(jump if not <text:soft-page-break/>less<text:note text:id="ftn12" text:note-class="footnote"><text:note-citation>12</text:note-citation><text:note-body><text:p text:style-name="Footnote">en français : plus petit</text:p></text:note-body></text:note> or equal)</text:p>
            </text:list-item>
            <text:list-item>
              <text:p text:style-name="P148">Saut si ((SF oux OF) ou ZF) =1 : <text:span text:style-name="T3">jle</text:span> (jump if less or equal), <text:span text:style-name="T3">jng</text:span> (jump if not greater)</text:p>
            </text:list-item>
            <text:list-item>
              <text:p text:style-name="P148">Saut si (SF oux OF) =0 : <text:span text:style-name="T3">jge </text:span><text:span text:style-name="T10">(jump if greater or equal)</text:span>, <text:s/><text:span text:style-name="T3">jnl </text:span><text:span text:style-name="T10">(jump if not less)</text:span></text:p>
            </text:list-item>
            <text:list-item>
              <text:p text:style-name="P148">Saut si (SF oux OF) = 1 : <text:span text:style-name="T3">jl </text:span><text:span text:style-name="T10">(jump if less)</text:span>, <text:s/><text:span text:style-name="T3">jnge </text:span><text:span text:style-name="T10">(jump if not greater or equal)</text:span></text:p>
            </text:list-item>
            <text:list-item>
              <text:p text:style-name="P148">Saut si OF = 0 : <text:span text:style-name="T3">jno</text:span><text:span text:style-name="T10">(jump if not overflow)</text:span></text:p>
            </text:list-item>
            <text:list-item>
              <text:p text:style-name="P148">Saut si OF = 1 : <text:span text:style-name="T3">jo</text:span><text:span text:style-name="T10">(jump if overflow)</text:span></text:p>
            </text:list-item>
            <text:list-item>
              <text:p text:style-name="P148">Saut si SF = 0 : <text:span text:style-name="T3">js </text:span><text:span text:style-name="T10">(jump if sign : saut si résultat négatif)</text:span></text:p>
            </text:list-item>
            <text:list-item>
              <text:p text:style-name="P148">Saut si SF = 0 : <text:span text:style-name="T3">jns</text:span> (jump if not sign : saut si résultat positif).</text:p>
            </text:list-item>
          </text:list>
          <text:p text:style-name="P28">Enfin, 4 instructions de saut conditionnel un peu particulières :</text:p>
          <text:list xml:id="list7060067006113565359" text:style-name="L48">
            <text:list-item>
              <text:p text:style-name="P149">Saut si PF =0 : <text:span text:style-name="T3">jnp</text:span>, <text:span text:style-name="T3">jpo</text:span> (<text:span text:style-name="T2">not parity</text:span> ou <text:span text:style-name="T2">parity odd :</text:span> le résultat est impair)</text:p>
            </text:list-item>
            <text:list-item>
              <text:p text:style-name="P149">Saut si PF =1 : <text:span text:style-name="T3">jp</text:span>, <text:span text:style-name="T3">jpe</text:span> (<text:span text:style-name="T2">parity</text:span> ou <text:span text:style-name="T2">parity even :</text:span> le résultat est pair).</text:p>
            </text:list-item>
          </text:list>
          <text:p text:style-name="P28">Et comme le registre rcx est souvent utilisé comme compteur de boucle :</text:p>
          <text:list xml:id="list125159493169537" text:continue-list="list7060067006113565359" text:style-name="L48">
            <text:list-item text:start-value="1">
              <text:p text:style-name="P149"><text:span text:style-name="T33">Saut si %cx = 0</text:span> : <text:span text:style-name="T3">jcxz</text:span> (le registre cx contient 0)</text:p>
            </text:list-item>
          </text:list>
          <text:list xml:id="list2092667878318894038" text:style-name="L49">
            <text:list-item>
              <text:p text:style-name="P150">Saut si %ecx =0 : <text:span text:style-name="T3">jecxz</text:span> (le registre ecx contient 0)</text:p>
            </text:list-item>
          </text:list>
          <text:list xml:id="list5543846424832233792" text:style-name="L50">
            <text:list-item>
              <text:p text:style-name="P151">Saut si %ecx =0 : <text:span text:style-name="T3">jrcxz</text:span> (le registre rcx contient 0)</text:p>
            </text:list-item>
          </text:list>
          <text:p text:style-name="P39">Par exemple, l'instruction Pascal « if a&gt;b then c:=a else c:=b; », a, b et c étant des variables globales entières non signées 32 bits, peut maintenant s'écrire :</text:p>
          <text:p text:style-name="P89"><text:soft-page-break/>maximum:<text:tab/>movl var_b, %eax<text:tab/># var_b -&gt; eax</text:p>
          <text:p text:style-name="P89"><text:tab/><text:tab/>cmpl var_a, %eax<text:tab/># compare var_a à eax</text:p>
          <text:p text:style-name="P89"><text:tab/><text:tab/><text:tab/><text:tab/># (en fait : eax moins var_a)</text:p>
          <text:p text:style-name="P89"><text:tab/><text:tab/>jae bmax<text:tab/><text:tab/># jump if above or </text:p>
          <text:p text:style-name="P89"><text:tab/><text:tab/><text:tab/><text:tab/> <text:s/># equal (vers bmax si b&gt;=a)</text:p>
          <text:p text:style-name="P89">amax:<text:tab/><text:tab/>movl var_a, %eax<text:tab/></text:p>
          <text:p text:style-name="P89"><text:tab/><text:tab/><text:tab/><text:tab/># a &gt; b, on copie a dans eax</text:p>
          <text:p text:style-name="P89">bmax:<text:tab/><text:tab/>movl %eax, var_c<text:tab/># max(a,b) -&gt; c</text:p>
          <text:p text:style-name="P224"><text:span text:style-name="T86"/></text:p>
          <text:p text:style-name="P223"><text:span text:style-name="T86">Tableau récapitulatif des sauts conditionnels pour les entiers signés et non signés :</text:span></text:p>
          <text:p text:style-name="Table_20_Heading"/>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88"><text:span text:style-name="T3">Condition après :</text:span> </text:p>
                  <text:p text:style-name="P91">cmp a, b</text:p>
                </table:table-cell>
                <table:table-cell table:style-name="Tableau8.A1" office:value-type="string">
                  <text:p text:style-name="Table_20_Heading">Mnémonique</text:p>
                </table:table-cell>
                <table:table-cell table:style-name="Tableau8.A1" office:value-type="string">
                  <text:p text:style-name="Table_20_Heading">Condition de branchement</text:p>
                </table:table-cell>
              </table:table-row>
            </table:table-header-rows>
            <table:table-row>
              <table:table-cell table:style-name="Tableau8.A2" office:value-type="string">
                <text:p text:style-name="P68">a=b</text:p>
              </table:table-cell>
              <table:table-cell table:style-name="Tableau8.A2" office:value-type="string">
                <text:p text:style-name="Table_20_Contents">JE/JZ</text:p>
              </table:table-cell>
              <table:table-cell table:style-name="Tableau8.A2" office:value-type="string">
                <text:p text:style-name="P68">ZF=1</text:p>
              </table:table-cell>
            </table:table-row>
            <table:table-row>
              <table:table-cell table:style-name="Tableau8.A2" office:value-type="string">
                <text:p text:style-name="P68">a<text:span text:style-name="T47">≠</text:span>b</text:p>
              </table:table-cell>
              <table:table-cell table:style-name="Tableau8.A2" office:value-type="string">
                <text:p text:style-name="Table_20_Contents">JNE/JNZ</text:p>
              </table:table-cell>
              <table:table-cell table:style-name="Tableau8.A2" office:value-type="string">
                <text:p text:style-name="P68">ZF=0</text:p>
              </table:table-cell>
            </table:table-row>
          </table:table>
          <text:p text:style-name="Standard"/>
          <text:p text:style-name="Standard"/>
          <text:p text:style-name="P64">Tableau récapitulatif pour les entiers non signé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88"><text:span text:style-name="T3">Condition après :</text:span> </text:p>
                  <text:p text:style-name="P91">cmp a, b</text:p>
                </table:table-cell>
                <table:table-cell table:style-name="Tableau5.A1" office:value-type="string">
                  <text:p text:style-name="Table_20_Heading">Mnémonique</text:p>
                </table:table-cell>
                <table:table-cell table:style-name="Tableau5.A1" office:value-type="string">
                  <text:p text:style-name="Table_20_Heading">Condition de branchement</text:p>
                </table:table-cell>
              </table:table-row>
            </table:table-header-rows>
            <table:table-row>
              <table:table-cell table:style-name="Tableau5.A2" office:value-type="string">
                <text:p text:style-name="P68">a&gt;b</text:p>
              </table:table-cell>
              <table:table-cell table:style-name="Tableau5.A2" office:value-type="string">
                <text:p text:style-name="Table_20_Contents">JA/JNBE</text:p>
              </table:table-cell>
              <table:table-cell table:style-name="Tableau5.A2" office:value-type="string">
                <text:p text:style-name="P68">CF=0 et ZF=0</text:p>
              </table:table-cell>
            </table:table-row>
            <table:table-row>
              <table:table-cell table:style-name="Tableau5.A2" office:value-type="string">
                <text:p text:style-name="P68">a<text:span text:style-name="T47">≥b</text:span></text:p>
              </table:table-cell>
              <table:table-cell table:style-name="Tableau5.A2" office:value-type="string">
                <text:p text:style-name="Table_20_Contents">JAE/JNB/JNC</text:p>
              </table:table-cell>
              <table:table-cell table:style-name="Tableau5.A2" office:value-type="string">
                <text:p text:style-name="P68">CF=0</text:p>
              </table:table-cell>
            </table:table-row>
            <table:table-row>
              <table:table-cell table:style-name="Tableau5.A2" office:value-type="string">
                <text:p text:style-name="P68">a&lt;b</text:p>
              </table:table-cell>
              <table:table-cell table:style-name="Tableau5.A2" office:value-type="string">
                <text:p text:style-name="Table_20_Contents">JB/JNAE/JC</text:p>
              </table:table-cell>
              <table:table-cell table:style-name="Tableau5.A2" office:value-type="string">
                <text:p text:style-name="P68">CF=1</text:p>
              </table:table-cell>
            </table:table-row>
            <table:table-row>
              <table:table-cell table:style-name="Tableau5.A2" office:value-type="string">
                <text:p text:style-name="P68">a<text:span text:style-name="T47">≤</text:span>b</text:p>
              </table:table-cell>
              <table:table-cell table:style-name="Tableau5.A2" office:value-type="string">
                <text:p text:style-name="Table_20_Contents">JBE/JNA</text:p>
              </table:table-cell>
              <table:table-cell table:style-name="Tableau5.A2" office:value-type="string">
                <text:p text:style-name="P68">CF=1 ou ZF=1</text:p>
              </table:table-cell>
            </table:table-row>
          </table:table>
          <text:p text:style-name="P11"/>
          <text:p text:style-name="P65"/>
          <text:p text:style-name="P65"/>
          <text:p text:style-name="P65"/>
          <text:p text:style-name="P65"/>
          <text:p text:style-name="P65"><text:soft-page-break/>Tableau récapitulatif pour les entiers signés :</text:p>
          <table:table table:name="Tableau6" table:style-name="Tableau6">
            <table:table-column table:style-name="Tableau6.A" table:number-columns-repeated="2"/>
            <table:table-column table:style-name="Tableau6.C"/>
            <table:table-header-rows>
              <table:table-row>
                <table:table-cell table:style-name="Tableau6.A1" office:value-type="string">
                  <text:p text:style-name="P88"><text:span text:style-name="T3">Condition après :</text:span> </text:p>
                  <text:p text:style-name="P92">cmp a, b</text:p>
                </table:table-cell>
                <table:table-cell table:style-name="Tableau6.A1" office:value-type="string">
                  <text:p text:style-name="Table_20_Heading">Mnémonique</text:p>
                </table:table-cell>
                <table:table-cell table:style-name="Tableau6.A1" office:value-type="string">
                  <text:p text:style-name="P55">Condition de branchement</text:p>
                </table:table-cell>
              </table:table-row>
            </table:table-header-rows>
            <table:table-row>
              <table:table-cell table:style-name="Tableau6.A2" office:value-type="string">
                <text:p text:style-name="P68">a&gt;b</text:p>
              </table:table-cell>
              <table:table-cell table:style-name="Tableau6.A2" office:value-type="string">
                <text:p text:style-name="Table_20_Contents">JG/JNLE</text:p>
              </table:table-cell>
              <table:table-cell table:style-name="Tableau6.A2" office:value-type="string">
                <text:p text:style-name="P68">((SF oux OF) ou ZF) = 0</text:p>
              </table:table-cell>
            </table:table-row>
            <table:table-row>
              <table:table-cell table:style-name="Tableau6.A2" office:value-type="string">
                <text:p text:style-name="P68">a<text:span text:style-name="T47">≥b</text:span></text:p>
              </table:table-cell>
              <table:table-cell table:style-name="Tableau6.A2" office:value-type="string">
                <text:p text:style-name="Table_20_Contents">JGE/JNL</text:p>
              </table:table-cell>
              <table:table-cell table:style-name="Tableau6.A2" office:value-type="string">
                <text:p text:style-name="P68">(SF oux OF) = 0</text:p>
              </table:table-cell>
            </table:table-row>
            <table:table-row>
              <table:table-cell table:style-name="Tableau6.A2" office:value-type="string">
                <text:p text:style-name="P68">a&lt;b</text:p>
              </table:table-cell>
              <table:table-cell table:style-name="Tableau6.A2" office:value-type="string">
                <text:p text:style-name="Table_20_Contents">JL/JNGE</text:p>
              </table:table-cell>
              <table:table-cell table:style-name="Tableau6.A2" office:value-type="string">
                <text:p text:style-name="P68">(SF oux OF) = 1</text:p>
              </table:table-cell>
            </table:table-row>
            <table:table-row>
              <table:table-cell table:style-name="Tableau6.A2" office:value-type="string">
                <text:p text:style-name="P68">a<text:span text:style-name="T47">≤</text:span>b</text:p>
              </table:table-cell>
              <table:table-cell table:style-name="Tableau6.A2" office:value-type="string">
                <text:p text:style-name="Table_20_Contents">JLE/JNG</text:p>
              </table:table-cell>
              <table:table-cell table:style-name="Tableau6.A2" office:value-type="string">
                <text:p text:style-name="P68">((SF oux OF) ou ZF) = 1</text:p>
              </table:table-cell>
            </table:table-row>
            <table:table-row>
              <table:table-cell table:style-name="Tableau6.A2" office:value-type="string">
                <text:p text:style-name="P68">a-b &gt; min_Z<text:note text:id="ftn13" text:note-class="footnote"><text:note-citation>13</text:note-citation><text:note-body><text:p text:style-name="Footnote">Pour rappel, <text:span text:style-name="T35">min_z = </text:span><text:span text:style-name="T5">-2</text:span><text:span text:style-name="T23">n-1</text:span><text:span text:style-name="T27"> , n étant le nombre de bits utilisés lors de la comparaison précédente.</text:span></text:p></text:note-body></text:note></text:p>
              </table:table-cell>
              <table:table-cell table:style-name="Tableau6.A2" office:value-type="string">
                <text:p text:style-name="Table_20_Contents">JNO</text:p>
              </table:table-cell>
              <table:table-cell table:style-name="Tableau6.A2" office:value-type="string">
                <text:p text:style-name="P68">OF = 0</text:p>
              </table:table-cell>
            </table:table-row>
            <table:table-row>
              <table:table-cell table:style-name="Tableau6.A2" office:value-type="string">
                <text:p text:style-name="P68">a-b&lt;min_Z</text:p>
              </table:table-cell>
              <table:table-cell table:style-name="Tableau6.A2" office:value-type="string">
                <text:p text:style-name="Table_20_Contents">JO</text:p>
              </table:table-cell>
              <table:table-cell table:style-name="Tableau6.A2" office:value-type="string">
                <text:p text:style-name="P68">OF =1 </text:p>
              </table:table-cell>
            </table:table-row>
            <table:table-row>
              <table:table-cell table:style-name="Tableau6.A2" office:value-type="string">
                <text:p text:style-name="P68">a-b&lt;0</text:p>
              </table:table-cell>
              <table:table-cell table:style-name="Tableau6.A2" office:value-type="string">
                <text:p text:style-name="Table_20_Contents">JNS</text:p>
              </table:table-cell>
              <table:table-cell table:style-name="Tableau6.A2" office:value-type="string">
                <text:p text:style-name="P68">SF = 0</text:p>
              </table:table-cell>
            </table:table-row>
            <table:table-row>
              <table:table-cell table:style-name="Tableau6.A2" office:value-type="string">
                <text:p text:style-name="P68">a-b&gt;0</text:p>
              </table:table-cell>
              <table:table-cell table:style-name="Tableau6.A2" office:value-type="string">
                <text:p text:style-name="Table_20_Contents">JS</text:p>
              </table:table-cell>
              <table:table-cell table:style-name="Tableau6.A2" office:value-type="string">
                <text:p text:style-name="P68">SF =1</text:p>
              </table:table-cell>
            </table:table-row>
          </table:table>
          <text:p text:style-name="P11"/>
          <text:p text:style-name="P11"/>
          <text:p text:style-name="P11"/>
          <text:p text:style-name="P11"/>
          <text:p text:style-name="P11"/>
          <text:p text:style-name="P11"/>
          <text:h text:style-name="P128" text:outline-level="1"/>
          <text:h text:style-name="P133" text:outline-level="1">6. Équivalents des structures algorithmiques avancées</text:h>
          <text:p text:style-name="P28">Il n'y a pas, en assembleur de structures de boucles ou de choix multiples comme on peut les trouver dans les langages structurés de type C ou Pascal. Nous pouvons les réaliser, par exemple de la façon suivante (équivalent assembleur de structures réalisées en C) :</text:p>
          <text:p text:style-name="P3"><text:a xlink:type="simple" xlink:href="" text:style-name="Internet_20_link" text:visited-style-name="Visited_20_Internet_20_Link"><text:span text:style-name="T49">If(var_a &gt; var_b) {&lt;instructions-alors&gt;} else {&lt;instructions-sinon&gt;}</text:span></text:a><text:a xlink:type="simple" xlink:href="" text:style-name="Internet_20_link" text:visited-style-name="Visited_20_Internet_20_Link"><text:span text:style-name="T50"> </text:span></text:a></text:p>
          <text:list xml:id="list8860474353582654181" text:style-name="L51">
            <text:list-header>
              <text:p text:style-name="P233"><text:a xlink:type="simple" xlink:href="" text:style-name="Internet_20_link" text:visited-style-name="Visited_20_Internet_20_Link"><text:span text:style-name="T51"/></text:a></text:p>
            </text:list-header>
          </text:list>
          <text:p text:style-name="P4"><text:a xlink:type="simple" xlink:href="" text:style-name="Internet_20_link" text:visited-style-name="Visited_20_Internet_20_Link"><text:span text:style-name="T51">Si:<text:tab/><text:tab/>cmp</text:span></text:a><text:a xlink:type="simple" xlink:href="" text:style-name="Internet_20_link" text:visited-style-name="Visited_20_Internet_20_Link"><text:span text:style-name="T52"> <text:tab/>a,<text:tab/>b</text:span></text:a></text:p>
          <text:p text:style-name="P4"><text:a xlink:type="simple" xlink:href="" text:style-name="Internet_20_link" text:visited-style-name="Visited_20_Internet_20_Link"><text:span text:style-name="T52"><text:tab/><text:tab/>jae<text:tab/>Sinon<text:tab/></text:span></text:a></text:p>
          <text:p text:style-name="P4"><text:a xlink:type="simple" xlink:href="" text:style-name="Internet_20_link" text:visited-style-name="Visited_20_Internet_20_Link"><text:span text:style-name="T52"># b&gt;=a <text:s/>--&gt; saut vers sinon</text:span></text:a></text:p>
          <text:p text:style-name="P6">Alors:<text:tab/>&lt;instructions-alors&gt;</text:p>
          <text:p text:style-name="P6"><text:tab/><text:tab/>jmp<text:tab/>FinIf</text:p>
          <text:p text:style-name="P4"><text:a xlink:type="simple" xlink:href="" text:style-name="Internet_20_link" text:visited-style-name="Visited_20_Internet_20_Link"><text:span text:style-name="T52">Sinon:<text:tab/>&lt;instructions-sinon&gt;</text:span></text:a></text:p>
          <text:p text:style-name="P4"><text:a xlink:type="simple" xlink:href="" text:style-name="Internet_20_link" text:visited-style-name="Visited_20_Internet_20_Link"><text:span text:style-name="T52">FinIf:</text:span></text:a></text:p>
          <text:p text:style-name="P231"/>
          <text:p text:style-name="P4"><text:a xlink:type="simple" xlink:href="" text:style-name="Internet_20_link" text:visited-style-name="Visited_20_Internet_20_Link"><text:span text:style-name="T53">While(var_a &gt; var_b) {&lt;instructions&gt;}</text:span></text:a></text:p>
          <text:p text:style-name="P4"><text:a xlink:type="simple" xlink:href="" text:style-name="Internet_20_link" text:visited-style-name="Visited_20_Internet_20_Link"><text:span text:style-name="T48"/></text:a></text:p>
          <text:p text:style-name="P4"><text:a xlink:type="simple" xlink:href="" text:style-name="Internet_20_link" text:visited-style-name="Visited_20_Internet_20_Link"><text:span text:style-name="T48">TantQue:<text:tab/>cmp<text:tab/>a,<text:tab/>b</text:span></text:a></text:p>
          <text:p text:style-name="P4"><text:a xlink:type="simple" xlink:href="" text:style-name="Internet_20_link" text:visited-style-name="Visited_20_Internet_20_Link"><text:span text:style-name="T48"><text:tab/><text:tab/>jae<text:tab/>FinTantQue<text:tab/></text:span></text:a></text:p>
          <text:p text:style-name="P4"><text:a xlink:type="simple" xlink:href="" text:style-name="Internet_20_link" text:visited-style-name="Visited_20_Internet_20_Link"><text:span text:style-name="T48"># b&gt;=a <text:s/>---&gt; saut vers FinTantQue</text:span></text:a></text:p>
          <text:p text:style-name="P5"><text:a xlink:type="simple" xlink:href="" text:style-name="Internet_20_link" text:visited-style-name="Visited_20_Internet_20_Link"><text:span text:style-name="T48"><text:tab/><text:tab/></text:span></text:a>&lt;instructions&gt;</text:p>
          <text:p text:style-name="P5"><text:tab/><text:tab/>jmp TantQue</text:p>
          <text:p text:style-name="P4"><text:a xlink:type="simple" xlink:href="" text:style-name="Internet_20_link" text:visited-style-name="Visited_20_Internet_20_Link"><text:span text:style-name="T48">FinTantQue:</text:span></text:a></text:p>
          <text:p text:style-name="P232"/>
          <text:p text:style-name="P4"><text:a xlink:type="simple" xlink:href="" text:style-name="Internet_20_link" text:visited-style-name="Visited_20_Internet_20_Link"><text:span text:style-name="T53">Do {&lt;instructions&gt;}</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3">While(a&gt;b)</text:span></text:a></text:p>
          <text:list xml:id="list125161481753158" text:continue-numbering="true" text:style-name="L51">
            <text:list-header>
              <text:p text:style-name="P233"><text:a xlink:type="simple" xlink:href="" text:style-name="Internet_20_link" text:visited-style-name="Visited_20_Internet_20_Link"><text:span text:style-name="T48"/></text:a></text:p>
            </text:list-header>
          </text:list>
          <text:p text:style-name="P4"><text:a xlink:type="simple" xlink:href="" text:style-name="Internet_20_link" text:visited-style-name="Visited_20_Internet_20_Link"><text:span text:style-name="T48">Faire:<text:tab/></text:span></text:a><text:span text:style-name="T48">&lt;instructions&gt;</text:span></text:p>
          <text:p text:style-name="P4"><text:a xlink:type="simple" xlink:href="" text:style-name="Internet_20_link" text:visited-style-name="Visited_20_Internet_20_Link"><text:span text:style-name="T48"><text:tab/><text:tab/>cmp <text:tab/>a,<text:tab/>b</text:span></text:a></text:p>
          <text:p text:style-name="P4"><text:a xlink:type="simple" xlink:href="" text:style-name="Internet_20_link" text:visited-style-name="Visited_20_Internet_20_Link"><text:span text:style-name="T48"><text:tab/><text:tab/>jb<text:tab/>Faire<text:tab/><text:tab/># b&lt;a --&gt; boucle</text:span></text:a></text:p>
          <text:p text:style-name="P4"><text:a xlink:type="simple" xlink:href="" text:style-name="Internet_20_link" text:visited-style-name="Visited_20_Internet_20_Link"><text:span text:style-name="T48">FinFaire:</text:span></text:a></text:p>
          <text:p text:style-name="Preformatted_20_Text"><text:soft-page-break/><text:span text:style-name="T48"/></text:p>
          <text:p text:style-name="P7"><text:a xlink:type="simple" xlink:href="" text:style-name="Internet_20_link" text:visited-style-name="Visited_20_Internet_20_Link"><text:span text:style-name="T54">for(i=0; i&lt;=10; i++) {&lt;instructions&gt;}</text:span></text:a></text:p>
          <text:p text:style-name="P7"><text:a xlink:type="simple" xlink:href="" text:style-name="Internet_20_link" text:visited-style-name="Visited_20_Internet_20_Link"><text:span text:style-name="T55"/></text:a></text:p>
          <text:p text:style-name="P7"><text:a xlink:type="simple" xlink:href="" text:style-name="Internet_20_link" text:visited-style-name="Visited_20_Internet_20_Link"><text:span text:style-name="T52">PourInit:<text:tab/><text:tab/>movq <text:tab/>$0,<text:tab/>%rax</text:span></text:a></text:p>
          <text:p text:style-name="P7"><text:a xlink:type="simple" xlink:href="" text:style-name="Internet_20_link" text:visited-style-name="Visited_20_Internet_20_Link"><text:span text:style-name="T52">PourTest:<text:tab/><text:tab/>cmpq <text:tab/>$10,<text:tab/>%rax</text:span></text:a></text:p>
          <text:p text:style-name="P7"><text:a xlink:type="simple" xlink:href="" text:style-name="Internet_20_link" text:visited-style-name="Visited_20_Internet_20_Link"><text:span text:style-name="T52"><text:tab/><text:tab/><text:tab/>ja<text:tab/>FinPour<text:tab/># i&gt;10</text:span></text:a></text:p>
          <text:p text:style-name="P7"><text:a xlink:type="simple" xlink:href="" text:style-name="Internet_20_link" text:visited-style-name="Visited_20_Internet_20_Link"><text:span text:style-name="T52"><text:tab/><text:tab/><text:tab/></text:span></text:a><text:span text:style-name="T52">&lt;instructions&gt;</text:span></text:p>
          <text:p text:style-name="P8"><text:tab/><text:tab/><text:tab/>addq $1,<text:tab/>%rax</text:p>
          <text:p text:style-name="P8"><text:tab/><text:tab/><text:tab/>jmp PourTest</text:p>
          <text:p text:style-name="P7"><text:a xlink:type="simple" xlink:href="" text:style-name="Internet_20_link" text:visited-style-name="Visited_20_Internet_20_Link"><text:span text:style-name="T52">FinPour:</text:span></text:a></text:p>
          <text:p text:style-name="P187"/>
          <text:p text:style-name="P4"><text:a xlink:type="simple" xlink:href="" text:style-name="Internet_20_link" text:visited-style-name="Visited_20_Internet_20_Link"><text:span text:style-name="T54">switch (a) {</text:span></text:a></text:p>
          <text:p text:style-name="P4"><text:a xlink:type="simple" xlink:href="" text:style-name="Internet_20_link" text:visited-style-name="Visited_20_Internet_20_Link"><text:span text:style-name="T56"><text:tab/><text:tab/></text:span></text:a><text:a xlink:type="simple" xlink:href="" text:style-name="Internet_20_link" text:visited-style-name="Visited_20_Internet_20_Link"><text:span text:style-name="T54">case 'a': </text:span></text:a></text:p>
          <text:p text:style-name="P4"><text:a xlink:type="simple" xlink:href="" text:style-name="Internet_20_link" text:visited-style-name="Visited_20_Internet_20_Link"><text:span text:style-name="T56"><text:tab/><text:tab/><text:tab/><text:tab/></text:span></text:a><text:a xlink:type="simple" xlink:href="" text:style-name="Internet_20_link" text:visited-style-name="Visited_20_Internet_20_Link"><text:span text:style-name="T54">&lt;instructionsA&gt;</text:span></text:a></text:p>
          <text:p text:style-name="P4"><text:a xlink:type="simple" xlink:href="" text:style-name="Internet_20_link" text:visited-style-name="Visited_20_Internet_20_Link"><text:span text:style-name="T56"><text:tab/><text:tab/><text:tab/><text:tab/></text:span></text:a><text:a xlink:type="simple" xlink:href="" text:style-name="Internet_20_link" text:visited-style-name="Visited_20_Internet_20_Link"><text:span text:style-name="T54">break;</text:span></text:a></text:p>
          <text:p text:style-name="P4"><text:a xlink:type="simple" xlink:href="" text:style-name="Internet_20_link" text:visited-style-name="Visited_20_Internet_20_Link"><text:span text:style-name="T56"><text:tab/><text:tab/></text:span></text:a><text:a xlink:type="simple" xlink:href="" text:style-name="Internet_20_link" text:visited-style-name="Visited_20_Internet_20_Link"><text:span text:style-name="T54">case 'a': </text:span></text:a></text:p>
          <text:p text:style-name="P4"><text:a xlink:type="simple" xlink:href="" text:style-name="Internet_20_link" text:visited-style-name="Visited_20_Internet_20_Link"><text:span text:style-name="T56"><text:tab/><text:tab/><text:tab/><text:tab/></text:span></text:a><text:a xlink:type="simple" xlink:href="" text:style-name="Internet_20_link" text:visited-style-name="Visited_20_Internet_20_Link"><text:span text:style-name="T54">&lt;instructionsB&gt;</text:span></text:a></text:p>
          <text:p text:style-name="P4"><text:a xlink:type="simple" xlink:href="" text:style-name="Internet_20_link" text:visited-style-name="Visited_20_Internet_20_Link"><text:span text:style-name="T56"><text:tab/><text:tab/><text:tab/><text:tab/></text:span></text:a><text:a xlink:type="simple" xlink:href="" text:style-name="Internet_20_link" text:visited-style-name="Visited_20_Internet_20_Link"><text:span text:style-name="T54">break;</text:span></text:a></text:p>
          <text:p text:style-name="P4"><text:a xlink:type="simple" xlink:href="" text:style-name="Internet_20_link" text:visited-style-name="Visited_20_Internet_20_Link"><text:span text:style-name="T56"><text:tab/><text:tab/></text:span></text:a><text:a xlink:type="simple" xlink:href="" text:style-name="Internet_20_link" text:visited-style-name="Visited_20_Internet_20_Link"><text:span text:style-name="T54">default: </text:span></text:a></text:p>
          <text:p text:style-name="P4"><text:a xlink:type="simple" xlink:href="" text:style-name="Internet_20_link" text:visited-style-name="Visited_20_Internet_20_Link"><text:span text:style-name="T56"><text:tab/><text:tab/><text:tab/><text:tab/></text:span></text:a><text:a xlink:type="simple" xlink:href="" text:style-name="Internet_20_link" text:visited-style-name="Visited_20_Internet_20_Link"><text:span text:style-name="T54">&lt;instructionsC&gt;</text:span></text:a></text:p>
          <text:p text:style-name="P4"><text:a xlink:type="simple" xlink:href="" text:style-name="Internet_20_link" text:visited-style-name="Visited_20_Internet_20_Link"><text:span text:style-name="T54">}</text:span></text:a></text:p>
          <text:p text:style-name="P4"><text:a xlink:type="simple" xlink:href="" text:style-name="Internet_20_link" text:visited-style-name="Visited_20_Internet_20_Link"><text:span text:style-name="T52"/></text:a></text:p>
          <text:p text:style-name="P4"><text:a xlink:type="simple" xlink:href="" text:style-name="Internet_20_link" text:visited-style-name="Visited_20_Internet_20_Link"><text:span text:style-name="T52">CasA:<text:tab/><text:tab/>cmpb<text:tab/>$'a', %al</text:span></text:a></text:p>
          <text:p text:style-name="P4"><text:a xlink:type="simple" xlink:href="" text:style-name="Internet_20_link" text:visited-style-name="Visited_20_Internet_20_Link"><text:span text:style-name="T52"><text:tab/><text:tab/>jne<text:tab/>CasB</text:span></text:a></text:p>
          <text:p text:style-name="P4"><text:a xlink:type="simple" xlink:href="" text:style-name="Internet_20_link" text:visited-style-name="Visited_20_Internet_20_Link"><text:span text:style-name="T52"><text:tab/><text:tab/></text:span></text:a><text:span text:style-name="T52">&lt;instructionsA&gt;</text:span></text:p>
          <text:p text:style-name="P6"><text:tab/><text:tab/>jmp FinCas:</text:p>
          <text:p text:style-name="P4"><text:a xlink:type="simple" xlink:href="" text:style-name="Internet_20_link" text:visited-style-name="Visited_20_Internet_20_Link"><text:span text:style-name="T52">CasB:<text:tab/><text:tab/>cmpb<text:tab/>$'b', %al</text:span></text:a></text:p>
          <text:p text:style-name="P4"><text:a xlink:type="simple" xlink:href="" text:style-name="Internet_20_link" text:visited-style-name="Visited_20_Internet_20_Link"><text:span text:style-name="T52"><text:tab/><text:tab/>jne<text:tab/>Defaut</text:span></text:a></text:p>
          <text:p text:style-name="P4"><text:a xlink:type="simple" xlink:href="" text:style-name="Internet_20_link" text:visited-style-name="Visited_20_Internet_20_Link"><text:span text:style-name="T52"><text:tab/><text:tab/></text:span></text:a><text:span text:style-name="T52">&lt;instructionsB&gt;</text:span></text:p>
          <text:p text:style-name="P4"><text:a xlink:type="simple" xlink:href="" text:style-name="Internet_20_link" text:visited-style-name="Visited_20_Internet_20_Link"><text:span text:style-name="T52"><text:tab/><text:tab/>jmp FinCas:</text:span></text:a></text:p>
          <text:p text:style-name="P4"><text:a xlink:type="simple" xlink:href="" text:style-name="Internet_20_link" text:visited-style-name="Visited_20_Internet_20_Link"><text:span text:style-name="T52">Defaut:<text:tab/>&lt;instructionsC&gt;</text:span></text:a></text:p>
          <text:p text:style-name="P4"><text:a xlink:type="simple" xlink:href="" text:style-name="Internet_20_link" text:visited-style-name="Visited_20_Internet_20_Link"><text:span text:style-name="T52">FinCas:</text:span></text:a></text:p>
        </text:section>
        <text:h text:style-name="P128" text:outline-level="1"/>
        <text:h text:style-name="P133" text:outline-level="1">7. Utilisation de la pile</text:h>
        <text:p text:style-name="P28">Le CPU possède un registre spécial nommé %<text:span text:style-name="T2">rsp</text:span><text:span text:style-name="T2"><text:note text:id="ftn14" text:note-class="footnote"><text:note-citation>14</text:note-citation><text:note-body><text:p text:style-name="P44">Il existe une version 16 bits de ce registre (<text:span text:style-name="T2">sp</text:span>), mais nous ne pouvons l'utiliser que dans un mode particulier du processeur que nous ne verrons pas ici.</text:p></text:note-body></text:note></text:span> (pour re-<text:span text:style-name="T2">extended stack pointer</text:span>, soit pointeur de pile étendu). La pile est un tableau de cases mémoires contiguës. %<text:span text:style-name="T2">rsp</text:span> pointe en permanence sur le sommet de la pile, c'est-à-dire le dernier élément empilé. L'empilement d'une valeur (64 bits) se fait par l'instruction <text:span text:style-name="T2">pushq</text:span> et le dépilement par l'instruction <text:span text:style-name="T2">popq</text:span>. En fait, « push opérande » commence par <text:span text:style-name="T17">décrémenter</text:span> %<text:span text:style-name="T2">rsp</text:span> et remplace le contenu de la case pointée par <text:span text:style-name="T2">%rsp</text:span> par « opérande ». <text:span text:style-name="T2">pop</text:span> se contente d'<text:span text:style-name="T17">incrémenter</text:span> %<text:span text:style-name="T2">rsp. </text:span>L'incrémentation et la décrémentation se font par groupe de 8 octets, soit 64 bits. L'utilisation de la pile va se révéler très utile, par exemple pour simuler l'utilisation de « variables locales » ou de paramètres de procédures. D'autre part, nous verrons qu'il est possible d'accéder directement à des éléments de la pile sans passer par les instructions <text:span text:style-name="T2">push</text:span> et <text:span text:style-name="T2">pop</text:span>. </text:p>
        <text:p text:style-name="P28">Si le processeur fonctionne en mode 32 bits (systèmes d'exploitation 32 bits), la pile est pointée par %esp, et les valeurs sont empilées (pushl) ou dépilées (popl) par groupes de 4 octets. Si le processeur fonctionne en mode 16 bits (systèmes d'exploitation 16 bits), la pile est pointée par %sp, et les valeurs sont empilées (pushw) ou dépilées (popw) par groupes de 2 octets.</text:p>
        <text:h text:style-name="P127" text:outline-level="1">8. Procédures</text:h>
        <text:h text:style-name="Heading_20_2" text:outline-level="2">8.1 Les instructions <text:span text:style-name="T2">call</text:span> et <text:span text:style-name="T2">ret</text:span></text:h>
        <text:p text:style-name="P28">Les instructions <text:span text:style-name="T2">call</text:span> et <text:span text:style-name="T2">ret</text:span> permettent respectivement d'appeler et de sortir d'une procédure. L'opérande qui suit <text:span text:style-name="T2">call</text:span> est l'adresse symbolique de la procédure. Traditionnellement, les paramètres de la procédure sont passés par la pile. <text:s/></text:p>
        <text:p text:style-name="P28"><text:span text:style-name="T2">call</text:span> empile tout d'abord l'adresse de la prochaine instruction (le contenu de <text:span text:style-name="T2">%rip</text:span>) et remplace le contenu de <text:span text:style-name="T2">rip</text:span> par l'<text:span text:style-name="T10">adresse donnée en opérande</text:span>. <text:span text:style-name="T2">ret</text:span> dépile et place la valeur dépilée dans <text:span text:style-name="T2">rip</text:span>, ce qui provoque (sauf erreur de programmation) le retour à l'endroit où la procédure à été appelée (instruction qui <text:s/>suit le « <text:span text:style-name="T2">call adresse</text:span> »). Comme la pile n'est pas uniquement utilisée pour sauvegarder l'adresse de retour, mais aussi pour stocker les paramètres et les <text:soft-page-break/>variables locales de la procédure, il est important de s'assurer que le haut de la pile contient bien l'adresse de retour avant l'exécution de <text:span text:style-name="T2">ret</text:span>.</text:p>
        <text:p text:style-name="P28"><text:span text:style-name="T2">ret</text:span> peut avoir une opérande <text:span text:style-name="T2">n</text:span> de type « constante entière ». Dans ce cas, <text:span text:style-name="T2">ret</text:span> dépilera l'adresse de retour, puis <text:span text:style-name="T2">n</text:span> octets avant de retourner à la procédure appelante. Le registre r<text:span text:style-name="T2">bp</text:span> (<text:span text:style-name="T2">re-extended base pointer</text:span>) est souvent utilisé par le programmeur pour accéder aux différentes zones de la pile, il pointe généralement sur l'adresse de retour de la procédure. </text:p>
        <text:p text:style-name="P28">Voici un exemple de procédure qui prend 2 entiers non signés comme paramètres (par la pile) et renvoie le maximum des 2 valeurs :</text:p>
        <text:p text:style-name="P112">appel:<text:tab/><text:tab/></text:p>
        <text:p text:style-name="P112"># Empilage des paramètres de la procédure Maximum</text:p>
        <text:p text:style-name="P112"><text:tab/><text:tab/>push UnsignedQuadWord_a<text:tab/></text:p>
        <text:p text:style-name="P112"><text:tab/><text:tab/>push UnsignedQuadWord_b<text:tab/></text:p>
        <text:p text:style-name="P112"><text:tab/><text:tab/>call Maximum<text:tab/><text:tab/># appel procédure Maximum</text:p>
        <text:p text:style-name="P112"><text:tab/><text:tab/>popq<text:tab/>%rax<text:tab/><text:tab/># résultat dans rax</text:p>
        <text:p text:style-name="P112"># &lt;&lt;suite de la procédure appelante &gt;&gt;</text:p>
        <text:p text:style-name="P112"><text:tab/><text:tab/>retq<text:tab/># retour à la procédure appelante</text:p>
        <text:p text:style-name="P112">Maximum:<text:tab/></text:p>
        <text:p text:style-name="P112"><text:tab/><text:tab/>movq<text:tab/>%rsp, %rbp<text:tab/><text:tab/></text:p>
        <text:p text:style-name="P112"><text:tab/><text:tab/><text:tab/># rbp pointe sur l'adresse de retour</text:p>
        <text:p text:style-name="P112"><text:tab/><text:tab/>pushq %rax<text:tab/># sauve ancienne valeur de rax</text:p>
        <text:p text:style-name="P112"><text:tab/><text:tab/>pushq %rbx<text:tab/># sauve ancienne valeur de rbx</text:p>
        <text:p text:style-name="P112"><text:tab/><text:tab/>movq 8(%rbp), %rbx<text:tab/># copie le paramètre </text:p>
        <text:p text:style-name="P112"><text:tab/><text:tab/><text:tab/><text:tab/><text:tab/># b dans rbx </text:p>
        <text:p text:style-name="P112"><text:tab/><text:tab/>movq 16(%rbp), %rax<text:tab/># copie le paramètre </text:p>
        <text:p text:style-name="P112"><text:tab/><text:tab/><text:tab/><text:tab/><text:tab/># a dans rax </text:p>
        <text:p text:style-name="P112"><text:tab/><text:tab/>cmpq %rax, %rbx<text:tab/># compare le 1er et le 2e</text:p>
        <text:p text:style-name="P112"><text:tab/><text:tab/><text:tab/><text:tab/><text:tab/># paramètre</text:p>
        <text:p text:style-name="P112"><text:tab/><text:tab/>jae<text:tab/>bmax<text:tab/># Si b &gt;= a alors saute à bmax</text:p>
        <text:p text:style-name="P112">amax:<text:tab/><text:tab/>pushq %rax<text:tab/># empile a</text:p>
        <text:p text:style-name="P112"><text:tab/><text:tab/>jmp FinMax </text:p>
        <text:p text:style-name="P112">bmax:<text:tab/><text:tab/>pushq %rbx<text:tab/># empile b</text:p>
        <text:p text:style-name="P112">FinMax:<text:tab/>popq %rax<text:tab/># valeur max -&gt; rax</text:p>
        <text:p text:style-name="P112"><text:tab/><text:tab/>movq %rax, 8(%rbp)<text:tab/></text:p>
        <text:p text:style-name="P112"># valeur max -&gt; 1er paramètre</text:p>
        <text:p text:style-name="P112"><text:tab/><text:tab/>popq %rbx <text:s/># récupère ancienne valeur de %rbx</text:p>
        <text:p text:style-name="P112"><text:tab/><text:tab/>popq %rax <text:s/># récupère ancienne valeur de %rax</text:p>
        <text:p text:style-name="P112"><text:tab/><text:tab/>retq $8 <text:s text:c="3"/># dépile le 2e paramètre avant de</text:p>
        <text:p text:style-name="P112"><text:tab/># retourner à la procédure appelante</text:p>
        <text:p text:style-name="P39"><text:soft-page-break/>Voici un schéma qui illustre l'exécution de procédures imbriquées. Les chiffres représentent l'ordre d'exécution du code :</text:p>
        <text:p text:style-name="P23"><draw:frame draw:style-name="fr1" draw:name="Cadre5" text:anchor-type="paragraph" svg:x="4.105cm" svg:y="0.286cm" svg:width="3.099cm" draw:z-index="0"><draw:text-box fo:min-height="4.316cm"><text:p text:style-name="P86">procA :</text:p><text:p text:style-name="P86">....</text:p><text:p text:style-name="P86">call C</text:p><text:p text:style-name="P86">....</text:p><text:p text:style-name="P86">ret</text:p></draw:text-box></draw:frame><draw:custom-shape text:anchor-type="paragraph" draw:z-index="24" draw:style-name="gr12" draw:text-style-name="P234" svg:width="3.178cm" svg:height="0.331cm" draw:transform="rotate (0.374547657477983) translate (5.35693055555556cm 1.93675cm)"><text:p/><draw:enhanced-geometry svg:viewBox="0 0 21600 21600" draw:text-areas="0 ?f0 ?f5 ?f2" draw:type="right-arrow" draw:modifiers="15910.6267029973 5876.4705882352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13" draw:style-name="gr3" svg:width="0.456cm" svg:height="0.676cm" svg:x="7.361cm" svg:y="0.24cm" draw:caption-point-x="-2.69cm" draw:caption-point-y="1.127cm"><text:p><text:s/>2</text:p></draw:caption></text:p>
        <text:p text:style-name="P19"><draw:frame draw:style-name="fr1" draw:name="Cadre7" text:anchor-type="paragraph" svg:x="8.306cm" svg:y="0.078cm" svg:width="2cm" draw:z-index="14"><draw:text-box fo:min-height="2.455cm"><text:p text:style-name="P87">procC :</text:p><text:p text:style-name="P87">...</text:p><text:p text:style-name="P87">ret</text:p></draw:text-box></draw:frame><draw:custom-shape text:anchor-type="paragraph" draw:z-index="21" draw:style-name="gr12" draw:text-style-name="P234" svg:width="4.312cm" svg:height="0.198cm" draw:transform="rotate (0.877726080827948) translate (1.43580555555556cm 3.46427777777778cm)"><text:p/><draw:enhanced-geometry svg:viewBox="0 0 21600 21600" draw:text-areas="0 ?f0 ?f5 ?f2" draw:type="right-arrow" draw:modifiers="16193.2245922208 5498.1818181818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aption text:anchor-type="paragraph" draw:z-index="20" draw:style-name="gr11" svg:width="0.486cm" svg:height="0.574cm" svg:x="1.286cm" svg:y="0.462cm" draw:caption-point-x="-0.81cm" draw:caption-point-y="1.681cm"><text:p><text:s/>1</text:p></draw:caption><draw:caption text:anchor-type="paragraph" draw:z-index="26" draw:style-name="gr14" svg:width="0.428cm" svg:height="0.511cm" svg:x="7.528cm" svg:y="0.402cm" draw:caption-point-x="1.757cm" draw:caption-point-y="0.284cm"><text:p><text:s/>3</text:p></draw:caption></text:p>
        <text:p text:style-name="P22"><draw:custom-shape text:anchor-type="paragraph" draw:z-index="25" draw:style-name="gr12" draw:text-style-name="P234" svg:width="3.421cm" svg:height="0.237cm" draw:transform="rotate (-0.170867733770245) translate (5.064125cm 0.0370416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8"><draw:frame draw:style-name="fr1" draw:name="Cadre3" text:anchor-type="paragraph" svg:x="0.026cm" svg:y="0.205cm" svg:width="2.265cm" draw:z-index="15"><draw:text-box fo:min-height="4.463cm"><text:p text:style-name="P86">....</text:p><text:p text:style-name="P86">call procA</text:p><text:p text:style-name="P86">...</text:p><text:p text:style-name="P86">call procB</text:p><text:p text:style-name="P86">...</text:p><text:p text:style-name="P86">ret </text:p></draw:text-box></draw:frame><draw:custom-shape text:anchor-type="paragraph" draw:z-index="23" draw:style-name="gr12" draw:text-style-name="P234" svg:width="2.544cm" svg:height="0.302cm" draw:transform="rotate (0.370184334347997) translate (1.70391666666667cm 1.60866666666667cm)"><text:p/><draw:enhanced-geometry svg:viewBox="0 0 21600 21600" draw:text-areas="?f7 ?f0 21600 ?f2" draw:type="left-arrow" draw:modifiers="3682.52148997135 4772.0930232558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17" draw:style-name="gr4" svg:width="0.426cm" svg:height="0.477cm" svg:x="7.576cm" svg:y="0.589cm" draw:caption-point-x="-2.94cm" draw:caption-point-y="-0.745cm"><text:p><text:s/>4</text:p></draw:caption></text:p>
        <text:h text:style-name="Heading_20_2" text:outline-level="2"/>
        <text:p text:style-name="P19"><draw:frame draw:style-name="fr1" draw:name="Cadre6" text:anchor-type="paragraph" svg:x="5.133cm" svg:y="0.448cm" svg:width="2cm" draw:z-index="16"><draw:text-box fo:min-height="2.455cm"><text:p text:style-name="P87">procB :</text:p><text:p text:style-name="P87">...</text:p><text:p text:style-name="P87">ret</text:p></draw:text-box></draw:frame><draw:custom-shape text:anchor-type="paragraph" draw:z-index="27" draw:style-name="gr12" draw:text-style-name="P234" svg:width="2.918cm" svg:height="0.324cm" draw:transform="skewX (-0.0328121899374934) rotate (0.0932005820564972) translate (1.93322222222222cm 0.991305555555556cm)"><text:p/><draw:enhanced-geometry svg:viewBox="0 0 21600 21600"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22" draw:style-name="gr13" svg:width="0.475cm" svg:height="0.583cm" svg:x="3.138cm" svg:y="0.138cm" draw:caption-point-x="-2.046cm" draw:caption-point-y="0.321cm"><text:p><text:s/>5</text:p></draw:caption></text:p>
        <text:p text:style-name="P19"><draw:caption text:anchor-type="paragraph" draw:z-index="29" draw:style-name="gr15" svg:width="0.5cm" svg:height="0.62cm" svg:x="8.664cm" svg:y="0.402cm" draw:caption-point-x="-1.919cm" draw:caption-point-y="-0.296cm"><text:p><text:s/>6</text:p></draw:caption><draw:custom-shape text:anchor-type="paragraph" draw:z-index="28" draw:style-name="gr12" draw:text-style-name="P234" svg:width="3.536cm" svg:height="0.327cm" draw:transform="skewX (-0.0328121899374934) rotate (2.81102729326207) translate (5.42219444444444cm 1.72508333333333cm)"><text:p/><draw:enhanced-geometry svg:viewBox="0 0 21600 21600"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8"/>
        <text:p text:style-name="P28"><draw:caption text:anchor-type="paragraph" draw:z-index="30" draw:style-name="gr16" svg:width="0.47cm" svg:height="0.477cm" svg:x="3.47cm" svg:y="0.081cm" draw:caption-point-x="-1.916cm" draw:caption-point-y="0.062cm"><text:p><text:s/>7</text:p></draw:caption></text:p>
        <text:p text:style-name="P28">Et voici l'évolution de la pile lors de l'exécution schématisée ci-dessus :</text:p>
        <text:list xml:id="list3855941693511117595" text:style-name="L52">
          <text:list-item>
            <text:p text:style-name="P152">{}</text:p>
          </text:list-item>
          <text:list-item>
            <text:p text:style-name="P152">{adresse de 5}</text:p>
          </text:list-item>
          <text:list-item>
            <text:p text:style-name="P152">{adresse de 5, adresse de 4}</text:p>
          </text:list-item>
          <text:list-item>
            <text:p text:style-name="P152">{adresse de 5}</text:p>
          </text:list-item>
          <text:list-item>
            <text:p text:style-name="P152">{}</text:p>
          </text:list-item>
          <text:list-item>
            <text:p text:style-name="P152">{adresse de 7}</text:p>
          </text:list-item>
          <text:list-item>
            <text:p text:style-name="P152">{}</text:p>
          </text:list-item>
        </text:list>
        <text:h text:style-name="Heading_20_2" text:outline-level="2"><text:soft-page-break/>8.2 Les interruptions et les exceptions </text:h>
        <text:p text:style-name="P28">Il nous manque encore un dispositif pour permettre au processeur de réagir en temps réel à divers <text:span text:style-name="T2">évènements, </text:span>liés aux périphériques (appui d'une touche sur le clavier, clic ou mouvement de la souris, etc.) ou à l'état du processeur lui-même (division par zéro, accès à une zone mémoire protégée, etc.). Un simple <text:span text:style-name="T2">balayage</text:span> permanent de ces très nombreuses données gaspillerait un montant considérable de ressources. </text:p>
        <text:p text:style-name="P28">Heureusement, tous les processeurs actuels possèdent un jeu d'instructions qui permettent une gestion événementielle de cette problématique. Par exemple, un périphérique, lorsqu'il est sollicité par l'utilisateur, envoie un signal (qu'on appelle interruption) au microprocesseur, qui peut alors interrompre l'exécution du programme courant, exécuter une routine du système d'exploitation et revenir au programme courant lorsque l'interruption a été traitée.</text:p>
        <text:p text:style-name="P28">En réalité, n'importe quel programme peut générer des interruptions logicielles et des exceptions. Mais nous ne rentrerons pas ici dans des détails qui relèveraient plus d'un cours sur les systèmes d'exploitation que d'un cours sur l'assembleur et le langage machine. </text:p>
        <text:p text:style-name="P28">Nous allons limiter cette section à la description de l'instruction <text:span text:style-name="T2">int</text:span>, qui va nous permettre de communiquer avec le système d'exploitation (pour les exemples, nous prendrons GNU/Linux).</text:p>
        <text:p text:style-name="P28">L'instruction <text:span text:style-name="T2">int</text:span> a un comportement similaire à l'instruction <text:span text:style-name="T2">call. </text:span><text:span text:style-name="T10">Le registre </text:span><text:span text:style-name="T2">rip</text:span><text:span text:style-name="T10"> va être modifié pour permettre l'exécution d'une procédure, mais l'adresse de l'instruction </text:span><text:span text:style-name="T2">int</text:span><text:span text:style-name="T10"> est mémorisée, de telle sorte qu'à la sortie de la procédure, </text:span><text:span text:style-name="T2">rip</text:span><text:span text:style-name="T10"> prend pour valeur l'adresse de l'instruction qui suit l'instruction </text:span><text:span text:style-name="T2">int</text:span><text:span text:style-name="T10">.</text:span></text:p>
        <text:p text:style-name="P39">La syntaxe de l'instruction <text:span text:style-name="T2">int</text:span> est la suivante :</text:p>
        <text:p text:style-name="P43">int Constante</text:p>
        <text:p text:style-name="P39">Constante est un entier qui désigne le numéro du gestionnaire d'interruption à appeler. La valeur de certains registres sera utilisée par le gestionnaire d'interruptions afin de sélectionner la procédure appropriée et de lui transmettre ses paramètres.</text:p>
        <text:p text:style-name="P39"><text:soft-page-break/><text:span text:style-name="T10">Sous GNU/Linux, par exemple, </text:span><text:span text:style-name="T2">int $0x80</text:span><text:span text:style-name="T10"> va appeler le gestionnaire d'interruption du système d'exploitation (le gestionnaire de numéro hexadécimal 80, soit 128 en décimal) . Le numéro de fonction système est donné par </text:span><text:span text:style-name="T2">%eax</text:span><text:span text:style-name="T10"> et les paramètres sont transmis via les registres </text:span>%ebx,%ecx,%edx,%esi,%edi<text:span text:style-name="T10"> (dans cet ordre). Lorsqu'il y a plus de 5 paramètres, </text:span><text:span text:style-name="T2">%ebx</text:span><text:span text:style-name="T10"> contient tout simplement l'adresse des paramètres.</text:span></text:p>
        <text:p text:style-name="P39">Voici par exemple, un petit programme en assembleur, destiné à être assemblé, lié et exécuté sous GNU/Linux :</text:p>
        <text:p text:style-name="P94"><text:tab/><text:span text:style-name="T87">.data<text:tab/># directive de création d'une zone de donnée</text:span></text:p>
        <text:p text:style-name="P100">btlm:<text:tab/><text:tab/># adresse symbolique pointant sur la chaîne:</text:p>
        <text:p text:style-name="P100"><text:s text:c="6"/>.string "Bonjour tout le monde!\n"</text:p>
        <text:p text:style-name="P100"><text:tab/>.text<text:tab/># directive de création d'une zone <text:tab/><text:tab/><text:tab/># d'instructions</text:p>
        <text:p text:style-name="P100"><text:tab/>.globl main<text:tab/># directive de création d'une étiquette <text:tab/><text:tab/><text:tab/># de portée globale</text:p>
        <text:p text:style-name="P100">main:<text:tab/><text:tab/># main est l'adresse de début du programme </text:p>
        <text:p text:style-name="P100"><text:s text:c="8"/>movl <text:s text:c="3"/>$4,%eax<text:tab/># sélection de la fonction </text:p>
        <text:p text:style-name="P100"><text:span text:style-name="T2"><text:tab/><text:tab/><text:tab/><text:tab/># write</text:span> du système</text:p>
        <text:p text:style-name="P100"><text:s text:c="8"/>movl <text:s text:c="3"/>$1,%ebx<text:tab/># dernier paramètre de write :</text:p>
        <text:p text:style-name="P100"><text:tab/><text:tab/><text:tab/><text:tab/># stdout</text:p>
        <text:p text:style-name="P100"><text:s text:c="8"/>movl <text:s text:c="3"/>$btlm,%ecx<text:tab/># premier paramètre </text:p>
        <text:p text:style-name="P100"><text:tab/><text:tab/><text:tab/><text:tab/><text:tab/># de write : l'adresse de</text:p>
        <text:p text:style-name="P100"><text:tab/><text:tab/><text:tab/><text:tab/># la chaîne de caractères à</text:p>
        <text:p text:style-name="P100"><text:tab/><text:tab/><text:tab/><text:tab/># afficher</text:p>
        <text:p text:style-name="P100"><text:s text:c="8"/>movl <text:s text:c="3"/>$23,%edx<text:tab/># le nombre de caractères à</text:p>
        <text:p text:style-name="P100"><text:tab/><text:tab/><text:tab/><text:tab/># afficher : 23</text:p>
        <text:p text:style-name="P100"><text:s text:c="8"/>int <text:s text:c="4"/>$0x80<text:tab/># appel de l'interruption </text:p>
        <text:p text:style-name="P100"><text:tab/><text:tab/><text:tab/><text:tab/># 128 -&gt; GNU/Linux</text:p>
        <text:p text:style-name="P100"><text:s text:c="8"/>movl <text:s text:c="3"/>$1,%eax<text:tab/># sélection de la fonction </text:p>
        <text:p text:style-name="P100"><text:tab/><text:tab/><text:tab/><text:tab/># exit du système</text:p>
        <text:p text:style-name="P100"><text:s text:c="8"/>xorl <text:s text:c="3"/>%ebx,%ebx<text:tab/># mise à zéro du 1er paramètre</text:p>
        <text:p text:style-name="P100"><text:tab/><text:tab/><text:tab/><text:tab/># en utilisant</text:p>
        <text:p text:style-name="P100"><text:tab/><text:tab/><text:tab/><text:tab/># xor, c'est à dire ou exclusif</text:p>
        <text:p text:style-name="P100"><text:s text:c="8"/>int <text:s text:c="4"/>$0x80<text:tab/># appel de l'interruption </text:p>
        <text:p text:style-name="P100"><text:tab/><text:tab/><text:tab/><text:tab/># 128 -&gt; GNU/Linux</text:p>
        <text:p text:style-name="P116"><text:s text:c="8"/>ret<text:tab/><text:tab/># fin du programme et retour au système</text:p>
        <text:h text:style-name="Heading_20_1" text:outline-level="1"><text:soft-page-break/>9. Autres instructions d'arithmétique entière</text:h>
        <text:h text:style-name="Heading_20_2" text:outline-level="2">9.1 Multiplication et division sur des entiers non signés</text:h>
        <text:p text:style-name="Heading_20_3">9.1.1. Multiplication non signée</text:p>
        <text:list xml:id="list7639670926788337583" text:style-name="L53">
          <text:list-item>
            <text:p text:style-name="P153"><text:span text:style-name="T2">mul &lt;x8&gt; </text:span>effectue la multiplication du contenu du registre <text:span text:style-name="T2">al</text:span> avec le contenu de x8<text:span text:style-name="T2"> </text:span>qui est soit l'emplacement d'un octet, soit un registre de 8 bits. Le résultat est stocké dans le registre 16 bits <text:span text:style-name="T2">ax</text:span>.</text:p>
          </text:list-item>
          <text:list-item>
            <text:p text:style-name="P153"><text:span text:style-name="T2">mul &lt;x16&gt;</text:span> effectue la multiplication du contenu du registre <text:span text:style-name="T2">ax</text:span> avec le contenu de <text:span text:style-name="T2">x16</text:span> qui est soit l'emplacement d'un mot de 16 bits, soit un registre 16 bits. Le résultat est stocké dans <text:span text:style-name="T2">dx:ax</text:span>. Autrement dit, le mot (16 bits) de poids faible du résultat est stocké dans <text:span text:style-name="T2">ax</text:span> et le mot <text:s/>(16 bits) de poids fort dans <text:span text:style-name="T2">dx</text:span>. On peut se demander pourquoi le résultat n'est pas stocké dans <text:span text:style-name="T2">eax</text:span>. C'est pour une simple raison historique conservée par les contraintes de compatibilité : le registre <text:span text:style-name="T2">eax</text:span> n'existait pas dans le 8086.</text:p>
          </text:list-item>
          <text:list-item>
            <text:p text:style-name="P153"><text:span text:style-name="T2">mul &lt;x32&gt;</text:span> effectue la multiplication du contenu du registre <text:span text:style-name="T2">eax</text:span> avec le contenu de <text:span text:style-name="T2">x32</text:span> qui est soit l'emplacement d'un mot de 32 bits, soit un registre 32 bits. Le résultat est stocké dans <text:span text:style-name="T2">edx:eax</text:span>. Autrement dit, le mot (32 bits) de poids faible du résultat est stocké dans <text:span text:style-name="T2">eax</text:span> et le mot (32 bits) de poids fort dans <text:span text:style-name="T2">edx</text:span>. </text:p>
          </text:list-item>
          <text:list-item>
            <text:p text:style-name="P153">mul &lt;x64&gt; effectue la multiplication du contenu du registre <text:span text:style-name="T2">rax</text:span> avec le contenu de <text:span text:style-name="T2">x64</text:span> qui est soit l'emplacement d'un mot de 64 bits, soit un registre 64 bits. Le résultat est stocké dans <text:span text:style-name="T2">rdx:rax</text:span>. Autrement dit, le mot de 64 bits de poids faible du résultat est stocké dans <text:span text:style-name="T2">rax</text:span> et le mot de 64 bits de poids fort dans <text:span text:style-name="T2">rdx</text:span>. </text:p>
          </text:list-item>
          <text:list-item>
            <text:p text:style-name="P153">Les drapeaux OF et CF du registre d'état <text:span text:style-name="T2">RFLAGS</text:span> sont mis à 0 si la moitié supérieure des bits du résultat (<text:span text:style-name="T2">ah</text:span>, <text:span text:style-name="T2">dx, edx </text:span><text:span text:style-name="T10">ou</text:span><text:span text:style-name="T2"> rdx</text:span>) est à 0, les deux drapeaux sont mis à 1 dans le cas contraire.</text:p>
          </text:list-item>
        </text:list>
        <text:p text:style-name="Heading_20_3"><text:soft-page-break/>9.1.2. Division non signée </text:p>
        <text:list xml:id="list8428227421599230739" text:style-name="L54">
          <text:list-item>
            <text:p text:style-name="P154"><text:span text:style-name="T2">div &lt;x8&gt;</text:span> effectue la division de <text:span text:style-name="T2">ax</text:span> par <text:span text:style-name="T2">&lt;x8&gt;</text:span> (voir <text:span text:style-name="T2">mul</text:span>). Le quotient est stocké dans <text:span text:style-name="T2">al</text:span> et le reste dans <text:span text:style-name="T2">ah</text:span>.</text:p>
          </text:list-item>
          <text:list-item>
            <text:p text:style-name="P154"><text:span text:style-name="T2">div &lt;x16&gt;</text:span> effectue la division de <text:span text:style-name="T2">dx:ax</text:span> par <text:span text:style-name="T2">&lt;x16&gt;</text:span> (voir <text:span text:style-name="T2">mul</text:span>). Le quotient est stocké dans <text:span text:style-name="T2">ax</text:span> et le reste dans <text:span text:style-name="T2">dx</text:span>.</text:p>
          </text:list-item>
          <text:list-item>
            <text:p text:style-name="P154"><text:span text:style-name="T2">div &lt;x32&gt;</text:span> effectue la division de <text:span text:style-name="T2">edx:eax</text:span> par <text:span text:style-name="T2">&lt;x32&gt;</text:span> (voir <text:span text:style-name="T2">mul</text:span>). Le quotient est stocké dans <text:span text:style-name="T2">eax</text:span> et le reste dans <text:span text:style-name="T2">edx</text:span>.</text:p>
          </text:list-item>
          <text:list-item>
            <text:p text:style-name="P154"><text:span text:style-name="T2">div &lt;x64&gt;</text:span> effectue la division de <text:span text:style-name="T2">rdx:rax</text:span> par <text:span text:style-name="T2">&lt;x64&gt;</text:span> (voir <text:span text:style-name="T2">mul</text:span>). Le quotient est stocké dans <text:span text:style-name="T2">rax </text:span>et le reste dans <text:span text:style-name="T2">rdx.</text:span></text:p>
          </text:list-item>
          <text:list-item>
            <text:p text:style-name="P154">Les drapeaux de <text:span text:style-name="T2">RFLAGS</text:span> ne sont pas affectés. En cas de dépassement, l'exception #DE (division par zéro) est générée<text:note text:id="ftn15" text:note-class="footnote"><text:note-citation>15</text:note-citation><text:note-body><text:p text:style-name="Footnote">Pour simplifier, disons qu'une exception est une erreur qui par défaut, sera gérée par le système d'exploitation. </text:p></text:note-body></text:note>.</text:p>
          </text:list-item>
        </text:list>
        <text:list xml:id="list4880921205386872919" text:style-name="L55">
          <text:list-item>
            <text:list>
              <text:list-item>
                <text:h text:style-name="P210" text:outline-level="2"><text:s/>Multiplication et division sur des entiers signés</text:h>
              </text:list-item>
            </text:list>
          </text:list-item>
        </text:list>
        <text:p text:style-name="Heading_20_3">9.2.1 Multiplication signée</text:p>
        <text:list xml:id="list125160625488068" text:continue-list="list8428227421599230739" text:style-name="L54">
          <text:list-header>
            <text:p text:style-name="P154"><text:span text:style-name="T2">imul</text:span> peut prendre :</text:p>
          </text:list-header>
          <text:list-item>
            <text:p text:style-name="P154">1 opérande : Comportement similaire à <text:span text:style-name="T2">mul</text:span>.</text:p>
          </text:list-item>
          <text:list-item>
            <text:p text:style-name="P154">2 opérandes : <text:span text:style-name="T2">imul &lt;source&gt;, &lt;destination&gt; </text:span></text:p>
          </text:list-item>
        </text:list>
        <text:p text:style-name="P28"><text:span text:style-name="T58">Ici</text:span><text:span text:style-name="T2"> &lt;destination&gt;</text:span> doit être un registre général dans lequel sera stocké le produit de <text:span text:style-name="T2">&lt;source&gt;</text:span> (valeur immédiate, registre ou emplacement mémoire) et de <text:span text:style-name="T2">&lt;destination&gt;</text:span>.</text:p>
        <text:list xml:id="list125160040336391" text:continue-list="list125160625488068" text:style-name="L54">
          <text:list-item text:start-value="1">
            <text:p text:style-name="P154"><text:soft-page-break/>3 opérandes : <text:span text:style-name="T2">imul &lt;source1&gt;, &lt;source2&gt;, &lt;destination&gt; </text:span></text:p>
          </text:list-item>
        </text:list>
        <text:p text:style-name="P28"><text:span text:style-name="T9">Ici </text:span><text:span text:style-name="T2">&lt;destination&gt;</text:span><text:span text:style-name="T9"> doit être un registre général dans lequel sera stocké le produit de </text:span><text:span text:style-name="T2">&lt;source1&gt;</text:span><text:span text:style-name="T9"> (registre ou emplacement mémoire) et de </text:span><text:span text:style-name="T2">&lt;source2&gt;</text:span><text:span text:style-name="T9"> (valeur immédiate). CF et OF sont affectés de la même façon que pour </text:span><text:span text:style-name="T2">mul</text:span><text:span text:style-name="T9">.</text:span><text:tab/></text:p>
        <text:p text:style-name="Heading_20_3">9.2.2 Division signée</text:p>
        <text:p text:style-name="P28"><text:span text:style-name="T8">idiv</text:span><text:span text:style-name="T32"> fonctionne de la même façon que </text:span><text:span text:style-name="T8">div</text:span><text:span text:style-name="T32">. </text:span></text:p>
        <text:h text:style-name="Heading_20_1" text:outline-level="1">10. Opérateurs logiques</text:h>
        <text:list xml:id="list2368570853599536163" text:style-name="L56">
          <text:list-item>
            <text:p text:style-name="P163"><text:span text:style-name="T2">and &lt;source&gt;, &lt;destination&gt;</text:span><text:tab/><text:span text:style-name="T10">: Il s'agit du « ET bits à bits »</text:span></text:p>
          </text:list-item>
          <text:list-item>
            <text:p text:style-name="P163"><text:span text:style-name="T2">or<text:tab/>&lt;source&gt;, &lt;destination&gt;<text:tab/></text:span><text:span text:style-name="T10">: Il s'agit du « OU bits à bits</text:span><text:span text:style-name="T2"> </text:span>»</text:p>
          </text:list-item>
          <text:list-item>
            <text:p text:style-name="P163"><text:span text:style-name="T2">xor &lt;source&gt;, &lt;destination&gt;</text:span><text:span text:style-name="T10"><text:tab/>: Il s'agit du « OU EXCLUSIF bits à bits  »</text:span></text:p>
          </text:list-item>
          <text:list-item>
            <text:p text:style-name="P163">not &lt;source-destination&gt;<text:tab/><text:span text:style-name="T10">: Il s'agit du « NON bits à bits » </text:span></text:p>
          </text:list-item>
        </text:list>
        <text:p text:style-name="Text_20_body">Comme pour les additions et les soustractions, l'opérande &lt;destination&gt; désigne aussi le résultat de l'opération. Par exemple :</text:p>
        <text:p text:style-name="P100">movb<text:tab/>$0b11110000,<text:tab/>%al<text:tab/># 0b11110000 -&gt; al</text:p>
        <text:p text:style-name="P100">xorb<text:tab/>$0b01010101,<text:tab/>%al<text:tab/># 0b11110000 ou-exclusif</text:p>
        <text:p text:style-name="P100"><text:tab/><text:tab/><text:tab/><text:tab/># 0b01010101 -&gt; al</text:p>
        <text:p text:style-name="P100"><text:tab/><text:tab/><text:tab/><text:tab/># ici al contient 0b10100101 </text:p>
        <text:p text:style-name="Text_20_body">ou encore :</text:p>
        <text:p text:style-name="P100"><text:tab/>movb<text:tab/>$0b10101010,<text:tab/>%al<text:tab/># 0b10101010 -&gt; al</text:p>
        <text:p text:style-name="P100"><text:tab/>notb<text:tab/>%al<text:tab/><text:tab/><text:tab/># non(0b10101010) -&gt; al</text:p>
        <text:p text:style-name="P100"><text:tab/><text:tab/><text:tab/><text:tab/># ici al contient 0b01010101</text:p>
        <text:h text:style-name="P130" text:outline-level="1"/>
        <text:h text:style-name="P133" text:outline-level="1">11. Calculs en virgule flottante</text:h>
        <text:h text:style-name="Heading_20_2" text:outline-level="2">11.1 Introduction</text:h>
        <text:p text:style-name="P28">Nous avons vu que le microprocesseur n'est pas capable de travailler directement dans l'ensemble des nombres entiers naturels ou relatifs. Le processeur peut en revanche manipuler des sous-ensembles finis : entiers signés ou non signés représentés le plus souvent sur 8x2<text:span text:style-name="T20">n</text:span> bits. Par conséquent, nos sous-ensembles sont définis très simplement par leurs bornes inférieures et supérieures. </text:p>
        <text:p text:style-name="P28">Malheureusement, lorsque nous cherchons à représenter les nombres réels, les choses se compliquent : nous avons une infinité de valeurs entre une borne inférieure et une borne supérieure. Ceci pose évidemment un problème lorsqu'il s'agit de représenter ces nombres avec des valeurs binaires de taille fixe. Le choix de notre représentation va donc déterminer en plus des limites inférieures et supérieures, la précision maximale de nos calculs. </text:p>
        <text:p text:style-name="P28"><text:span text:style-name="T33">De même qu'un simple débordement lors d'une addition de nombres entiers peut produire un résultat final incorrect, </text:span><text:span text:style-name="T18">une très légère erreur de précision à un moment donné dans un calcul sur des nombres à virgule flottante peut mener à des résultats ultimes totalement erronés.</text:span></text:p>
        <text:list xml:id="list4777122637962298017" text:style-name="L57">
          <text:list-item>
            <text:list>
              <text:list-item>
                <text:h text:style-name="P211" text:outline-level="2"><text:s/>La norme IEEE 754</text:h>
              </text:list-item>
            </text:list>
          </text:list-item>
        </text:list>
        <text:p text:style-name="P28">Dans cette norme, les nombres sont représentés en plusieurs parties : le signe, l'<text:span text:style-name="T2">exposant</text:span> et la <text:span text:style-name="T2">mantisse</text:span><text:span text:style-name="T10">. C'est la représentation que nous adoptons naturellement en base décimale quand nous écrivons : <text:s/>-1234.10</text:span><text:span text:style-name="T24">-9</text:span><text:span text:style-name="T10">. Or, -1234.10</text:span><text:span text:style-name="T24">-9</text:span><text:span text:style-name="T10"> peut s'écrire aussi -12340.10</text:span><text:span text:style-name="T24">-10</text:span><text:span text:style-name="T10"> ou -123,4.10</text:span><text:span text:style-name="T24">-8</text:span><text:span text:style-name="T10"> . Dans la première écriture, la mantisse a une taille de 4 chiffres et l'exposant s'écrit avec 1 chiffre, dans le 2e cas la mantisse a une taille de 5 chiffres et l'exposant s'écrit avec 2 chiffres, etc.</text:span></text:p>
        <text:p text:style-name="P28">Pour simplifier les choses et gagner de la précision à taille mémoire constante, nos nombres seront normalisés à chaque fois que cela sera possible : notre mantisse aura toujours en base binaire la forme de <text:span text:style-name="T2">« 1 » « virgule » « fraction binaire ».</text:span> Notre exposant sera négatif pour les valeurs inférieures à 0 et positif ou nul pour les valeurs supérieures ou égales à 1. </text:p>
        <text:p text:style-name="P28"><text:soft-page-break/>Cette normalisation n'est bien entendu plus possible lorsque nous atteignons les bornes supérieures ou inférieures de l'exposant. Lorsque nous atteignons la limite inférieure de l'exposant, c'est-à-dire lorsque notre valeur (positive ou négative) est très proche de 0, nous dirons que le nombre est dénormalisé. L'exposant prendra la valeur 0 et la mantisse aura la forme « 0 » « virgule » « fraction binaire ». Lorsque nous dépassons la limite supérieure de l'exposant, notre nombre prendra une valeur qui symbolise +infini ou -infini. </text:p>
        <text:p text:style-name="P28">Après une opération invalide dans les réels (racine d'un nombre négatif, division par 0), le résultat aura également une valeur remarquable. On peut voir ci-dessous la représentation 32 bits des nombres à virgule flottante. L'exposant (entier signé) n'est pas représenté en complément à 2 mais sous la forme <text:span text:style-name="T2">biaisée :</text:span> sur 8 bits, la valeur biaisée 127 correspond au zéro (non biaisé). Les valeurs biaisées qui vont de 1 à 126 correspondent aux valeurs non biaisées de -126 à -1 et les valeurs biaisées qui vont de 128 à 254 correspondent aux valeurs non biaisées de 1 à 126.</text:p>
        <table:table table:name="Tableau10" table:style-name="Tableau10">
          <table:table-column table:style-name="Tableau10.A" table:number-columns-repeated="3"/>
          <table:table-column table:style-name="Tableau10.D"/>
          <table:table-header-rows>
            <table:table-row>
              <table:table-cell table:style-name="Tableau10.A1" office:value-type="string">
                <text:p text:style-name="P57">nombre</text:p>
              </table:table-cell>
              <table:table-cell table:style-name="Tableau10.A1" office:value-type="string">
                <text:p text:style-name="P57">Signe (1bit)</text:p>
              </table:table-cell>
              <table:table-cell table:style-name="Tableau10.A1" office:value-type="string">
                <text:p text:style-name="P57">Exposant (8bits)</text:p>
              </table:table-cell>
              <table:table-cell table:style-name="Tableau10.D1" office:value-type="string">
                <text:p text:style-name="P57">Mantisse (23 bits)</text:p>
              </table:table-cell>
            </table:table-row>
          </table:table-header-rows>
          <table:table-row>
            <table:table-cell table:style-name="Tableau10.A2" office:value-type="string">
              <text:p text:style-name="P84">« plus » zéro</text:p>
            </table:table-cell>
            <table:table-cell table:style-name="Tableau10.B2" office:value-type="float" office:value="0">
              <text:p text:style-name="P84">0</text:p>
            </table:table-cell>
            <table:table-cell table:style-name="Tableau10.B2" office:value-type="float" office:value="0">
              <text:p text:style-name="P84">0</text:p>
            </table:table-cell>
            <table:table-cell table:style-name="Tableau10.D2" office:value-type="float" office:value="0">
              <text:p text:style-name="P84">0</text:p>
            </table:table-cell>
          </table:table-row>
          <table:table-row>
            <table:table-cell table:style-name="Tableau10.B10" office:value-type="string">
              <text:p text:style-name="P84">« moins » zéro</text:p>
            </table:table-cell>
            <table:table-cell table:style-name="Tableau10.B2" office:value-type="float" office:value="1">
              <text:p text:style-name="P84">1</text:p>
            </table:table-cell>
            <table:table-cell table:style-name="Tableau10.B2" office:value-type="float" office:value="0">
              <text:p text:style-name="P84">0</text:p>
            </table:table-cell>
            <table:table-cell table:style-name="Tableau10.D2" office:value-type="float" office:value="0">
              <text:p text:style-name="P84">0</text:p>
            </table:table-cell>
          </table:table-row>
          <table:table-row>
            <table:table-cell table:style-name="Tableau10.A2" office:value-type="string">
              <text:p text:style-name="P84">dénormalisé positif</text:p>
            </table:table-cell>
            <table:table-cell table:style-name="Tableau10.B2" office:value-type="float" office:value="0">
              <text:p text:style-name="P84">0</text:p>
            </table:table-cell>
            <table:table-cell table:style-name="Tableau10.B2" office:value-type="float" office:value="0">
              <text:p text:style-name="P84">0</text:p>
            </table:table-cell>
            <table:table-cell table:style-name="Tableau10.D10" office:value-type="string">
              <text:p text:style-name="P84">0b0,xxxx...xxxx</text:p>
            </table:table-cell>
          </table:table-row>
          <table:table-row>
            <table:table-cell table:style-name="Tableau10.B10" office:value-type="string">
              <text:p text:style-name="P84">dénormalisé négatif</text:p>
            </table:table-cell>
            <table:table-cell table:style-name="Tableau10.B2" office:value-type="float" office:value="1">
              <text:p text:style-name="P84">1</text:p>
            </table:table-cell>
            <table:table-cell table:style-name="Tableau10.B2" office:value-type="float" office:value="0">
              <text:p text:style-name="P84">0</text:p>
            </table:table-cell>
            <table:table-cell table:style-name="Tableau10.D10" office:value-type="string">
              <text:p text:style-name="P84">0b0,xxxx...xxxx</text:p>
            </table:table-cell>
          </table:table-row>
          <table:table-row>
            <table:table-cell table:style-name="Tableau10.B10" office:value-type="string">
              <text:p text:style-name="P84">normalisé positif</text:p>
            </table:table-cell>
            <table:table-cell table:style-name="Tableau10.B2" office:value-type="float" office:value="0">
              <text:p text:style-name="P84">0</text:p>
            </table:table-cell>
            <table:table-cell table:style-name="Tableau10.B10" office:value-type="string">
              <text:p text:style-name="P84">1..0d254</text:p>
            </table:table-cell>
            <table:table-cell table:style-name="Tableau10.D10" office:value-type="string">
              <text:p text:style-name="P84">0b1,xxxx...xxxx</text:p>
            </table:table-cell>
          </table:table-row>
          <table:table-row>
            <table:table-cell table:style-name="Tableau10.B10" office:value-type="string">
              <text:p text:style-name="P84">normalisé négatif</text:p>
            </table:table-cell>
            <table:table-cell table:style-name="Tableau10.B2" office:value-type="float" office:value="1">
              <text:p text:style-name="P84">1</text:p>
            </table:table-cell>
            <table:table-cell table:style-name="Tableau10.B10" office:value-type="string">
              <text:p text:style-name="P84">1..0d254</text:p>
            </table:table-cell>
            <table:table-cell table:style-name="Tableau10.D10" office:value-type="string">
              <text:p text:style-name="P84">0b1,xxxx...xxxx</text:p>
            </table:table-cell>
          </table:table-row>
          <table:table-row>
            <table:table-cell table:style-name="Tableau10.B10" office:value-type="string">
              <text:p text:style-name="P84">+infini</text:p>
            </table:table-cell>
            <table:table-cell table:style-name="Tableau10.B2" office:value-type="float" office:value="0">
              <text:p text:style-name="P84">0</text:p>
            </table:table-cell>
            <table:table-cell table:style-name="Tableau10.A2" office:value-type="string">
              <text:p text:style-name="P84">0d255</text:p>
            </table:table-cell>
            <table:table-cell table:style-name="Tableau10.D2" office:value-type="float" office:value="0">
              <text:p text:style-name="P84">0</text:p>
            </table:table-cell>
          </table:table-row>
          <table:table-row>
            <table:table-cell table:style-name="Tableau10.B10" office:value-type="string">
              <text:p text:style-name="P84">-infini</text:p>
            </table:table-cell>
            <table:table-cell table:style-name="Tableau10.B2" office:value-type="float" office:value="1">
              <text:p text:style-name="P84">1</text:p>
            </table:table-cell>
            <table:table-cell table:style-name="Tableau10.A2" office:value-type="string">
              <text:p text:style-name="P84">0d255</text:p>
            </table:table-cell>
            <table:table-cell table:style-name="Tableau10.D2" office:value-type="float" office:value="0">
              <text:p text:style-name="P84">0</text:p>
            </table:table-cell>
          </table:table-row>
          <table:table-row>
            <table:table-cell table:style-name="Tableau10.B10" office:value-type="string">
              <text:p text:style-name="P84">±NaN (not a number)</text:p>
            </table:table-cell>
            <table:table-cell table:style-name="Tableau10.B10" office:value-type="string">
              <text:p text:style-name="P84">0 ou 1</text:p>
            </table:table-cell>
            <table:table-cell table:style-name="Tableau10.A2" office:value-type="string">
              <text:p text:style-name="P84">0d255</text:p>
            </table:table-cell>
            <table:table-cell table:style-name="Tableau10.D10" office:value-type="string">
              <text:p text:style-name="P84">x <text:span text:style-name="T89">≠</text:span> 0</text:p>
            </table:table-cell>
          </table:table-row>
        </table:table>
        <text:p text:style-name="P40"><text:s text:c="2"/></text:p>
        <text:list xml:id="list6409152598793246164" text:style-name="L58">
          <text:list-item>
            <text:list>
              <text:list-item>
                <text:h text:style-name="P212" text:outline-level="2"><text:soft-page-break/><text:s/>Les registres du processeur à virgule flottante (x87)</text:h>
              </text:list-item>
            </text:list>
          </text:list-item>
        </text:list>
        <text:p text:style-name="P28">Du point de vue du programmeur, le processeur à virgule flottante (FPU : floating point unit) est une unité distincte du processeur central (CPU: central processing unit). Il existe bien entendu des « ponts » entre les deux, mais chacun a ses propres registres et son propre jeu d'instructions. Ceci est encore un héritage du du 8086 qui était limité aux instructions sur les entiers signés et non signés, auquel on pouvait adjoindre un second processeur, le 8087 que l'on appelait coprocesseur arithmétique. Lorsque l'on a intégré les instructions et registres à virgule flottante, il a été décidé de préserver la compatibilité avec les logiciels écrits pour des machines à 2 processeurs 8086 et 8087.</text:p>
        <text:p text:style-name="P28">Le FPU possède 8 registres de 80 bits chacun (1 bit pour le signe, 15 bits pour l'exposant, 64 bits pour la mantisse). Ces 8 registres ne sont pas adressables directement comme dans le cas de l'unité d'arithmétique entière. Ils constituent une pile de registres, que l'on nommera <text:span text:style-name="T2">%st(0), %st(1), ..., %st(7)</text:span>. <text:span text:style-name="T2">%st(0)</text:span> désigne le sommet de la pile (c'est-à-dire le dernier élément empilé) et <text:span text:style-name="T2">%st(i)</text:span> désigne le <text:span text:style-name="T2">i</text:span>-ème élément de la pile de registres. </text:p>
        <text:list xml:id="list1159612642001060199" text:style-name="L59">
          <text:list-item>
            <text:list>
              <text:list-item>
                <text:h text:style-name="P213" text:outline-level="2"><text:s/>Principales instructions de calcul</text:h>
              </text:list-item>
            </text:list>
          </text:list-item>
        </text:list>
        <text:list xml:id="list77644237239117978" text:style-name="L60">
          <text:list-item>
            <text:p text:style-name="P155">fld, fst</text:p>
          </text:list-item>
        </text:list>
        <text:p text:style-name="P28">L'instruction <text:span text:style-name="T2">fld</text:span> (float load) permet d'empiler un nombre à virgule flottante dans la pile des registres. La lettre qui suit indique la taille de l'opérande : <text:span text:style-name="T2">flds</text:span> pour empiler un nombre flottant de 32 bits, <text:span text:style-name="T2">fldl </text:span><text:span text:style-name="T10">pour empiler un nombre flottant de 64 bits et </text:span><text:span text:style-name="T2">fldt</text:span><text:span text:style-name="T10"> pour empiler un flottant de 80 bits. Lorsqu'une valeur est empilée, elle est automatiquement convertie en nombre flottant de 80 bits. L'opérande qui suit la mnémonique </text:span><text:span text:style-name="T2">fld</text:span><text:span text:style-name="T10">, c'est-à-dire la valeur à empiler, peut être soit un registre </text:span><text:span text:style-name="T2">st(i)</text:span><text:span text:style-name="T10"> soit un emplacement en mémoire. </text:span><text:span text:style-name="T2">fild</text:span><text:span text:style-name="T10"> et </text:span><text:span text:style-name="T2">fist</text:span><text:span text:style-name="T10"> (avec « i » pour </text:span><text:span text:style-name="T2">integer</text:span><text:span text:style-name="T10"> ) sont utilisés pour les conversions virgule flottante/entiers.</text:span></text:p>
        <text:p text:style-name="P28">L'instruction <text:span text:style-name="T2">fst </text:span>(float store)<text:span text:style-name="T2"> </text:span>copie la valeur contenue dans le sommet de la pile, <text:span text:style-name="T2">st(0)</text:span> à l'emplacement donné en opérande. <text:span text:style-name="T2">fstp </text:span>réalise la même opération en dépilant le sommet de la pile. </text:p>
        <text:list xml:id="list125160576069550" text:continue-list="list77644237239117978" text:style-name="L60">
          <text:list-item text:start-value="1">
            <text:p text:style-name="P155">fadd, fsub, fmul, fdiv</text:p>
          </text:list-item>
        </text:list>
        <text:p text:style-name="P28">Ces instructions réalisent respectivement l'addition, la soustraction, la multiplication et la division de deux opérandes dont une au moins est un <text:soft-page-break/>emplacement de la pile de registres, l'autre opérande étant soit un registre de la pile, soit un emplacement en mémoire. Lorsqu'un seul opérande est spécifié, l'opération est réalisée entre l'opérande et le sommet de la pile <text:span text:style-name="T2">st(0)</text:span>. Le suffixe « p » peut être ajouté pour permettre un postdépilement des registres. Le suffixe « r » peut être ajouté aux mnémoniques fsub et fdiv afin d'inverser l'ordre des opérandes. Le résultat d'une opération est toujours empilé et se retrouve donc toujours dans %st(0). </text:p>
        <text:p text:style-name="P28">Ici aussi, les suffixes « s », « l » ou « t » peuvent être ajoutés pour spécifier la taille des nombres flottants.</text:p>
        <text:p text:style-name="P28"><text:span text:style-name="T15">Par exemple : <text:s/>« </text:span><text:span text:style-name="T2">fdivrps diviseur</text:span> » va prendre 32 bits à l'adresse symbolique « diviseur », convertir ce nombre flottant sur 80 bits, diviser cette valeur par le sommet de la pile, remplacer le sommet de la pile par le résultat de la division et enfin dépiler la pile de registres.</text:p>
        <text:list xml:id="list125160628984532" text:continue-list="list125160576069550" text:style-name="L60">
          <text:list-item text:start-value="1">
            <text:p text:style-name="P155">fiadd, fisub, fimul, fidiv</text:p>
          </text:list-item>
        </text:list>
        <text:p text:style-name="P28">Ces instructions sont à utiliser lorsque l'emplacement mémoire contient un entier. Il sera converti en nombre flottant de 80 bits avant l'opération.</text:p>
        <text:list xml:id="list125160947992919" text:continue-list="list1159612642001060199" text:style-name="L59">
          <text:list-item>
            <text:list>
              <text:list-item>
                <text:h text:style-name="P213" text:outline-level="2"><text:s/>Comparaisons et branchements conditionnels</text:h>
              </text:list-item>
            </text:list>
          </text:list-item>
        </text:list>
        <text:p text:style-name="P28">Le FPU possède son propre registre d'état et donc ses propres drapeaux. Lors d'une comparaison de 2 nombres à virgule flottante, les drapeaux C0, C1, C2 et C3 indiquent le résultat de la comparaison. Pour pouvoir utiliser les instructions classiques de branchement conditionnel, il faudra transférer les valeurs des drapeaux C0,...,C3 dans les drapeaux ZF, CF et PF du registre <text:span text:style-name="T2">RFLAGS</text:span>. Cependant pour les microprocesseurs récents, l'instruction <text:span text:style-name="T2">fcomi </text:span><text:span text:style-name="T10">effectue la comparaison et affecte directement les registres ZF, PF et CF, ce qui permet d'utiliser immédiatement après les instructions de branchement conditionnel classiques (jc, jnc, jo, jz, etc.). Après l'instruction « </text:span><text:span text:style-name="T2">fcomi %st(i)</text:span><text:span text:style-name="T10"> » les trois registres de EFLAGS sont modifiés de la façon suivante :</text:span></text:p>
        <text:p text:style-name="P28"/>
        <table:table table:name="Tableau11" table:style-name="Tableau11">
          <table:table-column table:style-name="Tableau11.A" table:number-columns-repeated="3"/>
          <table:table-column table:style-name="Tableau11.D"/>
          <table:table-header-rows>
            <text:soft-page-break/>
            <table:table-row>
              <table:table-cell table:style-name="Tableau11.A1" office:value-type="string">
                <text:p text:style-name="Table_20_Heading">Condition </text:p>
              </table:table-cell>
              <table:table-cell table:style-name="Tableau11.A1" office:value-type="string">
                <text:p text:style-name="Table_20_Heading">ZF</text:p>
              </table:table-cell>
              <table:table-cell table:style-name="Tableau11.A1" office:value-type="string">
                <text:p text:style-name="Table_20_Heading">PF</text:p>
              </table:table-cell>
              <table:table-cell table:style-name="Tableau11.D1" office:value-type="string">
                <text:p text:style-name="Table_20_Heading">CF</text:p>
              </table:table-cell>
            </table:table-row>
          </table:table-header-rows>
          <table:table-row>
            <table:table-cell table:style-name="Tableau11.A2" office:value-type="string">
              <text:p text:style-name="P68">st(0) &gt; st(i)</text:p>
            </table:table-cell>
            <table:table-cell table:style-name="Tableau11.B2" office:value-type="float" office:value="0">
              <text:p text:style-name="P68">0</text:p>
            </table:table-cell>
            <table:table-cell table:style-name="Tableau11.B2" office:value-type="float" office:value="0">
              <text:p text:style-name="P68">0</text:p>
            </table:table-cell>
            <table:table-cell table:style-name="Tableau11.D2" office:value-type="float" office:value="0">
              <text:p text:style-name="P68">0</text:p>
            </table:table-cell>
          </table:table-row>
          <table:table-row>
            <table:table-cell table:style-name="Tableau11.A2" office:value-type="string">
              <text:p text:style-name="P68">st(0) &lt; st(i)</text:p>
            </table:table-cell>
            <table:table-cell table:style-name="Tableau11.B2" office:value-type="float" office:value="0">
              <text:p text:style-name="P68">0</text:p>
            </table:table-cell>
            <table:table-cell table:style-name="Tableau11.B2" office:value-type="float" office:value="0">
              <text:p text:style-name="P68">0</text:p>
            </table:table-cell>
            <table:table-cell table:style-name="Tableau11.D2" office:value-type="float" office:value="1">
              <text:p text:style-name="P68">1</text:p>
            </table:table-cell>
          </table:table-row>
          <table:table-row>
            <table:table-cell table:style-name="Tableau11.A2" office:value-type="string">
              <text:p text:style-name="P68">st(0) = st(i)</text:p>
            </table:table-cell>
            <table:table-cell table:style-name="Tableau11.B2" office:value-type="float" office:value="1">
              <text:p text:style-name="P68">1</text:p>
            </table:table-cell>
            <table:table-cell table:style-name="Tableau11.B2" office:value-type="float" office:value="0">
              <text:p text:style-name="P68">0</text:p>
            </table:table-cell>
            <table:table-cell table:style-name="Tableau11.D2" office:value-type="float" office:value="0">
              <text:p text:style-name="P68">0</text:p>
            </table:table-cell>
          </table:table-row>
          <table:table-row>
            <table:table-cell table:style-name="Tableau11.A2" office:value-type="string">
              <text:p text:style-name="P68">non comparable</text:p>
            </table:table-cell>
            <table:table-cell table:style-name="Tableau11.B2" office:value-type="float" office:value="1">
              <text:p text:style-name="P68">1</text:p>
            </table:table-cell>
            <table:table-cell table:style-name="Tableau11.B2" office:value-type="float" office:value="1">
              <text:p text:style-name="P68">1</text:p>
            </table:table-cell>
            <table:table-cell table:style-name="Tableau11.D2" office:value-type="float" office:value="1">
              <text:p text:style-name="P68">1</text:p>
            </table:table-cell>
          </table:table-row>
        </table:table>
        <text:p text:style-name="P29"><text:s/></text:p>
        <text:p text:style-name="P28"><text:span text:style-name="T10">PF=1 par exemple lorsqu'un des deux registres a </text:span><text:span text:style-name="T2">NaN</text:span><text:span text:style-name="T2"><text:note text:id="ftn16" text:note-class="footnote"><text:note-citation>16</text:note-citation><text:note-body><text:p text:style-name="Footnote">Not a Number <text:s/>(résultat d'une opération invalide)</text:p></text:note-body></text:note></text:span><text:span text:style-name="T10"> pour valeur. Si la comparaison s'est bien déroulée, alors PF =0 et les branchements conditionnels </text:span><text:span text:style-name="T2">je, ja, jb, jae, jbe, jna, jnb, jnae </text:span><text:span text:style-name="T10">et</text:span><text:span text:style-name="T2"> jnbe</text:span><text:span text:style-name="T10"> prennent la même signification que lorsqu'il suivent une comparaison de valeurs entières (voir chapitre 5).</text:span></text:p>
        <text:h text:style-name="Heading_20_1" text:outline-level="1"><text:span text:style-name="T10">12.</text:span> Parallélisme (MMX, SSE, 3DNow!)</text:h>
        <text:p text:style-name="P28">Les instructions de type MMX, SSE et 3DNow sont ce que l'on apelle des SIMD, pour <text:span text:style-name="T2">Single Instruction Multiple Data.</text:span> Une instruction va lancer une série d'opérations sur une série de données en parallèle. Nous allons voir les principaux concepts de programmation avec la technologie MMX. Les technologies SSE et 3DNow! étant de simples ajouts ou améliorations de MMX, nous n'allons pas les étudier ici.</text:p>
        <text:list xml:id="list4095984709916016591" text:style-name="L61">
          <text:list-item>
            <text:list>
              <text:list-item>
                <text:h text:style-name="P214" text:outline-level="2"><text:s/>Registres MMX</text:h>
              </text:list-item>
            </text:list>
          </text:list-item>
        </text:list>
        <text:p text:style-name="P28">Les registres MMX se superposent aux registres du FPU. Le programmeur ne pourra donc pas utiliser les instructions du FPU et celle de MMX simultanément. Il y a 8 registres MMX, nommés <text:span text:style-name="T2">mm0..., mm7</text:span>. Ils ont chacun une taille de 64 bits. Dans chacun de ces registres, nous pouvons stocker, au choix :</text:p>
        <text:list xml:id="list1759479328833813426" text:style-name="L62">
          <text:list-item>
            <text:p text:style-name="P156"><text:s/>1 nombre entier de 64 bits</text:p>
          </text:list-item>
          <text:list-item>
            <text:p text:style-name="P156"><text:soft-page-break/><text:s/>2 nombres entiers de 32 bits</text:p>
          </text:list-item>
          <text:list-item>
            <text:p text:style-name="P156"><text:s/>4 nombres entiers de 16 bits</text:p>
          </text:list-item>
          <text:list-item>
            <text:p text:style-name="P156"><text:s/>8 nombres entiers sur 8 bits</text:p>
          </text:list-item>
        </text:list>
        <text:p text:style-name="P28">Par exemple, si l'on veut stocker 8 entiers dans le registre <text:span text:style-name="T2">mm0,</text:span><text:span text:style-name="T10"> ses bits numérotés de 0 à 7 contiendront le 1er nombre, ses bits numérotés de 8 à 15 contiendront le 2e nombre, etc.</text:span></text:p>
        <text:list xml:id="list5369722383640388435" text:style-name="L63">
          <text:list-item>
            <text:list>
              <text:list-item>
                <text:h text:style-name="P215" text:outline-level="2"><text:s/>Instructions MMX</text:h>
              </text:list-item>
            </text:list>
          </text:list-item>
        </text:list>
        <text:p text:style-name="P28"><text:span text:style-name="T10">Avec le CPU ou le FPU, les différents problèmes qui pouvaient se produire lors d'un calcul (débordement, division par 0, etc.) étaient indiqués par des drapeaux ou par des exceptions. Dans le cas des instructions MMX, soit la retenue est ignorée (on obtient le modulo du résultat), soit les valeurs sont </text:span><text:span text:style-name="T2">saturées :</text:span><text:span text:style-name="T10"> lorsqu'à la suite d'une opération, le résultat est supérieur à la borne maximale, il sera rendu égal à la borne maximale. Si le résultat est inférieur à la borne minimale, il sera rendu égal à la borne minimale. Cette manière de traiter les débordements est particulièrement bien adaptée aux algorithmes traitant de l'image, du son ou de la vidéo.</text:span></text:p>
        <text:p text:style-name="P28">Les mnémoniques utilisées sont très proches de celles utilisées pour les opérations d'arithmétique entière classique. Pour les copies de données, on utilisera les instructions <text:span text:style-name="T3">movd</text:span> (32 bits) et <text:span text:style-name="T3">movq</text:span> <text:s/>(64 bits). Pour additionner de 8 octets à 8 autres octets en parallèle sans saturation s'écrira <text:span text:style-name="T3">paddb &lt;source&gt;, &lt;destination&gt;. </text:span><text:span text:style-name="T14">La destination doit être un registre MMX</text:span>, la source est soit un registre MMX, soit un emplacement. Pour additionner en parallèle 4 nombres de 16 bits à 4 autres nombres de 16 bits, on écrira <text:span text:style-name="T3">paddw</text:span><text:span text:style-name="T18">. </text:span></text:p>
        <text:p text:style-name="P28"><text:span text:style-name="T33">Enfin, une addition de 2x2 nombres de 32 bits en parallèle s'écrira </text:span><text:span text:style-name="T3">paddd</text:span><text:span text:style-name="T18">. </text:span><text:span text:style-name="T33">L'addition avec saturation d'entiers signés s'écrira </text:span><text:span text:style-name="T18">padds </text:span><text:span text:style-name="T33">(avec « b » ou « w » en suffixe) et l' addition avec saturation d'entiers non signés s'écrira </text:span><text:span text:style-name="T18">paddus </text:span><text:span text:style-name="T33">(avec « b » ou « w » en suffixe)</text:span><text:span text:style-name="T18">. </text:span><text:span text:style-name="T33">Les mnémoniques correspondantes pour la soustraction sont </text:span><text:span text:style-name="T3">psubb, psubw, psubd, psubsb, psubsw, psubusb</text:span><text:span text:style-name="T33"> et </text:span><text:span text:style-name="T3">psubusw</text:span><text:span text:style-name="T33">. </text:span></text:p>
        <text:p text:style-name="P28">pmull <text:span text:style-name="T14">réalise la multiplication en parallèle des 4 entiers signés de 16 bits de la source aux 4 entiers signés de 16 bits de la destination et stocke la partie basse (16 bits) du résultat dans la destination. </text:span>pmulh<text:span text:style-name="T14"> réalise le même calcul, mais stocke la partie haute du résultat. </text:span>pmullw<text:span text:style-name="T14"> et </text:span>pmulhw<text:span text:style-name="T14"> réalisent les mêmes </text:span><text:soft-page-break/><text:span text:style-name="T14">opérations avec 2x2 entiers signés de 32 bits. </text:span></text:p>
        <text:p text:style-name="P28"><text:span text:style-name="T14">Le jeu d'instructions MMX contient également des opérations de comparaison, de conversion, d'opération logiques et de décalage, mais nous avons vu les concepts principaux. Supposons qu'à l'adresse </text:span><text:span text:style-name="T7">photo</text:span><text:span text:style-name="T14">, nous ayons une image de 256x256 pixels en 256 niveaux de gris (0-&gt; noir, 255 -&gt; blanc). Voici un petit programme parallèle, 8 fois plus rapide que son équivalent séquentiel, qui augmente d'un cran la luminosité de l'image :</text:span></text:p>
        <text:p text:style-name="P95">movq $photo, <text:tab/><text:tab/><text:tab/>%rsi</text:p>
        <text:p text:style-name="P95">movq $0x0101010101010101,<text:tab/>%mm0<text:tab/></text:p>
        <text:p text:style-name="P95"><text:tab/><text:tab/><text:tab/> <text:s text:c="5"/># 8 octets de valeur 1 -&gt; mm0</text:p>
        <text:p text:style-name="P95">movw<text:tab/>$0, <text:tab/>%cx<text:tab/># pixel courant</text:p>
        <text:p text:style-name="P95"/>
        <text:p text:style-name="P95">boucle:<text:tab/></text:p>
        <text:p text:style-name="P95"/>
        <text:p text:style-name="P95">movq <text:tab/>(%rsi), %mm1<text:tab/># charge 8 octets -&gt; mm1</text:p>
        <text:p text:style-name="P95">paddusb %mm0, %mm1<text:tab/># ajoute 1 à 8 pixels en //</text:p>
        <text:p text:style-name="P95">movq <text:tab/> %mm1, (%rsi)<text:tab/># transfère 8 pixels -&gt; photo</text:p>
        <text:p text:style-name="P95">addl <text:tab/>$8, %rsi<text:tab/><text:tab/># avance de 8 pixels</text:p>
        <text:p text:style-name="P95">addw <text:tab/>$8, %cx<text:tab/><text:tab/># MAJ du compteur de pixels </text:p>
        <text:p text:style-name="P95">jnc boucle<text:tab/><text:tab/><text:tab/># boucle dans que cx &lt;=65535</text:p>
        <text:h text:style-name="P130" text:outline-level="1"/>
        <text:h text:style-name="P133" text:outline-level="1">13. Bibliographie</text:h>
        <text:p text:style-name="Text_20_body"/>
        <text:list xml:id="list7585161738516755977" text:style-name="L64">
          <text:list-item>
            <text:p text:style-name="P164">AMD64 Architecture Programmer's Manual. Volume 1 : application programming,</text:p>
            <text:p text:style-name="P164"><text:a xlink:type="simple" xlink:href="http://www.amd.com/us-en/assets/content_type/white_papers_and_tech_docs/24592.pdf">http://www.amd.com/us-en/assets/content_type/white_papers_and_tech_docs/24592.pdf</text:a></text:p>
          </text:list-item>
          <text:list-item>
            <text:p text:style-name="P164"><text:span text:style-name="T7">Intel </text:span>® Extended Memory 64 Technology — Porting IA-32 Applications to the Intel® Xeon® Processor</text:p>
            <text:p text:style-name="P164"><text:a xlink:type="simple" xlink:href="../../Assembleur2007/IntroAssembleur2004-2007-PierreJourlin.odt/Intel®%20Extended%20Memory%2064%20Technology%20-%20Porting%20IA-32%20Applications%20to%20the%20Intel®%20Xeon®%20Processor"><text:span text:style-name="T39">http://www.intel.com/cd/ids/developer/asmo-na/eng/171850.htm?page=1</text:span></text:a></text:p>
          </text:list-item>
        </text:list>
        <text:list xml:id="list7702441281759695617" text:style-name="L65">
          <text:list-item>
            <text:p text:style-name="P165"><text:span text:style-name="T10">Dean Elsner, Jay Fenlason &amp; friends, </text:span>Using as : The GNU Assembler, <text:span text:style-name="T10">January 1994.</text:span></text:p>
            <text:p text:style-name="P165"><text:a xlink:type="simple" xlink:href="http://www.gnu.org/software/binutils/manual/gas-2.9.1/"><text:span text:style-name="T36">http://www.gnu.org/software/binutils/manual/gas-2.9.1/</text:span></text:a></text:p>
          </text:list-item>
        </text:list>
      </text:section>
      <text:section text:style-name="Sect1" text:name="Exercices">
        <text:p text:style-name="Text_20_body"/>
        <text:h text:style-name="P133" text:outline-level="1">14. Exercices</text:h>
        <text:h text:style-name="Heading_20_2" text:outline-level="2">14.1 Capacité des cases mémoires (voir section 1.1.)<text:reference-mark text:name="exercices capacité case mémoire"/></text:h>
        <text:p text:style-name="P125">14.1.1. QCM : Quel est le nombre maximal de valeurs distinctes que peut représenter une case mémoire de 3 bits ? </text:p>
        <text:section text:style-name="Sect1" text:name="Exercices 1">
          <text:section text:style-name="Sect1" text:name="QCM1">
            <text:list xml:id="list7674398846033567103" text:style-name="L66">
              <text:list-item>
                <text:list>
                  <text:list-header>
                    <text:p text:style-name="P166">a. 3 </text:p>
                    <text:p text:style-name="P166">b. 6 (2x3) </text:p>
                    <text:p text:style-name="P166">c. 7 (2³-1)</text:p>
                    <text:p text:style-name="P166">d. 8 (2³)</text:p>
                    <text:p text:style-name="P166">e. 9 (3²)</text:p>
                  </text:list-header>
                </text:list>
              </text:list-item>
            </text:list>
            <text:p text:style-name="P28"><text:span text:style-name="T18">Réponse </text:span>: d. avec une case mémoire de 3 bits, on pourra représenter 2³ valeurs distinctes. Représentées sous la forme de nombres binaires, il s'agit de 000, 001, 010, 011, 100, 101, 110 et 111. <text:s/></text:p>
          </text:section>
          <text:p text:style-name="P125">14.1.2. QCM : Quelle est la taille minimale pour une case mémoire qui pourra représenter un mois particulier parmi les douze que compte un calendrier grégorien ?</text:p>
          <text:p text:style-name="Text_20_body"><text:tab/><text:tab/>a. 4 bits</text:p>
          <text:p text:style-name="Text_20_body"><text:tab/><text:tab/>b. 12 bits</text:p>
          <text:p text:style-name="Text_20_body"><text:tab/><text:tab/>b. 24 bits (2x12)</text:p>
          <text:list xml:id="list6549210533463188420" text:style-name="L67">
            <text:list-header>
              <text:p text:style-name="P168"><text:tab/>c. 144 bits (12²)</text:p>
              <text:list>
                <text:list-item>
                  <text:list>
                    <text:list-header>
                      <text:p text:style-name="P168">d. 4096 bits (2¹²)</text:p>
                    </text:list-header>
                  </text:list>
                </text:list-item>
              </text:list>
            </text:list-header>
          </text:list>
          <text:p text:style-name="P33"/>
          <text:p text:style-name="P28"><text:span text:style-name="T18">Réponse : </text:span>a. Une case mémoire de 3 bits peut contenir une valeur parmi <text:soft-page-break/>seulement 8 (2³) valeurs distinctes. Avec un bit supplémentaire (soit 4 bits), on peut par stocker une valeur parmi 16 valeurs distinctes. Pour stocker un mois particulier parmi 12 possibles, une taille de 4 bits est donc nécessaire et suffisante. </text:p>
        </text:section>
        <text:h text:style-name="Heading_20_2" text:outline-level="2"><text:bookmark text:name="QCM poids des bits"/>14.2. Poids des chiffres, parties hautes et basses d'un nombre (voir section 1.1.1)</text:h>
        <text:p text:style-name="P125">14.2.1 quelle est la valeur en base décimale du nombre hexadécimal B105 ? </text:p>
        <text:p text:style-name="Text_20_body"><text:tab/>a. 11x16 + 1x32 + 0x48 + 5x64= 528</text:p>
        <text:list xml:id="list794417448450603191" text:style-name="L68">
          <text:list-header>
            <text:p text:style-name="P169">b. 11x16³ + 1x16² + 0x16¹ + 5x16⁰=45333</text:p>
            <text:p text:style-name="P169">c. 11x16x3 + 1x16x2 + 0x16x1 + 5x16x0= 560</text:p>
            <text:p text:style-name="P169">d. 16 x (11³ + 1² + 0¹ + 5⁰) = <text:s/>21344</text:p>
          </text:list-header>
        </text:list>
        <text:p text:style-name="P28"><text:span text:style-name="T18">Réponse :</text:span> b. </text:p>
        <text:p text:style-name="P125">14.2.2. Quel est le chiffre de poids fort et la partie basse de 3 chiffres du nombre AZ35T6 (exprimé dans une base numérique inconnue) ? </text:p>
        <text:p text:style-name="Text_20_body"><text:tab/>a. On ne peut pas répondre à cette question sans connaître la base numérique utilisée</text:p>
        <text:p text:style-name="Text_20_body"><text:tab/>b. chiffre de poids fort : 6 ; partie basse de 3 chiffres : AZ3</text:p>
        <text:p text:style-name="Text_20_body"><text:tab/>c. chiffre de poids fort : A ; partie basse de 3 chiffres : 5T6</text:p>
        <text:list xml:id="list3288817414627730763" text:style-name="L69">
          <text:list-item>
            <text:list>
              <text:list-header>
                <text:p text:style-name="P199">d. chiffre de poids fort : A ; partie basse de 3 chiffres : AZ3</text:p>
              </text:list-header>
            </text:list>
          </text:list-item>
        </text:list>
        <text:p text:style-name="P33"/>
        <text:p text:style-name="P31"><text:span text:style-name="T18">Réponse :</text:span> a.</text:p>
        <text:p text:style-name="P125"><text:soft-page-break/>14.2.3. Quelle est la partie haute de 12 bits du nombre FEDCBA9 exprimé en base hexadécimale ?</text:p>
        <text:p text:style-name="Text_20_body"><text:tab/><text:tab/>a. FEDC</text:p>
        <text:p text:style-name="Text_20_body"><text:tab/><text:tab/>b. FED</text:p>
        <text:p text:style-name="Text_20_body"><text:tab/><text:tab/>c. FE</text:p>
        <text:p text:style-name="Text_20_body"><text:tab/><text:tab/>d. BA9</text:p>
        <text:p text:style-name="Text_20_body"><text:span text:style-name="T18">Réponse :</text:span> b. (chaque chiffre hexadécimal nécessite 4 bits et seulement 4 bits pour son stockage).</text:p>
        <text:p text:style-name="Heading_20_3">14.2.4. Combien d'octets contient une case mémoire de 64 bits ?</text:p>
        <text:p text:style-name="Text_20_body"><text:tab/>a. 64 </text:p>
        <text:p text:style-name="Text_20_body"><text:tab/>b. 6,4 (64/10)</text:p>
        <text:p text:style-name="Text_20_body"><text:tab/>c. 8 (64/8)</text:p>
        <text:p text:style-name="P31"><text:tab/>d. 512 (8*64)</text:p>
        <text:p text:style-name="Text_20_body"><text:span text:style-name="T18">Réponse :</text:span> c. Un octet est un groupe – ou plutôt une séquence – de 8 bits.</text:p>
        <text:h text:style-name="P216" text:outline-level="2"><text:bookmark text:name="QCM adresses cases mémoires"/>14.3 À combien de cases mémoires distinctes peut-on accéder avec des adresses hexadécimales allant de 0 à FFFF ?</text:h>
        <text:p text:style-name="Text_20_body"><text:tab/>a. 2¹⁶=65536 cases mémoires</text:p>
        <text:p text:style-name="Text_20_body"><text:tab/>b. 2⁸=256 bits</text:p>
        <text:p text:style-name="P122">c. 2⁴=16 octets</text:p>
        <text:p text:style-name="Text_20_body"><text:tab/>d. 2¹⁶-1=65535 kilo-octets</text:p>
        <text:p text:style-name="P28">R<text:span text:style-name="T18">éponse :</text:span> a. chaque chiffre hexadécimal étant représenté sur 4 bits, l'adresse <text:soft-page-break/>est donc « codée » sur 16 <text:s/>bits. Il y a donc 2¹⁶ valeurs possibles pour une adresse.</text:p>
        <text:h text:style-name="Heading_20_2" text:outline-level="2"><text:bookmark text:name="QCM - type opérande"/>14.4 <text:s/>Opérandes (voir section 1.3)</text:h>
        <text:p text:style-name="Heading_20_3">14.4.1 <text:span text:style-name="T60">movl nb1, al</text:span> est une instruction qui :</text:p>
        <text:list xml:id="list3114675280631913212" text:style-name="L70">
          <text:list-header>
            <text:p text:style-name="P170">a) copie la valeur de 8 bits correspondant à l'étiquette nb1 dans le registre al</text:p>
            <text:p text:style-name="P170">b) copie la valeur 32 bits contenue à l'adresse de l'étiquette nb1 dans le registre al</text:p>
            <text:p text:style-name="P170">c) copie la valeur 32 bits contenue à l'adresse de l'étiquette nb1 dans la case mémoire dont l'adresse est représentée par l'étiquette al</text:p>
            <text:p text:style-name="P170">d) copie la valeur du registre al dans le registre nb1</text:p>
            <text:p text:style-name="P200"><text:span text:style-name="T18">Réponse :</text:span> c. Le registre 8 bits « al » est désigné par « %al ». La valeur de l'étiquette « nb1 » est désignée par « $nb1 ». S'il existait un registre nommé « nb1 », il faudrait s'y référer par « %nb1 ». En l'absence de signe indiquant un type d'opérande « constante » ($) ou « registre » (%), les étiquettes font référence à des cases mémoires définies symboliquement par le programmeur. Mov est la mnémonique qui correspond à une instruction de copie. Le « l » qui suit « mov » indique que les opérandes ont une capacité de 32 bits. L'opérande « source » est celle qui est à gauche de la virgule et l'opérande « destination », celle qui est à droite de la virgule (syntaxe AT&amp;T).</text:p>
          </text:list-header>
        </text:list>
        <text:h text:style-name="P217" text:outline-level="2"/>
        <text:h text:style-name="P219" text:outline-level="2"><text:bookmark text:name="QCM - type opérande1"/>14.5 <text:s/>Registres généraux (voir section 2.1)</text:h>
        <text:p text:style-name="Heading_20_3">14.5.1 parmi les propositions suivantes, lesquelles sont exactes ?</text:p>
        <text:list xml:id="list6183272669908987575" text:style-name="L71">
          <text:list-header>
            <text:p text:style-name="P171">a) %bh et %bl sont des registres généraux d'une capacité de 8 bits ?</text:p>
          </text:list-header>
        </text:list>
        <text:p text:style-name="Text_20_body"><text:tab/>b) Toute modification du contenu de %cl entraine une modification du contenu de %ch.</text:p>
        <text:p text:style-name="Text_20_body"><text:tab/>c) Toute modification du contenu de %bl entraine une modification du contenu de %bx, %ebx et %rbx</text:p>
        <text:list xml:id="list125159841486031" text:continue-numbering="true" text:style-name="L71">
          <text:list-header>
            <text:p text:style-name="P171">d) Toute modification de %rdx entraine une modification du contenu de %edx, %dx, %dh et %dl</text:p>
            <text:p text:style-name="P171">e) Une modification de %rax peut entrainer une modification de %eax, %ax, %ah ou %al</text:p>
          </text:list-header>
        </text:list>
        <text:p text:style-name="P32">Réponse :<text:span text:style-name="T33"> a) Exact, par définition.</text:span></text:p>
        <text:p text:style-name="P37">b) Faux. %cl et %ch font tous deux partie des registres %cx, %ecx et %rcx mais ils correspondent à des emplacements mémoires distincts.</text:p>
        <text:p text:style-name="P37">c) Exact : %bl désigne les 8 bits de poids faible de %bx (partie basse de 16 bits de %rbx), mais aussi de %ebx (partie basse de 32 bits de %rbx) et donc de %rbx.</text:p>
        <text:list xml:id="list2236808239694515751" text:style-name="L72">
          <text:list-header>
            <text:p text:style-name="P202">d) Faux: Par exemple, une modification qui n'affecterait que la partie haute de 32 bits de %rdx, laisserait inchangées les valeurs contenues dans %edx (partie basse de 32 bits de %rdx), dans %dx (partie basse de 16 bits de %rdx), dans %dh (partie haute de 8 bits de %dx) et dans %dl (partie basse de 8 bits de %rdx).</text:p>
            <text:p text:style-name="P202">e) Exact : Si la modification de %rax affecte ses 16 bits de poids faible, alors elle affecte les registres %eax (32 bits de poids faible de %rax), %ax (16 bits de poids faibles), %ah (8 bits de poids fort de %ax) et %al (8 bits de poids faible de %rax).</text:p>
          </text:list-header>
        </text:list>
        <text:h text:style-name="Heading_20_2" text:outline-level="2"><text:soft-page-break/>14.6 Arithmétique entière (sections 2.2 et 2.3)</text:h>
        <text:p text:style-name="P82">Donnez le résultat (en décimal) et les valeurs de CF (Carry Flag – entiers non signés) et OF (Overflow Flag – entiers signés) après les opérations ci-dessous. Pour vous éviter d'avoir recours à une calculatrice, voici les valeurs de quelques puissances de 2 <text:s/>: <text:s/>2<text:span text:style-name="T64">7</text:span> = 128 ; <text:s text:c="2"/>2<text:span text:style-name="T64">8</text:span> = 256 ; 2<text:span text:style-name="T64">15</text:span>=32768 ; 2<text:span text:style-name="T64">16</text:span> = 65536 .</text:p>
        <text:p text:style-name="P69"/>
        <table:table table:name="Tableau22" table:style-name="Tableau22">
          <table:table-column table:style-name="Tableau22.A" table:number-columns-repeated="5"/>
          <table:table-column table:style-name="Tableau22.F"/>
          <table:table-row>
            <table:table-cell table:style-name="Tableau22.A1" office:value-type="string">
              <text:p text:style-name="P68">Taille opération</text:p>
            </table:table-cell>
            <table:table-cell table:style-name="Tableau22.A1" office:value-type="string">
              <text:p text:style-name="P68">Opération</text:p>
            </table:table-cell>
            <table:table-cell table:style-name="Tableau22.A1" office:value-type="string">
              <text:p text:style-name="P68">résultat signé</text:p>
            </table:table-cell>
            <table:table-cell table:style-name="Tableau22.A1" office:value-type="string">
              <text:p text:style-name="P68">résultat non signé</text:p>
            </table:table-cell>
            <table:table-cell table:style-name="Tableau22.A1" office:value-type="string">
              <text:p text:style-name="P68">CF = ?</text:p>
            </table:table-cell>
            <table:table-cell table:style-name="Tableau22.F1" office:value-type="string">
              <text:p text:style-name="P68">OF = ?</text:p>
            </table:table-cell>
          </table:table-row>
          <table:table-row>
            <table:table-cell table:style-name="Tableau22.A2" office:value-type="string">
              <text:p text:style-name="P68">8 bits</text:p>
            </table:table-cell>
            <table:table-cell table:style-name="Tableau22.A2" office:value-type="string">
              <text:p text:style-name="P68">0-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8 bits</text:p>
            </table:table-cell>
            <table:table-cell table:style-name="Tableau22.A2" office:value-type="string">
              <text:p text:style-name="P68">127+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8 bits</text:p>
            </table:table-cell>
            <table:table-cell table:style-name="Tableau22.A2" office:value-type="string">
              <text:p text:style-name="P68">0xFF+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8 bits</text:p>
            </table:table-cell>
            <table:table-cell table:style-name="Tableau22.A2" office:value-type="string">
              <text:p text:style-name="P68">-128-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16 bits</text:p>
            </table:table-cell>
            <table:table-cell table:style-name="Tableau22.A2" office:value-type="string">
              <text:p text:style-name="P68">0-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16 bits</text:p>
            </table:table-cell>
            <table:table-cell table:style-name="Tableau22.A2" office:value-type="string">
              <text:p text:style-name="P68">32767+1</text:p>
            </table:table-cell>
            <table:table-cell table:style-name="Tableau22.A2" office:value-type="string">
              <text:p text:style-name="P70">?</text:p>
            </table:table-cell>
            <table:table-cell table:style-name="Tableau22.A2" office:value-type="string">
              <text:p text:style-name="P70">?</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16 bits</text:p>
            </table:table-cell>
            <table:table-cell table:style-name="Tableau22.A2" office:value-type="string">
              <text:p text:style-name="P68">0xFFFF+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row>
            <table:table-cell table:style-name="Tableau22.A2" office:value-type="string">
              <text:p text:style-name="P68">16 bits</text:p>
            </table:table-cell>
            <table:table-cell table:style-name="Tableau22.A2" office:value-type="string">
              <text:p text:style-name="P68">-32768-1</text:p>
            </table:table-cell>
            <table:table-cell table:style-name="Tableau22.A2" office:value-type="string">
              <text:p text:style-name="P68">?</text:p>
            </table:table-cell>
            <table:table-cell table:style-name="Tableau22.A2" office:value-type="string">
              <text:p text:style-name="P68">?</text:p>
            </table:table-cell>
            <table:table-cell table:style-name="Tableau22.A2" office:value-type="string">
              <text:p text:style-name="P68">?</text:p>
            </table:table-cell>
            <table:table-cell table:style-name="Tableau22.F2" office:value-type="string">
              <text:p text:style-name="P68">?</text:p>
            </table:table-cell>
          </table:table-row>
        </table:table>
        <text:p text:style-name="P33"/>
        <text:p text:style-name="P33"/>
        <text:p text:style-name="P33"/>
        <text:p text:style-name="P33"/>
        <text:p text:style-name="P33"/>
        <text:p text:style-name="P33"/>
        <text:p text:style-name="P32"><text:soft-page-break/>Réponse:</text:p>
        <table:table table:name="Tableau21" table:style-name="Tableau21">
          <table:table-column table:style-name="Tableau21.A" table:number-columns-repeated="5"/>
          <table:table-column table:style-name="Tableau21.F"/>
          <table:table-row>
            <table:table-cell table:style-name="Tableau21.A1" office:value-type="string">
              <text:p text:style-name="P68">Taille opération</text:p>
            </table:table-cell>
            <table:table-cell table:style-name="Tableau21.A1" office:value-type="string">
              <text:p text:style-name="P68">Opération</text:p>
            </table:table-cell>
            <table:table-cell table:style-name="Tableau21.A1" office:value-type="string">
              <text:p text:style-name="P68">résultat signé</text:p>
            </table:table-cell>
            <table:table-cell table:style-name="Tableau21.A1" office:value-type="string">
              <text:p text:style-name="P68">résultat non signé</text:p>
            </table:table-cell>
            <table:table-cell table:style-name="Tableau21.A1" office:value-type="string">
              <text:p text:style-name="P68">CF = ?</text:p>
            </table:table-cell>
            <table:table-cell table:style-name="Tableau21.F1" office:value-type="string">
              <text:p text:style-name="P68">OF = ?</text:p>
            </table:table-cell>
          </table:table-row>
          <table:table-row>
            <table:table-cell table:style-name="Tableau21.A2" office:value-type="string">
              <text:p text:style-name="P68"/>
            </table:table-cell>
            <table:table-cell table:style-name="Tableau21.A2" office:value-type="string">
              <text:p text:style-name="P68"/>
            </table:table-cell>
            <table:table-cell table:style-name="Tableau21.A2" office:value-type="string">
              <text:p text:style-name="P68"/>
            </table:table-cell>
            <table:table-cell table:style-name="Tableau21.A2" office:value-type="string">
              <text:p text:style-name="P68"/>
            </table:table-cell>
            <table:table-cell table:style-name="Tableau21.A2" office:value-type="string">
              <text:p text:style-name="P68"/>
            </table:table-cell>
            <table:table-cell table:style-name="Tableau21.F2" office:value-type="string">
              <text:p text:style-name="P68"/>
            </table:table-cell>
          </table:table-row>
          <table:table-row>
            <table:table-cell table:style-name="Tableau21.A2" office:value-type="string">
              <text:p text:style-name="P68">8 bits</text:p>
            </table:table-cell>
            <table:table-cell table:style-name="Tableau21.A2" office:value-type="string">
              <text:p text:style-name="P68">0-1</text:p>
            </table:table-cell>
            <table:table-cell table:style-name="Tableau21.A2" office:value-type="string">
              <text:p text:style-name="P68">-1</text:p>
            </table:table-cell>
            <table:table-cell table:style-name="Tableau21.A2" office:value-type="string">
              <text:p text:style-name="P68">255</text:p>
            </table:table-cell>
            <table:table-cell table:style-name="Tableau21.A2" office:value-type="string">
              <text:p text:style-name="P68">1</text:p>
            </table:table-cell>
            <table:table-cell table:style-name="Tableau21.F2" office:value-type="string">
              <text:p text:style-name="P68">0</text:p>
            </table:table-cell>
          </table:table-row>
          <table:table-row>
            <table:table-cell table:style-name="Tableau21.A2" office:value-type="string">
              <text:p text:style-name="P68">8 bits</text:p>
            </table:table-cell>
            <table:table-cell table:style-name="Tableau21.A2" office:value-type="string">
              <text:p text:style-name="P68">127+1</text:p>
            </table:table-cell>
            <table:table-cell table:style-name="Tableau21.A2" office:value-type="string">
              <text:p text:style-name="P68">-128</text:p>
            </table:table-cell>
            <table:table-cell table:style-name="Tableau21.A2" office:value-type="string">
              <text:p text:style-name="P68">128</text:p>
            </table:table-cell>
            <table:table-cell table:style-name="Tableau21.A2" office:value-type="string">
              <text:p text:style-name="P68">0</text:p>
            </table:table-cell>
            <table:table-cell table:style-name="Tableau21.F2" office:value-type="string">
              <text:p text:style-name="P68">1</text:p>
            </table:table-cell>
          </table:table-row>
          <table:table-row>
            <table:table-cell table:style-name="Tableau21.A2" office:value-type="string">
              <text:p text:style-name="P68">8 bits</text:p>
            </table:table-cell>
            <table:table-cell table:style-name="Tableau21.A2" office:value-type="string">
              <text:p text:style-name="P68">0xFF+1</text:p>
            </table:table-cell>
            <table:table-cell table:style-name="Tableau21.A2" office:value-type="string">
              <text:p text:style-name="P68">0</text:p>
            </table:table-cell>
            <table:table-cell table:style-name="Tableau21.A2" office:value-type="string">
              <text:p text:style-name="P68">0</text:p>
            </table:table-cell>
            <table:table-cell table:style-name="Tableau21.A2" office:value-type="string">
              <text:p text:style-name="P68">1</text:p>
            </table:table-cell>
            <table:table-cell table:style-name="Tableau21.F2" office:value-type="string">
              <text:p text:style-name="P68">0</text:p>
            </table:table-cell>
          </table:table-row>
          <table:table-row>
            <table:table-cell table:style-name="Tableau21.A2" office:value-type="string">
              <text:p text:style-name="P68">8 bits </text:p>
            </table:table-cell>
            <table:table-cell table:style-name="Tableau21.A2" office:value-type="string">
              <text:p text:style-name="P68">-128-1</text:p>
            </table:table-cell>
            <table:table-cell table:style-name="Tableau21.A2" office:value-type="string">
              <text:p text:style-name="P68">127</text:p>
            </table:table-cell>
            <table:table-cell table:style-name="Tableau21.A2" office:value-type="string">
              <text:p text:style-name="P68">127</text:p>
            </table:table-cell>
            <table:table-cell table:style-name="Tableau21.A2" office:value-type="string">
              <text:p text:style-name="P68">0</text:p>
            </table:table-cell>
            <table:table-cell table:style-name="Tableau21.F2" office:value-type="string">
              <text:p text:style-name="P68">1</text:p>
            </table:table-cell>
          </table:table-row>
          <table:table-row>
            <table:table-cell table:style-name="Tableau21.A2" office:value-type="string">
              <text:p text:style-name="P68">16 bits</text:p>
            </table:table-cell>
            <table:table-cell table:style-name="Tableau21.A2" office:value-type="string">
              <text:p text:style-name="P68">0-1</text:p>
            </table:table-cell>
            <table:table-cell table:style-name="Tableau21.A2" office:value-type="string">
              <text:p text:style-name="P68">-1</text:p>
            </table:table-cell>
            <table:table-cell table:style-name="Tableau21.A2" office:value-type="string">
              <text:p text:style-name="P71">65535</text:p>
            </table:table-cell>
            <table:table-cell table:style-name="Tableau21.A2" office:value-type="string">
              <text:p text:style-name="P68">1</text:p>
            </table:table-cell>
            <table:table-cell table:style-name="Tableau21.F2" office:value-type="string">
              <text:p text:style-name="P68">0</text:p>
            </table:table-cell>
          </table:table-row>
          <table:table-row>
            <table:table-cell table:style-name="Tableau21.A2" office:value-type="string">
              <text:p text:style-name="P68">16 bits</text:p>
            </table:table-cell>
            <table:table-cell table:style-name="Tableau21.A2" office:value-type="string">
              <text:p text:style-name="P68">32767+1</text:p>
            </table:table-cell>
            <table:table-cell table:style-name="Tableau21.A2" office:value-type="string">
              <text:p text:style-name="P71">-32768</text:p>
            </table:table-cell>
            <table:table-cell table:style-name="Tableau21.A2" office:value-type="string">
              <text:p text:style-name="P71">32768</text:p>
            </table:table-cell>
            <table:table-cell table:style-name="Tableau21.A2" office:value-type="string">
              <text:p text:style-name="P68">0</text:p>
            </table:table-cell>
            <table:table-cell table:style-name="Tableau21.F2" office:value-type="string">
              <text:p text:style-name="P68">1</text:p>
            </table:table-cell>
          </table:table-row>
          <table:table-row>
            <table:table-cell table:style-name="Tableau21.A2" office:value-type="string">
              <text:p text:style-name="P68">16 bits</text:p>
            </table:table-cell>
            <table:table-cell table:style-name="Tableau21.A2" office:value-type="string">
              <text:p text:style-name="P68">0xFFFF+1</text:p>
            </table:table-cell>
            <table:table-cell table:style-name="Tableau21.A2" office:value-type="string">
              <text:p text:style-name="P68">0</text:p>
            </table:table-cell>
            <table:table-cell table:style-name="Tableau21.A2" office:value-type="string">
              <text:p text:style-name="P68">0</text:p>
            </table:table-cell>
            <table:table-cell table:style-name="Tableau21.A2" office:value-type="string">
              <text:p text:style-name="P68">1</text:p>
            </table:table-cell>
            <table:table-cell table:style-name="Tableau21.F2" office:value-type="string">
              <text:p text:style-name="P68">0</text:p>
            </table:table-cell>
          </table:table-row>
          <table:table-row>
            <table:table-cell table:style-name="Tableau21.A2" office:value-type="string">
              <text:p text:style-name="P68">16 bits</text:p>
            </table:table-cell>
            <table:table-cell table:style-name="Tableau21.A2" office:value-type="string">
              <text:p text:style-name="P68">-32768-1</text:p>
            </table:table-cell>
            <table:table-cell table:style-name="Tableau21.A2" office:value-type="string">
              <text:p text:style-name="P68">32767</text:p>
            </table:table-cell>
            <table:table-cell table:style-name="Tableau21.A2" office:value-type="string">
              <text:p text:style-name="P68">32767</text:p>
            </table:table-cell>
            <table:table-cell table:style-name="Tableau21.A2" office:value-type="string">
              <text:p text:style-name="P68">0</text:p>
            </table:table-cell>
            <table:table-cell table:style-name="Tableau21.F2" office:value-type="string">
              <text:p text:style-name="P68">1</text:p>
            </table:table-cell>
          </table:table-row>
        </table:table>
        <text:p text:style-name="P31"/>
        <text:p text:style-name="P34">Explication :</text:p>
        <text:p text:style-name="P28"><text:span text:style-name="T33">- Ligne 1 : 0b00000000 - 0b1 = 0b11111111, valeur qui est interprétée comme 2</text:span><text:span text:style-name="T65">8 -1</text:span><text:span text:style-name="T28"> dans les entiers non signés (avec un Carry Flag à 1 qui indique une retenue, donc un résultat invalide) ou comme -1 dans les entiers signés (avec un Overflow Flag à 0 qui indique un résultat valide).</text:span></text:p>
        <text:p text:style-name="P28"><text:span text:style-name="T33">- Ligne 2 : 0b01111111 + 0b1 = 0b10000000, valeur qui est interprétée comme 2</text:span><text:span text:style-name="T65">7</text:span><text:span text:style-name="T33"> dans les entiers non <text:tab/>signés (avec un Carry Flag à 0 qui indique l'absence de retenue, donc un résultat valide) ou comme -2</text:span><text:span text:style-name="T65">7</text:span><text:span text:style-name="T33"> dans les entiers signés (avec un Overflow Flag à 1 qui indique un résultat invalide).</text:span></text:p>
        <text:p text:style-name="P28">- Ligne 3 : 0b11111111 + 0b1 = 0b00000000, valeur qui est interprétée comme 0 dans les entiers non signés (avec un Carry Flag à 1 qui indique une retenue, donc un résultat invalide) et également comme 0 dans les entiers signés (mais <text:soft-page-break/>cette fois avec un Overflow Flag à 0 qui indique un résultat valide).</text:p>
        <text:p text:style-name="P28">- Ligne 4 : 0b10000000 - 0b1 = 0b01111111, valeur qui est interprétée comme <text:s/>2<text:span text:style-name="T64">7</text:span>-1 dans les entiers non signés (avec un Carry Flag à 0 qui indique l'absence de retenue, donc un résultat valide) et également comme 2<text:span text:style-name="T64">7</text:span>-1<text:span text:style-name="T64"> </text:span>dans les entiers signés (mais cette fois avec un Overflow Flag à 1 qui indique un résultat invalide).</text:p>
        <text:p text:style-name="P28"><text:span text:style-name="T33">- Ligne 5 : 0b0000000000000000-0b1 = 0b1111111111111111, valeur qui est interprétée comme 2</text:span><text:span text:style-name="T65">16 -1</text:span><text:span text:style-name="T28"> dans les entiers non signés (avec un Carry Flag à 1 qui indique une retenue, donc un résultat invalide) ou comme -1 dans les entiers signés (avec un Overflow Flag à 0 qui indique un résultat valide).</text:span></text:p>
        <text:p text:style-name="P28"><text:span text:style-name="T33">- Ligne 6 : 0b0111111111111111+0b1 = 0b1000000000000000, valeur qui est interprétée comme 2</text:span><text:span text:style-name="T65">15</text:span><text:span text:style-name="T33"> dans les entiers non signés (avec un Carry Flag à 0 qui indique l'absence de retenue, donc un résultat valide) ou comme - 2</text:span><text:span text:style-name="T65">15</text:span><text:span text:style-name="T33"> dans les entiers signés (avec un Overflow Flag à 1 qui indique un résultat invalide).</text:span></text:p>
        <text:p text:style-name="P28">- Ligne 7 : 0b1111111111111111+0b1 = 0b0000000000000000, valeur qui est interprétée comme 0 dans les entiers non signés (avec un Carry Flag à 1 qui indique une retenue, donc un résultat invalide) et également comme 0 dans les entiers signés (mais cette fois avec un Overflow Flag à 0 qui indique un résultat valide).</text:p>
        <text:p text:style-name="P28">- Ligne 8 : 0b1000000000000000 – 0b1 = 0b0111111111111111, valeur qui est interprétée comme <text:s/>2<text:span text:style-name="T64">15</text:span>-1 dans les entiers non signés (avec un Carry Flag à 0 qui indique l'absence de retenue, donc un résultat valide) et également comme <text:span text:style-name="T64"><text:s/></text:span>2<text:span text:style-name="T64">15</text:span>-1 dans les entiers signés (mais cette fois avec un Overflow Flag à 1 qui indique un résultat invalide).</text:p>
        <text:p text:style-name="P120"/>
        <text:h text:style-name="P219" text:outline-level="2">14.7 La pile (section 7)</text:h>
        <text:p text:style-name="P28">Remplacez les points d'interrogation par les valeurs adéquates :</text:p>
        <table:table table:name="Tableau25" table:style-name="Tableau25">
          <table:table-column table:style-name="Tableau25.A"/>
          <table:table-column table:style-name="Tableau25.B"/>
          <table:table-column table:style-name="Tableau25.C"/>
          <table:table-column table:style-name="Tableau25.D"/>
          <table:table-row>
            <table:table-cell table:style-name="Tableau25.A1" office:value-type="string">
              <text:p text:style-name="Text_20_body">movq $0x89, %rax<text:tab/></text:p>
            </table:table-cell>
            <table:table-cell table:style-name="Tableau25.A1" office:value-type="string">
              <text:p text:style-name="Text_20_body">%rax = ?????</text:p>
            </table:table-cell>
            <table:table-cell table:style-name="Tableau25.A1" office:value-type="string">
              <text:p text:style-name="Text_20_body">%rbx= &lt;indéfini&gt;</text:p>
            </table:table-cell>
            <table:table-cell table:style-name="Tableau25.D1" office:value-type="string">
              <text:p text:style-name="Table_20_Contents">%rsp -&gt; {}</text:p>
            </table:table-cell>
          </table:table-row>
          <table:table-row>
            <table:table-cell table:style-name="Tableau25.A2" office:value-type="string">
              <text:p text:style-name="Table_20_Contents">movq $0x67, %rbx</text:p>
            </table:table-cell>
            <table:table-cell table:style-name="Tableau25.A2" office:value-type="string">
              <text:p text:style-name="Table_20_Contents">%rax = ?????</text:p>
            </table:table-cell>
            <table:table-cell table:style-name="Tableau25.A2" office:value-type="string">
              <text:p text:style-name="Table_20_Contents">%rbx = ?????</text:p>
            </table:table-cell>
            <table:table-cell table:style-name="Tableau25.D2" office:value-type="string">
              <text:p text:style-name="Table_20_Contents">%rsp -&gt; {}</text:p>
            </table:table-cell>
          </table:table-row>
          <table:table-row>
            <table:table-cell table:style-name="Tableau25.A2" office:value-type="string">
              <text:p text:style-name="Table_20_Contents">pushq %rax</text:p>
            </table:table-cell>
            <table:table-cell table:style-name="Tableau25.A2" office:value-type="string">
              <text:p text:style-name="Text_20_body">%rax = ?????</text:p>
            </table:table-cell>
            <table:table-cell table:style-name="Tableau25.A2" office:value-type="string">
              <text:p text:style-name="Table_20_Contents">%rbx = ?????</text:p>
            </table:table-cell>
            <table:table-cell table:style-name="Tableau25.D2" office:value-type="string">
              <text:p text:style-name="Table_20_Contents">%rsp-&gt; {?????}</text:p>
            </table:table-cell>
          </table:table-row>
          <table:table-row>
            <table:table-cell table:style-name="Tableau25.A2" office:value-type="string">
              <text:p text:style-name="Table_20_Contents">pushq %rbx</text:p>
            </table:table-cell>
            <table:table-cell table:style-name="Tableau25.A2" office:value-type="string">
              <text:p text:style-name="Text_20_body">%rax = ?????</text:p>
            </table:table-cell>
            <table:table-cell table:style-name="Tableau25.A2" office:value-type="string">
              <text:p text:style-name="Table_20_Contents">%rbx = ?????</text:p>
            </table:table-cell>
            <table:table-cell table:style-name="Tableau25.D2" office:value-type="string">
              <text:p text:style-name="Table_20_Contents">%rsp-&gt; {?????, ?????}</text:p>
            </table:table-cell>
          </table:table-row>
          <table:table-row>
            <table:table-cell table:style-name="Tableau25.A2" office:value-type="string">
              <text:p text:style-name="Table_20_Contents">pushq $0x45</text:p>
            </table:table-cell>
            <table:table-cell table:style-name="Tableau25.A2" office:value-type="string">
              <text:p text:style-name="Text_20_body">%rax = ?????</text:p>
            </table:table-cell>
            <table:table-cell table:style-name="Tableau25.A2" office:value-type="string">
              <text:p text:style-name="Table_20_Contents">%rbx = ?????</text:p>
            </table:table-cell>
            <table:table-cell table:style-name="Tableau25.D2" office:value-type="string">
              <text:p text:style-name="Table_20_Contents">%rsp -&gt; {?????, ?????, ?????}</text:p>
            </table:table-cell>
          </table:table-row>
          <table:table-row>
            <table:table-cell table:style-name="Tableau25.A2" office:value-type="string">
              <text:p text:style-name="Table_20_Contents">popq %rax</text:p>
            </table:table-cell>
            <table:table-cell table:style-name="Tableau25.A2" office:value-type="string">
              <text:p text:style-name="Text_20_body">%rax = ?????</text:p>
            </table:table-cell>
            <table:table-cell table:style-name="Tableau25.A2" office:value-type="string">
              <text:p text:style-name="Table_20_Contents">%rbx = ?????</text:p>
            </table:table-cell>
            <table:table-cell table:style-name="Tableau25.D2" office:value-type="string">
              <text:p text:style-name="Table_20_Contents">%rsp-&gt; {?????, ?????}</text:p>
            </table:table-cell>
          </table:table-row>
          <table:table-row>
            <table:table-cell table:style-name="Tableau25.A2" office:value-type="string">
              <text:p text:style-name="Table_20_Contents">popq %rax</text:p>
            </table:table-cell>
            <table:table-cell table:style-name="Tableau25.A2" office:value-type="string">
              <text:p text:style-name="Text_20_body">%rax = ?????</text:p>
            </table:table-cell>
            <table:table-cell table:style-name="Tableau25.A2" office:value-type="string">
              <text:p text:style-name="Table_20_Contents">%rbx = ?????</text:p>
            </table:table-cell>
            <table:table-cell table:style-name="Tableau25.D2" office:value-type="string">
              <text:p text:style-name="Table_20_Contents">%rsp-&gt; {?????}</text:p>
            </table:table-cell>
          </table:table-row>
          <table:table-row>
            <table:table-cell table:style-name="Tableau25.A2" office:value-type="string">
              <text:p text:style-name="Table_20_Contents">popq %rbx</text:p>
            </table:table-cell>
            <table:table-cell table:style-name="Tableau25.A2" office:value-type="string">
              <text:p text:style-name="Text_20_body">%rax = ?????</text:p>
            </table:table-cell>
            <table:table-cell table:style-name="Tableau25.A2" office:value-type="string">
              <text:p text:style-name="Table_20_Contents">%rbx = ?????</text:p>
            </table:table-cell>
            <table:table-cell table:style-name="Tableau25.D2" office:value-type="string">
              <text:p text:style-name="Table_20_Contents">%rsp -&gt; {}</text:p>
            </table:table-cell>
          </table:table-row>
        </table:table>
        <text:p text:style-name="P32"/>
        <text:p text:style-name="P124"/>
        <text:p text:style-name="P32">Réponse :</text:p>
        <table:table table:name="Tableau26" table:style-name="Tableau26">
          <table:table-column table:style-name="Tableau26.A"/>
          <table:table-column table:style-name="Tableau26.B"/>
          <table:table-column table:style-name="Tableau26.C"/>
          <table:table-column table:style-name="Tableau26.D"/>
          <table:table-row>
            <table:table-cell table:style-name="Tableau26.A1" office:value-type="string">
              <text:p text:style-name="Text_20_body">movq $0x89, %rax<text:tab/></text:p>
            </table:table-cell>
            <table:table-cell table:style-name="Tableau26.A1" office:value-type="string">
              <text:p text:style-name="Text_20_body">%rax = $0x89</text:p>
            </table:table-cell>
            <table:table-cell table:style-name="Tableau26.A1" office:value-type="string">
              <text:p text:style-name="Text_20_body">%rbx= &lt;indéfini&gt;</text:p>
            </table:table-cell>
            <table:table-cell table:style-name="Tableau26.D1" office:value-type="string">
              <text:p text:style-name="Table_20_Contents">%rsp -&gt; {}</text:p>
            </table:table-cell>
          </table:table-row>
          <table:table-row>
            <table:table-cell table:style-name="Tableau26.A2" office:value-type="string">
              <text:p text:style-name="Table_20_Contents">movq $0x67, %rbx</text:p>
            </table:table-cell>
            <table:table-cell table:style-name="Tableau26.A2" office:value-type="string">
              <text:p text:style-name="Table_20_Contents">%rax = $0x89</text:p>
            </table:table-cell>
            <table:table-cell table:style-name="Tableau26.A2" office:value-type="string">
              <text:p text:style-name="Table_20_Contents">%rbx = $0x67</text:p>
            </table:table-cell>
            <table:table-cell table:style-name="Tableau26.D2" office:value-type="string">
              <text:p text:style-name="Table_20_Contents">%rsp -&gt; {}</text:p>
            </table:table-cell>
          </table:table-row>
          <table:table-row>
            <table:table-cell table:style-name="Tableau26.A2" office:value-type="string">
              <text:p text:style-name="Table_20_Contents">pushq %rax</text:p>
            </table:table-cell>
            <table:table-cell table:style-name="Tableau26.A2" office:value-type="string">
              <text:p text:style-name="Text_20_body">%rax = $0x89</text:p>
            </table:table-cell>
            <table:table-cell table:style-name="Tableau26.A2" office:value-type="string">
              <text:p text:style-name="Table_20_Contents">%rbx = $0x67</text:p>
            </table:table-cell>
            <table:table-cell table:style-name="Tableau26.D2" office:value-type="string">
              <text:p text:style-name="Table_20_Contents">%rsp-&gt; {$0x89}</text:p>
            </table:table-cell>
          </table:table-row>
          <table:table-row>
            <table:table-cell table:style-name="Tableau26.A2" office:value-type="string">
              <text:p text:style-name="Table_20_Contents">pushq %rbx</text:p>
            </table:table-cell>
            <table:table-cell table:style-name="Tableau26.A2" office:value-type="string">
              <text:p text:style-name="Text_20_body">%rax = $0x89</text:p>
            </table:table-cell>
            <table:table-cell table:style-name="Tableau26.A2" office:value-type="string">
              <text:p text:style-name="Table_20_Contents">%rbx = $0x67</text:p>
            </table:table-cell>
            <table:table-cell table:style-name="Tableau26.D2" office:value-type="string">
              <text:p text:style-name="Table_20_Contents">%rsp-&gt; {$0x67, $0x89}</text:p>
            </table:table-cell>
          </table:table-row>
          <table:table-row>
            <table:table-cell table:style-name="Tableau26.A2" office:value-type="string">
              <text:p text:style-name="Table_20_Contents">pushq $0x45</text:p>
            </table:table-cell>
            <table:table-cell table:style-name="Tableau26.A2" office:value-type="string">
              <text:p text:style-name="Text_20_body">%rax = $0x89</text:p>
            </table:table-cell>
            <table:table-cell table:style-name="Tableau26.A2" office:value-type="string">
              <text:p text:style-name="Table_20_Contents">%rbx = $0x67</text:p>
            </table:table-cell>
            <table:table-cell table:style-name="Tableau26.D2" office:value-type="string">
              <text:p text:style-name="Table_20_Contents">%rsp -&gt; {$0x45, $0x67, $0x89}</text:p>
            </table:table-cell>
          </table:table-row>
          <table:table-row>
            <table:table-cell table:style-name="Tableau26.A2" office:value-type="string">
              <text:p text:style-name="Table_20_Contents">popq %rax</text:p>
            </table:table-cell>
            <table:table-cell table:style-name="Tableau26.A2" office:value-type="string">
              <text:p text:style-name="Text_20_body">%rax = $0x45</text:p>
            </table:table-cell>
            <table:table-cell table:style-name="Tableau26.A2" office:value-type="string">
              <text:p text:style-name="Table_20_Contents">%rbx = $0x67</text:p>
            </table:table-cell>
            <table:table-cell table:style-name="Tableau26.D2" office:value-type="string">
              <text:p text:style-name="Table_20_Contents">%rsp-&gt; {$0x67, $0x89}</text:p>
            </table:table-cell>
          </table:table-row>
          <table:table-row>
            <table:table-cell table:style-name="Tableau26.A2" office:value-type="string">
              <text:p text:style-name="Table_20_Contents">popq %rax</text:p>
            </table:table-cell>
            <table:table-cell table:style-name="Tableau26.A2" office:value-type="string">
              <text:p text:style-name="Text_20_body">%rax = $0x67</text:p>
            </table:table-cell>
            <table:table-cell table:style-name="Tableau26.A2" office:value-type="string">
              <text:p text:style-name="Table_20_Contents">%rbx = $0x67</text:p>
            </table:table-cell>
            <table:table-cell table:style-name="Tableau26.D2" office:value-type="string">
              <text:p text:style-name="Table_20_Contents">%rsp-&gt; {$0x89}</text:p>
            </table:table-cell>
          </table:table-row>
          <table:table-row>
            <table:table-cell table:style-name="Tableau26.A2" office:value-type="string">
              <text:p text:style-name="Table_20_Contents">popq %rbx</text:p>
            </table:table-cell>
            <table:table-cell table:style-name="Tableau26.A2" office:value-type="string">
              <text:p text:style-name="Text_20_body">%rax = $0x67</text:p>
            </table:table-cell>
            <table:table-cell table:style-name="Tableau26.A2" office:value-type="string">
              <text:p text:style-name="Table_20_Contents">%rbx = $0x89</text:p>
            </table:table-cell>
            <table:table-cell table:style-name="Tableau26.D2" office:value-type="string">
              <text:p text:style-name="Table_20_Contents">%rsp -&gt; {}</text:p>
            </table:table-cell>
          </table:table-row>
        </table:table>
        <text:p text:style-name="Text_20_body"/>
        <text:h text:style-name="P133" text:outline-level="1">15. Travaux dirigés</text:h>
        <text:h text:style-name="Heading_20_2" text:outline-level="2" text:is-list-header="true">15.1. Instructions de copie</text:h>
        <text:p text:style-name="P28"><text:span text:style-name="T18">Prérequis :</text:span> structure d'un programme, structure d'une instruction, type et taille des opérandes, direction des instructions, instruction mov</text:p>
        <text:p text:style-name="P28">Donnez la valeur du registre %eax après l'exécution consécutive de chacune de ces instructions. </text:p>
        <text:list xml:id="list7295506440335007460" text:style-name="L73">
          <text:list-header>
            <text:p text:style-name="P203">1. movl $0xEFFACE, %eax<text:tab/><text:tab/><text:tab/>Réponse<text:span text:style-name="T18"> : </text:span><text:span text:style-name="T33">0xEFFACE</text:span></text:p>
            <text:p text:style-name="P157"><text:span text:style-name="T18">explication :</text:span> il s'agit d'une simple copie d'une constante (adressage immédiat) de 32 bits dans un registre de 32 bits. </text:p>
            <text:p text:style-name="P203">2. movb $0b10, %ah<text:tab/><text:tab/><text:tab/><text:tab/>Réponse<text:span text:style-name="T18"> :</text:span> 0xEF02CE</text:p>
            <text:p text:style-name="P172">explication : <text:span text:style-name="T33">%ah est la partie haute de 8 bits (2 chiffres hexadécimaux) du registre de 16 bits (4 chiffres hexadécimaux) %ax. %ax est lui-même la partie basse de 16 bits du registre %eax (32 bits, soit 8 chiffres hexadécimaux). La valeur binaire 0b10 contenue sur 1 octet (mov</text:span><text:span text:style-name="T46">b</text:span><text:span text:style-name="T35">) correspond à un nombre hexadécimal de deux chiffres (0x02) qui va être copié et donc remplacer l'ancienne valeur (0xFA) contenue dans la partie %ah du registre %eax.</text:span></text:p>
            <text:p text:style-name="P204">3. movw $10, %bx<text:tab/><text:tab/><text:tab/><text:tab/>Réponse<text:span text:style-name="T18"> : </text:span>0xEF02CE</text:p>
            <text:p text:style-name="P173">explication : <text:span text:style-name="T33">on copie la valeur 0x000A dans le registre %bx. %ax et %bx étant des registres séparés et indépendants, la valeur de %ax reste inchangée.</text:span></text:p>
            <text:p text:style-name="P204">4. movw %bx, %ax<text:tab/>Question: %ah=?<text:tab/>Réponse<text:span text:style-name="T18"> : </text:span>0x00</text:p>
            <text:p text:style-name="P173">explication : <text:span text:style-name="T33">Le registre %bx contient la valeur hexadécimale 000A. Cette valeur est copiée dans le registre %ax. Le registre %al étant la partie basse de 8 bits (2 chiffres hexadécimaux) de %ax, sa valeur devient 0A. Le registre %ah étant la partie haute de 8 bits de %ax, sa valeur devient 0x00.</text:span></text:p>
          </text:list-header>
        </text:list>
        <text:h text:style-name="Heading_20_2" text:outline-level="2"><text:soft-page-break/>15.2. Instructions additives</text:h>
        <text:p text:style-name="P28"><text:span text:style-name="T18">Prérequis :</text:span> Ceux du 15.1 + 2.2 (entiers signés et non signés) + débordements</text:p>
        <text:p text:style-name="Text_20_body">Donnez la valeur du registre %eax et des drapeaux OF, CF et ZF après l'exécution consécutive de chacune de ces instructions. </text:p>
        <text:list xml:id="list2611895011458480783" text:style-name="L74">
          <text:list-item>
            <text:p text:style-name="P201">subl %eax, %eax<text:tab/><text:tab/><text:tab/>Réponse<text:span text:style-name="T18"> : </text:span><text:span text:style-name="T33">0x00000000, ZF=1, CF=0, OF=0</text:span></text:p>
          </text:list-item>
        </text:list>
        <text:list xml:id="list3601660283315698023" text:style-name="L75">
          <text:list-header>
            <text:p text:style-name="P158"><text:span text:style-name="T18">explication :</text:span> <text:s/>%eax contient une valeur de 32 bits quelconque. L'instruction subl %eax, %eax réalise la soustraction de cette valeur et d'elle-même. Le résultat, zéro est copié dans l'opérande destination : %eax. Le drapeau ZF (Zero Flag) du registre d'état (RFLAGS) <text:s/>prend la valeur 1, indiquant que le résultat est égal à zéro.</text:p>
            <text:p text:style-name="P205">2. subw $1, %ax<text:tab/><text:tab/>Réponse<text:span text:style-name="T18"> : </text:span>0x0000FFFF, ZF=0, CF=1, OF=0</text:p>
          </text:list-header>
        </text:list>
        <text:list xml:id="list125160954166218" text:continue-list="list7295506440335007460" text:style-name="L73">
          <text:list-header>
            <text:p text:style-name="P173">explication : <text:span text:style-name="T33">0 — 1 = -1 . L'opération est réalisée sur 16 bits et sur le registre %ax, soit la partie basse de 8 chiffres hexadécimaux de %eax. 0xFFFF correspond à la valeur -1 codée en complément à deux. À l'issue de l'opération, le drapeau OF (Overflow) du registre d'état RFLAGS prend la valeur 0, indiquant la validité du résultat sur les entiers signés. Le drapeau CF (Carry Flag) prend quant à lui la valeur 1, indiquant un débordement sur les entiers non signés.</text:span></text:p>
            <text:p text:style-name="P204">3. addl $2, %eax<text:tab/><text:tab/>Réponse<text:span text:style-name="T18"> : </text:span>0x00010001, ZF=0, CF=0, OF=0</text:p>
            <text:p text:style-name="P174"><text:span text:style-name="T18">explication :</text:span> L'opération étant réalisé sur 32 bits et sur %eax, la retenue est propagée jusqu'au 5e chiffre le plus à droite de %eax. L'opération est valide sur les entiers signés et non signés.</text:p>
          </text:list-header>
        </text:list>
        <text:list xml:id="list8223176027936768429" text:style-name="L76">
          <text:list-item>
            <text:p text:style-name="P198">addl $0FFEFFFF, %eax</text:p>
            <text:list>
              <text:list-item>
                <text:list>
                  <text:list-header>
                    <text:p text:style-name="P198">Réponse<text:span text:style-name="T18"> : </text:span>0x10000000, ZF=0, CF=0, OF=0. <text:span text:style-name="T18">Explication : </text:span>La retenue est propagée jusqu'au chiffre hexadécimal le plus à gauche du registre 32 bits %eax. Le résultat est non nul, valide pour les entiers non signés et valide pour les entiers signés (ajout de 2 nombres positifs et résultat positif – bit de poids fort à 0). OF est donc positionné à 0. </text:p>
                  </text:list-header>
                </text:list>
              </text:list-item>
            </text:list>
          </text:list-item>
        </text:list>
        <text:h text:style-name="Heading_20_2" text:outline-level="2"><text:soft-page-break/>15.3. Sauts conditionnels et inconditionnels (chapitre 3 du cours)</text:h>
        <text:p text:style-name="P28">Quelle est la valeur de %ecx après l'exécution de ces petits programmes ? Il est dans certains cas impossible de déterminer cette valeur. Si c'est le cas, répondez par « indéfini ».</text:p>
        <text:p text:style-name="Heading_20_3">15.3.1 </text:p>
        <table:table table:name="Tableau2" table:style-name="Tableau2">
          <table:table-column table:style-name="Tableau2.A" table:number-columns-repeated="3"/>
          <table:table-column table:style-name="Tableau2.D"/>
          <table:table-row>
            <table:table-cell table:style-name="Tableau2.A1" office:value-type="string">
              <text:p text:style-name="P69"/>
            </table:table-cell>
            <table:table-cell table:style-name="Tableau2.B1" office:value-type="string">
              <text:p text:style-name="P69">movl</text:p>
            </table:table-cell>
            <table:table-cell table:style-name="Tableau2.B1" office:value-type="string">
              <text:p text:style-name="P69">$0,</text:p>
            </table:table-cell>
            <table:table-cell table:style-name="Tableau2.D1" office:value-type="string">
              <text:p text:style-name="P69">%ecx</text:p>
            </table:table-cell>
          </table:table-row>
          <table:table-row>
            <table:table-cell table:style-name="Tableau2.A2" office:value-type="string">
              <text:p text:style-name="P69">Boucle:</text:p>
            </table:table-cell>
            <table:table-cell table:style-name="Tableau2.B2" office:value-type="string">
              <text:p text:style-name="P69">addl</text:p>
            </table:table-cell>
            <table:table-cell table:style-name="Tableau2.B2" office:value-type="string">
              <text:p text:style-name="P69">$1,</text:p>
            </table:table-cell>
            <table:table-cell table:style-name="Tableau2.D2" office:value-type="string">
              <text:p text:style-name="P69">%ecx</text:p>
            </table:table-cell>
          </table:table-row>
          <table:table-row>
            <table:table-cell table:style-name="Tableau2.A3" office:value-type="string">
              <text:p text:style-name="P69"/>
            </table:table-cell>
            <table:table-cell table:style-name="Tableau2.B3" office:value-type="string">
              <text:p text:style-name="P69">jmp</text:p>
            </table:table-cell>
            <table:table-cell table:style-name="Tableau2.B3" office:value-type="string">
              <text:p text:style-name="P69">Boucle</text:p>
            </table:table-cell>
            <table:table-cell table:style-name="Tableau2.D3" office:value-type="string">
              <text:p text:style-name="P69"/>
            </table:table-cell>
          </table:table-row>
        </table:table>
        <text:p text:style-name="P33">Réponse : <text:span text:style-name="T33">indéfini. </text:span></text:p>
        <text:p text:style-name="P34">Explication : À<text:span text:style-name="T33"> l'entrée de la boucle, %ecx contient la valeur 0. La valeur 1 est ajoutée à %ecx à chaque itération. Mais « jmp » étant un saut </text:span><text:span text:style-name="T46">in</text:span><text:span text:style-name="T33">conditionnel, nous avons à faire à une boucle infinie. Il est donc impossible de connaître la valeur de <text:s/>%ecx après l'instruction « jmp » puisque le pointeur d'instruction n'atteindra jamais cette adresse.</text:span></text:p>
        <text:p text:style-name="Heading_20_3">15.3.2 </text:p>
        <table:table table:name="Tableau12" table:style-name="Tableau12">
          <table:table-column table:style-name="Tableau12.A" table:number-columns-repeated="3"/>
          <table:table-column table:style-name="Tableau12.D"/>
          <table:table-row>
            <table:table-cell table:style-name="Tableau12.A1" office:value-type="string">
              <text:p text:style-name="P69"/>
            </table:table-cell>
            <table:table-cell table:style-name="Tableau12.B1" office:value-type="string">
              <text:p text:style-name="P69">movl</text:p>
            </table:table-cell>
            <table:table-cell table:style-name="Tableau12.B1" office:value-type="string">
              <text:p text:style-name="P69">$0,</text:p>
            </table:table-cell>
            <table:table-cell table:style-name="Tableau12.D1" office:value-type="string">
              <text:p text:style-name="P69">%ecx</text:p>
            </table:table-cell>
          </table:table-row>
          <table:table-row>
            <table:table-cell table:style-name="Tableau12.A2" office:value-type="string">
              <text:p text:style-name="P69">Boucle:</text:p>
            </table:table-cell>
            <table:table-cell table:style-name="Tableau12.B2" office:value-type="string">
              <text:p text:style-name="P69">addl</text:p>
            </table:table-cell>
            <table:table-cell table:style-name="Tableau12.B2" office:value-type="string">
              <text:p text:style-name="P69">$1,</text:p>
            </table:table-cell>
            <table:table-cell table:style-name="Tableau12.D2" office:value-type="string">
              <text:p text:style-name="P69">%ecx</text:p>
            </table:table-cell>
          </table:table-row>
          <table:table-row>
            <table:table-cell table:style-name="Tableau12.A3" office:value-type="string">
              <text:p text:style-name="P69"/>
            </table:table-cell>
            <table:table-cell table:style-name="Tableau12.B3" office:value-type="string">
              <text:p text:style-name="P69">jnc</text:p>
            </table:table-cell>
            <table:table-cell table:style-name="Tableau12.B3" office:value-type="string">
              <text:p text:style-name="P69">Boucle</text:p>
            </table:table-cell>
            <table:table-cell table:style-name="Tableau12.D3" office:value-type="string">
              <text:p text:style-name="P69"/>
            </table:table-cell>
          </table:table-row>
        </table:table>
        <text:p text:style-name="P34">Réponse : <text:span text:style-name="T33">0. </text:span></text:p>
        <text:p text:style-name="P34">Explication : À<text:span text:style-name="T33"> l'entrée de la boucle, %ecx contient la valeur 0. La valeur 1 est ajoutée à %ecx à chaque itération. « jnc Boucle » réalise un saut vers « addl $1, %ecx » lorsque le drapeau CF du registre d'état RFLAGS est à 0. Autrement dit, le saut sera effectué tant que l'opération « addl $1, %ecx » ne </text:span><text:soft-page-break/><text:span text:style-name="T33">provoque pas de débordement sur les entiers non signés. Lorsque %ecx passe de 0xFFFFFFFF à 0, CF passe à 1 et l'instruction « jnc » ne réalise pas le saut. L'exécution se poursuit donc à l'instruction qui suit immédiatement « jnc Boucle ». La valeur de %ecx est alors 0.</text:span></text:p>
        <text:p text:style-name="P125">15.3.3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82"/>
            </table:table-cell>
            <table:table-cell table:style-name="Tableau13.B1" office:value-type="string">
              <text:p text:style-name="P82">movl</text:p>
            </table:table-cell>
            <table:table-cell table:style-name="Tableau13.B1" office:value-type="string">
              <text:p text:style-name="P82">$0,</text:p>
            </table:table-cell>
            <table:table-cell table:style-name="Tableau13.D1" office:value-type="string">
              <text:p text:style-name="P82">%ecx</text:p>
            </table:table-cell>
          </table:table-row>
          <table:table-row>
            <table:table-cell table:style-name="Tableau13.A2" office:value-type="string">
              <text:p text:style-name="P82">Boucle:</text:p>
            </table:table-cell>
            <table:table-cell table:style-name="Tableau13.B2" office:value-type="string">
              <text:p text:style-name="P82">addl</text:p>
            </table:table-cell>
            <table:table-cell table:style-name="Tableau13.B2" office:value-type="string">
              <text:p text:style-name="P82">$1,</text:p>
            </table:table-cell>
            <table:table-cell table:style-name="Tableau13.D2" office:value-type="string">
              <text:p text:style-name="P82">%ecx</text:p>
            </table:table-cell>
          </table:table-row>
          <table:table-row>
            <table:table-cell table:style-name="Tableau13.A3" office:value-type="string">
              <text:p text:style-name="P82"/>
            </table:table-cell>
            <table:table-cell table:style-name="Tableau13.B3" office:value-type="string">
              <text:p text:style-name="P82">jno</text:p>
            </table:table-cell>
            <table:table-cell table:style-name="Tableau13.B3" office:value-type="string">
              <text:p text:style-name="P82">Boucle</text:p>
            </table:table-cell>
            <table:table-cell table:style-name="Tableau13.D3" office:value-type="string">
              <text:p text:style-name="P82"/>
            </table:table-cell>
          </table:table-row>
        </table:table>
        <text:p text:style-name="P34">Réponse : <text:span text:style-name="T33">0. </text:span></text:p>
        <text:p text:style-name="P34">Explication : À<text:span text:style-name="T33"> l'entrée de la boucle, %ecx contient la valeur 0. La valeur 1 est ajoutée à %ecx à chaque itération. « jnc Boucle » réalise un saut vers « addl $1, %ecx » lorsque le drapeau OF du registre d'état RFLAGS est à 0. Autrement dit, le saut sera effectué tant que l'opération « addl $1, %ecx » ne provoque pas de débordement sur les entiers signés. Lorsque %ecx passe de 0x0FFFFFFF à 0x10000000, 0F passe à 1 et l'instruction « jno » ne réalise pas le saut. L'exécution se poursuit donc à l'instruction qui suit immédiatement « jnc Boucle ». La valeur de %ecx est alors 0x10000000.</text:span></text:p>
        <text:p text:style-name="Heading_20_3"/>
        <text:p text:style-name="P123">15.3.4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68">(1)</text:p>
            </table:table-cell>
            <table:table-cell table:style-name="Tableau14.B1" office:value-type="string">
              <text:p text:style-name="P68"/>
            </table:table-cell>
            <table:table-cell table:style-name="Tableau14.B1" office:value-type="string">
              <text:p text:style-name="P69">movl</text:p>
            </table:table-cell>
            <table:table-cell table:style-name="Tableau14.B1" office:value-type="string">
              <text:p text:style-name="P69">$0,</text:p>
            </table:table-cell>
            <table:table-cell table:style-name="Tableau14.E1" office:value-type="string">
              <text:p text:style-name="P69">%ecx</text:p>
            </table:table-cell>
          </table:table-row>
          <table:table-row>
            <table:table-cell table:style-name="Tableau14.A2" office:value-type="string">
              <text:p text:style-name="P68">(2)</text:p>
            </table:table-cell>
            <table:table-cell table:style-name="Tableau14.B2" office:value-type="string">
              <text:p text:style-name="P69">Boucle:</text:p>
            </table:table-cell>
            <table:table-cell table:style-name="Tableau14.B2" office:value-type="string">
              <text:p text:style-name="P69">movl</text:p>
            </table:table-cell>
            <table:table-cell table:style-name="Tableau14.B2" office:value-type="string">
              <text:p text:style-name="P69">$210,</text:p>
            </table:table-cell>
            <table:table-cell table:style-name="Tableau14.E2" office:value-type="string">
              <text:p text:style-name="P69">%eax</text:p>
            </table:table-cell>
          </table:table-row>
          <table:table-row>
            <table:table-cell table:style-name="Tableau14.A2" office:value-type="string">
              <text:p text:style-name="P68">(3)</text:p>
            </table:table-cell>
            <table:table-cell table:style-name="Tableau14.B2" office:value-type="string">
              <text:p text:style-name="P69"/>
            </table:table-cell>
            <table:table-cell table:style-name="Tableau14.B2" office:value-type="string">
              <text:p text:style-name="P69">subl </text:p>
            </table:table-cell>
            <table:table-cell table:style-name="Tableau14.B2" office:value-type="string">
              <text:p text:style-name="P69">%ecx</text:p>
            </table:table-cell>
            <table:table-cell table:style-name="Tableau14.E2" office:value-type="string">
              <text:p text:style-name="P69">%eax</text:p>
            </table:table-cell>
          </table:table-row>
          <table:table-row>
            <table:table-cell table:style-name="Tableau14.A2" office:value-type="string">
              <text:p text:style-name="P68">(4)</text:p>
            </table:table-cell>
            <table:table-cell table:style-name="Tableau14.B2" office:value-type="string">
              <text:p text:style-name="P69"/>
            </table:table-cell>
            <table:table-cell table:style-name="Tableau14.B2" office:value-type="string">
              <text:p text:style-name="P69">jc</text:p>
            </table:table-cell>
            <table:table-cell table:style-name="Tableau14.B2" office:value-type="string">
              <text:p text:style-name="P69">Sortie</text:p>
            </table:table-cell>
            <table:table-cell table:style-name="Tableau14.E2" office:value-type="string">
              <text:p text:style-name="P69"/>
            </table:table-cell>
          </table:table-row>
          <table:table-row>
            <table:table-cell table:style-name="Tableau14.A2" office:value-type="string">
              <text:p text:style-name="P68">(5)</text:p>
            </table:table-cell>
            <table:table-cell table:style-name="Tableau14.B2" office:value-type="string">
              <text:p text:style-name="P68"/>
            </table:table-cell>
            <table:table-cell table:style-name="Tableau14.B2" office:value-type="string">
              <text:p text:style-name="P69">addl</text:p>
            </table:table-cell>
            <table:table-cell table:style-name="Tableau14.B2" office:value-type="string">
              <text:p text:style-name="P69">$2,</text:p>
            </table:table-cell>
            <table:table-cell table:style-name="Tableau14.E2" office:value-type="string">
              <text:p text:style-name="P69">%ecx</text:p>
            </table:table-cell>
          </table:table-row>
          <table:table-row>
            <table:table-cell table:style-name="Tableau14.A2" office:value-type="string">
              <text:p text:style-name="P68">(6)</text:p>
            </table:table-cell>
            <table:table-cell table:style-name="Tableau14.B2" office:value-type="string">
              <text:p text:style-name="P68"/>
            </table:table-cell>
            <table:table-cell table:style-name="Tableau14.B2" office:value-type="string">
              <text:p text:style-name="P69">jmp</text:p>
            </table:table-cell>
            <table:table-cell table:style-name="Tableau14.B2" office:value-type="string">
              <text:p text:style-name="P69">Boucle</text:p>
            </table:table-cell>
            <table:table-cell table:style-name="Tableau14.E2" office:value-type="string">
              <text:p text:style-name="P69"/>
            </table:table-cell>
          </table:table-row>
          <table:table-row>
            <table:table-cell table:style-name="Tableau14.A7" office:value-type="string">
              <text:p text:style-name="P68">(7)</text:p>
            </table:table-cell>
            <table:table-cell table:style-name="Tableau14.B7" office:value-type="string">
              <text:p text:style-name="P69">Sortie:</text:p>
            </table:table-cell>
            <table:table-cell table:style-name="Tableau14.B7" office:value-type="string">
              <text:p text:style-name="P69"/>
            </table:table-cell>
            <table:table-cell table:style-name="Tableau14.B7" office:value-type="string">
              <text:p text:style-name="P69"/>
            </table:table-cell>
            <table:table-cell table:style-name="Tableau14.E7" office:value-type="string">
              <text:p text:style-name="P69"/>
            </table:table-cell>
          </table:table-row>
        </table:table>
        <text:p text:style-name="P33">Réponse : <text:span text:style-name="T33">212. </text:span></text:p>
        <text:p text:style-name="P34">Explication : À<text:span text:style-name="T33"> l'entrée de la boucle (1), %ecx contient la valeur 0. La première instruction à l'intérieur de la boucle (2) consiste à copier la valeur décimale 0d210 dans le registre %eax. L'instruction suivante (3) soustrait la valeur courante de %ecx au registre %eax. Si la valeur courante de %ecx est strictement supérieure à 0d210, alors le drapeau CF est mis à 1 et l'instruction suivante (4) effectue un saut vers « Sortie » (7). Sinon, la valeur de %ecx est augmentée (5) de 2 et l'instruction « jmp » (6) renvoie l'exécution au début de boucle (2). %ecx ayant été initialisé à 0, il aura à chaque itération des valeurs paires. Par conséquent, l'opération de la ligne 3, provoquera la mise à 1 de CF (débordement d'un entier non signé) lorsque %ecx aura comme valeur 0d212. </text:span></text:p>
        <text:h text:style-name="P217" text:outline-level="2"/>
        <text:h text:style-name="P219" text:outline-level="2">15.4. Adressage indirect (section 4.2 du cours)</text:h>
        <text:p text:style-name="Text_20_body">Ce petit programme permet de copier, octet par octet, une chaine de caractères terminée par 0, dont l'adresse est contenue dans le registre rsi vers une deuxième chaine de caractères dont l'adresse est contenue dans le registre %rdi. Remplacez chaque point d'interrogation par un caractère pertinent. Si nécessaire, vous pouvez aussi supprimer des points d'interrogation.</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68">(1)</text:p>
            </table:table-cell>
            <table:table-cell table:style-name="Tableau16.B1" office:value-type="string">
              <text:p text:style-name="P69">???????</text:p>
            </table:table-cell>
            <table:table-cell table:style-name="Tableau16.B1" office:value-type="string">
              <text:p text:style-name="P69">mov?</text:p>
            </table:table-cell>
            <table:table-cell table:style-name="Tableau16.B1" office:value-type="string">
              <text:p text:style-name="P69">?%rsi?,</text:p>
            </table:table-cell>
            <table:table-cell table:style-name="Tableau16.E1" office:value-type="string">
              <text:p text:style-name="P69">?%al?</text:p>
            </table:table-cell>
          </table:table-row>
          <table:table-row>
            <table:table-cell table:style-name="Tableau16.A2" office:value-type="string">
              <text:p text:style-name="P68">(2)</text:p>
            </table:table-cell>
            <table:table-cell table:style-name="Tableau16.B2" office:value-type="string">
              <text:p text:style-name="P68"/>
            </table:table-cell>
            <table:table-cell table:style-name="Tableau16.B2" office:value-type="string">
              <text:p text:style-name="P69">mov?</text:p>
            </table:table-cell>
            <table:table-cell table:style-name="Tableau16.B2" office:value-type="string">
              <text:p text:style-name="P69">?%al?,</text:p>
            </table:table-cell>
            <table:table-cell table:style-name="Tableau16.E2" office:value-type="string">
              <text:p text:style-name="P69">?%rdi?</text:p>
            </table:table-cell>
          </table:table-row>
          <table:table-row>
            <table:table-cell table:style-name="Tableau16.A2" office:value-type="string">
              <text:p text:style-name="P68">(3)</text:p>
            </table:table-cell>
            <table:table-cell table:style-name="Tableau16.B2" office:value-type="string">
              <text:p text:style-name="P69"/>
            </table:table-cell>
            <table:table-cell table:style-name="Tableau16.B2" office:value-type="string">
              <text:p text:style-name="P69"><text:s/>j?</text:p>
            </table:table-cell>
            <table:table-cell table:style-name="Tableau16.B2" office:value-type="string">
              <text:p text:style-name="P69">????????</text:p>
            </table:table-cell>
            <table:table-cell table:style-name="Tableau16.E2" office:value-type="string">
              <text:p text:style-name="P69"/>
            </table:table-cell>
          </table:table-row>
          <table:table-row>
            <table:table-cell table:style-name="Tableau16.A2" office:value-type="string">
              <text:p text:style-name="P68">(4)</text:p>
            </table:table-cell>
            <table:table-cell table:style-name="Tableau16.B2" office:value-type="string">
              <text:p text:style-name="P69">???</text:p>
            </table:table-cell>
            <table:table-cell table:style-name="Tableau16.B2" office:value-type="string">
              <text:p text:style-name="P69">add?</text:p>
            </table:table-cell>
            <table:table-cell table:style-name="Tableau16.B2" office:value-type="string">
              <text:p text:style-name="P69">??,</text:p>
            </table:table-cell>
            <table:table-cell table:style-name="Tableau16.E2" office:value-type="string">
              <text:p text:style-name="P69">?%rsi?</text:p>
            </table:table-cell>
          </table:table-row>
          <table:table-row>
            <table:table-cell table:style-name="Tableau16.A2" office:value-type="string">
              <text:p text:style-name="P68">(5)</text:p>
            </table:table-cell>
            <table:table-cell table:style-name="Tableau16.B2" office:value-type="string">
              <text:p text:style-name="P69"/>
            </table:table-cell>
            <table:table-cell table:style-name="Tableau16.B2" office:value-type="string">
              <text:p text:style-name="P69">add?</text:p>
            </table:table-cell>
            <table:table-cell table:style-name="Tableau16.B2" office:value-type="string">
              <text:p text:style-name="P69">??,</text:p>
            </table:table-cell>
            <table:table-cell table:style-name="Tableau16.E2" office:value-type="string">
              <text:p text:style-name="P69">?%rdi?</text:p>
            </table:table-cell>
          </table:table-row>
          <table:table-row>
            <table:table-cell table:style-name="Tableau16.A2" office:value-type="string">
              <text:p text:style-name="P68">(6)</text:p>
            </table:table-cell>
            <table:table-cell table:style-name="Tableau16.B2" office:value-type="string">
              <text:p text:style-name="P69"/>
            </table:table-cell>
            <table:table-cell table:style-name="Tableau16.B2" office:value-type="string">
              <text:p text:style-name="P69">jmp</text:p>
            </table:table-cell>
            <table:table-cell table:style-name="Tableau16.B2" office:value-type="string">
              <text:p text:style-name="P69">??????</text:p>
            </table:table-cell>
            <table:table-cell table:style-name="Tableau16.E2" office:value-type="string">
              <text:p text:style-name="P69"/>
            </table:table-cell>
          </table:table-row>
          <table:table-row>
            <table:table-cell table:style-name="Tableau16.A7" office:value-type="string">
              <text:p text:style-name="P68">(7)</text:p>
            </table:table-cell>
            <table:table-cell table:style-name="Tableau16.B7" office:value-type="string">
              <text:p text:style-name="P69">?????????</text:p>
            </table:table-cell>
            <table:table-cell table:style-name="Tableau16.B7" office:value-type="string">
              <text:p text:style-name="P69"/>
            </table:table-cell>
            <table:table-cell table:style-name="Tableau16.B7" office:value-type="string">
              <text:p text:style-name="P69"/>
            </table:table-cell>
            <table:table-cell table:style-name="Tableau16.E7" office:value-type="string">
              <text:p text:style-name="P69"/>
            </table:table-cell>
          </table:table-row>
        </table:table>
        <text:p text:style-name="P32">Réponse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68">(1)</text:p>
            </table:table-cell>
            <table:table-cell table:style-name="Tableau15.B1" office:value-type="string">
              <text:p text:style-name="P69">Boucle:</text:p>
            </table:table-cell>
            <table:table-cell table:style-name="Tableau15.B1" office:value-type="string">
              <text:p text:style-name="P69">movb</text:p>
            </table:table-cell>
            <table:table-cell table:style-name="Tableau15.B1" office:value-type="string">
              <text:p text:style-name="P69">(%rsi),</text:p>
            </table:table-cell>
            <table:table-cell table:style-name="Tableau15.E1" office:value-type="string">
              <text:p text:style-name="P69">%al</text:p>
            </table:table-cell>
          </table:table-row>
          <table:table-row>
            <table:table-cell table:style-name="Tableau15.A2" office:value-type="string">
              <text:p text:style-name="P68">(2)</text:p>
            </table:table-cell>
            <table:table-cell table:style-name="Tableau15.B2" office:value-type="string">
              <text:p text:style-name="P68"/>
            </table:table-cell>
            <table:table-cell table:style-name="Tableau15.B2" office:value-type="string">
              <text:p text:style-name="P69">movb</text:p>
            </table:table-cell>
            <table:table-cell table:style-name="Tableau15.B2" office:value-type="string">
              <text:p text:style-name="P69">%al,</text:p>
            </table:table-cell>
            <table:table-cell table:style-name="Tableau15.E2" office:value-type="string">
              <text:p text:style-name="P69">(%rdi)</text:p>
            </table:table-cell>
          </table:table-row>
          <table:table-row>
            <table:table-cell table:style-name="Tableau15.A2" office:value-type="string">
              <text:p text:style-name="P68">(3)</text:p>
            </table:table-cell>
            <table:table-cell table:style-name="Tableau15.B2" office:value-type="string">
              <text:p text:style-name="P69"/>
            </table:table-cell>
            <table:table-cell table:style-name="Tableau15.B2" office:value-type="string">
              <text:p text:style-name="P69">jz </text:p>
            </table:table-cell>
            <table:table-cell table:style-name="Tableau15.B2" office:value-type="string">
              <text:p text:style-name="P69">FinCopie</text:p>
            </table:table-cell>
            <table:table-cell table:style-name="Tableau15.E2" office:value-type="string">
              <text:p text:style-name="P69"/>
            </table:table-cell>
          </table:table-row>
          <table:table-row>
            <table:table-cell table:style-name="Tableau15.A2" office:value-type="string">
              <text:p text:style-name="P68">(4)</text:p>
            </table:table-cell>
            <table:table-cell table:style-name="Tableau15.B2" office:value-type="string">
              <text:p text:style-name="P69"/>
            </table:table-cell>
            <table:table-cell table:style-name="Tableau15.B2" office:value-type="string">
              <text:p text:style-name="P69">addq</text:p>
            </table:table-cell>
            <table:table-cell table:style-name="Tableau15.B2" office:value-type="string">
              <text:p text:style-name="P69">$1,</text:p>
            </table:table-cell>
            <table:table-cell table:style-name="Tableau15.E2" office:value-type="string">
              <text:p text:style-name="P69">%rsi</text:p>
            </table:table-cell>
          </table:table-row>
          <table:table-row>
            <table:table-cell table:style-name="Tableau15.A2" office:value-type="string">
              <text:p text:style-name="P68">(5)</text:p>
            </table:table-cell>
            <table:table-cell table:style-name="Tableau15.B2" office:value-type="string">
              <text:p text:style-name="P69"/>
            </table:table-cell>
            <table:table-cell table:style-name="Tableau15.B2" office:value-type="string">
              <text:p text:style-name="P69">addq</text:p>
            </table:table-cell>
            <table:table-cell table:style-name="Tableau15.B2" office:value-type="string">
              <text:p text:style-name="P69">$1,</text:p>
            </table:table-cell>
            <table:table-cell table:style-name="Tableau15.E2" office:value-type="string">
              <text:p text:style-name="P69">%rdi</text:p>
            </table:table-cell>
          </table:table-row>
          <table:table-row>
            <table:table-cell table:style-name="Tableau15.A2" office:value-type="string">
              <text:p text:style-name="P68">(6)</text:p>
            </table:table-cell>
            <table:table-cell table:style-name="Tableau15.B2" office:value-type="string">
              <text:p text:style-name="P69"/>
            </table:table-cell>
            <table:table-cell table:style-name="Tableau15.B2" office:value-type="string">
              <text:p text:style-name="P69">jmp</text:p>
            </table:table-cell>
            <table:table-cell table:style-name="Tableau15.B2" office:value-type="string">
              <text:p text:style-name="P69">Boucle</text:p>
            </table:table-cell>
            <table:table-cell table:style-name="Tableau15.E2" office:value-type="string">
              <text:p text:style-name="P69"/>
            </table:table-cell>
          </table:table-row>
          <table:table-row>
            <table:table-cell table:style-name="Tableau15.A7" office:value-type="string">
              <text:p text:style-name="P68">(7)</text:p>
            </table:table-cell>
            <table:table-cell table:style-name="Tableau15.B7" office:value-type="string">
              <text:p text:style-name="P69">FinCopie:</text:p>
            </table:table-cell>
            <table:table-cell table:style-name="Tableau15.B7" office:value-type="string">
              <text:p text:style-name="P68"/>
            </table:table-cell>
            <table:table-cell table:style-name="Tableau15.B7" office:value-type="string">
              <text:p text:style-name="P69"/>
            </table:table-cell>
            <table:table-cell table:style-name="Tableau15.E7" office:value-type="string">
              <text:p text:style-name="P69"/>
            </table:table-cell>
          </table:table-row>
        </table:table>
        <text:list xml:id="list4126760546943976753" text:style-name="L77">
          <text:list-header>
            <text:p text:style-name="P206"/>
            <text:p text:style-name="P206"><text:soft-page-break/>Correction :</text:p>
          </text:list-header>
        </text:list>
        <text:list xml:id="list792892154285048053" text:style-name="L78">
          <text:list-item>
            <text:p text:style-name="P175">Ligne 1, Colonne 1 : Il faut une étiquette, car c'est le début de l'itération (copie d'un caractère)</text:p>
          </text:list-item>
          <text:list-item>
            <text:p text:style-name="P175">Ligne 1, Colonne 2 : Suffixe b, car la valeur copiée est un octet (8bits)</text:p>
          </text:list-item>
          <text:list-item>
            <text:p text:style-name="P175">Ligne 1, Colonne 3 : Il faut des parenthèses pour indiquer que la donnée à copier ne se trouve pas directement dans %rsi mais à l'adresse contenue dans %rsi</text:p>
          </text:list-item>
          <text:list-item>
            <text:p text:style-name="P175">Ligne 1, Colonne 4 : Il faut supprimer les ? : l'octet pointé par %rsi est copié directement dans %al</text:p>
          </text:list-item>
          <text:list-item>
            <text:p text:style-name="P175">Ligne 2, Colonne 2 : Suffixe b, car la valeur copiée est un octet (8bits)</text:p>
          </text:list-item>
          <text:list-item>
            <text:p text:style-name="P175">Ligne 2, Colonne 3 : Il faut supprimer les ? : la valeur à copier est contenue directement dans %al</text:p>
          </text:list-item>
          <text:list-item>
            <text:p text:style-name="P175">Ligne 2, Colonne 4 : Il faut des parenthèses pour indiquer que la valeur ne doit pas être copiée directement dans %rdi mais à l'adresse contenue dans %rdi</text:p>
          </text:list-item>
          <text:list-item>
            <text:p text:style-name="P175">Ligne 3, Colonne 2 : 'jz' : si l'octet qui vient d'être copié est égal à 0, la chaine de caractère d'origine est terminée, il faut donc sortir de la boucle.</text:p>
          </text:list-item>
          <text:list-item>
            <text:p text:style-name="P175">Ligne 3, Colonne 3 : Adresse symbolique définie à la ligne 7, c'est-à-dire à la sortie de la boucle.</text:p>
          </text:list-item>
          <text:list-item>
            <text:p text:style-name="P175">Ligne 4, Colonne 1 : Supprimer les ? : cette adresse indique le début de l'incrémentation des registres, mais n'étant pas utilisée comme cible d'un saut, il est parfaitement inutile de lui donner un nom.</text:p>
          </text:list-item>
          <text:list-item>
            <text:p text:style-name="P175"><text:soft-page-break/>Ligne 4, Colonne 2 : Suffixe b, car la valeur ajoutée est sur un octet (8bits)</text:p>
          </text:list-item>
          <text:list-item>
            <text:p text:style-name="P175">Ligne 4, Colonne 3 : « $1 » : valeur constante désignant la taille (1 octet) de l'objet que l'on vient de copier, qu'il faut ajouter au registre %rsi pour qu'il pointe sur le prochain octet à copier</text:p>
          </text:list-item>
          <text:list-item>
            <text:p text:style-name="P175">Ligne 4, Colonne 4 : Supprimer les ? : C'est bien l'adresse qu'il faut augmenter et cette adresse est contenue directement dans %rsi</text:p>
          </text:list-item>
          <text:list-item>
            <text:p text:style-name="P175">Ligne 5, Colonne 2 : Suffixe b, car la valeur ajoutée est sur un octet (8bits)</text:p>
          </text:list-item>
          <text:list-item>
            <text:p text:style-name="P175">Ligne 5, Colonne 3 : « $1 » : valeur constante désignant la taille (1 octet) de l'emplacement où l'on a copié, qu'il faut ajouter au registre %rdi pour qu'il pointe sur le prochain emplacement de 8 bits</text:p>
          </text:list-item>
          <text:list-item>
            <text:p text:style-name="P175">Ligne 5, Colonne 4 : Supprimer les ? : C'est bien l'adresse qu'il faut augmenter et cette adresse est contenue directement dans %rdi</text:p>
          </text:list-item>
          <text:list-item>
            <text:p text:style-name="P175">Ligne 6, Colonne 3 : Etiquette définie en ligne 1</text:p>
          </text:list-item>
        </text:list>
        <text:p text:style-name="P34">Explication :</text:p>
        <text:list xml:id="list1328740343515769854" text:style-name="L79">
          <text:list-item>
            <text:p text:style-name="P176">Copie de l'octet [movb] pointé [()] par le registre 64 bits %rsi dans le registre 8 bits %al.</text:p>
          </text:list-item>
          <text:list-item>
            <text:p text:style-name="P176">Copie de l'octet contenu dans %al à l'emplacement pointé [()] par le registre 64 bits %rdi. <text:span text:style-name="T18">Note : </text:span>%al joue le rôle de registre intermédiaire, car la copie directe d'une valeur pointée vers une valeur pointée n'est pas implémentée dans les processeurs de la famille 80x86</text:p>
          </text:list-item>
          <text:list-item>
            <text:p text:style-name="P176">Si l'octet courant, contenu dans %al est égal à zéro (ZF=1), la copie est terminée (poursuite de l'exécution du programme à la ligne 7). <text:soft-page-break/>Sinon (ZF=0), l'exécution se poursuit à la ligne 4.</text:p>
          </text:list-item>
          <text:list-item>
            <text:p text:style-name="P176">L'adresse d'origine (contenue dans %rsi) de la copie est augmentée de 1. Autrement dit, %rsi pointe sur le prochain octet à copier.</text:p>
          </text:list-item>
          <text:list-item>
            <text:p text:style-name="P176">L'adresse de destination (contenue dans %rdi) de la copie est augmentée de 1. Autrement dit, %rdi pointe sur le prochain octet à modifier.</text:p>
          </text:list-item>
          <text:list-item>
            <text:p text:style-name="P176">Retour à la ligne 1, c'est à dire copie de l'octet pointé par la nouvelle valeur de %rsi à la nouvelle adresse contenue dans %rdi.</text:p>
          </text:list-item>
          <text:list-item>
            <text:p text:style-name="P176">Fin de la copie. Cette ligne ne peut être atteinte que lorsque ZF=1 à la ligne 3.</text:p>
          </text:list-item>
        </text:list>
        <text:h text:style-name="Heading_20_2" text:outline-level="2">15.5. Adressage indirect indexé ( 4.3)</text:h>
        <text:p text:style-name="P28">Dans cet exercice, nous voulons calculer le poids total d'une suite d'objets dont les caractéristiques sont stockées en mémoire sous la forme d'une suite de cases mémoires contiguës : n, <text:span text:style-name="T25">t, p, v... t, p, v où n est un entier non signé 8 bits représentant le nombre d'objets, t est un entier non signé 32 bits représentant la taille de l'objet, p est un entier non signé 16 bits représentant le poids de l'objet, et v est un entier non signé de 64 bits représentant le volume de l'objet. <text:s text:c="2"/>Cette suite de cases mémoires est pointée par %rsi et le poids total devra être stocké dans %rax. Remplacez les points d'interrogation pour obtenir un programme correct.</text:span></text:p>
        <text:p text:style-name="P34"/>
        <table:table table:name="Tableau18" table:style-name="Tableau18">
          <table:table-column table:style-name="Tableau18.A" table:number-columns-repeated="5"/>
          <table:table-column table:style-name="Tableau18.F"/>
          <table:table-row>
            <table:table-cell table:style-name="Tableau18.A1" office:value-type="string">
              <text:p text:style-name="P68">(1)</text:p>
            </table:table-cell>
            <table:table-cell table:style-name="Tableau18.B1" office:value-type="string">
              <text:p text:style-name="P69"/>
            </table:table-cell>
            <table:table-cell table:style-name="Tableau18.B1" office:value-type="string">
              <text:p text:style-name="P69">movq</text:p>
            </table:table-cell>
            <table:table-cell table:style-name="Tableau18.B1" office:value-type="string">
              <text:p text:style-name="P69">$0,</text:p>
            </table:table-cell>
            <table:table-cell table:style-name="Tableau18.B1" office:value-type="string">
              <text:p text:style-name="P69">??%rax?</text:p>
            </table:table-cell>
            <table:table-cell table:style-name="Tableau18.F1" office:value-type="string">
              <text:p text:style-name="P69"># Poids total à zéro</text:p>
            </table:table-cell>
          </table:table-row>
          <table:table-row>
            <table:table-cell table:style-name="Tableau18.A2" office:value-type="string">
              <text:p text:style-name="P68">(2)</text:p>
            </table:table-cell>
            <table:table-cell table:style-name="Tableau18.B2" office:value-type="string">
              <text:p text:style-name="P69"/>
            </table:table-cell>
            <table:table-cell table:style-name="Tableau18.B2" office:value-type="string">
              <text:p text:style-name="P69">movq</text:p>
            </table:table-cell>
            <table:table-cell table:style-name="Tableau18.B2" office:value-type="string">
              <text:p text:style-name="P69">$0,</text:p>
            </table:table-cell>
            <table:table-cell table:style-name="Tableau18.B2" office:value-type="string">
              <text:p text:style-name="P69">??%rbx?</text:p>
            </table:table-cell>
            <table:table-cell table:style-name="Tableau18.F2" office:value-type="string">
              <text:p text:style-name="P69"># Poid courant à zéro</text:p>
            </table:table-cell>
          </table:table-row>
          <table:table-row>
            <table:table-cell table:style-name="Tableau18.A2" office:value-type="string">
              <text:p text:style-name="P68">(3)</text:p>
            </table:table-cell>
            <table:table-cell table:style-name="Tableau18.B2" office:value-type="string">
              <text:p text:style-name="P69"/>
            </table:table-cell>
            <table:table-cell table:style-name="Tableau18.B2" office:value-type="string">
              <text:p text:style-name="P69">movb</text:p>
            </table:table-cell>
            <table:table-cell table:style-name="Tableau18.B2" office:value-type="string">
              <text:p text:style-name="P69">??%rsi?,</text:p>
            </table:table-cell>
            <table:table-cell table:style-name="Tableau18.B2" office:value-type="string">
              <text:p text:style-name="P69">??%cl?</text:p>
            </table:table-cell>
            <table:table-cell table:style-name="Tableau18.F2" office:value-type="string">
              <text:p text:style-name="P69"># copie le nombre total <text:soft-page-break/>d'objets dans le registre %cl</text:p>
            </table:table-cell>
          </table:table-row>
          <table:table-row>
            <table:table-cell table:style-name="Tableau18.A2" office:value-type="string">
              <text:p text:style-name="P68">(4)</text:p>
            </table:table-cell>
            <table:table-cell table:style-name="Tableau18.B2" office:value-type="string">
              <text:p text:style-name="P68"/>
            </table:table-cell>
            <table:table-cell table:style-name="Tableau18.B2" office:value-type="string">
              <text:p text:style-name="P69">addq</text:p>
            </table:table-cell>
            <table:table-cell table:style-name="Tableau18.B2" office:value-type="string">
              <text:p text:style-name="P69">$1,</text:p>
            </table:table-cell>
            <table:table-cell table:style-name="Tableau18.B2" office:value-type="string">
              <text:p text:style-name="P69">??%rsi?</text:p>
            </table:table-cell>
            <table:table-cell table:style-name="Tableau18.F2" office:value-type="string">
              <text:p text:style-name="P69"># %rsi pointe sur l'objet courant</text:p>
            </table:table-cell>
          </table:table-row>
          <table:table-row>
            <table:table-cell table:style-name="Tableau18.A2" office:value-type="string">
              <text:p text:style-name="P68">(5)</text:p>
            </table:table-cell>
            <table:table-cell table:style-name="Tableau18.B2" office:value-type="string">
              <text:p text:style-name="P68">Boucle:</text:p>
            </table:table-cell>
            <table:table-cell table:style-name="Tableau18.B2" office:value-type="string">
              <text:p text:style-name="P69">movw</text:p>
            </table:table-cell>
            <table:table-cell table:style-name="Tableau18.B2" office:value-type="string">
              <text:p text:style-name="P69">??%rsi?,</text:p>
            </table:table-cell>
            <table:table-cell table:style-name="Tableau18.B2" office:value-type="string">
              <text:p text:style-name="P69">??%bx?</text:p>
            </table:table-cell>
            <table:table-cell table:style-name="Tableau18.F2" office:value-type="string">
              <text:p text:style-name="P69"># copie le poids de l'objet courant dans %rbx</text:p>
            </table:table-cell>
          </table:table-row>
          <table:table-row>
            <table:table-cell table:style-name="Tableau18.A2" office:value-type="string">
              <text:p text:style-name="P68">(6)</text:p>
            </table:table-cell>
            <table:table-cell table:style-name="Tableau18.B2" office:value-type="string">
              <text:p text:style-name="P69"/>
            </table:table-cell>
            <table:table-cell table:style-name="Tableau18.B2" office:value-type="string">
              <text:p text:style-name="P69">addq</text:p>
            </table:table-cell>
            <table:table-cell table:style-name="Tableau18.B2" office:value-type="string">
              <text:p text:style-name="P69">??%rbx?</text:p>
            </table:table-cell>
            <table:table-cell table:style-name="Tableau18.B2" office:value-type="string">
              <text:p text:style-name="P69">??%rax?</text:p>
            </table:table-cell>
            <table:table-cell table:style-name="Tableau18.F2" office:value-type="string">
              <text:p text:style-name="P69"># ajoute le poids de l'objet courant à %rax</text:p>
            </table:table-cell>
          </table:table-row>
          <table:table-row>
            <table:table-cell table:style-name="Tableau18.A2" office:value-type="string">
              <text:p text:style-name="P68">(7)</text:p>
            </table:table-cell>
            <table:table-cell table:style-name="Tableau18.B2" office:value-type="string">
              <text:p text:style-name="P69"/>
            </table:table-cell>
            <table:table-cell table:style-name="Tableau18.B2" office:value-type="string">
              <text:p text:style-name="P69">addq</text:p>
            </table:table-cell>
            <table:table-cell table:style-name="Tableau18.B2" office:value-type="string">
              <text:p text:style-name="P69">???,</text:p>
            </table:table-cell>
            <table:table-cell table:style-name="Tableau18.B2" office:value-type="string">
              <text:p text:style-name="P69">??%rsi?</text:p>
            </table:table-cell>
            <table:table-cell table:style-name="Tableau18.F2" office:value-type="string">
              <text:p text:style-name="P69"># fait pointer %rsi sur l'objet suivant</text:p>
            </table:table-cell>
          </table:table-row>
          <table:table-row>
            <table:table-cell table:style-name="Tableau18.A2" office:value-type="string">
              <text:p text:style-name="P68">(8)</text:p>
            </table:table-cell>
            <table:table-cell table:style-name="Tableau18.B2" office:value-type="string">
              <text:p text:style-name="P69"/>
            </table:table-cell>
            <table:table-cell table:style-name="Tableau18.B2" office:value-type="string">
              <text:p text:style-name="P69">subb</text:p>
            </table:table-cell>
            <table:table-cell table:style-name="Tableau18.B2" office:value-type="string">
              <text:p text:style-name="P69">$1,</text:p>
            </table:table-cell>
            <table:table-cell table:style-name="Tableau18.B2" office:value-type="string">
              <text:p text:style-name="P69">??%cl?</text:p>
            </table:table-cell>
            <table:table-cell table:style-name="Tableau18.F2" office:value-type="string">
              <text:p text:style-name="P69"># %cl contient le nombre d'objets restant</text:p>
            </table:table-cell>
          </table:table-row>
          <table:table-row>
            <table:table-cell table:style-name="Tableau18.A9" office:value-type="string">
              <text:p text:style-name="P68">(9)</text:p>
            </table:table-cell>
            <table:table-cell table:style-name="Tableau18.B9" office:value-type="string">
              <text:p text:style-name="P69"/>
            </table:table-cell>
            <table:table-cell table:style-name="Tableau18.B9" office:value-type="string">
              <text:p text:style-name="P69">jnz</text:p>
            </table:table-cell>
            <table:table-cell table:style-name="Tableau18.B9" office:value-type="string">
              <text:p text:style-name="P69">Boucle</text:p>
            </table:table-cell>
            <table:table-cell table:style-name="Tableau18.B9" office:value-type="string">
              <text:p text:style-name="P69"/>
            </table:table-cell>
            <table:table-cell table:style-name="Tableau18.F9" office:value-type="string">
              <text:p text:style-name="P69"># nouvelle itération s'il reste des objets à <text:soft-page-break/>traiter</text:p>
            </table:table-cell>
          </table:table-row>
          <table:table-row>
            <table:table-cell table:style-name="Tableau18.A9" office:value-type="string">
              <text:p text:style-name="P68">(10)</text:p>
            </table:table-cell>
            <table:table-cell table:style-name="Tableau18.B9" office:value-type="string">
              <text:p text:style-name="P68">Fin:</text:p>
            </table:table-cell>
            <table:table-cell table:style-name="Tableau18.B9" office:value-type="string">
              <text:p text:style-name="P68"/>
            </table:table-cell>
            <table:table-cell table:style-name="Tableau18.B9" office:value-type="string">
              <text:p text:style-name="P69"/>
            </table:table-cell>
            <table:table-cell table:style-name="Tableau18.B9" office:value-type="string">
              <text:p text:style-name="P69"/>
            </table:table-cell>
            <table:table-cell table:style-name="Tableau18.F9" office:value-type="string">
              <text:p text:style-name="P69"/>
            </table:table-cell>
          </table:table-row>
        </table:table>
        <text:p text:style-name="P121"/>
        <text:p text:style-name="P121"/>
        <text:p text:style-name="P121"/>
        <text:p text:style-name="P121"/>
        <text:p text:style-name="P32">Réponse :</text:p>
        <table:table table:name="Tableau17" table:style-name="Tableau17">
          <table:table-column table:style-name="Tableau17.A" table:number-columns-repeated="5"/>
          <table:table-column table:style-name="Tableau17.F"/>
          <table:table-row>
            <table:table-cell table:style-name="Tableau17.A1" office:value-type="string">
              <text:p text:style-name="P68">(1)</text:p>
            </table:table-cell>
            <table:table-cell table:style-name="Tableau17.B1" office:value-type="string">
              <text:p text:style-name="P69"/>
            </table:table-cell>
            <table:table-cell table:style-name="Tableau17.B1" office:value-type="string">
              <text:p text:style-name="P69">movq</text:p>
            </table:table-cell>
            <table:table-cell table:style-name="Tableau17.B1" office:value-type="string">
              <text:p text:style-name="P69">$0,</text:p>
            </table:table-cell>
            <table:table-cell table:style-name="Tableau17.B1" office:value-type="string">
              <text:p text:style-name="P69">%rax</text:p>
            </table:table-cell>
            <table:table-cell table:style-name="Tableau17.F1" office:value-type="string">
              <text:p text:style-name="P69"># Poids total à zéro</text:p>
            </table:table-cell>
          </table:table-row>
          <table:table-row>
            <table:table-cell table:style-name="Tableau17.A2" office:value-type="string">
              <text:p text:style-name="P68">(2)</text:p>
            </table:table-cell>
            <table:table-cell table:style-name="Tableau17.B2" office:value-type="string">
              <text:p text:style-name="P69"/>
            </table:table-cell>
            <table:table-cell table:style-name="Tableau17.B2" office:value-type="string">
              <text:p text:style-name="P69">movq</text:p>
            </table:table-cell>
            <table:table-cell table:style-name="Tableau17.B2" office:value-type="string">
              <text:p text:style-name="P69">$0,</text:p>
            </table:table-cell>
            <table:table-cell table:style-name="Tableau17.B2" office:value-type="string">
              <text:p text:style-name="P69">%rbx</text:p>
            </table:table-cell>
            <table:table-cell table:style-name="Tableau17.F2" office:value-type="string">
              <text:p text:style-name="P69"># Poid courant à zéro</text:p>
            </table:table-cell>
          </table:table-row>
          <table:table-row>
            <table:table-cell table:style-name="Tableau17.A2" office:value-type="string">
              <text:p text:style-name="P68">(3)</text:p>
            </table:table-cell>
            <table:table-cell table:style-name="Tableau17.B2" office:value-type="string">
              <text:p text:style-name="P69"/>
            </table:table-cell>
            <table:table-cell table:style-name="Tableau17.B2" office:value-type="string">
              <text:p text:style-name="P69">movb</text:p>
            </table:table-cell>
            <table:table-cell table:style-name="Tableau17.B2" office:value-type="string">
              <text:p text:style-name="P69">(%rsi),</text:p>
            </table:table-cell>
            <table:table-cell table:style-name="Tableau17.B2" office:value-type="string">
              <text:p text:style-name="P69">%cl</text:p>
            </table:table-cell>
            <table:table-cell table:style-name="Tableau17.F2" office:value-type="string">
              <text:p text:style-name="P69"># copie le nombre total d'objets dans le registre %cl</text:p>
            </table:table-cell>
          </table:table-row>
          <table:table-row>
            <table:table-cell table:style-name="Tableau17.A2" office:value-type="string">
              <text:p text:style-name="P68">(4)</text:p>
            </table:table-cell>
            <table:table-cell table:style-name="Tableau17.B2" office:value-type="string">
              <text:p text:style-name="P68"/>
            </table:table-cell>
            <table:table-cell table:style-name="Tableau17.B2" office:value-type="string">
              <text:p text:style-name="P69">addq</text:p>
            </table:table-cell>
            <table:table-cell table:style-name="Tableau17.B2" office:value-type="string">
              <text:p text:style-name="P69">$1,</text:p>
            </table:table-cell>
            <table:table-cell table:style-name="Tableau17.B2" office:value-type="string">
              <text:p text:style-name="P69">%rsi</text:p>
            </table:table-cell>
            <table:table-cell table:style-name="Tableau17.F2" office:value-type="string">
              <text:p text:style-name="P69"># %rsi pointe sur l'objet courant</text:p>
            </table:table-cell>
          </table:table-row>
          <table:table-row>
            <table:table-cell table:style-name="Tableau17.A2" office:value-type="string">
              <text:p text:style-name="P68">(5)</text:p>
            </table:table-cell>
            <table:table-cell table:style-name="Tableau17.B2" office:value-type="string">
              <text:p text:style-name="P68">Boucle:</text:p>
            </table:table-cell>
            <table:table-cell table:style-name="Tableau17.B2" office:value-type="string">
              <text:p text:style-name="P69">movw</text:p>
            </table:table-cell>
            <table:table-cell table:style-name="Tableau17.B2" office:value-type="string">
              <text:p text:style-name="P69">4(%rsi),</text:p>
            </table:table-cell>
            <table:table-cell table:style-name="Tableau17.B2" office:value-type="string">
              <text:p text:style-name="P69">%bx</text:p>
            </table:table-cell>
            <table:table-cell table:style-name="Tableau17.F2" office:value-type="string">
              <text:p text:style-name="P69"># copie le poids de l'objet courant <text:soft-page-break/>dans %rbx</text:p>
            </table:table-cell>
          </table:table-row>
          <table:table-row>
            <table:table-cell table:style-name="Tableau17.A2" office:value-type="string">
              <text:p text:style-name="P68">(6)</text:p>
            </table:table-cell>
            <table:table-cell table:style-name="Tableau17.B2" office:value-type="string">
              <text:p text:style-name="P69"/>
            </table:table-cell>
            <table:table-cell table:style-name="Tableau17.B2" office:value-type="string">
              <text:p text:style-name="P69">addq</text:p>
            </table:table-cell>
            <table:table-cell table:style-name="Tableau17.B2" office:value-type="string">
              <text:p text:style-name="P69">%rbx</text:p>
            </table:table-cell>
            <table:table-cell table:style-name="Tableau17.B2" office:value-type="string">
              <text:p text:style-name="P69">%rax</text:p>
            </table:table-cell>
            <table:table-cell table:style-name="Tableau17.F2" office:value-type="string">
              <text:p text:style-name="P69"># ajoute le poids de l'objet courant à %rax</text:p>
            </table:table-cell>
          </table:table-row>
          <table:table-row>
            <table:table-cell table:style-name="Tableau17.A2" office:value-type="string">
              <text:p text:style-name="P68">(7)</text:p>
            </table:table-cell>
            <table:table-cell table:style-name="Tableau17.B2" office:value-type="string">
              <text:p text:style-name="P69"/>
            </table:table-cell>
            <table:table-cell table:style-name="Tableau17.B2" office:value-type="string">
              <text:p text:style-name="P69">addq</text:p>
            </table:table-cell>
            <table:table-cell table:style-name="Tableau17.B2" office:value-type="string">
              <text:p text:style-name="P69">$14,</text:p>
            </table:table-cell>
            <table:table-cell table:style-name="Tableau17.B2" office:value-type="string">
              <text:p text:style-name="P69">%rsi</text:p>
            </table:table-cell>
            <table:table-cell table:style-name="Tableau17.F2" office:value-type="string">
              <text:p text:style-name="P69"># fait pointer %rsi sur l'objet suivant</text:p>
            </table:table-cell>
          </table:table-row>
          <table:table-row>
            <table:table-cell table:style-name="Tableau17.A2" office:value-type="string">
              <text:p text:style-name="P68">(8)</text:p>
            </table:table-cell>
            <table:table-cell table:style-name="Tableau17.B2" office:value-type="string">
              <text:p text:style-name="P69"/>
            </table:table-cell>
            <table:table-cell table:style-name="Tableau17.B2" office:value-type="string">
              <text:p text:style-name="P69">subb</text:p>
            </table:table-cell>
            <table:table-cell table:style-name="Tableau17.B2" office:value-type="string">
              <text:p text:style-name="P69">$1,</text:p>
            </table:table-cell>
            <table:table-cell table:style-name="Tableau17.B2" office:value-type="string">
              <text:p text:style-name="P69">%cl</text:p>
            </table:table-cell>
            <table:table-cell table:style-name="Tableau17.F2" office:value-type="string">
              <text:p text:style-name="P69"># %cl contient le nombre d'objets restant</text:p>
            </table:table-cell>
          </table:table-row>
          <table:table-row>
            <table:table-cell table:style-name="Tableau17.A9" office:value-type="string">
              <text:p text:style-name="P68">(9)</text:p>
            </table:table-cell>
            <table:table-cell table:style-name="Tableau17.B9" office:value-type="string">
              <text:p text:style-name="P69"/>
            </table:table-cell>
            <table:table-cell table:style-name="Tableau17.B9" office:value-type="string">
              <text:p text:style-name="P69">jnz</text:p>
            </table:table-cell>
            <table:table-cell table:style-name="Tableau17.B9" office:value-type="string">
              <text:p text:style-name="P69">Boucle</text:p>
            </table:table-cell>
            <table:table-cell table:style-name="Tableau17.B9" office:value-type="string">
              <text:p text:style-name="P69"/>
            </table:table-cell>
            <table:table-cell table:style-name="Tableau17.F9" office:value-type="string">
              <text:p text:style-name="P69"># nouvelle itération s'il reste des objets à traiter</text:p>
            </table:table-cell>
          </table:table-row>
          <table:table-row>
            <table:table-cell table:style-name="Tableau17.A9" office:value-type="string">
              <text:p text:style-name="P68">(10)</text:p>
            </table:table-cell>
            <table:table-cell table:style-name="Tableau17.B9" office:value-type="string">
              <text:p text:style-name="P68">Fin:</text:p>
            </table:table-cell>
            <table:table-cell table:style-name="Tableau17.B9" office:value-type="string">
              <text:p text:style-name="P69"/>
            </table:table-cell>
            <table:table-cell table:style-name="Tableau17.B9" office:value-type="string">
              <text:p text:style-name="P69"/>
            </table:table-cell>
            <table:table-cell table:style-name="Tableau17.B9" office:value-type="string">
              <text:p text:style-name="P69"/>
            </table:table-cell>
            <table:table-cell table:style-name="Tableau17.F9" office:value-type="string">
              <text:p text:style-name="P69"/>
            </table:table-cell>
          </table:table-row>
        </table:table>
        <text:p text:style-name="P15">Correction :</text:p>
        <text:list xml:id="list1751450002653065705" text:style-name="L80">
          <text:list-item>
            <text:p text:style-name="P207">Ligne 1 : Il s'agit d'un accès <text:span text:style-name="T45">direct</text:span> à %rax, qui par ailleurs n'est pas initialisé. Utiliser ici les parenthèses reviendrait à mettre à 0 une case mémoire aléatoirement pointée par %rax. </text:p>
          </text:list-item>
          <text:list-item>
            <text:p text:style-name="P207">Ligne 2 : Il s'agit d'un accès <text:span text:style-name="T45">direct</text:span> à %rbx, qui par ailleurs n'est pas initialisé. Utiliser ici les parenthèses reviendrait à mettre à 0 une case mémoire aléatoirement pointée par %rbx.</text:p>
          </text:list-item>
          <text:list-item>
            <text:p text:style-name="P207"><text:soft-page-break/>Ligne 3 : %rsi doit être entouré de parenthèses (sans index) puisqu'il <text:span text:style-name="T45">contient l'adresse</text:span> précise dans laquelle est stockée le nombre d'objets. %cl ne doit quant à lui pas être entouré de parenthèses puisqu'il doit stoker directement cette valeur.</text:p>
          </text:list-item>
          <text:list-item>
            <text:p text:style-name="P207">Ligne 4 : Pas de parenthèses puisque %rsi doit contenir directement l'adresse de l'objet courant. </text:p>
          </text:list-item>
          <text:list-item>
            <text:p text:style-name="P207">Ligne 5 : %rsi <text:span text:style-name="T45">pointe</text:span> sur l'objet courant, c'est-à-dire sur un entier de 32 bits (4 octets) indiquant la taille de l'objet. 4(%rsi) est donc le contenu de la case mémoire <text:span text:style-name="T45">pointée</text:span> par %rsi+4, c'est-à-dire le poids de l'objet courant. Il ne faut pas de parenthèses autour de %bx puisque ce registre doit contenir <text:span text:style-name="T45">directement</text:span> le poids de l'objet courant.</text:p>
          </text:list-item>
          <text:list-item>
            <text:p text:style-name="P207">Ligne 6 : Aucune parenthèse puisque %rbx contient <text:span text:style-name="T45">directement</text:span> le poids de l'objet courant et que %rax doit contenir <text:span text:style-name="T45">directement</text:span> le poids global des objets jusqu'à l'objet courant.</text:p>
          </text:list-item>
          <text:list-item>
            <text:p text:style-name="P207">Ligne 7 : Pour faire pointer %rsi sur l'objet suivant, il faut ajouter à l'adresse qu'il contient, la taille en octets de l'élément courant, soit 4 (taille) + 2 (poids) + 8 (volume) = 14 octets. %rsi doit contenir <text:span text:style-name="T45">directement</text:span> cette adresse et il ne doit donc pas être entouré de parenthèses.</text:p>
          </text:list-item>
          <text:list-item>
            <text:p text:style-name="P207">Ligne 8 : %cl contient <text:span text:style-name="T45">directement</text:span> le nombre d'objets restants à traiter et il ne doit donc pas être entouré de parenthèses.</text:p>
          </text:list-item>
        </text:list>
        <text:p text:style-name="P15">Explication : <text:span text:style-name="T33">voir commentaires dans le programme</text:span></text:p>
        <text:h text:style-name="Heading_20_2" text:outline-level="2">15.6. Indexations complexes (section 4.4 du cours)</text:h>
        <text:p text:style-name="P28">Dans cet exercice, la question posée est la même que dans l'exercice 15.5, mais le programme est plus court, car il utilise les possibilités d'indexation complexe du processeur. Nous voulons calculer le poids total d'une suite d'objets dont les caractéristiques sont stockées en mémoire sous la forme d'une <text:soft-page-break/>suite de cases mémoires contiguës : n, <text:span text:style-name="T25">t, p, v, ... t, p, v où n est un entier non signé 8 bits représentant le nombre d'objets, t est un entier non signé 32 bits représentant la taille de l'objet, p est un entier non signé 16 bits représentant le poids de l'objet, et v est un entier non signé de 16 bits représentant le volume de l'objet. <text:s text:c="2"/>Cette suite de cases mémoires est pointée par %rsi et le poids total devra être stocké dans %rax. Remplacez les points d'interrogation pour obtenir un programme correct.</text:span></text:p>
        <table:table table:name="Tableau27" table:style-name="Tableau27">
          <table:table-column table:style-name="Tableau27.A" table:number-columns-repeated="5"/>
          <table:table-column table:style-name="Tableau27.F"/>
          <table:table-row>
            <table:table-cell table:style-name="Tableau27.A1" office:value-type="string">
              <text:p text:style-name="P68">(1)</text:p>
            </table:table-cell>
            <table:table-cell table:style-name="Tableau27.B1" office:value-type="string">
              <text:p text:style-name="P69"/>
            </table:table-cell>
            <table:table-cell table:style-name="Tableau27.B1" office:value-type="string">
              <text:p text:style-name="P69">movq</text:p>
            </table:table-cell>
            <table:table-cell table:style-name="Tableau27.B1" office:value-type="string">
              <text:p text:style-name="P69">$0,</text:p>
            </table:table-cell>
            <table:table-cell table:style-name="Tableau27.B1" office:value-type="string">
              <text:p text:style-name="P69">%rax</text:p>
            </table:table-cell>
            <table:table-cell table:style-name="Tableau27.F1" office:value-type="string">
              <text:p text:style-name="P69"># Poids total à zéro</text:p>
            </table:table-cell>
          </table:table-row>
          <table:table-row>
            <table:table-cell table:style-name="Tableau27.A2" office:value-type="string">
              <text:p text:style-name="P68">(2)</text:p>
            </table:table-cell>
            <table:table-cell table:style-name="Tableau27.B2" office:value-type="string">
              <text:p text:style-name="P69"/>
            </table:table-cell>
            <table:table-cell table:style-name="Tableau27.B2" office:value-type="string">
              <text:p text:style-name="P69">movq</text:p>
            </table:table-cell>
            <table:table-cell table:style-name="Tableau27.B2" office:value-type="string">
              <text:p text:style-name="P69">$0,</text:p>
            </table:table-cell>
            <table:table-cell table:style-name="Tableau27.B2" office:value-type="string">
              <text:p text:style-name="P69">%rbx</text:p>
            </table:table-cell>
            <table:table-cell table:style-name="Tableau27.F2" office:value-type="string">
              <text:p text:style-name="P69"># Poid courant à zéro</text:p>
            </table:table-cell>
          </table:table-row>
          <table:table-row>
            <table:table-cell table:style-name="Tableau27.A2" office:value-type="string">
              <text:p text:style-name="P68">(3)</text:p>
            </table:table-cell>
            <table:table-cell table:style-name="Tableau27.B2" office:value-type="string">
              <text:p text:style-name="P69"/>
            </table:table-cell>
            <table:table-cell table:style-name="Tableau27.B2" office:value-type="string">
              <text:p text:style-name="P69">movq</text:p>
            </table:table-cell>
            <table:table-cell table:style-name="Tableau27.B2" office:value-type="string">
              <text:p text:style-name="P69">$0,</text:p>
            </table:table-cell>
            <table:table-cell table:style-name="Tableau27.B2" office:value-type="string">
              <text:p text:style-name="P69">%rcx</text:p>
            </table:table-cell>
            <table:table-cell table:style-name="Tableau27.F2" office:value-type="string">
              <text:p text:style-name="P69"># mets à zéro la partie haute de %rcx</text:p>
            </table:table-cell>
          </table:table-row>
          <table:table-row>
            <table:table-cell table:style-name="Tableau27.A2" office:value-type="string">
              <text:p text:style-name="P68">(4)</text:p>
            </table:table-cell>
            <table:table-cell table:style-name="Tableau27.B2" office:value-type="string">
              <text:p text:style-name="P69"/>
            </table:table-cell>
            <table:table-cell table:style-name="Tableau27.B2" office:value-type="string">
              <text:p text:style-name="P69">movb</text:p>
            </table:table-cell>
            <table:table-cell table:style-name="Tableau27.B2" office:value-type="string">
              <text:p text:style-name="P69">(%rsi),</text:p>
            </table:table-cell>
            <table:table-cell table:style-name="Tableau27.B2" office:value-type="string">
              <text:p text:style-name="P69">%rcx</text:p>
            </table:table-cell>
            <table:table-cell table:style-name="Tableau27.F2" office:value-type="string">
              <text:p text:style-name="P69"># copie le nombre total d'objets dans le registre %rcx</text:p>
            </table:table-cell>
          </table:table-row>
          <table:table-row>
            <table:table-cell table:style-name="Tableau27.A2" office:value-type="string">
              <text:p text:style-name="P68">(5)</text:p>
            </table:table-cell>
            <table:table-cell table:style-name="Tableau27.B2" office:value-type="string">
              <text:p text:style-name="P68">Boucle:</text:p>
            </table:table-cell>
            <table:table-cell table:style-name="Tableau27.B2" office:value-type="string">
              <text:p text:style-name="P69">????</text:p>
            </table:table-cell>
            <table:table-cell table:style-name="Tableau27.B2" office:value-type="string">
              <text:p text:style-name="P69">??,</text:p>
            </table:table-cell>
            <table:table-cell table:style-name="Tableau27.B2" office:value-type="string">
              <text:p text:style-name="P69">%rcx</text:p>
            </table:table-cell>
            <table:table-cell table:style-name="Tableau27.F2" office:value-type="string">
              <text:p text:style-name="P69"># %rcx contient le numéro courant de l'objet à traiter (0 si un seul objet)</text:p>
            </table:table-cell>
          </table:table-row>
          <table:table-row>
            <table:table-cell table:style-name="Tableau27.A2" office:value-type="string">
              <text:p text:style-name="P68">(6)</text:p>
            </table:table-cell>
            <table:table-cell table:style-name="Tableau27.B2" office:value-type="string">
              <text:p text:style-name="P68"/>
            </table:table-cell>
            <table:table-cell table:style-name="Tableau27.B2" office:value-type="string">
              <text:p text:style-name="P69">movw</text:p>
            </table:table-cell>
            <table:table-cell table:style-name="Tableau27.B2" office:value-type="string">
              <text:p text:style-name="P69">?(%rsi, %rcx, ?),</text:p>
            </table:table-cell>
            <table:table-cell table:style-name="Tableau27.B2" office:value-type="string">
              <text:p text:style-name="P69">%bx</text:p>
            </table:table-cell>
            <table:table-cell table:style-name="Tableau27.F2" office:value-type="string">
              <text:p text:style-name="P69"># copie le poids de <text:soft-page-break/>l'objet courant dans %rbx</text:p>
            </table:table-cell>
          </table:table-row>
          <table:table-row>
            <table:table-cell table:style-name="Tableau27.A2" office:value-type="string">
              <text:p text:style-name="P68">(7)</text:p>
            </table:table-cell>
            <table:table-cell table:style-name="Tableau27.B2" office:value-type="string">
              <text:p text:style-name="P69"/>
            </table:table-cell>
            <table:table-cell table:style-name="Tableau27.B2" office:value-type="string">
              <text:p text:style-name="P69">addq</text:p>
            </table:table-cell>
            <table:table-cell table:style-name="Tableau27.B2" office:value-type="string">
              <text:p text:style-name="P69">%rbx</text:p>
            </table:table-cell>
            <table:table-cell table:style-name="Tableau27.B2" office:value-type="string">
              <text:p text:style-name="P69">%rax</text:p>
            </table:table-cell>
            <table:table-cell table:style-name="Tableau27.F2" office:value-type="string">
              <text:p text:style-name="P69"># ajoute le poids de l'objet courant à %rax</text:p>
            </table:table-cell>
          </table:table-row>
          <table:table-row>
            <table:table-cell table:style-name="Tableau27.A8" office:value-type="string">
              <text:p text:style-name="P68">(8)</text:p>
            </table:table-cell>
            <table:table-cell table:style-name="Tableau27.B8" office:value-type="string">
              <text:p text:style-name="P69"/>
            </table:table-cell>
            <table:table-cell table:style-name="Tableau27.B8" office:value-type="string">
              <text:p text:style-name="P69">jnz</text:p>
            </table:table-cell>
            <table:table-cell table:style-name="Tableau27.B8" office:value-type="string">
              <text:p text:style-name="P69">Boucle</text:p>
            </table:table-cell>
            <table:table-cell table:style-name="Tableau27.B8" office:value-type="string">
              <text:p text:style-name="P69"/>
            </table:table-cell>
            <table:table-cell table:style-name="Tableau27.F8" office:value-type="string">
              <text:p text:style-name="P69"># nouvelle itération s'il reste des objets à traiter</text:p>
            </table:table-cell>
          </table:table-row>
          <table:table-row>
            <table:table-cell table:style-name="Tableau27.A8" office:value-type="string">
              <text:p text:style-name="P68">(9)</text:p>
            </table:table-cell>
            <table:table-cell table:style-name="Tableau27.B8" office:value-type="string">
              <text:p text:style-name="P69">Fin:</text:p>
            </table:table-cell>
            <table:table-cell table:style-name="Tableau27.B8" office:value-type="string">
              <text:p text:style-name="P69"/>
            </table:table-cell>
            <table:table-cell table:style-name="Tableau27.B8" office:value-type="string">
              <text:p text:style-name="P69"/>
            </table:table-cell>
            <table:table-cell table:style-name="Tableau27.B8" office:value-type="string">
              <text:p text:style-name="P69"/>
            </table:table-cell>
            <table:table-cell table:style-name="Tableau27.F8" office:value-type="string">
              <text:p text:style-name="P69"/>
            </table:table-cell>
          </table:table-row>
        </table:table>
        <text:p text:style-name="P32"/>
        <text:p text:style-name="P32">Réponse :</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row>
            <table:table-cell table:style-name="Tableau19.A1" office:value-type="string">
              <text:p text:style-name="P68">(1)</text:p>
            </table:table-cell>
            <table:table-cell table:style-name="Tableau19.B1" office:value-type="string">
              <text:p text:style-name="P69"/>
            </table:table-cell>
            <table:table-cell table:style-name="Tableau19.B1" office:value-type="string">
              <text:p text:style-name="P69">movq</text:p>
            </table:table-cell>
            <table:table-cell table:style-name="Tableau19.B1" office:value-type="string">
              <text:p text:style-name="P69">$0,</text:p>
            </table:table-cell>
            <table:table-cell table:style-name="Tableau19.B1" office:value-type="string">
              <text:p text:style-name="P69">%rax</text:p>
            </table:table-cell>
            <table:table-cell table:style-name="Tableau19.F1" office:value-type="string">
              <text:p text:style-name="P69"># Poids total à zéro</text:p>
            </table:table-cell>
          </table:table-row>
          <table:table-row>
            <table:table-cell table:style-name="Tableau19.A2" office:value-type="string">
              <text:p text:style-name="P68">(2)</text:p>
            </table:table-cell>
            <table:table-cell table:style-name="Tableau19.B2" office:value-type="string">
              <text:p text:style-name="P69"/>
            </table:table-cell>
            <table:table-cell table:style-name="Tableau19.B2" office:value-type="string">
              <text:p text:style-name="P69">movq</text:p>
            </table:table-cell>
            <table:table-cell table:style-name="Tableau19.B2" office:value-type="string">
              <text:p text:style-name="P69">$0,</text:p>
            </table:table-cell>
            <table:table-cell table:style-name="Tableau19.B2" office:value-type="string">
              <text:p text:style-name="P69">%rbx</text:p>
            </table:table-cell>
            <table:table-cell table:style-name="Tableau19.F2" office:value-type="string">
              <text:p text:style-name="P69"># Poid courant à zéro</text:p>
            </table:table-cell>
          </table:table-row>
          <table:table-row>
            <table:table-cell table:style-name="Tableau19.A2" office:value-type="string">
              <text:p text:style-name="P68">(3)</text:p>
            </table:table-cell>
            <table:table-cell table:style-name="Tableau19.B2" office:value-type="string">
              <text:p text:style-name="P69"/>
            </table:table-cell>
            <table:table-cell table:style-name="Tableau19.B2" office:value-type="string">
              <text:p text:style-name="P69">movq</text:p>
            </table:table-cell>
            <table:table-cell table:style-name="Tableau19.B2" office:value-type="string">
              <text:p text:style-name="P69">$0,</text:p>
            </table:table-cell>
            <table:table-cell table:style-name="Tableau19.B2" office:value-type="string">
              <text:p text:style-name="P69">%rcx</text:p>
            </table:table-cell>
            <table:table-cell table:style-name="Tableau19.F2" office:value-type="string">
              <text:p text:style-name="P69"># mets à zéro la partie haute de %rcx</text:p>
            </table:table-cell>
          </table:table-row>
          <table:table-row>
            <table:table-cell table:style-name="Tableau19.A2" office:value-type="string">
              <text:p text:style-name="P68">(4)</text:p>
            </table:table-cell>
            <table:table-cell table:style-name="Tableau19.B2" office:value-type="string">
              <text:p text:style-name="P69"/>
            </table:table-cell>
            <table:table-cell table:style-name="Tableau19.B2" office:value-type="string">
              <text:p text:style-name="P69">movb</text:p>
            </table:table-cell>
            <table:table-cell table:style-name="Tableau19.B2" office:value-type="string">
              <text:p text:style-name="P69">(%rsi),</text:p>
            </table:table-cell>
            <table:table-cell table:style-name="Tableau19.B2" office:value-type="string">
              <text:p text:style-name="P69">%rcx</text:p>
            </table:table-cell>
            <table:table-cell table:style-name="Tableau19.F2" office:value-type="string">
              <text:p text:style-name="P69"># copie le nombre total d'objets <text:soft-page-break/>dans le registre %rcx</text:p>
            </table:table-cell>
          </table:table-row>
          <table:table-row>
            <table:table-cell table:style-name="Tableau19.A2" office:value-type="string">
              <text:p text:style-name="P68">(5)</text:p>
            </table:table-cell>
            <table:table-cell table:style-name="Tableau19.B2" office:value-type="string">
              <text:p text:style-name="P68">Boucle:</text:p>
            </table:table-cell>
            <table:table-cell table:style-name="Tableau19.B2" office:value-type="string">
              <text:p text:style-name="P69">subq</text:p>
            </table:table-cell>
            <table:table-cell table:style-name="Tableau19.B2" office:value-type="string">
              <text:p text:style-name="P69">$1,</text:p>
            </table:table-cell>
            <table:table-cell table:style-name="Tableau19.B2" office:value-type="string">
              <text:p text:style-name="P69">%rcx</text:p>
            </table:table-cell>
            <table:table-cell table:style-name="Tableau19.F2" office:value-type="string">
              <text:p text:style-name="P69"># %rcx contient le numéro courant de l'objet à traiter (0 si un seul objet)</text:p>
            </table:table-cell>
          </table:table-row>
          <table:table-row>
            <table:table-cell table:style-name="Tableau19.A2" office:value-type="string">
              <text:p text:style-name="P68">(6)</text:p>
            </table:table-cell>
            <table:table-cell table:style-name="Tableau19.B2" office:value-type="string">
              <text:p text:style-name="P68"/>
            </table:table-cell>
            <table:table-cell table:style-name="Tableau19.B2" office:value-type="string">
              <text:p text:style-name="P69">movw</text:p>
            </table:table-cell>
            <table:table-cell table:style-name="Tableau19.B2" office:value-type="string">
              <text:p text:style-name="P69">5(%rsi, %rcx, 8),</text:p>
            </table:table-cell>
            <table:table-cell table:style-name="Tableau19.B2" office:value-type="string">
              <text:p text:style-name="P69">%bx</text:p>
            </table:table-cell>
            <table:table-cell table:style-name="Tableau19.F2" office:value-type="string">
              <text:p text:style-name="P69"># copie le poids de l'objet courant dans %rbx</text:p>
            </table:table-cell>
          </table:table-row>
          <table:table-row>
            <table:table-cell table:style-name="Tableau19.A2" office:value-type="string">
              <text:p text:style-name="P68">(7)</text:p>
            </table:table-cell>
            <table:table-cell table:style-name="Tableau19.B2" office:value-type="string">
              <text:p text:style-name="P69"/>
            </table:table-cell>
            <table:table-cell table:style-name="Tableau19.B2" office:value-type="string">
              <text:p text:style-name="P69">addq</text:p>
            </table:table-cell>
            <table:table-cell table:style-name="Tableau19.B2" office:value-type="string">
              <text:p text:style-name="P69">%rbx</text:p>
            </table:table-cell>
            <table:table-cell table:style-name="Tableau19.B2" office:value-type="string">
              <text:p text:style-name="P69">%rax</text:p>
            </table:table-cell>
            <table:table-cell table:style-name="Tableau19.F2" office:value-type="string">
              <text:p text:style-name="P69"># ajoute le poids de l'objet courant à %rax</text:p>
            </table:table-cell>
          </table:table-row>
          <table:table-row>
            <table:table-cell table:style-name="Tableau19.A8" office:value-type="string">
              <text:p text:style-name="P68">(8)</text:p>
            </table:table-cell>
            <table:table-cell table:style-name="Tableau19.B8" office:value-type="string">
              <text:p text:style-name="P69"/>
            </table:table-cell>
            <table:table-cell table:style-name="Tableau19.B8" office:value-type="string">
              <text:p text:style-name="P69">jnz</text:p>
            </table:table-cell>
            <table:table-cell table:style-name="Tableau19.B8" office:value-type="string">
              <text:p text:style-name="P69">Boucle</text:p>
            </table:table-cell>
            <table:table-cell table:style-name="Tableau19.B8" office:value-type="string">
              <text:p text:style-name="P69"/>
            </table:table-cell>
            <table:table-cell table:style-name="Tableau19.F8" office:value-type="string">
              <text:p text:style-name="P69"># nouvelle itération s'il reste des objets à traiter</text:p>
            </table:table-cell>
          </table:table-row>
          <table:table-row>
            <table:table-cell table:style-name="Tableau19.A8" office:value-type="string">
              <text:p text:style-name="P68">(9)</text:p>
            </table:table-cell>
            <table:table-cell table:style-name="Tableau19.B8" office:value-type="string">
              <text:p text:style-name="P69">Fin:</text:p>
            </table:table-cell>
            <table:table-cell table:style-name="Tableau19.B8" office:value-type="string">
              <text:p text:style-name="P69"/>
            </table:table-cell>
            <table:table-cell table:style-name="Tableau19.B8" office:value-type="string">
              <text:p text:style-name="P69"/>
            </table:table-cell>
            <table:table-cell table:style-name="Tableau19.B8" office:value-type="string">
              <text:p text:style-name="P69"/>
            </table:table-cell>
            <table:table-cell table:style-name="Tableau19.F8" office:value-type="string">
              <text:p text:style-name="P69"/>
            </table:table-cell>
          </table:table-row>
        </table:table>
        <text:p text:style-name="P26"/>
        <text:p text:style-name="P16">Explication : </text:p>
        <text:p text:style-name="P17">%rsi pointe sur le nombre d'objets (1 octet), %rsi+1 pointe donc sur la taille du premier objet. Si l'on considère que le premier objet correspond à %rcx=0, le <text:soft-page-break/>deuxième à %rcx=1, etc et puisque l'on sait que la taille de chaque objet est de 8 octets (taille sur 4 octets, poids sur 2 octets et volume sur 2 octets), l'adresse de l'objet courant est donnée par %rsi+1+8*%rcx. Pour avoir l'adresse du poids de l'objet courant, il suffit de rajouter les 4 octets pris par la taille de l'objet, soit : %rsi+1+4+8*%rcx. Pour accéder au contenu de cette adresse, il suffit donc d'écrire 5(%rsi, %rcx, 8).</text:p>
        <text:p text:style-name="P17">En ligne 4, il faut s'assurer que le premier objet à traiter corresponde bien à une valeur de 0 pour %rcx. C'est pourquoi la décrémentation de %rcx est réalisée en début d'itération. </text:p>
        <text:h text:style-name="P217" text:outline-level="2"/>
        <text:h text:style-name="P219" text:outline-level="2">15.7. Algorithme de tri « Bulle » (chapitres 5 et 6 — comparaisons et structures).</text:h>
        <text:p text:style-name="P28">On considère un tableau d'entiers signés sur 16 bits, pointé par « a » et l'algorithme de tri suivant :</text:p>
        <text:p text:style-name="Preformatted_20_Text"/>
        <text:p text:style-name="Preformatted_20_Text">PROGRAMME Tri_Bulle</text:p>
        <text:p text:style-name="Preformatted_20_Text"><text:s text:c="2"/><text:tab/>VARIABLE permut : Booleen;</text:p>
        <text:p text:style-name="Preformatted_20_Text"><text:s text:c="8"/><text:span text:style-name="T66">REPETER</text:span></text:p>
        <text:p text:style-name="Preformatted_20_Text"><text:s text:c="11"/>permut = FAUX</text:p>
        <text:p text:style-name="Preformatted_20_Text"><text:s text:c="11"/><text:span text:style-name="T67">POUR i VARIANT DE 0 à N-1 FAIRE</text:span></text:p>
        <text:p text:style-name="Preformatted_20_Text"><text:s text:c="13"/><text:span text:style-name="T68">SI a[i] &gt; a[i+1] ALORS</text:span></text:p>
        <text:p text:style-name="P105"><text:s text:c="19"/><text:span text:style-name="T69">echanger a[i] et a[i+1]</text:span></text:p>
        <text:p text:style-name="P107"><text:s text:c="19"/>permut = VRAI</text:p>
        <text:p text:style-name="P105"><text:s text:c="13"/><text:span text:style-name="T18">FIN SI</text:span></text:p>
        <text:p text:style-name="Preformatted_20_Text"><text:s text:c="12"/><text:span text:style-name="T67">FIN POUR</text:span></text:p>
        <text:p text:style-name="Preformatted_20_Text"><text:s text:c="9"/><text:span text:style-name="T66">TANT QUE permut = VRAI</text:span></text:p>
        <text:p text:style-name="P114"><text:tab/>FIN PROGRAMME</text:p>
        <text:p text:style-name="P37">Il s'agit maintenant de traduire ce programme en assembleur (64 bits).</text:p>
        <text:p text:style-name="P37">1. Combien d'«étiquettes symboliques» nous faudra traduire en assembleur ? [QCM : 0, 1, 2, 3 , 4, 5]</text:p>
        <text:p text:style-name="P37"><text:span text:style-name="T18">Réponse :</text:span> <text:span text:style-name="T18">4 :</text:span> a, i, N, permut</text:p>
        <text:p text:style-name="P37">2. Quel registre pour a ? [QCM : %rax, %bx, %cl, %rsi, %edi ?]</text:p>
        <text:p text:style-name="P37"><text:span text:style-name="T18">Réponse : </text:span>N'importe quel registre 64 bits peut stocker l'adresse du tableau, mais par convention, on choisira <text:span text:style-name="T18">%rsi</text:span> (source index). </text:p>
        <text:p text:style-name="P37">3. Quel registre pour i ? [QCM : %rax, %bx, %rcx, %dl, %esi, %di]</text:p>
        <text:p text:style-name="P37"><text:span text:style-name="T18">Réponse : </text:span>N'importe quel registre général pourrait faire l'affaire, mais si l'on veut pouvoir traiter des tableaux de grande taille, on choisira un registre 64 bits. Aussi, par convention on choisira <text:span text:style-name="T18">%rcx</text:span> (compteur).</text:p>
        <text:p text:style-name="P37"><text:soft-page-break/>4. Quel registre pour N ? [QCM : %eax, %bx, %rcx, %dl, %rsi, %di, valeur immédiate]</text:p>
        <text:p text:style-name="P37"><text:span text:style-name="T18">Réponse : </text:span>N est une constante. Nous n'utiliserons pas un registre, mais simplement une <text:span text:style-name="T18">valeur immédiate</text:span>.</text:p>
        <text:p text:style-name="P37">5, Quel registre pour permut ? [QCM : %al, %bl, %cx, %dl, %esi]</text:p>
        <text:p text:style-name="P37"><text:span text:style-name="T18">Réponse : </text:span>Nous n'avons besoin que d'un seul bit, mais quitte à « gaspiller » 7 bits, il sera plus simple d'utiliser un registre général 8 bits . %rcx est déjà utilisé et %rax nous servira très probablement de stockage temporaire. Nous pouvons donc choisir <text:span text:style-name="T18">%bl ou %dl</text:span>.</text:p>
        <text:p text:style-name="P37">6. Les lignes du programme assembleur qui correspond à l'algorithme de tri on été mélangées. Donnez l'ordre correct des lignes :</text:p>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table-cell table:style-name="Tableau24.A1" office:value-type="string">
              <text:p text:style-name="P69">(1)</text:p>
            </table:table-cell>
            <table:table-cell table:style-name="Tableau24.B1" office:value-type="string">
              <text:p text:style-name="P69">Boucle_Pour:</text:p>
            </table:table-cell>
            <table:table-cell table:style-name="Tableau24.B1" office:value-type="string">
              <text:p text:style-name="P69">cmpq</text:p>
            </table:table-cell>
            <table:table-cell table:style-name="Tableau24.B1" office:value-type="string">
              <text:p text:style-name="P69">$49,</text:p>
            </table:table-cell>
            <table:table-cell table:style-name="Tableau24.B1" office:value-type="string">
              <text:p text:style-name="P69">%rcx</text:p>
            </table:table-cell>
            <table:table-cell table:style-name="Tableau24.F1" office:value-type="string">
              <text:p text:style-name="P69"># <text:s/><text:span text:style-name="T67">à N-1</text:span></text:p>
            </table:table-cell>
          </table:table-row>
          <table:table-row>
            <table:table-cell table:style-name="Tableau24.A2" office:value-type="string">
              <text:p text:style-name="P69">(2)</text:p>
            </table:table-cell>
            <table:table-cell table:style-name="Tableau24.B2" office:value-type="string">
              <text:p text:style-name="P69"/>
            </table:table-cell>
            <table:table-cell table:style-name="Tableau24.B2" office:value-type="string">
              <text:p text:style-name="P69">cmpw</text:p>
            </table:table-cell>
            <table:table-cell table:style-name="Tableau24.B2" office:value-type="string">
              <text:p text:style-name="P69">%ax,</text:p>
            </table:table-cell>
            <table:table-cell table:style-name="Tableau24.B2" office:value-type="string">
              <text:p text:style-name="P69">2(%rsi, %rcx, 2)</text:p>
            </table:table-cell>
            <table:table-cell table:style-name="Tableau24.F2" office:value-type="string">
              <text:p text:style-name="P69"># compare a[i] et a[i+1]</text:p>
            </table:table-cell>
          </table:table-row>
          <table:table-row>
            <table:table-cell table:style-name="Tableau24.A2" office:value-type="string">
              <text:p text:style-name="P69">(3)</text:p>
            </table:table-cell>
            <table:table-cell table:style-name="Tableau24.B2" office:value-type="string">
              <text:p text:style-name="P69"/>
            </table:table-cell>
            <table:table-cell table:style-name="Tableau24.B2" office:value-type="string">
              <text:p text:style-name="P69">movw</text:p>
            </table:table-cell>
            <table:table-cell table:style-name="Tableau24.B2" office:value-type="string">
              <text:p text:style-name="P69">2(%rsi, %rcx, 2),</text:p>
            </table:table-cell>
            <table:table-cell table:style-name="Tableau24.B2" office:value-type="string">
              <text:p text:style-name="P69">%bx</text:p>
            </table:table-cell>
            <table:table-cell table:style-name="Tableau24.F2" office:value-type="string">
              <text:p text:style-name="P69"># <text:span text:style-name="T69">bx contient a[i+1]</text:span></text:p>
            </table:table-cell>
          </table:table-row>
          <table:table-row>
            <table:table-cell table:style-name="Tableau24.A2" office:value-type="string">
              <text:p text:style-name="P69">(4)</text:p>
            </table:table-cell>
            <table:table-cell table:style-name="Tableau24.B2" office:value-type="string">
              <text:p text:style-name="P69"/>
            </table:table-cell>
            <table:table-cell table:style-name="Tableau24.B2" office:value-type="string">
              <text:p text:style-name="P69">jge</text:p>
            </table:table-cell>
            <table:table-cell table:style-name="Tableau24.B2" office:value-type="string">
              <text:p text:style-name="P69">Fin_Si</text:p>
            </table:table-cell>
            <table:table-cell table:style-name="Tableau24.B2" office:value-type="string">
              <text:p text:style-name="P69"/>
            </table:table-cell>
            <table:table-cell table:style-name="Tableau24.F2" office:value-type="string">
              <text:p text:style-name="P106"># SI a[i] &gt; a[i+1] ALORS</text:p>
            </table:table-cell>
          </table:table-row>
          <table:table-row>
            <table:table-cell table:style-name="Tableau24.A2" office:value-type="string">
              <text:p text:style-name="P69">(5)</text:p>
            </table:table-cell>
            <table:table-cell table:style-name="Tableau24.B2" office:value-type="string">
              <text:p text:style-name="P68"/>
            </table:table-cell>
            <table:table-cell table:style-name="Tableau24.B2" office:value-type="string">
              <text:p text:style-name="P69">jg</text:p>
            </table:table-cell>
            <table:table-cell table:style-name="Tableau24.B2" office:value-type="string">
              <text:p text:style-name="P69">Fin_Pour</text:p>
            </table:table-cell>
            <table:table-cell table:style-name="Tableau24.B2" office:value-type="string">
              <text:p text:style-name="P69"/>
            </table:table-cell>
            <table:table-cell table:style-name="Tableau24.F2" office:value-type="string">
              <text:p text:style-name="P69"/>
            </table:table-cell>
          </table:table-row>
          <table:table-row>
            <table:table-cell table:style-name="Tableau24.A2" office:value-type="string">
              <text:p text:style-name="P69">(6)</text:p>
            </table:table-cell>
            <table:table-cell table:style-name="Tableau24.B2" office:value-type="string">
              <text:p text:style-name="P69"/>
            </table:table-cell>
            <table:table-cell table:style-name="Tableau24.B2" office:value-type="string">
              <text:p text:style-name="P69"/>
            </table:table-cell>
            <table:table-cell table:style-name="Tableau24.B2" office:value-type="string">
              <text:p text:style-name="P69"/>
            </table:table-cell>
            <table:table-cell table:style-name="Tableau24.B2" office:value-type="string">
              <text:p text:style-name="P69"/>
            </table:table-cell>
            <table:table-cell table:style-name="Tableau24.F2" office:value-type="string">
              <text:p text:style-name="P69"># <text:span text:style-name="T69">echanger a[i] et a[i+1] :</text:span></text:p>
            </table:table-cell>
          </table:table-row>
          <table:table-row>
            <table:table-cell table:style-name="Tableau24.A7" office:value-type="string">
              <text:p text:style-name="P69">(7)</text:p>
            </table:table-cell>
            <table:table-cell table:style-name="Tableau24.B7" office:value-type="string">
              <text:p text:style-name="P69"/>
            </table:table-cell>
            <table:table-cell table:style-name="Tableau24.B7" office:value-type="string">
              <text:p text:style-name="P69">movw</text:p>
            </table:table-cell>
            <table:table-cell table:style-name="Tableau24.B7" office:value-type="string">
              <text:p text:style-name="P69">%ax,</text:p>
            </table:table-cell>
            <table:table-cell table:style-name="Tableau24.B7" office:value-type="string">
              <text:p text:style-name="P69">2(%rsi, %rcx, 2)</text:p>
            </table:table-cell>
            <table:table-cell table:style-name="Tableau24.F7" office:value-type="string">
              <text:p text:style-name="P69"># <text:s/>ancien a[i] -&gt; a[i+1]</text:p>
            </table:table-cell>
          </table:table-row>
          <table:table-row>
            <table:table-cell table:style-name="Tableau24.A7" office:value-type="string">
              <text:p text:style-name="P69">(8)</text:p>
            </table:table-cell>
            <table:table-cell table:style-name="Tableau24.B7" office:value-type="string">
              <text:p text:style-name="P69"/>
            </table:table-cell>
            <table:table-cell table:style-name="Tableau24.B7" office:value-type="string">
              <text:p text:style-name="P69">jnz</text:p>
            </table:table-cell>
            <table:table-cell table:style-name="Tableau24.B7" office:value-type="string">
              <text:p text:style-name="P69">REPETER</text:p>
            </table:table-cell>
            <table:table-cell table:style-name="Tableau24.B7" office:value-type="string">
              <text:p text:style-name="P69"/>
            </table:table-cell>
            <table:table-cell table:style-name="Tableau24.F7" office:value-type="string">
              <text:p text:style-name="P108"># TANT QUE permut = <text:soft-page-break/>VRAI</text:p>
            </table:table-cell>
          </table:table-row>
          <table:table-row>
            <table:table-cell table:style-name="Tableau24.A7" office:value-type="string">
              <text:p text:style-name="P69">(9)</text:p>
            </table:table-cell>
            <table:table-cell table:style-name="Tableau24.B7" office:value-type="string">
              <text:p text:style-name="P69">REPETER:</text:p>
            </table:table-cell>
            <table:table-cell table:style-name="Tableau24.B7" office:value-type="string">
              <text:p text:style-name="P69">movb</text:p>
            </table:table-cell>
            <table:table-cell table:style-name="Tableau24.B7" office:value-type="string">
              <text:p text:style-name="P69">$0,</text:p>
            </table:table-cell>
            <table:table-cell table:style-name="Tableau24.B7" office:value-type="string">
              <text:p text:style-name="P69">%bl</text:p>
            </table:table-cell>
            <table:table-cell table:style-name="Tableau24.F7" office:value-type="string">
              <text:p text:style-name="P69"># permut = FAUX</text:p>
            </table:table-cell>
          </table:table-row>
          <table:table-row>
            <table:table-cell table:style-name="Tableau24.A7" office:value-type="string">
              <text:p text:style-name="P69">(10)</text:p>
            </table:table-cell>
            <table:table-cell table:style-name="Tableau24.B7" office:value-type="string">
              <text:p text:style-name="P69"/>
            </table:table-cell>
            <table:table-cell table:style-name="Tableau24.B7" office:value-type="string">
              <text:p text:style-name="P69">movw</text:p>
            </table:table-cell>
            <table:table-cell table:style-name="Tableau24.B7" office:value-type="string">
              <text:p text:style-name="P69">%bx,</text:p>
            </table:table-cell>
            <table:table-cell table:style-name="Tableau24.B7" office:value-type="string">
              <text:p text:style-name="P69">(%rsi, %rcx, 2)</text:p>
            </table:table-cell>
            <table:table-cell table:style-name="Tableau24.F7" office:value-type="string">
              <text:p text:style-name="P69"># <text:span text:style-name="T69"><text:s/>a[i+1] -&gt; a[i]</text:span></text:p>
            </table:table-cell>
          </table:table-row>
          <table:table-row>
            <table:table-cell table:style-name="Tableau24.A7" office:value-type="string">
              <text:p text:style-name="P69">(11)</text:p>
            </table:table-cell>
            <table:table-cell table:style-name="Tableau24.B7" office:value-type="string">
              <text:p text:style-name="P69"/>
            </table:table-cell>
            <table:table-cell table:style-name="Tableau24.B7" office:value-type="string">
              <text:p text:style-name="P69">movb</text:p>
            </table:table-cell>
            <table:table-cell table:style-name="Tableau24.B7" office:value-type="string">
              <text:p text:style-name="P69">$1,</text:p>
            </table:table-cell>
            <table:table-cell table:style-name="Tableau24.B7" office:value-type="string">
              <text:p text:style-name="P69">%bl</text:p>
            </table:table-cell>
            <table:table-cell table:style-name="Tableau24.F7" office:value-type="string">
              <text:p text:style-name="P69"># permut = VRAI</text:p>
            </table:table-cell>
          </table:table-row>
          <table:table-row>
            <table:table-cell table:style-name="Tableau24.A7" office:value-type="string">
              <text:p text:style-name="P69">(12)</text:p>
            </table:table-cell>
            <table:table-cell table:style-name="Tableau24.B7" office:value-type="string">
              <text:p text:style-name="P69">Fin_Si:</text:p>
            </table:table-cell>
            <table:table-cell table:style-name="Tableau24.B7" office:value-type="string">
              <text:p text:style-name="P69">addq</text:p>
            </table:table-cell>
            <table:table-cell table:style-name="Tableau24.B7" office:value-type="string">
              <text:p text:style-name="P69">$1,</text:p>
            </table:table-cell>
            <table:table-cell table:style-name="Tableau24.B7" office:value-type="string">
              <text:p text:style-name="P69">%rcx</text:p>
            </table:table-cell>
            <table:table-cell table:style-name="Tableau24.F7" office:value-type="string">
              <text:p text:style-name="P69"># i=i+1</text:p>
            </table:table-cell>
          </table:table-row>
          <table:table-row>
            <table:table-cell table:style-name="Tableau24.A7" office:value-type="string">
              <text:p text:style-name="P69">(13)</text:p>
            </table:table-cell>
            <table:table-cell table:style-name="Tableau24.B7" office:value-type="string">
              <text:p text:style-name="P68"/>
            </table:table-cell>
            <table:table-cell table:style-name="Tableau24.B7" office:value-type="string">
              <text:p text:style-name="P69">movq</text:p>
            </table:table-cell>
            <table:table-cell table:style-name="Tableau24.B7" office:value-type="string">
              <text:p text:style-name="P69">(%rsi, %rcx, 2),</text:p>
            </table:table-cell>
            <table:table-cell table:style-name="Tableau24.B7" office:value-type="string">
              <text:p text:style-name="P69">%ax</text:p>
            </table:table-cell>
            <table:table-cell table:style-name="Tableau24.F7" office:value-type="string">
              <text:p text:style-name="P69"># ax contient a[i]</text:p>
            </table:table-cell>
          </table:table-row>
          <table:table-row>
            <table:table-cell table:style-name="Tableau24.A7" office:value-type="string">
              <text:p text:style-name="P69">(14)</text:p>
            </table:table-cell>
            <table:table-cell table:style-name="Tableau24.B7" office:value-type="string">
              <text:p text:style-name="P69"/>
            </table:table-cell>
            <table:table-cell table:style-name="Tableau24.B7" office:value-type="string">
              <text:p text:style-name="P69">movq</text:p>
            </table:table-cell>
            <table:table-cell table:style-name="Tableau24.B7" office:value-type="string">
              <text:p text:style-name="P69">$0,</text:p>
            </table:table-cell>
            <table:table-cell table:style-name="Tableau24.B7" office:value-type="string">
              <text:p text:style-name="P69">%rcx</text:p>
            </table:table-cell>
            <table:table-cell table:style-name="Tableau24.F7" office:value-type="string">
              <text:p text:style-name="P69"># <text:s/><text:span text:style-name="T67">POUR i VARIANT DE 0</text:span></text:p>
            </table:table-cell>
          </table:table-row>
          <table:table-row>
            <table:table-cell table:style-name="Tableau24.A7" office:value-type="string">
              <text:p text:style-name="P69">(15)</text:p>
            </table:table-cell>
            <table:table-cell table:style-name="Tableau24.B7" office:value-type="string">
              <text:p text:style-name="P69"/>
            </table:table-cell>
            <table:table-cell table:style-name="Tableau24.B7" office:value-type="string">
              <text:p text:style-name="P69">jmp</text:p>
            </table:table-cell>
            <table:table-cell table:style-name="Tableau24.B7" office:value-type="string">
              <text:p text:style-name="P69">Boucle_Pour</text:p>
            </table:table-cell>
            <table:table-cell table:style-name="Tableau24.B7" office:value-type="string">
              <text:p text:style-name="P69"/>
            </table:table-cell>
            <table:table-cell table:style-name="Tableau24.F7" office:value-type="string">
              <text:p text:style-name="P69"/>
            </table:table-cell>
          </table:table-row>
          <table:table-row>
            <table:table-cell table:style-name="Tableau24.A7" office:value-type="string">
              <text:p text:style-name="P69">(16)</text:p>
            </table:table-cell>
            <table:table-cell table:style-name="Tableau24.B7" office:value-type="string">
              <text:p text:style-name="P69">Fin_Pour:</text:p>
            </table:table-cell>
            <table:table-cell table:style-name="Tableau24.B7" office:value-type="string">
              <text:p text:style-name="P69">cmpb</text:p>
            </table:table-cell>
            <table:table-cell table:style-name="Tableau24.B7" office:value-type="string">
              <text:p text:style-name="P69">$0,</text:p>
            </table:table-cell>
            <table:table-cell table:style-name="Tableau24.B7" office:value-type="string">
              <text:p text:style-name="P69">%bl</text:p>
            </table:table-cell>
            <table:table-cell table:style-name="Tableau24.F7" office:value-type="string">
              <text:p text:style-name="P69"># compare bl à FAUX</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34">Réponse :</text:p>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ext:soft-page-break/>
          <table:table-row>
            <table:table-cell table:style-name="Tableau23.A1" office:value-type="string">
              <text:p text:style-name="P69">(9)</text:p>
            </table:table-cell>
            <table:table-cell table:style-name="Tableau23.B1" office:value-type="string">
              <text:p text:style-name="P68">REPETER:</text:p>
            </table:table-cell>
            <table:table-cell table:style-name="Tableau23.B1" office:value-type="string">
              <text:p text:style-name="P69">movb</text:p>
            </table:table-cell>
            <table:table-cell table:style-name="Tableau23.B1" office:value-type="string">
              <text:p text:style-name="P69">$0,</text:p>
            </table:table-cell>
            <table:table-cell table:style-name="Tableau23.B1" office:value-type="string">
              <text:p text:style-name="P69">%bl</text:p>
            </table:table-cell>
            <table:table-cell table:style-name="Tableau23.F1" office:value-type="string">
              <text:p text:style-name="P69"># permut = FAUX</text:p>
            </table:table-cell>
          </table:table-row>
          <text:soft-page-break/>
          <table:table-row>
            <table:table-cell table:style-name="Tableau23.A2" office:value-type="string">
              <text:p text:style-name="P69">(14)</text:p>
            </table:table-cell>
            <table:table-cell table:style-name="Tableau23.B2" office:value-type="string">
              <text:p text:style-name="P69"/>
            </table:table-cell>
            <table:table-cell table:style-name="Tableau23.B2" office:value-type="string">
              <text:p text:style-name="P69">movq</text:p>
            </table:table-cell>
            <table:table-cell table:style-name="Tableau23.B2" office:value-type="string">
              <text:p text:style-name="P69">$0,</text:p>
            </table:table-cell>
            <table:table-cell table:style-name="Tableau23.B2" office:value-type="string">
              <text:p text:style-name="P69">%rcx</text:p>
            </table:table-cell>
            <table:table-cell table:style-name="Tableau23.F2" office:value-type="string">
              <text:p text:style-name="P69"># <text:s/><text:span text:style-name="T67">POUR i VARIANT DE 0</text:span></text:p>
            </table:table-cell>
          </table:table-row>
          <table:table-row>
            <table:table-cell table:style-name="Tableau23.A2" office:value-type="string">
              <text:p text:style-name="P69">(1)</text:p>
            </table:table-cell>
            <table:table-cell table:style-name="Tableau23.B2" office:value-type="string">
              <text:p text:style-name="P69">Boucle_Pour:</text:p>
            </table:table-cell>
            <table:table-cell table:style-name="Tableau23.B2" office:value-type="string">
              <text:p text:style-name="P69">cmpq</text:p>
            </table:table-cell>
            <table:table-cell table:style-name="Tableau23.B2" office:value-type="string">
              <text:p text:style-name="P69">$49,</text:p>
            </table:table-cell>
            <table:table-cell table:style-name="Tableau23.B2" office:value-type="string">
              <text:p text:style-name="P69">%rcx</text:p>
            </table:table-cell>
            <table:table-cell table:style-name="Tableau23.F2" office:value-type="string">
              <text:p text:style-name="P69"># <text:s/><text:span text:style-name="T67">à N-1</text:span></text:p>
            </table:table-cell>
          </table:table-row>
          <table:table-row>
            <table:table-cell table:style-name="Tableau23.A2" office:value-type="string">
              <text:p text:style-name="P69">(5)</text:p>
            </table:table-cell>
            <table:table-cell table:style-name="Tableau23.B2" office:value-type="string">
              <text:p text:style-name="P68"/>
            </table:table-cell>
            <table:table-cell table:style-name="Tableau23.B2" office:value-type="string">
              <text:p text:style-name="P69">jg</text:p>
            </table:table-cell>
            <table:table-cell table:style-name="Tableau23.B2" office:value-type="string">
              <text:p text:style-name="P69">Fin_Pour</text:p>
            </table:table-cell>
            <table:table-cell table:style-name="Tableau23.B2" office:value-type="string">
              <text:p text:style-name="P69"/>
            </table:table-cell>
            <table:table-cell table:style-name="Tableau23.F2" office:value-type="string">
              <text:p text:style-name="P69"/>
            </table:table-cell>
          </table:table-row>
          <table:table-row>
            <table:table-cell table:style-name="Tableau23.A2" office:value-type="string">
              <text:p text:style-name="P69">(13)</text:p>
            </table:table-cell>
            <table:table-cell table:style-name="Tableau23.B2" office:value-type="string">
              <text:p text:style-name="P68"/>
            </table:table-cell>
            <table:table-cell table:style-name="Tableau23.B2" office:value-type="string">
              <text:p text:style-name="P69">movq</text:p>
            </table:table-cell>
            <table:table-cell table:style-name="Tableau23.B2" office:value-type="string">
              <text:p text:style-name="P69">(%rsi, %rcx, 2),</text:p>
            </table:table-cell>
            <table:table-cell table:style-name="Tableau23.B2" office:value-type="string">
              <text:p text:style-name="P69">%ax</text:p>
            </table:table-cell>
            <table:table-cell table:style-name="Tableau23.F2" office:value-type="string">
              <text:p text:style-name="P69"># ax contient a[i]</text:p>
            </table:table-cell>
          </table:table-row>
          <table:table-row>
            <table:table-cell table:style-name="Tableau23.A2" office:value-type="string">
              <text:p text:style-name="P69">(2)</text:p>
            </table:table-cell>
            <table:table-cell table:style-name="Tableau23.B2" office:value-type="string">
              <text:p text:style-name="P69"/>
            </table:table-cell>
            <table:table-cell table:style-name="Tableau23.B2" office:value-type="string">
              <text:p text:style-name="P69">cmpw</text:p>
            </table:table-cell>
            <table:table-cell table:style-name="Tableau23.B2" office:value-type="string">
              <text:p text:style-name="P69">%ax,</text:p>
            </table:table-cell>
            <table:table-cell table:style-name="Tableau23.B2" office:value-type="string">
              <text:p text:style-name="P69">2(%rsi, %rcx, 2)</text:p>
            </table:table-cell>
            <table:table-cell table:style-name="Tableau23.F2" office:value-type="string">
              <text:p text:style-name="P69"># compare a[i] et a[i+1]</text:p>
            </table:table-cell>
          </table:table-row>
          <table:table-row>
            <table:table-cell table:style-name="Tableau23.A7" office:value-type="string">
              <text:p text:style-name="P69">(4)</text:p>
            </table:table-cell>
            <table:table-cell table:style-name="Tableau23.B7" office:value-type="string">
              <text:p text:style-name="P69"/>
            </table:table-cell>
            <table:table-cell table:style-name="Tableau23.B7" office:value-type="string">
              <text:p text:style-name="P69">jge</text:p>
            </table:table-cell>
            <table:table-cell table:style-name="Tableau23.B7" office:value-type="string">
              <text:p text:style-name="P69">Fin_Si</text:p>
            </table:table-cell>
            <table:table-cell table:style-name="Tableau23.B7" office:value-type="string">
              <text:p text:style-name="P69"/>
            </table:table-cell>
            <table:table-cell table:style-name="Tableau23.F7" office:value-type="string">
              <text:p text:style-name="P106"># SI a[i] &gt; a[i+1] ALORS</text:p>
            </table:table-cell>
          </table:table-row>
          <table:table-row>
            <table:table-cell table:style-name="Tableau23.A7" office:value-type="string">
              <text:p text:style-name="P69">(3)</text:p>
            </table:table-cell>
            <table:table-cell table:style-name="Tableau23.B7" office:value-type="string">
              <text:p text:style-name="P69"/>
            </table:table-cell>
            <table:table-cell table:style-name="Tableau23.B7" office:value-type="string">
              <text:p text:style-name="P69">movw</text:p>
            </table:table-cell>
            <table:table-cell table:style-name="Tableau23.B7" office:value-type="string">
              <text:p text:style-name="P69">2(%rsi, %rcx, 2),</text:p>
            </table:table-cell>
            <table:table-cell table:style-name="Tableau23.B7" office:value-type="string">
              <text:p text:style-name="P69">%bx</text:p>
            </table:table-cell>
            <table:table-cell table:style-name="Tableau23.F7" office:value-type="string">
              <text:p text:style-name="P69"># <text:span text:style-name="T69">bx contient a[i+1]</text:span></text:p>
            </table:table-cell>
          </table:table-row>
          <table:table-row>
            <table:table-cell table:style-name="Tableau23.A7" office:value-type="string">
              <text:p text:style-name="P69">(6)</text:p>
            </table:table-cell>
            <table:table-cell table:style-name="Tableau23.B7" office:value-type="string">
              <text:p text:style-name="P69"/>
            </table:table-cell>
            <table:table-cell table:style-name="Tableau23.B7" office:value-type="string">
              <text:p text:style-name="P69"/>
            </table:table-cell>
            <table:table-cell table:style-name="Tableau23.B7" office:value-type="string">
              <text:p text:style-name="P69"/>
            </table:table-cell>
            <table:table-cell table:style-name="Tableau23.B7" office:value-type="string">
              <text:p text:style-name="P69"/>
            </table:table-cell>
            <table:table-cell table:style-name="Tableau23.F7" office:value-type="string">
              <text:p text:style-name="P69"># <text:span text:style-name="T69">echanger a[i] et a[i+1] :</text:span></text:p>
            </table:table-cell>
          </table:table-row>
          <table:table-row>
            <table:table-cell table:style-name="Tableau23.A7" office:value-type="string">
              <text:p text:style-name="P69">(10)</text:p>
            </table:table-cell>
            <table:table-cell table:style-name="Tableau23.B7" office:value-type="string">
              <text:p text:style-name="P69"/>
            </table:table-cell>
            <table:table-cell table:style-name="Tableau23.B7" office:value-type="string">
              <text:p text:style-name="P69">movw</text:p>
            </table:table-cell>
            <table:table-cell table:style-name="Tableau23.B7" office:value-type="string">
              <text:p text:style-name="P69">%bx,</text:p>
            </table:table-cell>
            <table:table-cell table:style-name="Tableau23.B7" office:value-type="string">
              <text:p text:style-name="P69">(%rsi, %rcx, 2)</text:p>
            </table:table-cell>
            <table:table-cell table:style-name="Tableau23.F7" office:value-type="string">
              <text:p text:style-name="P69"># <text:span text:style-name="T69"><text:s/>a[i+1] -&gt; a[i]</text:span></text:p>
            </table:table-cell>
          </table:table-row>
          <table:table-row>
            <table:table-cell table:style-name="Tableau23.A7" office:value-type="string">
              <text:p text:style-name="P69">(7)</text:p>
            </table:table-cell>
            <table:table-cell table:style-name="Tableau23.B7" office:value-type="string">
              <text:p text:style-name="P69"/>
            </table:table-cell>
            <table:table-cell table:style-name="Tableau23.B7" office:value-type="string">
              <text:p text:style-name="P69">movw</text:p>
            </table:table-cell>
            <table:table-cell table:style-name="Tableau23.B7" office:value-type="string">
              <text:p text:style-name="P69">%ax,</text:p>
            </table:table-cell>
            <table:table-cell table:style-name="Tableau23.B7" office:value-type="string">
              <text:p text:style-name="P69">2(%rsi, %rcx, 2)</text:p>
            </table:table-cell>
            <table:table-cell table:style-name="Tableau23.F7" office:value-type="string">
              <text:p text:style-name="P69"># <text:s/>ancien a[i] -&gt; a[i+1]</text:p>
            </table:table-cell>
          </table:table-row>
          <table:table-row>
            <table:table-cell table:style-name="Tableau23.A7" office:value-type="string">
              <text:p text:style-name="P69">(11)</text:p>
            </table:table-cell>
            <table:table-cell table:style-name="Tableau23.B7" office:value-type="string">
              <text:p text:style-name="P69"/>
            </table:table-cell>
            <table:table-cell table:style-name="Tableau23.B7" office:value-type="string">
              <text:p text:style-name="P69">movb</text:p>
            </table:table-cell>
            <table:table-cell table:style-name="Tableau23.B7" office:value-type="string">
              <text:p text:style-name="P69">$1,</text:p>
            </table:table-cell>
            <table:table-cell table:style-name="Tableau23.B7" office:value-type="string">
              <text:p text:style-name="P69">%bl</text:p>
            </table:table-cell>
            <table:table-cell table:style-name="Tableau23.F7" office:value-type="string">
              <text:p text:style-name="P69"># permut = VRAI</text:p>
            </table:table-cell>
          </table:table-row>
          <table:table-row>
            <table:table-cell table:style-name="Tableau23.A7" office:value-type="string">
              <text:p text:style-name="P69">(12)</text:p>
            </table:table-cell>
            <table:table-cell table:style-name="Tableau23.B7" office:value-type="string">
              <text:p text:style-name="P69">Fin_Si:</text:p>
            </table:table-cell>
            <table:table-cell table:style-name="Tableau23.B7" office:value-type="string">
              <text:p text:style-name="P69">addq</text:p>
            </table:table-cell>
            <table:table-cell table:style-name="Tableau23.B7" office:value-type="string">
              <text:p text:style-name="P69">$1,</text:p>
            </table:table-cell>
            <table:table-cell table:style-name="Tableau23.B7" office:value-type="string">
              <text:p text:style-name="P69">%rcx</text:p>
            </table:table-cell>
            <table:table-cell table:style-name="Tableau23.F7" office:value-type="string">
              <text:p text:style-name="P69"># i=i+1</text:p>
            </table:table-cell>
          </table:table-row>
          <table:table-row>
            <table:table-cell table:style-name="Tableau23.A7" office:value-type="string">
              <text:p text:style-name="P69">(15)</text:p>
            </table:table-cell>
            <table:table-cell table:style-name="Tableau23.B7" office:value-type="string">
              <text:p text:style-name="P69"/>
            </table:table-cell>
            <table:table-cell table:style-name="Tableau23.B7" office:value-type="string">
              <text:p text:style-name="P69">jmp</text:p>
            </table:table-cell>
            <table:table-cell table:style-name="Tableau23.B7" office:value-type="string">
              <text:p text:style-name="P69">Boucle_Pour</text:p>
            </table:table-cell>
            <table:table-cell table:style-name="Tableau23.B7" office:value-type="string">
              <text:p text:style-name="P69"/>
            </table:table-cell>
            <table:table-cell table:style-name="Tableau23.F7" office:value-type="string">
              <text:p text:style-name="P69"/>
            </table:table-cell>
          </table:table-row>
          <table:table-row>
            <table:table-cell table:style-name="Tableau23.A7" office:value-type="string">
              <text:p text:style-name="P69">(16)</text:p>
            </table:table-cell>
            <table:table-cell table:style-name="Tableau23.B7" office:value-type="string">
              <text:p text:style-name="P69">Fin_Pour:</text:p>
            </table:table-cell>
            <table:table-cell table:style-name="Tableau23.B7" office:value-type="string">
              <text:p text:style-name="P69">cmpb</text:p>
            </table:table-cell>
            <table:table-cell table:style-name="Tableau23.B7" office:value-type="string">
              <text:p text:style-name="P69">$0,</text:p>
            </table:table-cell>
            <table:table-cell table:style-name="Tableau23.B7" office:value-type="string">
              <text:p text:style-name="P69">%bl</text:p>
            </table:table-cell>
            <table:table-cell table:style-name="Tableau23.F7" office:value-type="string">
              <text:p text:style-name="P69"># compare bl à <text:soft-page-break/>FAUX</text:p>
            </table:table-cell>
          </table:table-row>
          <table:table-row>
            <table:table-cell table:style-name="Tableau23.A7" office:value-type="string">
              <text:p text:style-name="P69">(8)</text:p>
            </table:table-cell>
            <table:table-cell table:style-name="Tableau23.B7" office:value-type="string">
              <text:p text:style-name="P69"/>
            </table:table-cell>
            <table:table-cell table:style-name="Tableau23.B7" office:value-type="string">
              <text:p text:style-name="P69">jnz</text:p>
            </table:table-cell>
            <table:table-cell table:style-name="Tableau23.B7" office:value-type="string">
              <text:p text:style-name="P69">REPETER</text:p>
            </table:table-cell>
            <table:table-cell table:style-name="Tableau23.B7" office:value-type="string">
              <text:p text:style-name="P69"/>
            </table:table-cell>
            <table:table-cell table:style-name="Tableau23.F7" office:value-type="string">
              <text:p text:style-name="P108"># TANT QUE permut = VRAI</text:p>
            </table:table-cell>
          </table:table-row>
        </table:table>
        <text:h text:style-name="P217" text:outline-level="2"/>
        <text:h text:style-name="P219" text:outline-level="2">15.8. Tri « bulle » procédural (sections 7 et 8).</text:h>
        <text:p text:style-name="P28">En reprenant l'algorithme du tri « bulle », nous écrivons une procédure qui réalise ce tri. Les paramètres de la procédure sont passés par la pile. La procédure « TriBulle » fait elle-même appel à une sous-procédure nommée « FaitPermutations » qui fait elle-même appel à une procédure « Permute ». Le programme principal appelle la procédure « TriBulle » pour classer par poids croissant les objets décrits dans l'exercice 15.6. Insérer dans le programme ci-dessous, les instructions : call TriBulle, call FaitPermutations, call Permute.</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row>
            <table:table-cell table:style-name="Tableau20.A1" office:value-type="string">
              <text:p text:style-name="P67">(1)</text:p>
            </table:table-cell>
            <table:table-cell table:style-name="Tableau20.A1" office:value-type="string">
              <text:p text:style-name="P67">main:</text:p>
            </table:table-cell>
            <table:table-cell table:style-name="Tableau20.A1" office:value-type="string">
              <text:p text:style-name="P67">pushq</text:p>
            </table:table-cell>
            <table:table-cell table:style-name="Tableau20.A1" office:value-type="string">
              <text:p text:style-name="P67">$Stock</text:p>
            </table:table-cell>
            <table:table-cell table:style-name="Tableau20.A1" office:value-type="string">
              <text:p text:style-name="P67"/>
            </table:table-cell>
            <table:table-cell table:style-name="Tableau20.F1" office:value-type="string">
              <text:p text:style-name="P67"># empile l'adresse du tableau d'objets</text:p>
            </table:table-cell>
          </table:table-row>
          <table:table-row>
            <table:table-cell table:style-name="Tableau20.A2" office:value-type="string">
              <text:p text:style-name="P67">(2)</text:p>
            </table:table-cell>
            <table:table-cell table:style-name="Tableau20.A2" office:value-type="string">
              <text:p text:style-name="P67">fin:</text:p>
            </table:table-cell>
            <table:table-cell table:style-name="Tableau20.A2" office:value-type="string">
              <text:p text:style-name="P67">retq</text:p>
            </table:table-cell>
            <table:table-cell table:style-name="Tableau20.A2" office:value-type="string">
              <text:p text:style-name="P67"/>
            </table:table-cell>
            <table:table-cell table:style-name="Tableau20.A2" office:value-type="string">
              <text:p text:style-name="P67"/>
            </table:table-cell>
            <table:table-cell table:style-name="Tableau20.F2" office:value-type="string">
              <text:p text:style-name="P67"># retour au système d'exploitation</text:p>
            </table:table-cell>
          </table:table-row>
          <table:table-row>
            <table:table-cell table:style-name="Tableau20.A2" office:value-type="string">
              <text:p text:style-name="P67">(3)</text:p>
            </table:table-cell>
            <table:table-cell table:style-name="Tableau20.A2" office:value-type="string">
              <text:p text:style-name="P67">TriBulle:</text:p>
            </table:table-cell>
            <table:table-cell table:style-name="Tableau20.A2" office:value-type="string">
              <text:p text:style-name="P67">movq</text:p>
            </table:table-cell>
            <table:table-cell table:style-name="Tableau20.A2" office:value-type="string">
              <text:p text:style-name="P67">8(%rsp),</text:p>
            </table:table-cell>
            <table:table-cell table:style-name="Tableau20.A2" office:value-type="string">
              <text:p text:style-name="P67">%rsi</text:p>
            </table:table-cell>
            <table:table-cell table:style-name="Tableau20.F2" office:value-type="string">
              <text:p text:style-name="P67"># %rsi pointe sur le tableau à trier</text:p>
            </table:table-cell>
          </table:table-row>
          <table:table-row>
            <table:table-cell table:style-name="Tableau20.A2" office:value-type="string">
              <text:p text:style-name="P67">(4)</text:p>
            </table:table-cell>
            <table:table-cell table:style-name="Tableau20.A2" office:value-type="string">
              <text:p text:style-name="P67"/>
            </table:table-cell>
            <table:table-cell table:style-name="Tableau20.A2" office:value-type="string">
              <text:p text:style-name="P67">movq</text:p>
            </table:table-cell>
            <table:table-cell table:style-name="Tableau20.A2" office:value-type="string">
              <text:p text:style-name="P67">$0,</text:p>
            </table:table-cell>
            <table:table-cell table:style-name="Tableau20.A2" office:value-type="string">
              <text:p text:style-name="P67">%rdx</text:p>
            </table:table-cell>
            <table:table-cell table:style-name="Tableau20.F2" office:value-type="string">
              <text:p text:style-name="P67"># pour mettre à zéro la partie haute de %rdx</text:p>
            </table:table-cell>
          </table:table-row>
          <table:table-row>
            <table:table-cell table:style-name="Tableau20.A2" office:value-type="string">
              <text:p text:style-name="P67">(5)</text:p>
            </table:table-cell>
            <table:table-cell table:style-name="Tableau20.A2" office:value-type="string">
              <text:p text:style-name="P67"/>
            </table:table-cell>
            <table:table-cell table:style-name="Tableau20.A2" office:value-type="string">
              <text:p text:style-name="P67">movb</text:p>
            </table:table-cell>
            <table:table-cell table:style-name="Tableau20.A2" office:value-type="string">
              <text:p text:style-name="P67">(%rsi),</text:p>
            </table:table-cell>
            <table:table-cell table:style-name="Tableau20.A2" office:value-type="string">
              <text:p text:style-name="P67">%dl</text:p>
            </table:table-cell>
            <table:table-cell table:style-name="Tableau20.F2" office:value-type="string">
              <text:p text:style-name="P67"># %rdx contient le nombre d'objets à trier (N)</text:p>
            </table:table-cell>
          </table:table-row>
          <table:table-row>
            <table:table-cell table:style-name="Tableau20.A2" office:value-type="string">
              <text:p text:style-name="P67">(6)</text:p>
            </table:table-cell>
            <table:table-cell table:style-name="Tableau20.A2" office:value-type="string">
              <text:p text:style-name="P67"/>
            </table:table-cell>
            <table:table-cell table:style-name="Tableau20.A2" office:value-type="string">
              <text:p text:style-name="P67">subq</text:p>
            </table:table-cell>
            <table:table-cell table:style-name="Tableau20.A2" office:value-type="string">
              <text:p text:style-name="P67">$1,</text:p>
            </table:table-cell>
            <table:table-cell table:style-name="Tableau20.A2" office:value-type="string">
              <text:p text:style-name="P67">%rdx</text:p>
            </table:table-cell>
            <table:table-cell table:style-name="Tableau20.F2" office:value-type="string">
              <text:p text:style-name="P67"># %rdx est la limite de la boucle Pour (N-1)</text:p>
            </table:table-cell>
          </table:table-row>
          <table:table-row>
            <table:table-cell table:style-name="Tableau20.A2" office:value-type="string">
              <text:p text:style-name="P67">(7)</text:p>
            </table:table-cell>
            <table:table-cell table:style-name="Tableau20.A2" office:value-type="string">
              <text:p text:style-name="P67">Repeter:</text:p>
            </table:table-cell>
            <table:table-cell table:style-name="Tableau20.A2" office:value-type="string">
              <text:p text:style-name="P67"/>
            </table:table-cell>
            <table:table-cell table:style-name="Tableau20.A2" office:value-type="string">
              <text:p text:style-name="P67"/>
            </table:table-cell>
            <table:table-cell table:style-name="Tableau20.A2" office:value-type="string">
              <text:p text:style-name="P67"/>
            </table:table-cell>
            <table:table-cell table:style-name="Tableau20.F2" office:value-type="string">
              <text:p text:style-name="P67"/>
            </table:table-cell>
          </table:table-row>
          <table:table-row>
            <table:table-cell table:style-name="Tableau20.A2" office:value-type="string">
              <text:p text:style-name="P67">(8)</text:p>
            </table:table-cell>
            <table:table-cell table:style-name="Tableau20.A2" office:value-type="string">
              <text:p text:style-name="P67"/>
            </table:table-cell>
            <table:table-cell table:style-name="Tableau20.A2" office:value-type="string">
              <text:p text:style-name="P67">cmpb</text:p>
            </table:table-cell>
            <table:table-cell table:style-name="Tableau20.A2" office:value-type="string">
              <text:p text:style-name="P67">$0,</text:p>
            </table:table-cell>
            <table:table-cell table:style-name="Tableau20.A2" office:value-type="string">
              <text:p text:style-name="P67">%bl</text:p>
            </table:table-cell>
            <table:table-cell table:style-name="Tableau20.F2" office:value-type="string">
              <text:p text:style-name="P67"># %bl = 0 si pas de nouvelle permutation</text:p>
            </table:table-cell>
          </table:table-row>
          <table:table-row>
            <table:table-cell table:style-name="Tableau20.A2" office:value-type="string">
              <text:p text:style-name="P67">(9)</text:p>
            </table:table-cell>
            <table:table-cell table:style-name="Tableau20.A2" office:value-type="string">
              <text:p text:style-name="P67"/>
            </table:table-cell>
            <table:table-cell table:style-name="Tableau20.A2" office:value-type="string">
              <text:p text:style-name="P67">jne</text:p>
            </table:table-cell>
            <table:table-cell table:style-name="Tableau20.A2" office:value-type="string">
              <text:p text:style-name="P67">Repeter</text:p>
            </table:table-cell>
            <table:table-cell table:style-name="Tableau20.A2" office:value-type="string">
              <text:p text:style-name="P67"/>
            </table:table-cell>
            <table:table-cell table:style-name="Tableau20.F2" office:value-type="string">
              <text:p text:style-name="P67"># tant que permut = VRAI</text:p>
            </table:table-cell>
          </table:table-row>
          <table:table-row>
            <table:table-cell table:style-name="Tableau20.A2" office:value-type="string">
              <text:p text:style-name="P67">(10)</text:p>
            </table:table-cell>
            <table:table-cell table:style-name="Tableau20.A2" office:value-type="string">
              <text:p text:style-name="P67"/>
            </table:table-cell>
            <table:table-cell table:style-name="Tableau20.A2" office:value-type="string">
              <text:p text:style-name="P67">retq</text:p>
            </table:table-cell>
            <table:table-cell table:style-name="Tableau20.A2" office:value-type="string">
              <text:p text:style-name="P67">$8</text:p>
            </table:table-cell>
            <table:table-cell table:style-name="Tableau20.A2" office:value-type="string">
              <text:p text:style-name="P67"/>
            </table:table-cell>
            <table:table-cell table:style-name="Tableau20.F2" office:value-type="string">
              <text:p text:style-name="P67"># retour à l'appel avec dépilement du paramètre d'appel</text:p>
            </table:table-cell>
          </table:table-row>
          <text:soft-page-break/>
          <table:table-row>
            <table:table-cell table:style-name="Tableau20.A2" office:value-type="string">
              <text:p text:style-name="P67">(11)</text:p>
            </table:table-cell>
            <table:table-cell table:style-name="Tableau20.A2" office:value-type="string">
              <text:p text:style-name="P67">FaitPermutations:</text:p>
            </table:table-cell>
            <table:table-cell table:style-name="Tableau20.A2" office:value-type="string">
              <text:p text:style-name="P67">movb</text:p>
            </table:table-cell>
            <table:table-cell table:style-name="Tableau20.A2" office:value-type="string">
              <text:p text:style-name="P67">$0,</text:p>
            </table:table-cell>
            <table:table-cell table:style-name="Tableau20.A2" office:value-type="string">
              <text:p text:style-name="P67">%bl</text:p>
            </table:table-cell>
            <table:table-cell table:style-name="Tableau20.F2" office:value-type="string">
              <text:p text:style-name="P67"># permut = FAUX</text:p>
            </table:table-cell>
          </table:table-row>
          <table:table-row>
            <table:table-cell table:style-name="Tableau20.A2" office:value-type="string">
              <text:p text:style-name="P67">(12)</text:p>
            </table:table-cell>
            <table:table-cell table:style-name="Tableau20.A2" office:value-type="string">
              <text:p text:style-name="P67">PourInit:</text:p>
            </table:table-cell>
            <table:table-cell table:style-name="Tableau20.A2" office:value-type="string">
              <text:p text:style-name="P67">movq</text:p>
            </table:table-cell>
            <table:table-cell table:style-name="Tableau20.A2" office:value-type="string">
              <text:p text:style-name="P67">$0,</text:p>
            </table:table-cell>
            <table:table-cell table:style-name="Tableau20.A2" office:value-type="string">
              <text:p text:style-name="P67">%rcx</text:p>
            </table:table-cell>
            <table:table-cell table:style-name="Tableau20.F2" office:value-type="string">
              <text:p text:style-name="P67"># Pour i=0</text:p>
            </table:table-cell>
          </table:table-row>
          <table:table-row>
            <table:table-cell table:style-name="Tableau20.A2" office:value-type="string">
              <text:p text:style-name="P67">(13)</text:p>
            </table:table-cell>
            <table:table-cell table:style-name="Tableau20.A2" office:value-type="string">
              <text:p text:style-name="P67">PourTest:</text:p>
            </table:table-cell>
            <table:table-cell table:style-name="Tableau20.A2" office:value-type="string">
              <text:p text:style-name="P67">cmpq</text:p>
            </table:table-cell>
            <table:table-cell table:style-name="Tableau20.A2" office:value-type="string">
              <text:p text:style-name="P67">%rdx,</text:p>
            </table:table-cell>
            <table:table-cell table:style-name="Tableau20.A2" office:value-type="string">
              <text:p text:style-name="P67">%rcx</text:p>
            </table:table-cell>
            <table:table-cell table:style-name="Tableau20.F2" office:value-type="string">
              <text:p text:style-name="P67"># Jusqu'à n-1</text:p>
            </table:table-cell>
          </table:table-row>
          <table:table-row>
            <table:table-cell table:style-name="Tableau20.A2" office:value-type="string">
              <text:p text:style-name="P67">(14)</text:p>
            </table:table-cell>
            <table:table-cell table:style-name="Tableau20.A2" office:value-type="string">
              <text:p text:style-name="P67"/>
            </table:table-cell>
            <table:table-cell table:style-name="Tableau20.A2" office:value-type="string">
              <text:p text:style-name="P67">jae</text:p>
            </table:table-cell>
            <table:table-cell table:style-name="Tableau20.A2" office:value-type="string">
              <text:p text:style-name="P67">FinPour</text:p>
            </table:table-cell>
            <table:table-cell table:style-name="Tableau20.A2" office:value-type="string">
              <text:p text:style-name="P67"/>
            </table:table-cell>
            <table:table-cell table:style-name="Tableau20.F2" office:value-type="string">
              <text:p text:style-name="P67"># on sort de la boucle quand i&gt;=n-1</text:p>
            </table:table-cell>
          </table:table-row>
          <table:table-row>
            <table:table-cell table:style-name="Tableau20.A2" office:value-type="string">
              <text:p text:style-name="P67">(15)</text:p>
            </table:table-cell>
            <table:table-cell table:style-name="Tableau20.A2" office:value-type="string">
              <text:p text:style-name="P67">Si:</text:p>
            </table:table-cell>
            <table:table-cell table:style-name="Tableau20.A2" office:value-type="string">
              <text:p text:style-name="P67">movw</text:p>
            </table:table-cell>
            <table:table-cell table:style-name="Tableau20.A2" office:value-type="string">
              <text:p text:style-name="P67">5(%rsi, %rcx, 8),</text:p>
            </table:table-cell>
            <table:table-cell table:style-name="Tableau20.A2" office:value-type="string">
              <text:p text:style-name="P67">%ax</text:p>
            </table:table-cell>
            <table:table-cell table:style-name="Tableau20.F2" office:value-type="string">
              <text:p text:style-name="P67"># compare T[i].poids</text:p>
            </table:table-cell>
          </table:table-row>
          <table:table-row>
            <table:table-cell table:style-name="Tableau20.A2" office:value-type="string">
              <text:p text:style-name="P67">(16)</text:p>
            </table:table-cell>
            <table:table-cell table:style-name="Tableau20.A2" office:value-type="string">
              <text:p text:style-name="P67"/>
            </table:table-cell>
            <table:table-cell table:style-name="Tableau20.A2" office:value-type="string">
              <text:p text:style-name="P67">cmpw</text:p>
            </table:table-cell>
            <table:table-cell table:style-name="Tableau20.A2" office:value-type="string">
              <text:p text:style-name="P67">%ax,</text:p>
            </table:table-cell>
            <table:table-cell table:style-name="Tableau20.A2" office:value-type="string">
              <text:p text:style-name="P67">13(%rsi, %rcx, 8)</text:p>
            </table:table-cell>
            <table:table-cell table:style-name="Tableau20.F2" office:value-type="string">
              <text:p text:style-name="P67"># avec T[i+1].poids</text:p>
            </table:table-cell>
          </table:table-row>
          <table:table-row>
            <table:table-cell table:style-name="Tableau20.A2" office:value-type="string">
              <text:p text:style-name="P67">(17)</text:p>
            </table:table-cell>
            <table:table-cell table:style-name="Tableau20.A2" office:value-type="string">
              <text:p text:style-name="P67"/>
            </table:table-cell>
            <table:table-cell table:style-name="Tableau20.A2" office:value-type="string">
              <text:p text:style-name="P67">jae</text:p>
            </table:table-cell>
            <table:table-cell table:style-name="Tableau20.A2" office:value-type="string">
              <text:p text:style-name="P67">FinSi</text:p>
            </table:table-cell>
            <table:table-cell table:style-name="Tableau20.A2" office:value-type="string">
              <text:p text:style-name="P67"/>
            </table:table-cell>
            <table:table-cell table:style-name="Tableau20.F2" office:value-type="string">
              <text:p text:style-name="P67"/>
            </table:table-cell>
          </table:table-row>
          <table:table-row>
            <table:table-cell table:style-name="Tableau20.A2" office:value-type="string">
              <text:p text:style-name="P67">(18)</text:p>
            </table:table-cell>
            <table:table-cell table:style-name="Tableau20.A2" office:value-type="string">
              <text:p text:style-name="P67"/>
            </table:table-cell>
            <table:table-cell table:style-name="Tableau20.A2" office:value-type="string">
              <text:p text:style-name="P67">movb</text:p>
            </table:table-cell>
            <table:table-cell table:style-name="Tableau20.A2" office:value-type="string">
              <text:p text:style-name="P67">$1,</text:p>
            </table:table-cell>
            <table:table-cell table:style-name="Tableau20.A2" office:value-type="string">
              <text:p text:style-name="P67">%bl</text:p>
            </table:table-cell>
            <table:table-cell table:style-name="Tableau20.F2" office:value-type="string">
              <text:p text:style-name="P67"># permut = VRAI</text:p>
            </table:table-cell>
          </table:table-row>
          <table:table-row>
            <table:table-cell table:style-name="Tableau20.A2" office:value-type="string">
              <text:p text:style-name="P67">(19)</text:p>
            </table:table-cell>
            <table:table-cell table:style-name="Tableau20.A2" office:value-type="string">
              <text:p text:style-name="P67">FinSi:</text:p>
            </table:table-cell>
            <table:table-cell table:style-name="Tableau20.A2" office:value-type="string">
              <text:p text:style-name="P67">add</text:p>
            </table:table-cell>
            <table:table-cell table:style-name="Tableau20.A2" office:value-type="string">
              <text:p text:style-name="P67">$1,</text:p>
            </table:table-cell>
            <table:table-cell table:style-name="Tableau20.A2" office:value-type="string">
              <text:p text:style-name="P67">%rcx</text:p>
            </table:table-cell>
            <table:table-cell table:style-name="Tableau20.F2" office:value-type="string">
              <text:p text:style-name="P67"># élément suivant</text:p>
            </table:table-cell>
          </table:table-row>
          <table:table-row>
            <table:table-cell table:style-name="Tableau20.A2" office:value-type="string">
              <text:p text:style-name="P67">(20)</text:p>
            </table:table-cell>
            <table:table-cell table:style-name="Tableau20.A2" office:value-type="string">
              <text:p text:style-name="P67"/>
            </table:table-cell>
            <table:table-cell table:style-name="Tableau20.A2" office:value-type="string">
              <text:p text:style-name="P67">jmp</text:p>
            </table:table-cell>
            <table:table-cell table:style-name="Tableau20.A2" office:value-type="string">
              <text:p text:style-name="P67">PourTest</text:p>
            </table:table-cell>
            <table:table-cell table:style-name="Tableau20.A2" office:value-type="string">
              <text:p text:style-name="P67"/>
            </table:table-cell>
            <table:table-cell table:style-name="Tableau20.F2" office:value-type="string">
              <text:p text:style-name="P67"/>
            </table:table-cell>
          </table:table-row>
          <table:table-row>
            <table:table-cell table:style-name="Tableau20.A2" office:value-type="string">
              <text:p text:style-name="P67">(21)</text:p>
            </table:table-cell>
            <table:table-cell table:style-name="Tableau20.A2" office:value-type="string">
              <text:p text:style-name="P67">FinPour:</text:p>
            </table:table-cell>
            <table:table-cell table:style-name="Tableau20.A2" office:value-type="string">
              <text:p text:style-name="P67">retq</text:p>
            </table:table-cell>
            <table:table-cell table:style-name="Tableau20.A2" office:value-type="string">
              <text:p text:style-name="P67"/>
            </table:table-cell>
            <table:table-cell table:style-name="Tableau20.A2" office:value-type="string">
              <text:p text:style-name="P67"/>
            </table:table-cell>
            <table:table-cell table:style-name="Tableau20.F2" office:value-type="string">
              <text:p text:style-name="P67"># retour à l'appel</text:p>
            </table:table-cell>
          </table:table-row>
          <table:table-row>
            <table:table-cell table:style-name="Tableau20.A2" office:value-type="string">
              <text:p text:style-name="P67">(22)</text:p>
            </table:table-cell>
            <table:table-cell table:style-name="Tableau20.A2" office:value-type="string">
              <text:p text:style-name="P67">Permute:</text:p>
            </table:table-cell>
            <table:table-cell table:style-name="Tableau20.A2" office:value-type="string">
              <text:p text:style-name="P67">pushq</text:p>
            </table:table-cell>
            <table:table-cell table:style-name="Tableau20.A2" office:value-type="string">
              <text:p text:style-name="P67">%rdx</text:p>
            </table:table-cell>
            <table:table-cell table:style-name="Tableau20.A2" office:value-type="string">
              <text:p text:style-name="P67"/>
            </table:table-cell>
            <table:table-cell table:style-name="Tableau20.F2" office:value-type="string">
              <text:p text:style-name="P67"># sauve le nombre d'objets à trier</text:p>
            </table:table-cell>
          </table:table-row>
          <table:table-row>
            <table:table-cell table:style-name="Tableau20.A2" office:value-type="string">
              <text:p text:style-name="P67">(23)</text:p>
            </table:table-cell>
            <table:table-cell table:style-name="Tableau20.A2" office:value-type="string">
              <text:p text:style-name="P67"/>
            </table:table-cell>
            <table:table-cell table:style-name="Tableau20.A2" office:value-type="string">
              <text:p text:style-name="P67">movq</text:p>
            </table:table-cell>
            <table:table-cell table:style-name="Tableau20.A2" office:value-type="string">
              <text:p text:style-name="P67">1(%rsi, %rcx, 8),</text:p>
            </table:table-cell>
            <table:table-cell table:style-name="Tableau20.A2" office:value-type="string">
              <text:p text:style-name="P67">%rax</text:p>
            </table:table-cell>
            <table:table-cell table:style-name="Tableau20.F2" office:value-type="string">
              <text:p text:style-name="P67"># sauve T[i]</text:p>
            </table:table-cell>
          </table:table-row>
          <table:table-row>
            <table:table-cell table:style-name="Tableau20.A2" office:value-type="string">
              <text:p text:style-name="P67">(24)</text:p>
            </table:table-cell>
            <table:table-cell table:style-name="Tableau20.A2" office:value-type="string">
              <text:p text:style-name="P67"/>
            </table:table-cell>
            <table:table-cell table:style-name="Tableau20.A2" office:value-type="string">
              <text:p text:style-name="P67">movq</text:p>
            </table:table-cell>
            <table:table-cell table:style-name="Tableau20.A2" office:value-type="string">
              <text:p text:style-name="P67">9(%rsi, %rcx, 8),</text:p>
            </table:table-cell>
            <table:table-cell table:style-name="Tableau20.A2" office:value-type="string">
              <text:p text:style-name="P67">%rdx</text:p>
            </table:table-cell>
            <table:table-cell table:style-name="Tableau20.F2" office:value-type="string">
              <text:p text:style-name="P67"># sauve T[i+1]</text:p>
            </table:table-cell>
          </table:table-row>
          <table:table-row>
            <table:table-cell table:style-name="Tableau20.A2" office:value-type="string">
              <text:p text:style-name="P67">(25)</text:p>
            </table:table-cell>
            <table:table-cell table:style-name="Tableau20.A2" office:value-type="string">
              <text:p text:style-name="P67"/>
            </table:table-cell>
            <table:table-cell table:style-name="Tableau20.A2" office:value-type="string">
              <text:p text:style-name="P67">movq</text:p>
            </table:table-cell>
            <table:table-cell table:style-name="Tableau20.A2" office:value-type="string">
              <text:p text:style-name="P67">%rdx,</text:p>
            </table:table-cell>
            <table:table-cell table:style-name="Tableau20.A2" office:value-type="string">
              <text:p text:style-name="P67">1(%rsi, %rcx, 8)</text:p>
            </table:table-cell>
            <table:table-cell table:style-name="Tableau20.F2" office:value-type="string">
              <text:p text:style-name="P67"># copie T[i+1] dans T[i]</text:p>
            </table:table-cell>
          </table:table-row>
          <text:soft-page-break/>
          <table:table-row>
            <table:table-cell table:style-name="Tableau20.A2" office:value-type="string">
              <text:p text:style-name="P67">(26)</text:p>
            </table:table-cell>
            <table:table-cell table:style-name="Tableau20.A2" office:value-type="string">
              <text:p text:style-name="P67"/>
            </table:table-cell>
            <table:table-cell table:style-name="Tableau20.A2" office:value-type="string">
              <text:p text:style-name="P67">movq</text:p>
            </table:table-cell>
            <table:table-cell table:style-name="Tableau20.A2" office:value-type="string">
              <text:p text:style-name="P67">%rax,</text:p>
            </table:table-cell>
            <table:table-cell table:style-name="Tableau20.A2" office:value-type="string">
              <text:p text:style-name="P67">9(%rsi, %rcx, 8)</text:p>
            </table:table-cell>
            <table:table-cell table:style-name="Tableau20.F2" office:value-type="string">
              <text:p text:style-name="P67"># copie ancien T[i] dans T[i+1]</text:p>
            </table:table-cell>
          </table:table-row>
          <table:table-row>
            <table:table-cell table:style-name="Tableau20.A2" office:value-type="string">
              <text:p text:style-name="P67">(27)</text:p>
            </table:table-cell>
            <table:table-cell table:style-name="Tableau20.A2" office:value-type="string">
              <text:p text:style-name="P67"/>
            </table:table-cell>
            <table:table-cell table:style-name="Tableau20.A2" office:value-type="string">
              <text:p text:style-name="P67">popq</text:p>
            </table:table-cell>
            <table:table-cell table:style-name="Tableau20.A2" office:value-type="string">
              <text:p text:style-name="P67">%rdx</text:p>
            </table:table-cell>
            <table:table-cell table:style-name="Tableau20.A2" office:value-type="string">
              <text:p text:style-name="P67"/>
            </table:table-cell>
            <table:table-cell table:style-name="Tableau20.F2" office:value-type="string">
              <text:p text:style-name="P67"># restaure le nombre d'objets à trier</text:p>
            </table:table-cell>
          </table:table-row>
          <table:table-row>
            <table:table-cell table:style-name="Tableau20.A2" office:value-type="string">
              <text:p text:style-name="P67">(28)</text:p>
            </table:table-cell>
            <table:table-cell table:style-name="Tableau20.A2" office:value-type="string">
              <text:p text:style-name="P67"/>
            </table:table-cell>
            <table:table-cell table:style-name="Tableau20.A2" office:value-type="string">
              <text:p text:style-name="P67">retq</text:p>
            </table:table-cell>
            <table:table-cell table:style-name="Tableau20.A2" office:value-type="string">
              <text:p text:style-name="P67"/>
            </table:table-cell>
            <table:table-cell table:style-name="Tableau20.A2" office:value-type="string">
              <text:p text:style-name="P67"/>
            </table:table-cell>
            <table:table-cell table:style-name="Tableau20.F2" office:value-type="string">
              <text:p text:style-name="P67"/>
            </table:table-cell>
          </table:table-row>
        </table:table>
        <text:p text:style-name="P28"><text:span text:style-name="T18">Question :</text:span> </text:p>
        <text:list xml:id="list240328251359519742" text:style-name="L81">
          <text:list-item>
            <text:p text:style-name="P159">call TriBulle : entre la ligne ? et la ligne ?</text:p>
          </text:list-item>
          <text:list-item>
            <text:p text:style-name="P159">call FaitPermutations : entre la ligne ? et la ligne ?</text:p>
          </text:list-item>
          <text:list-item>
            <text:p text:style-name="P159">call Permute : entre la ligne ?? et la ligne ??</text:p>
          </text:list-item>
        </text:list>
        <text:p text:style-name="P28"><text:span text:style-name="T18">Réponse :</text:span> </text:p>
        <text:list xml:id="list125160042522614" text:continue-list="list240328251359519742" text:style-name="L81">
          <text:list-item text:start-value="1">
            <text:p text:style-name="P159">call TriBulle : entre la ligne 1 et la ligne 2</text:p>
          </text:list-item>
          <text:list-item>
            <text:p text:style-name="P159">call FaitPermutations : entre la ligne 7 et la ligne 8</text:p>
          </text:list-item>
          <text:list-item>
            <text:p text:style-name="P159">call Permute : entre la ligne 17 et la ligne 18</text:p>
          </text:list-item>
        </text:list>
        <text:h text:style-name="P218" text:outline-level="2"/>
        <text:h text:style-name="P219" text:outline-level="2">15.9. Plus Petit Commun Multiple (Chapitre 8.2, 9 et 10)</text:h>
        <text:p text:style-name="P28">Le plus petit commun multiple (P.P.C.M) de deux entiers non nuls a et b peut être calculé comme la valeur absolue du produit de a et b divisé par<text:span text:style-name="T34"> le plus grand commun diviseur </text:span>(ou P.G.C.D.) de a et b.</text:p>
        <text:p text:style-name="P28">En utilisant l'algorithme d'Euclide pour le calcul du PGCD, nous avons l'algorithme suivant :</text:p>
        <text:p text:style-name="P102">Fonction PGCD(a:nombre, b:nombre):nombre</text:p>
        <text:p text:style-name="P101">Si b=0</text:p>
        <text:p text:style-name="P101">| alors PGCD=a</text:p>
        <text:p text:style-name="P101">Sinon</text:p>
        <text:p text:style-name="P101">| r egal au reste de la division (entière) de a par b</text:p>
        <text:p text:style-name="P101">| PGCD=PGCD(b, r)</text:p>
        <text:p text:style-name="P117">Finsi</text:p>
        <text:p text:style-name="P28">et</text:p>
        <text:p text:style-name="P104">Fonction PPCM(a:nombre, b:nombre):nombre</text:p>
        <text:p text:style-name="P103">PPCM=a*b</text:p>
        <text:p text:style-name="P103">Si PPCM &lt; 0 </text:p>
        <text:p text:style-name="P103">| alors PPCM=-PPCM</text:p>
        <text:p text:style-name="P103">FinSi</text:p>
        <text:p text:style-name="P118">PPCM=PPCM*PGCD(a,b)</text:p>
        <text:p text:style-name="P28">Remettez dans l'ordre les lignes des programmes assembleur correspondant à ces 2 fonctions :</text:p>
        <text:p text:style-name="P28"/>
        <text:p text:style-name="P28"/>
        <text:p text:style-name="P28"/>
        <text:p text:style-name="P28"/>
        <text:p text:style-name="P28"/>
        <text:p text:style-name="P35"><text:soft-page-break/>PGCD :</text:p>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table:number-rows-spanned="3" office:value-type="string">
              <text:p text:style-name="P72"/>
              <text:p text:style-name="P74">1</text:p>
            </table:table-cell>
            <table:table-cell table:style-name="Tableau35.A1" office:value-type="string">
              <text:p text:style-name="P72">AlorsPGCD:</text:p>
            </table:table-cell>
            <table:table-cell table:style-name="Tableau35.A1" office:value-type="string">
              <text:p text:style-name="P72"/>
            </table:table-cell>
            <table:table-cell table:style-name="Tableau35.A1" office:value-type="string">
              <text:p text:style-name="P73"/>
            </table:table-cell>
            <table:table-cell table:style-name="Tableau35.E1" office:value-type="string">
              <text:p text:style-name="P72"/>
            </table:table-cell>
          </table:table-row>
          <table:table-row>
            <table:covered-table-cell/>
            <table:table-cell table:style-name="Tableau35.B2" office:value-type="string">
              <text:p text:style-name="P72"/>
            </table:table-cell>
            <table:table-cell table:style-name="Tableau35.B2" office:value-type="string">
              <text:p text:style-name="P72">movq</text:p>
            </table:table-cell>
            <table:table-cell table:style-name="Tableau35.B2" office:value-type="string">
              <text:p text:style-name="P73">%rax, 16(%rsp)</text:p>
            </table:table-cell>
            <table:table-cell table:style-name="Tableau35.E2" office:value-type="string">
              <text:p text:style-name="P72"># remplace le 1er paramètre par le résultat du PGCD</text:p>
            </table:table-cell>
          </table:table-row>
          <table:table-row>
            <table:covered-table-cell/>
            <table:table-cell table:style-name="Tableau35.B2" office:value-type="string">
              <text:p text:style-name="P72"/>
            </table:table-cell>
            <table:table-cell table:style-name="Tableau35.B2" office:value-type="string">
              <text:p text:style-name="P72">retq</text:p>
            </table:table-cell>
            <table:table-cell table:style-name="Tableau35.B2" office:value-type="string">
              <text:p text:style-name="P73">$8</text:p>
            </table:table-cell>
            <table:table-cell table:style-name="Tableau35.E2" office:value-type="string">
              <text:p text:style-name="P72"># retourne en dépilant le 2e paramètre</text:p>
            </table:table-cell>
          </table:table-row>
        </table:table>
        <text:p text:style-name="Standard"/>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rows-spanned="3" office:value-type="string">
              <text:p text:style-name="P74"/>
              <text:p text:style-name="P74">2</text:p>
            </table:table-cell>
            <table:table-cell table:style-name="Tableau32.A1" office:value-type="string">
              <text:p text:style-name="P72">PGCD:</text:p>
            </table:table-cell>
            <table:table-cell table:style-name="Tableau32.A1" office:value-type="string">
              <text:p text:style-name="P72"/>
            </table:table-cell>
            <table:table-cell table:style-name="Tableau32.A1" office:value-type="string">
              <text:p text:style-name="P73"/>
            </table:table-cell>
            <table:table-cell table:style-name="Tableau32.E1" office:value-type="string">
              <text:p text:style-name="P72"/>
            </table:table-cell>
          </table:table-row>
          <table:table-row>
            <table:covered-table-cell/>
            <table:table-cell table:style-name="Tableau32.B2" office:value-type="string">
              <text:p text:style-name="P72"/>
            </table:table-cell>
            <table:table-cell table:style-name="Tableau32.B2" office:value-type="string">
              <text:p text:style-name="P72">movq</text:p>
            </table:table-cell>
            <table:table-cell table:style-name="Tableau32.B2" office:value-type="string">
              <text:p text:style-name="P73">16(%rsp), %rax</text:p>
            </table:table-cell>
            <table:table-cell table:style-name="Tableau32.E2" office:value-type="string">
              <text:p text:style-name="P72"># Le nombre a</text:p>
            </table:table-cell>
          </table:table-row>
          <table:table-row>
            <table:covered-table-cell/>
            <table:table-cell table:style-name="Tableau32.B2" office:value-type="string">
              <text:p text:style-name="P72"/>
            </table:table-cell>
            <table:table-cell table:style-name="Tableau32.B2" office:value-type="string">
              <text:p text:style-name="P72">movq</text:p>
            </table:table-cell>
            <table:table-cell table:style-name="Tableau32.B2" office:value-type="string">
              <text:p text:style-name="P73">8(%rsp), %rbx</text:p>
            </table:table-cell>
            <table:table-cell table:style-name="Tableau32.E2" office:value-type="string">
              <text:p text:style-name="P72"># Le nombre b</text:p>
            </table:table-cell>
          </table:table-row>
        </table:table>
        <text:p text:style-name="P33"/>
        <text:p text:style-name="P33"/>
        <text:p text:style-name="P33"/>
        <text:p text:style-name="P33"/>
        <text:p text:style-name="P33"/>
        <text:p text:style-name="P33"/>
        <text:p text:style-name="P33"/>
        <table:table table:name="Tableau33" table:style-name="Tableau33">
          <table:table-column table:style-name="Tableau33.A"/>
          <table:table-column table:style-name="Tableau33.B"/>
          <table:table-column table:style-name="Tableau33.C"/>
          <table:table-column table:style-name="Tableau33.D"/>
          <table:table-column table:style-name="Tableau33.E"/>
          <text:soft-page-break/>
          <table:table-row>
            <table:table-cell table:style-name="Tableau33.A1" table:number-rows-spanned="3" office:value-type="string">
              <text:p text:style-name="P74"/>
              <text:p text:style-name="P74">3</text:p>
            </table:table-cell>
            <table:table-cell table:style-name="Tableau33.A1" office:value-type="string">
              <text:p text:style-name="P72">SinonPGCD:</text:p>
            </table:table-cell>
            <table:table-cell table:style-name="Tableau33.A1" office:value-type="string">
              <text:p text:style-name="P72"/>
            </table:table-cell>
            <table:table-cell table:style-name="Tableau33.A1" office:value-type="string">
              <text:p text:style-name="P73"/>
            </table:table-cell>
            <table:table-cell table:style-name="Tableau33.E1" office:value-type="string">
              <text:p text:style-name="P72"/>
            </table:table-cell>
          </table:table-row>
          <table:table-row>
            <table:covered-table-cell/>
            <table:table-cell table:style-name="Tableau33.B2" office:value-type="string">
              <text:p text:style-name="P72"/>
            </table:table-cell>
            <table:table-cell table:style-name="Tableau33.B2" office:value-type="string">
              <text:p text:style-name="P72">movq</text:p>
            </table:table-cell>
            <table:table-cell table:style-name="Tableau33.B2" office:value-type="string">
              <text:p text:style-name="P73">$0, %rdx</text:p>
            </table:table-cell>
            <table:table-cell table:style-name="Tableau33.E2" office:value-type="string">
              <text:p text:style-name="P72"># initialise partie haute de 64 bits du numérateur</text:p>
            </table:table-cell>
          </table:table-row>
          <table:table-row>
            <table:covered-table-cell/>
            <table:table-cell table:style-name="Tableau33.B2" office:value-type="string">
              <text:p text:style-name="P72"/>
            </table:table-cell>
            <table:table-cell table:style-name="Tableau33.B2" office:value-type="string">
              <text:p text:style-name="P72">divq</text:p>
            </table:table-cell>
            <table:table-cell table:style-name="Tableau33.B2" office:value-type="string">
              <text:p text:style-name="P73">%rbx</text:p>
            </table:table-cell>
            <table:table-cell table:style-name="Tableau33.E2" office:value-type="string">
              <text:p text:style-name="P72"># divise rdx:rax par rbx, %rax contient</text:p>
            </table:table-cell>
          </table:table-row>
        </table:table>
        <text:p text:style-name="P33"/>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rows-spanned="2" office:value-type="string">
              <text:p text:style-name="P74">4</text:p>
            </table:table-cell>
            <table:table-cell table:style-name="Tableau34.A1" office:value-type="string">
              <text:p text:style-name="P72"/>
            </table:table-cell>
            <table:table-cell table:style-name="Tableau34.A1" office:value-type="string">
              <text:p text:style-name="P72">cmpq</text:p>
            </table:table-cell>
            <table:table-cell table:style-name="Tableau34.A1" office:value-type="string">
              <text:p text:style-name="P73">$0, %rbx</text:p>
            </table:table-cell>
            <table:table-cell table:style-name="Tableau34.E1" office:value-type="string">
              <text:p text:style-name="P72"/>
            </table:table-cell>
          </table:table-row>
          <table:table-row>
            <table:covered-table-cell/>
            <table:table-cell table:style-name="Tableau34.B2" office:value-type="string">
              <text:p text:style-name="P72"/>
            </table:table-cell>
            <table:table-cell table:style-name="Tableau34.B2" office:value-type="string">
              <text:p text:style-name="P72">je</text:p>
            </table:table-cell>
            <table:table-cell table:style-name="Tableau34.B2" office:value-type="string">
              <text:p text:style-name="P73">AlorsPGCD</text:p>
            </table:table-cell>
            <table:table-cell table:style-name="Tableau34.E2" office:value-type="string">
              <text:p text:style-name="P72"># si b=0 on sort en renvoyant a</text:p>
            </table:table-cell>
          </table:table-row>
        </table:table>
        <text:p text:style-name="P33"/>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rows-spanned="2" office:value-type="string">
              <text:p text:style-name="P72"/>
              <text:p text:style-name="P74">5</text:p>
            </table:table-cell>
            <table:table-cell table:style-name="Tableau31.A1" office:value-type="string">
              <text:p text:style-name="P72"/>
            </table:table-cell>
            <table:table-cell table:style-name="Tableau31.A1" office:value-type="string">
              <text:p text:style-name="P72">popq</text:p>
            </table:table-cell>
            <table:table-cell table:style-name="Tableau31.A1" office:value-type="string">
              <text:p text:style-name="P73">16(%rsp)</text:p>
            </table:table-cell>
            <table:table-cell table:style-name="Tableau31.E1" office:value-type="string">
              <text:p text:style-name="P72"># résultat du PGCD à la place du 1er paramètre </text:p>
            </table:table-cell>
          </table:table-row>
          <table:table-row>
            <table:covered-table-cell/>
            <table:table-cell table:style-name="Tableau31.B2" office:value-type="string">
              <text:p text:style-name="P72"/>
            </table:table-cell>
            <table:table-cell table:style-name="Tableau31.B2" office:value-type="string">
              <text:p text:style-name="P72">retq</text:p>
            </table:table-cell>
            <table:table-cell table:style-name="Tableau31.B2" office:value-type="string">
              <text:p text:style-name="P73">$8</text:p>
            </table:table-cell>
            <table:table-cell table:style-name="Tableau31.E2" office:value-type="string">
              <text:p text:style-name="P72"># retourne en dépilant le 2e paramètre</text:p>
            </table:table-cell>
          </table:table-row>
        </table:table>
        <text:p text:style-name="P33"/>
        <table:table table:name="Tableau36" table:style-name="Tableau36">
          <table:table-column table:style-name="Tableau36.A"/>
          <table:table-column table:style-name="Tableau36.B"/>
          <table:table-column table:style-name="Tableau36.C"/>
          <table:table-column table:style-name="Tableau36.D"/>
          <table:table-column table:style-name="Tableau36.E"/>
          <text:soft-page-break/>
          <table:table-row>
            <table:table-cell table:style-name="Tableau36.A1" table:number-rows-spanned="3" office:value-type="string">
              <text:p text:style-name="P72"/>
              <text:p text:style-name="P74">6</text:p>
            </table:table-cell>
            <table:table-cell table:style-name="Tableau36.A1" office:value-type="string">
              <text:p text:style-name="P72"/>
            </table:table-cell>
            <table:table-cell table:style-name="Tableau36.A1" office:value-type="string">
              <text:p text:style-name="P72">pushq</text:p>
            </table:table-cell>
            <table:table-cell table:style-name="Tableau36.A1" office:value-type="string">
              <text:p text:style-name="P73">%rbx</text:p>
            </table:table-cell>
            <table:table-cell table:style-name="Tableau36.E1" office:value-type="string">
              <text:p text:style-name="P72"># empile b</text:p>
            </table:table-cell>
          </table:table-row>
          <table:table-row>
            <table:covered-table-cell/>
            <table:table-cell table:style-name="Tableau36.B2" office:value-type="string">
              <text:p text:style-name="P72"/>
            </table:table-cell>
            <table:table-cell table:style-name="Tableau36.B2" office:value-type="string">
              <text:p text:style-name="P72">pushq</text:p>
            </table:table-cell>
            <table:table-cell table:style-name="Tableau36.B2" office:value-type="string">
              <text:p text:style-name="P73">%rdx</text:p>
            </table:table-cell>
            <table:table-cell table:style-name="Tableau36.E2" office:value-type="string">
              <text:p text:style-name="P72"># empile le reste r</text:p>
            </table:table-cell>
          </table:table-row>
          <table:table-row>
            <table:covered-table-cell/>
            <table:table-cell table:style-name="Tableau36.B2" office:value-type="string">
              <text:p text:style-name="P72"/>
            </table:table-cell>
            <table:table-cell table:style-name="Tableau36.B2" office:value-type="string">
              <text:p text:style-name="P72">call</text:p>
            </table:table-cell>
            <table:table-cell table:style-name="Tableau36.B2" office:value-type="string">
              <text:p text:style-name="P73">PGCD</text:p>
            </table:table-cell>
            <table:table-cell table:style-name="Tableau36.E2" office:value-type="string">
              <text:p text:style-name="P72"># appel PGCD(b,r)</text:p>
            </table:table-cell>
          </table:table-row>
        </table:table>
        <text:p text:style-name="P33"/>
        <text:p text:style-name="P36">PPCM :</text:p>
        <text:p text:style-name="P33"/>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rows-spanned="3" office:value-type="string">
              <text:p text:style-name="P74"/>
              <text:p text:style-name="P74">1</text:p>
            </table:table-cell>
            <table:table-cell table:style-name="Tableau37.A1" office:value-type="string">
              <text:p text:style-name="P72"/>
            </table:table-cell>
            <table:table-cell table:style-name="Tableau37.A1" office:value-type="string">
              <text:p text:style-name="P72">movq</text:p>
            </table:table-cell>
            <table:table-cell table:style-name="Tableau37.A1" office:value-type="string">
              <text:p text:style-name="P73">$0, %rdx</text:p>
            </table:table-cell>
            <table:table-cell table:style-name="Tableau37.E1" office:value-type="string">
              <text:p text:style-name="P72"># initialise partie haute de 64 bits du numérateur</text:p>
            </table:table-cell>
          </table:table-row>
          <table:table-row>
            <table:covered-table-cell/>
            <table:table-cell table:style-name="Tableau37.B2" office:value-type="string">
              <text:p text:style-name="P72"/>
            </table:table-cell>
            <table:table-cell table:style-name="Tableau37.B2" office:value-type="string">
              <text:p text:style-name="P72">divq</text:p>
            </table:table-cell>
            <table:table-cell table:style-name="Tableau37.B2" office:value-type="string">
              <text:p text:style-name="P73">%rbx</text:p>
            </table:table-cell>
            <table:table-cell table:style-name="Tableau37.E2" office:value-type="string">
              <text:p text:style-name="P72"># %rax : quotient de a*b/PGCD(a,b)</text:p>
            </table:table-cell>
          </table:table-row>
          <table:table-row>
            <table:covered-table-cell/>
            <table:table-cell table:style-name="Tableau37.B2" office:value-type="string">
              <text:p text:style-name="P72"/>
            </table:table-cell>
            <table:table-cell table:style-name="Tableau37.B2" office:value-type="string">
              <text:p text:style-name="P72">movq</text:p>
            </table:table-cell>
            <table:table-cell table:style-name="Tableau37.B2" office:value-type="string">
              <text:p text:style-name="P73">%rbx, 16(%rsp)</text:p>
            </table:table-cell>
            <table:table-cell table:style-name="Tableau37.E2" office:value-type="string">
              <text:p text:style-name="P72"># remplace le 1er paramètre par le résultat du PGCD</text:p>
            </table:table-cell>
          </table:table-row>
        </table:table>
        <text:p text:style-name="P33"/>
        <text:p text:style-name="P33"/>
        <text:p text:style-name="P33"/>
        <table:table table:name="Tableau38" table:style-name="Tableau38">
          <table:table-column table:style-name="Tableau38.A"/>
          <table:table-column table:style-name="Tableau38.B"/>
          <table:table-column table:style-name="Tableau38.C"/>
          <table:table-column table:style-name="Tableau38.D"/>
          <table:table-column table:style-name="Tableau38.E"/>
          <text:soft-page-break/>
          <table:table-row>
            <table:table-cell table:style-name="Tableau38.A1" table:number-rows-spanned="2" office:value-type="string">
              <text:p text:style-name="P74">2</text:p>
            </table:table-cell>
            <table:table-cell table:style-name="Tableau38.A1" office:value-type="string">
              <text:p text:style-name="P72"/>
            </table:table-cell>
            <table:table-cell table:style-name="Tableau38.A1" office:value-type="string">
              <text:p text:style-name="P72">movq</text:p>
            </table:table-cell>
            <table:table-cell table:style-name="Tableau38.A1" office:value-type="string">
              <text:p text:style-name="P73">16(%rsp)</text:p>
            </table:table-cell>
            <table:table-cell table:style-name="Tableau38.E1" office:value-type="string">
              <text:p text:style-name="P72"># Le nombre a</text:p>
            </table:table-cell>
          </table:table-row>
          <table:table-row>
            <table:covered-table-cell/>
            <table:table-cell table:style-name="Tableau38.B2" office:value-type="string">
              <text:p text:style-name="P72"/>
            </table:table-cell>
            <table:table-cell table:style-name="Tableau38.B2" office:value-type="string">
              <text:p text:style-name="P72">movq</text:p>
            </table:table-cell>
            <table:table-cell table:style-name="Tableau38.B2" office:value-type="string">
              <text:p text:style-name="P73">8(%rsp)</text:p>
            </table:table-cell>
            <table:table-cell table:style-name="Tableau38.E2" office:value-type="string">
              <text:p text:style-name="P72"># Le nombre b</text:p>
            </table:table-cell>
          </table:table-row>
        </table:table>
        <text:p text:style-name="P33"/>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rows-spanned="3" office:value-type="string">
              <text:p text:style-name="P74"/>
              <text:p text:style-name="P74">3</text:p>
            </table:table-cell>
            <table:table-cell table:style-name="Tableau39.A1" office:value-type="string">
              <text:p text:style-name="P72">PPCM:</text:p>
            </table:table-cell>
            <table:table-cell table:style-name="Tableau39.A1" office:value-type="string">
              <text:p text:style-name="P72">pushq</text:p>
            </table:table-cell>
            <table:table-cell table:style-name="Tableau39.A1" office:value-type="string">
              <text:p text:style-name="P73">16(%rsp)</text:p>
            </table:table-cell>
            <table:table-cell table:style-name="Tableau39.E1" office:value-type="string">
              <text:p text:style-name="P72"># Le nombre a</text:p>
            </table:table-cell>
          </table:table-row>
          <table:table-row>
            <table:covered-table-cell/>
            <table:table-cell table:style-name="Tableau39.B2" office:value-type="string">
              <text:p text:style-name="P72"/>
            </table:table-cell>
            <table:table-cell table:style-name="Tableau39.B2" office:value-type="string">
              <text:p text:style-name="P72">pushq</text:p>
            </table:table-cell>
            <table:table-cell table:style-name="Tableau39.B2" office:value-type="string">
              <text:p text:style-name="P73">8(%rsp)</text:p>
            </table:table-cell>
            <table:table-cell table:style-name="Tableau39.E2" office:value-type="string">
              <text:p text:style-name="P72"># Le nombre b</text:p>
            </table:table-cell>
          </table:table-row>
          <table:table-row>
            <table:covered-table-cell/>
            <table:table-cell table:style-name="Tableau39.B2" office:value-type="string">
              <text:p text:style-name="P72"/>
            </table:table-cell>
            <table:table-cell table:style-name="Tableau39.B2" office:value-type="string">
              <text:p text:style-name="P72">call</text:p>
            </table:table-cell>
            <table:table-cell table:style-name="Tableau39.B2" office:value-type="string">
              <text:p text:style-name="P73">PGCD</text:p>
            </table:table-cell>
            <table:table-cell table:style-name="Tableau39.E2" office:value-type="string">
              <text:p text:style-name="P72"/>
            </table:table-cell>
          </table:table-row>
        </table:table>
        <text:p text:style-name="P33"/>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P74">4</text:p>
            </table:table-cell>
            <table:table-cell table:style-name="Tableau40.A1" office:value-type="string">
              <text:p text:style-name="P72"/>
            </table:table-cell>
            <table:table-cell table:style-name="Tableau40.A1" office:value-type="string">
              <text:p text:style-name="P72">retq</text:p>
            </table:table-cell>
            <table:table-cell table:style-name="Tableau40.A1" office:value-type="string">
              <text:p text:style-name="P73">$8</text:p>
            </table:table-cell>
            <table:table-cell table:style-name="Tableau40.E1" office:value-type="string">
              <text:p text:style-name="P72"># sort en dépilant le 2e paramètre</text:p>
            </table:table-cell>
          </table:table-row>
        </table:table>
        <text:p text:style-name="P13"/>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style-name="Tableau41.1">
            <table:table-cell table:style-name="Tableau41.A1" table:number-rows-spanned="2" office:value-type="string">
              <text:p text:style-name="P74">5</text:p>
            </table:table-cell>
            <table:table-cell table:style-name="Tableau41.A1" office:value-type="string">
              <text:p text:style-name="P72"/>
            </table:table-cell>
            <table:table-cell table:style-name="Tableau41.A1" office:value-type="string">
              <text:p text:style-name="P72">mulq</text:p>
            </table:table-cell>
            <table:table-cell table:style-name="Tableau41.A1" office:value-type="string">
              <text:p text:style-name="P73">%rbx</text:p>
            </table:table-cell>
            <table:table-cell table:style-name="Tableau41.E1" office:value-type="string">
              <text:p text:style-name="P72"># rax contient a*b</text:p>
            </table:table-cell>
          </table:table-row>
          <table:table-row>
            <table:covered-table-cell/>
            <table:table-cell table:style-name="Tableau41.B2" office:value-type="string">
              <text:p text:style-name="P72"/>
            </table:table-cell>
            <table:table-cell table:style-name="Tableau41.B2" office:value-type="string">
              <text:p text:style-name="P72">popq</text:p>
            </table:table-cell>
            <table:table-cell table:style-name="Tableau41.B2" office:value-type="string">
              <text:p text:style-name="P73">%rbx</text:p>
            </table:table-cell>
            <table:table-cell table:style-name="Tableau41.E2" office:value-type="string">
              <text:p text:style-name="P72"># rbx contient PGCD(a,b)</text:p>
            </table:table-cell>
          </table:table-row>
        </table:table>
        <text:p text:style-name="P33"/>
        <text:p text:style-name="P33"/>
        <text:p text:style-name="P33"/>
        <text:p text:style-name="P33"/>
        <text:p text:style-name="P33"/>
        <text:p text:style-name="P33"><text:soft-page-break/>Réponse :</text:p>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rows-spanned="3" office:value-type="string">
              <text:p text:style-name="P74">2</text:p>
            </table:table-cell>
            <table:table-cell table:style-name="Tableau29.A1" office:value-type="string">
              <text:p text:style-name="P72">PGCD:</text:p>
            </table:table-cell>
            <table:table-cell table:style-name="Tableau29.A1" office:value-type="string">
              <text:p text:style-name="P72"/>
            </table:table-cell>
            <table:table-cell table:style-name="Tableau29.A1" office:value-type="string">
              <text:p text:style-name="P73"/>
            </table:table-cell>
            <table:table-cell table:style-name="Tableau29.E1" office:value-type="string">
              <text:p text:style-name="P72"/>
            </table:table-cell>
          </table:table-row>
          <table:table-row>
            <table:covered-table-cell/>
            <table:table-cell table:style-name="Tableau29.B2" office:value-type="string">
              <text:p text:style-name="P72"/>
            </table:table-cell>
            <table:table-cell table:style-name="Tableau29.B2" office:value-type="string">
              <text:p text:style-name="P72">movq</text:p>
            </table:table-cell>
            <table:table-cell table:style-name="Tableau29.B2" office:value-type="string">
              <text:p text:style-name="P73">16(%rsp), %rax</text:p>
            </table:table-cell>
            <table:table-cell table:style-name="Tableau29.E2" office:value-type="string">
              <text:p text:style-name="P72"># Le nombre a</text:p>
            </table:table-cell>
          </table:table-row>
          <table:table-row>
            <table:covered-table-cell/>
            <table:table-cell table:style-name="Tableau29.B2" office:value-type="string">
              <text:p text:style-name="P72"/>
            </table:table-cell>
            <table:table-cell table:style-name="Tableau29.B2" office:value-type="string">
              <text:p text:style-name="P72">movq</text:p>
            </table:table-cell>
            <table:table-cell table:style-name="Tableau29.B2" office:value-type="string">
              <text:p text:style-name="P73">8(%rsp), %rbx</text:p>
            </table:table-cell>
            <table:table-cell table:style-name="Tableau29.E2" office:value-type="string">
              <text:p text:style-name="P72"># Le nombre b</text:p>
            </table:table-cell>
          </table:table-row>
          <table:table-row>
            <table:table-cell table:style-name="Tableau29.B2" table:number-rows-spanned="2" office:value-type="string">
              <text:p text:style-name="P74">4</text:p>
            </table:table-cell>
            <table:table-cell table:style-name="Tableau29.B2" office:value-type="string">
              <text:p text:style-name="P72"/>
            </table:table-cell>
            <table:table-cell table:style-name="Tableau29.B2" office:value-type="string">
              <text:p text:style-name="P72">cmpq</text:p>
            </table:table-cell>
            <table:table-cell table:style-name="Tableau29.B2" office:value-type="string">
              <text:p text:style-name="P73">$0, %rbx</text:p>
            </table:table-cell>
            <table:table-cell table:style-name="Tableau29.E2" office:value-type="string">
              <text:p text:style-name="P72"/>
            </table:table-cell>
          </table:table-row>
          <table:table-row>
            <table:covered-table-cell/>
            <table:table-cell table:style-name="Tableau29.B2" office:value-type="string">
              <text:p text:style-name="P72"/>
            </table:table-cell>
            <table:table-cell table:style-name="Tableau29.B2" office:value-type="string">
              <text:p text:style-name="P72">je</text:p>
            </table:table-cell>
            <table:table-cell table:style-name="Tableau29.B2" office:value-type="string">
              <text:p text:style-name="P73">AlorsPGCD</text:p>
            </table:table-cell>
            <table:table-cell table:style-name="Tableau29.E2" office:value-type="string">
              <text:p text:style-name="P72"># si b=0 on sort en renvoyant a</text:p>
            </table:table-cell>
          </table:table-row>
          <table:table-row>
            <table:table-cell table:style-name="Tableau29.B2" table:number-rows-spanned="3" office:value-type="string">
              <text:p text:style-name="P74">3</text:p>
            </table:table-cell>
            <table:table-cell table:style-name="Tableau29.B2" office:value-type="string">
              <text:p text:style-name="P72">SinonPGCD:</text:p>
            </table:table-cell>
            <table:table-cell table:style-name="Tableau29.B2" office:value-type="string">
              <text:p text:style-name="P72"/>
            </table:table-cell>
            <table:table-cell table:style-name="Tableau29.B2" office:value-type="string">
              <text:p text:style-name="P73"/>
            </table:table-cell>
            <table:table-cell table:style-name="Tableau29.E2" office:value-type="string">
              <text:p text:style-name="P72"/>
            </table:table-cell>
          </table:table-row>
          <table:table-row>
            <table:covered-table-cell/>
            <table:table-cell table:style-name="Tableau29.B2" office:value-type="string">
              <text:p text:style-name="P72"/>
            </table:table-cell>
            <table:table-cell table:style-name="Tableau29.B2" office:value-type="string">
              <text:p text:style-name="P72">movq</text:p>
            </table:table-cell>
            <table:table-cell table:style-name="Tableau29.B2" office:value-type="string">
              <text:p text:style-name="P73">$0, %rdx</text:p>
            </table:table-cell>
            <table:table-cell table:style-name="Tableau29.E2" office:value-type="string">
              <text:p text:style-name="P72"># initialise partie haute de 64 bits du numérateur</text:p>
            </table:table-cell>
          </table:table-row>
          <table:table-row>
            <table:covered-table-cell/>
            <table:table-cell table:style-name="Tableau29.B2" office:value-type="string">
              <text:p text:style-name="P72"/>
            </table:table-cell>
            <table:table-cell table:style-name="Tableau29.B2" office:value-type="string">
              <text:p text:style-name="P72">divq</text:p>
            </table:table-cell>
            <table:table-cell table:style-name="Tableau29.B2" office:value-type="string">
              <text:p text:style-name="P73">%rbx</text:p>
            </table:table-cell>
            <table:table-cell table:style-name="Tableau29.E2" office:value-type="string">
              <text:p text:style-name="P72"># divise rdx:rax par rbx, %rax contient</text:p>
            </table:table-cell>
          </table:table-row>
          <table:table-row>
            <table:table-cell table:style-name="Tableau29.B2" table:number-rows-spanned="3" office:value-type="string">
              <text:p text:style-name="P72"/>
              <text:p text:style-name="P74">6</text:p>
            </table:table-cell>
            <table:table-cell table:style-name="Tableau29.B2" office:value-type="string">
              <text:p text:style-name="P72"/>
            </table:table-cell>
            <table:table-cell table:style-name="Tableau29.B2" office:value-type="string">
              <text:p text:style-name="P72">pushq</text:p>
            </table:table-cell>
            <table:table-cell table:style-name="Tableau29.B2" office:value-type="string">
              <text:p text:style-name="P73">%rbx</text:p>
            </table:table-cell>
            <table:table-cell table:style-name="Tableau29.E2" office:value-type="string">
              <text:p text:style-name="P72"># empile b</text:p>
            </table:table-cell>
          </table:table-row>
          <table:table-row>
            <table:covered-table-cell/>
            <table:table-cell table:style-name="Tableau29.B2" office:value-type="string">
              <text:p text:style-name="P72"/>
            </table:table-cell>
            <table:table-cell table:style-name="Tableau29.B2" office:value-type="string">
              <text:p text:style-name="P72">pushq</text:p>
            </table:table-cell>
            <table:table-cell table:style-name="Tableau29.B2" office:value-type="string">
              <text:p text:style-name="P73">%rdx</text:p>
            </table:table-cell>
            <table:table-cell table:style-name="Tableau29.E2" office:value-type="string">
              <text:p text:style-name="P72"># empile le reste r</text:p>
            </table:table-cell>
          </table:table-row>
          <table:table-row>
            <table:covered-table-cell/>
            <table:table-cell table:style-name="Tableau29.B2" office:value-type="string">
              <text:p text:style-name="P72"/>
            </table:table-cell>
            <table:table-cell table:style-name="Tableau29.B2" office:value-type="string">
              <text:p text:style-name="P72">call</text:p>
            </table:table-cell>
            <table:table-cell table:style-name="Tableau29.B2" office:value-type="string">
              <text:p text:style-name="P73">PGCD</text:p>
            </table:table-cell>
            <table:table-cell table:style-name="Tableau29.E2" office:value-type="string">
              <text:p text:style-name="P72"># appel PGCD(b,r)</text:p>
            </table:table-cell>
          </table:table-row>
          <text:soft-page-break/>
          <table:table-row>
            <table:table-cell table:style-name="Tableau29.B2" table:number-rows-spanned="2" office:value-type="string">
              <text:p text:style-name="P72"/>
              <text:p text:style-name="P74">5</text:p>
            </table:table-cell>
            <table:table-cell table:style-name="Tableau29.B2" office:value-type="string">
              <text:p text:style-name="P72"/>
            </table:table-cell>
            <table:table-cell table:style-name="Tableau29.B2" office:value-type="string">
              <text:p text:style-name="P72">popq</text:p>
            </table:table-cell>
            <table:table-cell table:style-name="Tableau29.B2" office:value-type="string">
              <text:p text:style-name="P73">16(%rsp)</text:p>
            </table:table-cell>
            <table:table-cell table:style-name="Tableau29.E2" office:value-type="string">
              <text:p text:style-name="P72"># résultat du PGCD à la place du 1er paramètre </text:p>
            </table:table-cell>
          </table:table-row>
          <table:table-row>
            <table:covered-table-cell/>
            <table:table-cell table:style-name="Tableau29.B2" office:value-type="string">
              <text:p text:style-name="P72"/>
            </table:table-cell>
            <table:table-cell table:style-name="Tableau29.B2" office:value-type="string">
              <text:p text:style-name="P72">retq</text:p>
            </table:table-cell>
            <table:table-cell table:style-name="Tableau29.B2" office:value-type="string">
              <text:p text:style-name="P73">$8</text:p>
            </table:table-cell>
            <table:table-cell table:style-name="Tableau29.E2" office:value-type="string">
              <text:p text:style-name="P72"># retourne en dépilant le 2e paramètre</text:p>
            </table:table-cell>
          </table:table-row>
          <table:table-row>
            <table:table-cell table:style-name="Tableau29.B2" table:number-rows-spanned="3" office:value-type="string">
              <text:p text:style-name="P72"/>
              <text:p text:style-name="P74">1</text:p>
            </table:table-cell>
            <table:table-cell table:style-name="Tableau29.B2" office:value-type="string">
              <text:p text:style-name="P72">AlorsPGCD:</text:p>
            </table:table-cell>
            <table:table-cell table:style-name="Tableau29.B2" office:value-type="string">
              <text:p text:style-name="P72"/>
            </table:table-cell>
            <table:table-cell table:style-name="Tableau29.B2" office:value-type="string">
              <text:p text:style-name="P73"/>
            </table:table-cell>
            <table:table-cell table:style-name="Tableau29.E2" office:value-type="string">
              <text:p text:style-name="P72"/>
            </table:table-cell>
          </table:table-row>
          <table:table-row>
            <table:covered-table-cell/>
            <table:table-cell table:style-name="Tableau29.B2" office:value-type="string">
              <text:p text:style-name="P72"/>
            </table:table-cell>
            <table:table-cell table:style-name="Tableau29.B2" office:value-type="string">
              <text:p text:style-name="P72">movq</text:p>
            </table:table-cell>
            <table:table-cell table:style-name="Tableau29.B2" office:value-type="string">
              <text:p text:style-name="P73">%rax, 16(%rsp)</text:p>
            </table:table-cell>
            <table:table-cell table:style-name="Tableau29.E2" office:value-type="string">
              <text:p text:style-name="P72"># remplace le 1er paramètre par le résultat du PGCD</text:p>
            </table:table-cell>
          </table:table-row>
          <table:table-row>
            <table:covered-table-cell/>
            <table:table-cell table:style-name="Tableau29.B2" office:value-type="string">
              <text:p text:style-name="P72"/>
            </table:table-cell>
            <table:table-cell table:style-name="Tableau29.B2" office:value-type="string">
              <text:p text:style-name="P72">retq</text:p>
            </table:table-cell>
            <table:table-cell table:style-name="Tableau29.B2" office:value-type="string">
              <text:p text:style-name="P73">$8</text:p>
            </table:table-cell>
            <table:table-cell table:style-name="Tableau29.E2" office:value-type="string">
              <text:p text:style-name="P72"># retourne en dépilant le 2e paramètre</text:p>
            </table:table-cell>
          </table:table-row>
        </table:table>
        <text:p text:style-name="P115"/>
        <text:p text:style-name="P115"/>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table:number-rows-spanned="3" office:value-type="string">
              <text:p text:style-name="P74"/>
              <text:p text:style-name="P74">3</text:p>
            </table:table-cell>
            <table:table-cell table:style-name="Tableau30.A1" office:value-type="string">
              <text:p text:style-name="P72">PPCM:</text:p>
            </table:table-cell>
            <table:table-cell table:style-name="Tableau30.A1" office:value-type="string">
              <text:p text:style-name="P72">pushq</text:p>
            </table:table-cell>
            <table:table-cell table:style-name="Tableau30.A1" office:value-type="string">
              <text:p text:style-name="P73">16(%rsp)</text:p>
            </table:table-cell>
            <table:table-cell table:style-name="Tableau30.E1" office:value-type="string">
              <text:p text:style-name="P72"># Le nombre a</text:p>
            </table:table-cell>
          </table:table-row>
          <table:table-row>
            <table:covered-table-cell/>
            <table:table-cell table:style-name="Tableau30.B2" office:value-type="string">
              <text:p text:style-name="P72"/>
            </table:table-cell>
            <table:table-cell table:style-name="Tableau30.B2" office:value-type="string">
              <text:p text:style-name="P72">pushq</text:p>
            </table:table-cell>
            <table:table-cell table:style-name="Tableau30.B2" office:value-type="string">
              <text:p text:style-name="P73">8(%rsp)</text:p>
            </table:table-cell>
            <table:table-cell table:style-name="Tableau30.E2" office:value-type="string">
              <text:p text:style-name="P72"># Le nombre b</text:p>
            </table:table-cell>
          </table:table-row>
          <table:table-row>
            <table:covered-table-cell/>
            <table:table-cell table:style-name="Tableau30.B2" office:value-type="string">
              <text:p text:style-name="P72"/>
            </table:table-cell>
            <table:table-cell table:style-name="Tableau30.B2" office:value-type="string">
              <text:p text:style-name="P72">call</text:p>
            </table:table-cell>
            <table:table-cell table:style-name="Tableau30.B2" office:value-type="string">
              <text:p text:style-name="P73">PGCD</text:p>
            </table:table-cell>
            <table:table-cell table:style-name="Tableau30.E2" office:value-type="string">
              <text:p text:style-name="P72"/>
            </table:table-cell>
          </table:table-row>
          <text:soft-page-break/>
          <table:table-row>
            <table:table-cell table:style-name="Tableau30.B2" table:number-rows-spanned="2" office:value-type="string">
              <text:p text:style-name="P74">2</text:p>
            </table:table-cell>
            <table:table-cell table:style-name="Tableau30.B2" office:value-type="string">
              <text:p text:style-name="P72"/>
            </table:table-cell>
            <table:table-cell table:style-name="Tableau30.B2" office:value-type="string">
              <text:p text:style-name="P72">movq</text:p>
            </table:table-cell>
            <table:table-cell table:style-name="Tableau30.B2" office:value-type="string">
              <text:p text:style-name="P73">16(%rsp)</text:p>
            </table:table-cell>
            <table:table-cell table:style-name="Tableau30.E2" office:value-type="string">
              <text:p text:style-name="P72"># Le nombre a</text:p>
            </table:table-cell>
          </table:table-row>
          <table:table-row>
            <table:covered-table-cell/>
            <table:table-cell table:style-name="Tableau30.B2" office:value-type="string">
              <text:p text:style-name="P72"/>
            </table:table-cell>
            <table:table-cell table:style-name="Tableau30.B2" office:value-type="string">
              <text:p text:style-name="P72">movq</text:p>
            </table:table-cell>
            <table:table-cell table:style-name="Tableau30.B2" office:value-type="string">
              <text:p text:style-name="P73">8(%rsp)</text:p>
            </table:table-cell>
            <table:table-cell table:style-name="Tableau30.E2" office:value-type="string">
              <text:p text:style-name="P72"># Le nombre b</text:p>
            </table:table-cell>
          </table:table-row>
          <table:table-row table:style-name="Tableau30.6">
            <table:table-cell table:style-name="Tableau30.B2" table:number-rows-spanned="2" office:value-type="string">
              <text:p text:style-name="P74">5</text:p>
            </table:table-cell>
            <table:table-cell table:style-name="Tableau30.B2" office:value-type="string">
              <text:p text:style-name="P72"/>
            </table:table-cell>
            <table:table-cell table:style-name="Tableau30.B2" office:value-type="string">
              <text:p text:style-name="P72">mulq</text:p>
            </table:table-cell>
            <table:table-cell table:style-name="Tableau30.B2" office:value-type="string">
              <text:p text:style-name="P73">%rbx</text:p>
            </table:table-cell>
            <table:table-cell table:style-name="Tableau30.E2" office:value-type="string">
              <text:p text:style-name="P72"># rax contient a*b</text:p>
            </table:table-cell>
          </table:table-row>
          <table:table-row>
            <table:covered-table-cell/>
            <table:table-cell table:style-name="Tableau30.B2" office:value-type="string">
              <text:p text:style-name="P72"/>
            </table:table-cell>
            <table:table-cell table:style-name="Tableau30.B2" office:value-type="string">
              <text:p text:style-name="P72">popq</text:p>
            </table:table-cell>
            <table:table-cell table:style-name="Tableau30.B2" office:value-type="string">
              <text:p text:style-name="P73">%rbx</text:p>
            </table:table-cell>
            <table:table-cell table:style-name="Tableau30.E2" office:value-type="string">
              <text:p text:style-name="P72"># rbx contient PGCD(a,b)</text:p>
            </table:table-cell>
          </table:table-row>
          <table:table-row>
            <table:table-cell table:style-name="Tableau30.B2" table:number-rows-spanned="3" office:value-type="string">
              <text:p text:style-name="P74"/>
              <text:p text:style-name="P74">1</text:p>
            </table:table-cell>
            <table:table-cell table:style-name="Tableau30.B2" office:value-type="string">
              <text:p text:style-name="P72"/>
            </table:table-cell>
            <table:table-cell table:style-name="Tableau30.B2" office:value-type="string">
              <text:p text:style-name="P72">movq</text:p>
            </table:table-cell>
            <table:table-cell table:style-name="Tableau30.B2" office:value-type="string">
              <text:p text:style-name="P73">$0, %rdx</text:p>
            </table:table-cell>
            <table:table-cell table:style-name="Tableau30.E2" office:value-type="string">
              <text:p text:style-name="P72"># initialise partie haute de 64 bits du numérateur</text:p>
            </table:table-cell>
          </table:table-row>
          <table:table-row>
            <table:covered-table-cell/>
            <table:table-cell table:style-name="Tableau30.B2" office:value-type="string">
              <text:p text:style-name="P72"/>
            </table:table-cell>
            <table:table-cell table:style-name="Tableau30.B2" office:value-type="string">
              <text:p text:style-name="P72">divq</text:p>
            </table:table-cell>
            <table:table-cell table:style-name="Tableau30.B2" office:value-type="string">
              <text:p text:style-name="P73">%rbx</text:p>
            </table:table-cell>
            <table:table-cell table:style-name="Tableau30.E2" office:value-type="string">
              <text:p text:style-name="P72"># %rax : quotient de a*b/PGCD(a,b)</text:p>
            </table:table-cell>
          </table:table-row>
          <table:table-row>
            <table:covered-table-cell/>
            <table:table-cell table:style-name="Tableau30.B2" office:value-type="string">
              <text:p text:style-name="P72"/>
            </table:table-cell>
            <table:table-cell table:style-name="Tableau30.B2" office:value-type="string">
              <text:p text:style-name="P72">movq</text:p>
            </table:table-cell>
            <table:table-cell table:style-name="Tableau30.B2" office:value-type="string">
              <text:p text:style-name="P73">%rbx, 16(%rsp)</text:p>
            </table:table-cell>
            <table:table-cell table:style-name="Tableau30.E2" office:value-type="string">
              <text:p text:style-name="P72"># remplace le 1er paramètre par le résultat du PGCD</text:p>
            </table:table-cell>
          </table:table-row>
          <table:table-row>
            <table:table-cell table:style-name="Tableau30.B2" office:value-type="string">
              <text:p text:style-name="P74">4</text:p>
            </table:table-cell>
            <table:table-cell table:style-name="Tableau30.B2" office:value-type="string">
              <text:p text:style-name="P72"/>
            </table:table-cell>
            <table:table-cell table:style-name="Tableau30.B2" office:value-type="string">
              <text:p text:style-name="P72">retq</text:p>
            </table:table-cell>
            <table:table-cell table:style-name="Tableau30.B2" office:value-type="string">
              <text:p text:style-name="P73">$8</text:p>
            </table:table-cell>
            <table:table-cell table:style-name="Tableau30.E2" office:value-type="string">
              <text:p text:style-name="P72"># sort en dépilant le 2e paramètre</text:p>
            </table:table-cell>
          </table:table-row>
        </table:table>
        <text:p text:style-name="P119"/>
        <text:h text:style-name="Heading_20_2" text:outline-level="2"><text:soft-page-break/>15.10. Calcul arithmétique flottant (chapitre 11)</text:h>
        <text:p text:style-name="P47">Vous trouverez ci-après la formule mathématique de calcul d'une mensualité de crédit immobilier :</text:p>
        <text:p text:style-name="P48"><draw:frame draw:style-name="fr4" draw:name="Objet1" text:anchor-type="char" svg:y="0.215cm" svg:width="2.828cm" svg:height="2.224cm" draw:z-index="18"><draw:object xlink:href="./Object 1" xlink:type="simple" xlink:show="embed" xlink:actuate="onLoad"/><draw:image xlink:href="./ObjectReplacements/Object 1" xlink:type="simple" xlink:show="embed" xlink:actuate="onLoad"/></draw:frame>où : </text:p>
        <text:p text:style-name="P47"><text:tab/><text:tab/>— m est la mensualité<text:line-break/><text:tab/><text:tab/>— K est le capital emprunté<text:line-break/><text:tab/><text:tab/>— t est le taux annuel proportionnel<text:line-break/><text:tab/><text:tab/>— n est le nombre de mensualités </text:p>
        <text:p text:style-name="P49"/>
        <text:p text:style-name="P28">Le programme assembleur suivant est une procédure qui permet de réaliser ce calcul en considérant que m, K, t et n sont des flottants codés sur 64 bits. Vous devez simplement remplacer les lettres en rouge par des valeurs entières comprises entre 0 et 7.</text:p>
        <text:p text:style-name="P110"/>
        <text:p text:style-name="P110">main:</text:p>
        <text:p text:style-name="P110">################ Calcul de m ######<text:tab/></text:p>
        <text:p text:style-name="P110"><text:tab/>fldl<text:tab/>t<text:tab/><text:tab/># st(0) = t</text:p>
        <text:p text:style-name="P110"><text:tab/>fildl<text:tab/>NBMOISDANSANNEE<text:tab/># st(0)=12 ; st(1)=t</text:p>
        <text:p text:style-name="P110"><text:tab/>fdivrp<text:tab/>%st(<text:span text:style-name="T71">a</text:span>),%st(<text:span text:style-name="T71">b</text:span>)<text:tab/># st(0)=t/12</text:p>
        <text:p text:style-name="P110"><text:tab/>fldl<text:tab/>k<text:tab/><text:tab/># st(0)=K ; st(1) = t/12</text:p>
        <text:p text:style-name="P110"><text:tab/>fmul<text:tab/>%st(<text:span text:style-name="T71">c</text:span>), %st(<text:span text:style-name="T71">d</text:span>)<text:tab/># st(0)=K.t/12 ; st(1) = t/12</text:p>
        <text:p text:style-name="P110"><text:tab/>fld1<text:tab/><text:tab/><text:tab/># st(0)=1.0 ; st(1)=K.t/12 ; st(2) = t/12</text:p>
        <text:p text:style-name="P110"><text:tab/>fadd<text:tab/>%st(<text:span text:style-name="T71">e</text:span>), %st(<text:span text:style-name="T71">f</text:span>)<text:tab/># st(0)=1.0+t/12 ; st(1)=K.t/12 ; </text:p>
        <text:p text:style-name="P110"><text:tab/><text:tab/><text:tab/><text:tab/>#st(2) = t/12</text:p>
        <text:p text:style-name="P110"><text:tab/>movq<text:tab/>n,<text:tab/>%rcx<text:tab/># le nombre de mensualités</text:p>
        <text:p text:style-name="P110"><text:tab/>fld1<text:tab/><text:tab/><text:tab/># st(0)=1.0 ; st(1)=1.0+t/12 ; st(2)=K.t/12 ; st(3) = t/12</text:p>
        <text:p text:style-name="P110">PuissanceN:</text:p>
        <text:p text:style-name="P110"><text:tab/>fdiv<text:tab/>%st(<text:span text:style-name="T71">g</text:span>), %st(<text:span text:style-name="T71">h</text:span>)<text:tab/># st(0)=(1.0+t/12)^-rcx ; st(1)=1.0+t/12 ; st(2)=K.t/12 ; st(3) = t/12</text:p>
        <text:p text:style-name="P110"><text:tab/>subq<text:tab/>$1,<text:tab/>%rcx<text:tab/># rcx=rcx-1</text:p>
        <text:p text:style-name="P110"><text:tab/>jnz<text:tab/>PuissanceN<text:tab/># vers puissance suivante</text:p>
        <text:p text:style-name="P110"><text:tab/>fld1<text:tab/><text:tab/><text:tab/># st(0)=1.0 ; st(1)=(1.0+t/12)^n ; st(2)=1.0+t/12 ; st(3)=K.t/12 ; st(4) = t/12</text:p>
        <text:p text:style-name="P110"><text:tab/>fsubp<text:tab/>%st(<text:span text:style-name="T71">i</text:span>), %st(<text:span text:style-name="T71">j</text:span>)<text:tab/># st(0)=1.0-(1.0+t/12)^n ; st(1)=1.0+t/12 ; st(2)=K.t/12 ; st(3) = t/12</text:p>
        <text:p text:style-name="P110"><text:tab/>fdivrp<text:tab/>%st(<text:span text:style-name="T71">k</text:span>), %st(<text:span text:style-name="T71">l</text:span>)<text:tab/># st(0)=1.0+t/12 ; st(1)=</text:p>
        <text:p text:style-name="P110"><text:tab/><text:tab/><text:tab/><text:tab/># (K.t/12)/(1.0-(1.0+t/12)^n) ; </text:p>
        <text:p text:style-name="P110"><text:soft-page-break/><text:tab/><text:tab/><text:tab/><text:tab/># st(2) = t/12</text:p>
        <text:p text:style-name="P110"><text:tab/>fstp<text:tab/>%st(<text:span text:style-name="T71">m</text:span>)<text:tab/><text:tab/># st(0)=(K.t/12)/(1.0-(1.0+t/12)^n) ;</text:p>
        <text:p text:style-name="P110"><text:tab/><text:tab/><text:tab/><text:tab/># st(1) = t/12</text:p>
        <text:p text:style-name="P110"><text:tab/>fstpl<text:tab/>m<text:tab/><text:tab/># stocke le résultat ; st(0)=t/12</text:p>
        <text:p text:style-name="P110"><text:tab/>fstp<text:tab/>%st(<text:span text:style-name="T71">n</text:span>)<text:tab/><text:tab/># vide la pile des registres flottants</text:p>
        <text:p text:style-name="P110"/>
        <text:p text:style-name="P110">################ Affiche le résultat #######</text:p>
        <text:p text:style-name="P110"/>
        <text:p text:style-name="P110"><text:tab/>pushq m<text:tab/><text:tab/><text:tab/># sauve m</text:p>
        <text:p text:style-name="P110"><text:tab/>movsd<text:tab/>m,<text:tab/>%xmm0</text:p>
        <text:p text:style-name="P110"><text:tab/>movl<text:tab/>$AfficheM, %edi<text:tab/># chaine de format</text:p>
        <text:p text:style-name="P110"><text:tab/>movl <text:tab/>$1, %eax<text:tab/># stdout</text:p>
        <text:p text:style-name="P110"><text:tab/>call<text:tab/>printf</text:p>
        <text:p text:style-name="P110"><text:tab/>addq<text:tab/>$8, %rsp<text:tab/># libère m</text:p>
        <text:p text:style-name="P110"/>
        <text:p text:style-name="P110"><text:tab/>movq <text:s text:c="3"/>$1,%rax<text:tab/><text:tab/># sélection de la fonction exit du système</text:p>
        <text:p text:style-name="P110"><text:tab/>xorq <text:s text:c="3"/>%rbx,%rbx<text:tab/># mise à zéro du 1er paramètre en utilisant</text:p>
        <text:p text:style-name="P110"><text:tab/><text:tab/><text:tab/><text:tab/># xor, c'est à dire ou exclusif</text:p>
        <text:p text:style-name="P110"><text:tab/>int <text:s text:c="4"/>$0x80<text:tab/><text:tab/># appel de l'interruption </text:p>
        <text:p text:style-name="P110"><text:tab/><text:tab/><text:tab/><text:tab/># 128 -&gt; GNU/Linux</text:p>
        <text:p text:style-name="P110">fin:<text:tab/>ret<text:tab/></text:p>
        <text:p text:style-name="P110"/>
        <text:p text:style-name="P31"><text:span text:style-name="T18">Réponse :</text:span> <text:span text:style-name="T71">a</text:span>=0; <text:span text:style-name="T71">b</text:span>=1; <text:span text:style-name="T71">c</text:span>=1; <text:span text:style-name="T71">d</text:span>=0; <text:span text:style-name="T71">e</text:span>=2; <text:span text:style-name="T71">f</text:span>=0; <text:span text:style-name="T71">g</text:span>=1; <text:span text:style-name="T71">h</text:span>=0; <text:span text:style-name="T71">i</text:span>=0; j<text:span text:style-name="T71">=</text:span>1; <text:span text:style-name="T71">k</text:span>=0; <text:span text:style-name="T71">l</text:span>=2; <text:span text:style-name="T71">m</text:span>=0; <text:span text:style-name="T71">n</text:span>=0 (voir aussi correction complète en section (16.2.4)</text:p>
        <text:h text:style-name="Heading_20_2" text:outline-level="2">15.11. Produit scalaire via instructions SIMD.</text:h>
        <text:p text:style-name="P28">Il s'agit ici d'écrire une procédure réalisant le produit scalaire de 2 matrices 4x4 <text:s/>d'entiers signés sur 16 bits. Le résultat de l'opération est une matrice 4x4 d'entiers signés sur 32 bits. Afin d'obtenir les meilleures performances en temps de calcul, nous utilisons les instructions SIMD (single instructions multiple data ; instruction unique à données multiples).</text:p>
        <text:p text:style-name="P28">Voici la principale procédure de ce programme :</text:p>
        <text:p text:style-name="P110">ProduitScalaire:</text:p>
        <text:p text:style-name="P110"><text:tab/>movq<text:tab/>16(%rsp), %rdi<text:tab/># adresse de la deuxième matrice</text:p>
        <text:p text:style-name="P110"><text:tab/>pushq<text:tab/>%rdi<text:tab/><text:tab/># pivote la 2e matrice pour avoir les vecteurs</text:p>
        <text:p text:style-name="P110"><text:tab/><text:tab/><text:tab/><text:tab/># colonnes en lignes</text:p>
        <text:p text:style-name="P110"><text:tab/>call<text:tab/>Pivote<text:tab/><text:tab/><text:tab/><text:tab/></text:p>
        <text:p text:style-name="P110"><text:tab/>movq<text:tab/> 8(%rsp), %rcx<text:tab/># adresse de la matrice produit</text:p>
        <text:p text:style-name="P110"><text:tab/>movq<text:tab/>16(%rsp), %rdi<text:tab/># adresse de la deuxième matrice</text:p>
        <text:p text:style-name="P110"><text:tab/>movq<text:tab/>24(%rsp), %rsi<text:tab/># adresse de la première matrice</text:p>
        <text:p text:style-name="P110"><text:tab/>movq<text:tab/>$0, %rax<text:tab/># indice de la ligne de la première matrice</text:p>
        <text:p text:style-name="P110">TraiteLigne:</text:p>
        <text:p text:style-name="P110"><text:tab/>movq<text:tab/>$0, %rbx<text:tab/># indice de la ligne de la transposée </text:p>
        <text:p text:style-name="P110"><text:soft-page-break/><text:tab/><text:tab/><text:tab/><text:tab/># de la seconde matrice</text:p>
        <text:p text:style-name="P110">TraiteColonne:</text:p>
        <text:p text:style-name="P110"><text:tab/>movq<text:tab/>(%rsi, %rax, 8), <text:span text:style-name="T71">A<text:tab/></text:span># charge la ligne de la 1ere</text:p>
        <text:p text:style-name="P110"><text:tab/><text:tab/><text:tab/><text:tab/><text:tab/># matrice dans <text:s/><text:span text:style-name="T71">A</text:span></text:p>
        <text:p text:style-name="P110"><text:tab/>movq<text:tab/>(%rdi, %rbx, 8), <text:span text:style-name="T71">B</text:span><text:tab/># charge la colonne de la 2e</text:p>
        <text:p text:style-name="P110"><text:tab/><text:tab/><text:tab/><text:tab/><text:tab/># matrice (ou ligne de </text:p>
        <text:p text:style-name="P110"><text:tab/><text:tab/><text:tab/><text:tab/><text:tab/># sa transposée) dans <text:s/><text:span text:style-name="T71">B</text:span></text:p>
        <text:p text:style-name="P110"><text:tab/><text:span text:style-name="T71">C</text:span><text:tab/><text:span text:style-name="T71">B</text:span>, <text:span text:style-name="T71">A<text:tab/></text:span><text:tab/><text:tab/># <text:span text:style-name="T71">A :</text:span> partie basse du produit</text:p>
        <text:p text:style-name="P110"><text:tab/><text:tab/><text:tab/><text:tab/><text:tab/># composante par composante</text:p>
        <text:p text:style-name="P110"><text:tab/>call<text:tab/>SommeDesComposantes<text:tab/># rdx contient la somme des</text:p>
        <text:p text:style-name="P110"><text:tab/><text:tab/><text:tab/><text:tab/><text:tab/># composantes 8 bits de <text:span text:style-name="T71">A</text:span><text:tab/><text:tab/></text:p>
        <text:p text:style-name="P110"><text:tab/>movw<text:tab/>%dx, (%rcx)<text:tab/><text:tab/># copie du résultat dans la</text:p>
        <text:p text:style-name="P110"><text:tab/><text:tab/><text:tab/><text:tab/><text:tab/># matrice produit</text:p>
        <text:p text:style-name="P110"><text:tab/>movq<text:tab/>(%rsi, %rax, 8), <text:span text:style-name="T71">A</text:span><text:tab/># charge la ligne de la 1ere</text:p>
        <text:p text:style-name="P110"><text:tab/><text:tab/><text:tab/><text:tab/><text:tab/># matrice dans <text:s/><text:span text:style-name="T71">A</text:span></text:p>
        <text:p text:style-name="P110"><text:tab/><text:span text:style-name="T71">D</text:span><text:tab/><text:span text:style-name="T71">B</text:span>, <text:span text:style-name="T71">A</text:span><text:tab/><text:tab/><text:tab/># <text:span text:style-name="T71">A :</text:span> partie haute du produit</text:p>
        <text:p text:style-name="P110"><text:tab/><text:tab/><text:tab/><text:tab/><text:tab/># composante par</text:p>
        <text:p text:style-name="P110"><text:tab/><text:tab/><text:tab/><text:tab/><text:tab/># composante</text:p>
        <text:p text:style-name="P110"><text:tab/>call<text:tab/>SommeDesComposantes<text:tab/># rdx contient la somme des</text:p>
        <text:p text:style-name="P110"><text:tab/><text:tab/><text:tab/><text:tab/><text:tab/># composantes 8 bits de %mm0</text:p>
        <text:p text:style-name="P110"><text:tab/>shll<text:tab/>$16, %edx<text:tab/><text:tab/># décale le résultat de 16 bits</text:p>
        <text:p text:style-name="P110"><text:tab/><text:tab/><text:tab/><text:tab/><text:tab/># vers la gauche pour </text:p>
        <text:p text:style-name="P110"><text:tab/><text:tab/><text:tab/><text:tab/><text:tab/># le mettre en partie haute<text:tab/><text:tab/></text:p>
        <text:p text:style-name="P110"><text:tab/>addl<text:tab/>%edx, (%rcx)<text:tab/><text:tab/># ajoute la partie haute du</text:p>
        <text:p text:style-name="P110"><text:tab/><text:tab/><text:tab/><text:tab/><text:tab/># résultat dans la </text:p>
        <text:p text:style-name="P110"><text:tab/><text:tab/><text:tab/><text:tab/><text:tab/># matrice produit</text:p>
        <text:p text:style-name="P110"><text:tab/>addq<text:tab/>$4, %rcx<text:tab/><text:tab/># pointe sur l'élément suivant à</text:p>
        <text:p text:style-name="P110"><text:tab/><text:tab/><text:tab/><text:tab/><text:tab/># calculer</text:p>
        <text:p text:style-name="P110"><text:tab/>addq<text:tab/>$1, %rbx<text:tab/><text:tab/># indice de colonne suivant</text:p>
        <text:p text:style-name="P110"><text:tab/>cmpq<text:tab/>$4, %rbx<text:tab/><text:tab/># fin de colonne ?</text:p>
        <text:p text:style-name="P110"><text:tab/>jne<text:tab/>TraiteColonne</text:p>
        <text:p text:style-name="P110"><text:tab/>movq<text:tab/>$0, %rbx<text:tab/><text:tab/># on recommence à la colonne 0</text:p>
        <text:p text:style-name="P110"><text:tab/>addq<text:tab/>$1, %rax<text:tab/><text:tab/># ligne suivante</text:p>
        <text:p text:style-name="P110"><text:tab/>cmpq<text:tab/>$4, %rax<text:tab/><text:tab/># dernière ligne ?</text:p>
        <text:p text:style-name="P110"><text:tab/>jne<text:tab/>TraiteLigne<text:tab/></text:p>
        <text:p text:style-name="P111"><text:tab/>ret $24</text:p>
        <text:p text:style-name="P31"/>
        <text:p text:style-name="P28"><text:span text:style-name="T18">Exercice :</text:span> Remplacez <text:span text:style-name="T71">A</text:span>, <text:span text:style-name="T71">B</text:span>, <text:span text:style-name="T71">C</text:span> et <text:span text:style-name="T71">D</text:span> par les registres ou les mnémoniques SIMD qui permettent d'obtenir un programme correct.</text:p>
        <text:p text:style-name="P28"/>
        <text:p text:style-name="P31"/>
        <text:p text:style-name="P31"/>
        <text:p text:style-name="P31"/>
        <text:p text:style-name="P33"><text:soft-page-break/>Réponse : </text:p>
        <text:list xml:id="list3442044194205309186" text:style-name="L82">
          <text:list-item>
            <text:p text:style-name="P167"><text:span text:style-name="T71">À</text:span> = %mm0</text:p>
          </text:list-item>
          <text:list-item>
            <text:p text:style-name="P167"><text:span text:style-name="T71">B</text:span> = %mm1</text:p>
          </text:list-item>
          <text:list-item>
            <text:p text:style-name="P167"><text:span text:style-name="T71">C</text:span> = pmullw</text:p>
          </text:list-item>
          <text:list-item>
            <text:p text:style-name="P167"><text:span text:style-name="T71">D</text:span> = pmulhw</text:p>
          </text:list-item>
        </text:list>
      </text:section>
      <text:h text:style-name="P131" text:outline-level="1"/>
      <text:h text:style-name="P133" text:outline-level="1">16. Travaux pratiques : Programmer en Assembleur sous GNU/Linux</text:h>
      <text:p text:style-name="P28">Les programmes ci-dessous pourront être exécutés avec une distribution de GNU/Linux <text:s/>64 bits, avec les logiciels g++ et insight. Ils pourront être facilement adaptés pour fonctionner sou GNU/Linux 32 bits. </text:p>
      <text:h text:style-name="P216" text:outline-level="2">16.1 Premiers pas</text:h>
      <text:list xml:id="list5433339694281075898" text:style-name="L83">
        <text:list-item>
          <text:p text:style-name="P160">Ouvrez un terminal. Vous pouvez y accéder en cliquant sur le menu principal de votre distribution. Il se trouve dans la catégorie <text:span text:style-name="T2">applications</text:span> et dans la sous-catégorie <text:span text:style-name="T2">système.</text:span></text:p>
        </text:list-item>
        <text:list-item>
          <text:p text:style-name="P160">Vous taperez toutes vos commandes dans la fenêtre du terminal. Commencez par créer un répertoire de travail « mkdir tp_asm » et choisissez-le comme répertoire courant « cd tp_asm ».</text:p>
        </text:list-item>
        <text:list-item>
          <text:p text:style-name="P160">À ce stade, vous avez probablement un choix à faire parmi une grande quantité d'éditeurs disponibles. Je choisis emacs pour mes exemples. Pour éditer votre premier programme assembleur, lancez l'éditeur : « emacs btlm.s ». Faites un copier-coller du code donné en section 8.2 :</text:p>
        </text:list-item>
      </text:list>
      <text:p text:style-name="P98">.data<text:tab/><text:tab/><text:tab/># directive de création d'une zone de donnée</text:p>
      <text:p text:style-name="P97">btlm:<text:tab/><text:tab/><text:tab/># adresse symbolique pointant sur la chaîne:</text:p>
      <text:p text:style-name="P97"><text:s text:c="6"/>.string "Bonjour tout le monde!\n"</text:p>
      <text:p text:style-name="P97"><text:tab/>.text<text:tab/><text:tab/># directive de création d'une zone <text:tab/><text:tab/><text:tab/><text:tab/># d'instructions</text:p>
      <text:p text:style-name="P97"><text:tab/>.globl main<text:tab/># directive de création d'une étiquette <text:tab/><text:tab/><text:tab/><text:tab/># de portée globale</text:p>
      <text:p text:style-name="P97">main:<text:tab/><text:tab/><text:tab/># main est l'adresse de début du programme </text:p>
      <text:p text:style-name="P97"><text:s text:c="8"/>movl <text:s text:c="3"/>$4,%eax<text:tab/># sélection de la fonction <text:span text:style-name="T2">write</text:span> du système</text:p>
      <text:p text:style-name="P97"><text:s text:c="8"/>movl <text:s text:c="3"/>$1,%ebx<text:tab/># dernier paramètre de write : stdout</text:p>
      <text:p text:style-name="P97"><text:s text:c="8"/>movl <text:s text:c="3"/>$btlm,%ecx # premier paramètre de write : l'adresse de</text:p>
      <text:p text:style-name="P97"><text:tab/><text:tab/><text:tab/># la chaîne de caractères à afficher</text:p>
      <text:p text:style-name="P97"><text:s text:c="8"/>movl <text:s text:c="3"/>$23,%edx<text:tab/># le nombre de caractères à afficher : 23</text:p>
      <text:p text:style-name="P97"><text:s text:c="8"/>int <text:s text:c="4"/>$0x80<text:tab/># appel de l'interruption 128 -&gt; GNU/Linux</text:p>
      <text:p text:style-name="P97"><text:s text:c="8"/>movl <text:s text:c="3"/>$1,%eax<text:tab/># sélection de la fonction exit du système</text:p>
      <text:p text:style-name="P97"><text:s text:c="8"/>xorl <text:s text:c="3"/>%ebx,%ebx# mise à zéro du 1er paramètre en utilisant</text:p>
      <text:p text:style-name="P97"><text:tab/><text:tab/><text:tab/># xor, c'est à dire ou exclusif</text:p>
      <text:p text:style-name="P97"><text:s text:c="8"/>int <text:s text:c="4"/>$0x80<text:tab/># appel de l'interruption 128 -&gt; GNU/Linux</text:p>
      <text:p text:style-name="P97"><text:s text:c="8"/>ret<text:tab/><text:tab/># fin du programme et retour au système <text:s/></text:p>
      <text:p text:style-name="P95"/>
      <text:list xml:id="list125160184180017" text:continue-numbering="true" text:style-name="L83">
        <text:list-item>
          <text:p text:style-name="P160">Sauvez le fichier et quittez l'éditeur.</text:p>
        </text:list-item>
        <text:list-item>
          <text:p text:style-name="P160"><text:soft-page-break/>Assemblez le fichier en tapant « gcc btlm.s -o btlm »</text:p>
        </text:list-item>
        <text:list-item>
          <text:p text:style-name="P160">Exécutez le programme « ./btlm »</text:p>
        </text:list-item>
        <text:list-item>
          <text:p text:style-name="P160">Sauf problèmes liés à votre configuration logicielle, vous devez voir apparaître dans votre terminal la phrase « Bonjour tout le monde! »</text:p>
        </text:list-item>
        <text:list-item>
          <text:p text:style-name="P160">Vous pouvez aussi exécuter votre programme au pas-à-pas en utilisant un débogueur, par exemple en tapant « insight ./btlm ». Le déboguer vous permet aussi d'observer au pas-à-pas l'évolution des registres, de la mémoire, etc.</text:p>
        </text:list-item>
      </text:list>
      <text:h text:style-name="Heading_20_2" text:outline-level="2">16.2 Programmes corrigés</text:h>
      <text:p text:style-name="P28">En prenant exemple sur l'exercice précédent, essayer de programmer sans modèle les programmes des travaux dirigés. Vous trouverez quelques corrections ci-dessous.</text:p>
      <text:p text:style-name="Heading_20_3">16.2.1 Correction de l'exercice 14.7 :</text:p>
      <text:p text:style-name="P97"><text:tab/>.text<text:tab/><text:tab/># directive de création d'une zone d'instructions</text:p>
      <text:p text:style-name="P97"><text:tab/>.globl main<text:tab/># directive de création d'une étiquette</text:p>
      <text:p text:style-name="P97"><text:tab/><text:tab/><text:tab/># de portée globale</text:p>
      <text:p text:style-name="P97">main:<text:tab/>movq <text:tab/>$0x89,<text:tab/>%rax<text:tab/># copie des 64 bits de 0x89 dans %rax</text:p>
      <text:p text:style-name="P97"><text:tab/>movq<text:tab/>$0x67,<text:tab/>%rbx<text:tab/># copie des 64 bits de 0x67 dans %rbx</text:p>
      <text:p text:style-name="P97"><text:tab/>pushq<text:tab/>%rax<text:tab/><text:tab/># empile 0x89</text:p>
      <text:p text:style-name="P97"><text:tab/>pushq<text:tab/>%rbx<text:tab/><text:tab/># empile 0x67</text:p>
      <text:p text:style-name="P97"><text:tab/>pushq<text:tab/>$0x45<text:tab/><text:tab/># empile 0x45</text:p>
      <text:p text:style-name="P97"><text:tab/>popq<text:tab/>%rax<text:tab/><text:tab/># dépile et copie 0x45 dans %rax</text:p>
      <text:p text:style-name="P97"><text:tab/>popq<text:tab/>%rax<text:tab/><text:tab/># dépile et copie 0x67 dans %rax</text:p>
      <text:p text:style-name="P97"><text:tab/>popq<text:tab/>%rbx<text:tab/><text:tab/># dépile et copie 0x89 dans %rax</text:p>
      <text:p text:style-name="P97">fin: <text:s text:c="3"/>ret<text:tab/></text:p>
      <text:p text:style-name="Heading_20_3">16.2.2 Correction de l'exercice 15.8 :</text:p>
      <text:p text:style-name="P96"><text:tab/><text:tab/><text:span text:style-name="T70">.data</text:span></text:p>
      <text:p text:style-name="P99">Stock : <text:tab/><text:tab/>.byte<text:tab/> <text:s text:c="8"/>5<text:tab/># nombre (8 bits) d'objets </text:p>
      <text:p text:style-name="P99"><text:tab/><text:tab/><text:tab/><text:tab/><text:tab/># dans la liste</text:p>
      <text:p text:style-name="P99"><text:tab/><text:tab/>.long<text:tab/>0x12345678<text:tab/># taille (32 bits) du premier</text:p>
      <text:p text:style-name="P99"><text:tab/><text:tab/><text:tab/><text:tab/><text:tab/># objet<text:line-break/> <text:tab/><text:tab/>.word<text:tab/>0x1234<text:tab/><text:tab/># poids <text:s/>(16 bits) du premier</text:p>
      <text:p text:style-name="P99"><text:tab/><text:tab/><text:tab/><text:tab/><text:tab/># objet</text:p>
      <text:p text:style-name="P99"><text:tab/>.word<text:tab/> <text:s text:c="3"/>0x5678<text:tab/># volume (16 bits) du premier objet<text:line-break/><text:tab/>.long<text:tab/>0x87654321<text:tab/># taille (32 bits) du deuxième objet</text:p>
      <text:p text:style-name="P99"><text:tab/>.word<text:tab/> <text:s text:c="3"/>0x0123<text:tab/># poids <text:s/>(16 bits) du deuxième objet</text:p>
      <text:p text:style-name="P99"><text:tab/>.word <text:s text:c="7"/>0x4321<text:tab/># volume (16 bits) du deuxième objet<text:line-break/><text:soft-page-break/><text:tab/>.long<text:tab/>0x01234567 <text:tab/># taille (32 bits) du troisième objet</text:p>
      <text:p text:style-name="P99"><text:tab/>.word<text:tab/> <text:s text:c="3"/>0x1123<text:tab/># poids <text:s/>(16 bits) du troisième objet</text:p>
      <text:p text:style-name="P99"><text:tab/>.word<text:tab/> <text:s text:c="3"/>0x2345<text:tab/># volume (16 bits) du troisième objet<text:line-break/><text:tab/>.long<text:tab/>0x98765432<text:tab/># taille (32 bits) du quatrième objet</text:p>
      <text:p text:style-name="P99"><text:tab/>.word<text:tab/> <text:s text:c="3"/>0x0012<text:tab/># poids <text:s/>(16 bits) du quatrième objet</text:p>
      <text:p text:style-name="P99"><text:tab/>.word<text:tab/> <text:s text:c="3"/>0x7654<text:tab/># volume (16 bits) du quatrième objet<text:line-break/><text:tab/>.long<text:tab/>0x09876543<text:tab/># taille (32 bits) du cinquième objet</text:p>
      <text:p text:style-name="P99"><text:tab/>.word<text:tab/> <text:s text:c="3"/>0x1234<text:tab/># poids <text:s/>(16 bits) du cinquième objet</text:p>
      <text:p text:style-name="P99"><text:tab/>.word<text:tab/> <text:s text:c="3"/>0x8765<text:tab/># volume (16 bits) du cinquième objet<text:line-break/><text:line-break/><text:line-break/> .text<text:tab/><text:tab/><text:tab/><text:tab/># directive de création d'une zone</text:p>
      <text:p text:style-name="P96"><text:span text:style-name="T70"><text:tab/><text:tab/><text:tab/><text:tab/># d'instructions<text:line-break/> .globl main<text:tab/><text:tab/><text:tab/># directive de création d'une étiquette<text:line-break/> <text:tab/><text:tab/><text:tab/><text:tab/># de portée globale<text:line-break/><text:line-break/>###################### Programme Principal #####################<text:line-break/><text:line-break/>main:<text:tab/><text:tab/>pushq $Stock<text:tab/><text:tab/># empile l'adresse du tableau</text:span></text:p>
      <text:p text:style-name="P96"><text:span text:style-name="T70"><text:tab/><text:tab/><text:tab/><text:tab/><text:tab/># d'objets<text:line-break/><text:tab/><text:tab/>call TriBulle<text:tab/><text:tab/># appel de la procédure tribulle<text:line-break/>fin: <text:s text:c="3"/><text:tab/><text:tab/>retq<text:tab/><text:tab/><text:tab/># retour au système <text:tab/><text:tab/><text:tab/><text:tab/><text:tab/><text:tab/># d'exploitation<text:line-break/><text:line-break/>####################### Procedure Tribulle <text:s/>#######################<text:line-break/><text:line-break/>TriBulle: <text:line-break/><text:tab/><text:tab/>movq<text:tab/>8(%rsp), %rsi<text:tab/># %rsi pointe sur le tableau à</text:span></text:p>
      <text:p text:style-name="P96"><text:span text:style-name="T70"><text:tab/><text:tab/><text:tab/><text:tab/><text:tab/># trier<text:line-break/><text:tab/><text:tab/>movq<text:tab/>$0, %rdx<text:tab/># pour mettre à zéro la </text:span></text:p>
      <text:p text:style-name="P96"><text:span text:style-name="T70"><text:tab/><text:tab/><text:tab/><text:tab/><text:tab/># partie haute de %rdx<text:line-break/><text:tab/><text:tab/>movb<text:tab/> (%rsi), %dl<text:tab/># %rdx contient le nombre </text:span></text:p>
      <text:p text:style-name="P96"><text:span text:style-name="T70"><text:tab/><text:tab/><text:tab/><text:tab/><text:tab/># d'objets à trier (N)<text:line-break/><text:tab/><text:tab/>subq<text:tab/>$1, %rdx<text:tab/># %rdx est la limite de la </text:span></text:p>
      <text:p text:style-name="P96"><text:span text:style-name="T70"><text:tab/><text:tab/><text:tab/><text:tab/><text:tab/># boucle Pour (N-1)<text:line-break/>Repeter:<text:tab/><text:line-break/><text:tab/><text:tab/>call <text:tab/>FaitPermutations<text:tab/># appel de la procédure <text:line-break/><text:tab/><text:tab/>cmpb <text:tab/>$0, %bl<text:tab/><text:tab/># %bl = 0 si pas de nouvelle permutation<text:line-break/><text:tab/><text:tab/>jne<text:tab/>Repeter<text:tab/><text:tab/># tant que permut = VRAI<text:line-break/><text:tab/><text:tab/>retq<text:tab/>$8<text:tab/><text:tab/># retour à l'appel avec</text:span></text:p>
      <text:p text:style-name="P96"><text:span text:style-name="T70"><text:tab/><text:tab/><text:tab/><text:tab/><text:tab/># dépilement du paramètre d'appel<text:line-break/><text:line-break/>######################### <text:s text:c="2"/>Procedure FaitPermutations ######################<text:line-break/><text:line-break/>FaitPermutations:<text:line-break/> movb<text:tab/>$0, <text:tab/>%bl<text:tab/><text:tab/><text:tab/># permut = FAUX<text:line-break/>PourInit:<text:tab/>movq<text:tab/>$0,<text:tab/>%rcx<text:tab/><text:tab/><text:tab/># Pour i=0<text:line-break/>PourTest:<text:tab/>cmpq<text:tab/>%rdx,<text:tab/>%rcx<text:tab/><text:tab/># Jusqu'à n-1<text:line-break/><text:tab/><text:tab/>jae<text:tab/>FinPour<text:tab/><text:tab/><text:tab/># on sort de la boucle</text:span></text:p>
      <text:p text:style-name="P96"><text:span text:style-name="T70"><text:tab/><text:tab/><text:tab/><text:tab/><text:tab/><text:tab/># quand i&gt;=n-1<text:line-break/>Si:<text:tab/><text:tab/>movw<text:tab/>5(%rsi, %rcx, 8), %ax<text:tab/># compare T[i].poids<text:line-break/><text:tab/><text:tab/>cmpw<text:tab/>%ax, 13(%rsi, %rcx, 8)<text:tab/># avec T[i+1].poids<text:line-break/></text:span><text:soft-page-break/><text:span text:style-name="T70"><text:tab/><text:tab/>jae<text:tab/>FinSi<text:line-break/><text:tab/><text:tab/>call<text:tab/>Permute<text:line-break/><text:tab/><text:tab/>movb<text:tab/>$1, %bl<text:tab/><text:tab/><text:tab/># permut = VRAI<text:line-break/>FinSi:<text:tab/><text:tab/>addq<text:tab/>$1, %rcx<text:tab/><text:tab/># élément suivant<text:line-break/><text:tab/><text:tab/>jmp PourTest<text:tab/><text:tab/><text:tab/># Boucle Pour<text:line-break/>FinPour:<text:tab/>retq<text:line-break/>############################ <text:s text:c="2"/>Procedure Permute <text:s text:c="3"/>############################<text:line-break/><text:line-break/>Permute:<text:tab/>pushq<text:tab/>%rdx<text:tab/><text:tab/><text:tab/><text:tab/># sauve le nombre d'objets à trier<text:line-break/><text:tab/><text:tab/>movq<text:tab/>1(%rsi, %rcx, 8), %rax<text:tab/># sauve T[i]<text:line-break/><text:tab/><text:tab/>movq<text:tab/>9(%rsi, %rcx, 8), %rdx<text:tab/># sauve T[i+1]<text:line-break/><text:tab/><text:tab/>movq<text:tab/>%rdx, 1(%rsi, %rcx, 8)<text:tab/># copie T[i+1] dans T[i]<text:line-break/><text:tab/><text:tab/>movq<text:tab/>%rax, 9(%rsi, %rcx, 8)<text:tab/># copie ancien T[i] dans </text:span></text:p>
      <text:p text:style-name="P96"><text:span text:style-name="T70"><text:tab/><text:tab/><text:tab/><text:tab/><text:tab/><text:tab/># T[i+1]<text:line-break/><text:tab/><text:tab/>popq<text:tab/>%rdx<text:tab/><text:tab/><text:tab/># restaure le nombre</text:span></text:p>
      <text:p text:style-name="P96"><text:span text:style-name="T70"><text:tab/><text:tab/><text:tab/><text:tab/><text:tab/><text:tab/># d'objets à trier<text:line-break/><text:tab/><text:tab/>retq</text:span></text:p>
      <text:p text:style-name="Heading_20_3">16.2.3 Correction de l'exercice 15.9 : </text:p>
      <text:p text:style-name="P28">Dans le but de lire au clavier et d'afficher à l'écran des nombres hexadécimaux, il est nécessaire de pouvoir passer d'une valeur numérique contenue dans une case mémoire à une chaîne de caractères et vice-versa. Une chaîne de caractères est une suite composée des codes ASCII (8 bits) de chacun de ses caractères, terminée par le code ASCII « 0 ». On sait que les codes ASCII des chiffres ('0' à '9') sont consécutifs et inférieurs aux codes ASCII des lettres ('a' à 'z '), également consécutifs :</text:p>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E"/>
        <table:table-column table:style-name="Tableau28.F" table:number-columns-repeated="2"/>
        <table:table-column table:style-name="Tableau28.E"/>
        <table:table-column table:style-name="Tableau28.F"/>
        <table:table-column table:style-name="Tableau28.E"/>
        <table:table-column table:style-name="Tableau28.F"/>
        <table:table-column table:style-name="Tableau28.E"/>
        <table:table-column table:style-name="Tableau28.F"/>
        <table:table-column table:style-name="Tableau28.E"/>
        <table:table-column table:style-name="Tableau28.F"/>
        <table:table-column table:style-name="Tableau28.R"/>
        <table:table-row>
          <table:table-cell table:style-name="Tableau28.A1" office:value-type="string">
            <text:p text:style-name="P85">car.</text:p>
          </table:table-cell>
          <table:table-cell table:style-name="Tableau28.A1" office:value-type="string">
            <text:p text:style-name="P85">'0'</text:p>
          </table:table-cell>
          <table:table-cell table:style-name="Tableau28.A1" office:value-type="string">
            <text:p text:style-name="P85">'1'</text:p>
          </table:table-cell>
          <table:table-cell table:style-name="Tableau28.A1" office:value-type="string">
            <text:p text:style-name="P85">'2'</text:p>
          </table:table-cell>
          <table:table-cell table:style-name="Tableau28.A1" office:value-type="string">
            <text:p text:style-name="P85">'3'</text:p>
          </table:table-cell>
          <table:table-cell table:style-name="Tableau28.A1" office:value-type="string">
            <text:p text:style-name="P85">'4'</text:p>
          </table:table-cell>
          <table:table-cell table:style-name="Tableau28.A1" office:value-type="string">
            <text:p text:style-name="P85">'5'</text:p>
          </table:table-cell>
          <table:table-cell table:style-name="Tableau28.A1" office:value-type="string">
            <text:p text:style-name="P85">'6'</text:p>
          </table:table-cell>
          <table:table-cell table:style-name="Tableau28.A1" office:value-type="string">
            <text:p text:style-name="P85">'7'</text:p>
          </table:table-cell>
          <table:table-cell table:style-name="Tableau28.A1" office:value-type="string">
            <text:p text:style-name="P85">'8'</text:p>
          </table:table-cell>
          <table:table-cell table:style-name="Tableau28.A1" office:value-type="string">
            <text:p text:style-name="P85">'9'</text:p>
          </table:table-cell>
          <table:table-cell table:style-name="Tableau28.A1" office:value-type="string">
            <text:p text:style-name="P85">......</text:p>
          </table:table-cell>
          <table:table-cell table:style-name="Tableau28.A1" office:value-type="string">
            <text:p text:style-name="P85">'a'</text:p>
          </table:table-cell>
          <table:table-cell table:style-name="Tableau28.A1" office:value-type="string">
            <text:p text:style-name="P85">'b'</text:p>
          </table:table-cell>
          <table:table-cell table:style-name="Tableau28.A1" office:value-type="string">
            <text:p text:style-name="P85">'c'</text:p>
          </table:table-cell>
          <table:table-cell table:style-name="Tableau28.A1" office:value-type="string">
            <text:p text:style-name="P85">'d'</text:p>
          </table:table-cell>
          <table:table-cell table:style-name="Tableau28.A1" office:value-type="string">
            <text:p text:style-name="P85">'e'</text:p>
          </table:table-cell>
          <table:table-cell table:style-name="Tableau28.R1" office:value-type="string">
            <text:p text:style-name="P85">'f'</text:p>
          </table:table-cell>
        </table:table-row>
        <table:table-row>
          <table:table-cell table:style-name="Tableau28.A2" office:value-type="string">
            <text:p text:style-name="P85">ASCII</text:p>
          </table:table-cell>
          <table:table-cell table:style-name="Tableau28.A2" office:value-type="string">
            <text:p text:style-name="P85">48</text:p>
          </table:table-cell>
          <table:table-cell table:style-name="Tableau28.A2" office:value-type="string">
            <text:p text:style-name="P85">49</text:p>
          </table:table-cell>
          <table:table-cell table:style-name="Tableau28.A2" office:value-type="string">
            <text:p text:style-name="P85">50</text:p>
          </table:table-cell>
          <table:table-cell table:style-name="Tableau28.A2" office:value-type="string">
            <text:p text:style-name="P85">51</text:p>
          </table:table-cell>
          <table:table-cell table:style-name="Tableau28.A2" office:value-type="string">
            <text:p text:style-name="P85">52</text:p>
          </table:table-cell>
          <table:table-cell table:style-name="Tableau28.A2" office:value-type="string">
            <text:p text:style-name="P85">53</text:p>
          </table:table-cell>
          <table:table-cell table:style-name="Tableau28.A2" office:value-type="string">
            <text:p text:style-name="P85">54</text:p>
          </table:table-cell>
          <table:table-cell table:style-name="Tableau28.A2" office:value-type="string">
            <text:p text:style-name="P85">55</text:p>
          </table:table-cell>
          <table:table-cell table:style-name="Tableau28.A2" office:value-type="string">
            <text:p text:style-name="P85">56</text:p>
          </table:table-cell>
          <table:table-cell table:style-name="Tableau28.A2" office:value-type="string">
            <text:p text:style-name="P85">57</text:p>
          </table:table-cell>
          <table:table-cell table:style-name="Tableau28.A2" office:value-type="string">
            <text:p text:style-name="P85">......</text:p>
          </table:table-cell>
          <table:table-cell table:style-name="Tableau28.A2" office:value-type="string">
            <text:p text:style-name="P85">97</text:p>
          </table:table-cell>
          <table:table-cell table:style-name="Tableau28.A2" office:value-type="string">
            <text:p text:style-name="P85">98</text:p>
          </table:table-cell>
          <table:table-cell table:style-name="Tableau28.A2" office:value-type="string">
            <text:p text:style-name="P85">99</text:p>
          </table:table-cell>
          <table:table-cell table:style-name="Tableau28.A2" office:value-type="string">
            <text:p text:style-name="P85">100</text:p>
          </table:table-cell>
          <table:table-cell table:style-name="Tableau28.A2" office:value-type="string">
            <text:p text:style-name="P85">101</text:p>
          </table:table-cell>
          <table:table-cell table:style-name="Tableau28.R2" office:value-type="string">
            <text:p text:style-name="P85">102</text:p>
          </table:table-cell>
        </table:table-row>
        <table:table-row>
          <table:table-cell table:style-name="Tableau28.A2" office:value-type="string">
            <text:p text:style-name="P85">valeur</text:p>
          </table:table-cell>
          <table:table-cell table:style-name="Tableau28.A2" office:value-type="string">
            <text:p text:style-name="P85">0</text:p>
          </table:table-cell>
          <table:table-cell table:style-name="Tableau28.A2" office:value-type="string">
            <text:p text:style-name="P85">1</text:p>
          </table:table-cell>
          <table:table-cell table:style-name="Tableau28.A2" office:value-type="string">
            <text:p text:style-name="P85">2</text:p>
          </table:table-cell>
          <table:table-cell table:style-name="Tableau28.A2" office:value-type="string">
            <text:p text:style-name="P85">3</text:p>
          </table:table-cell>
          <table:table-cell table:style-name="Tableau28.A2" office:value-type="string">
            <text:p text:style-name="P85">4</text:p>
          </table:table-cell>
          <table:table-cell table:style-name="Tableau28.A2" office:value-type="string">
            <text:p text:style-name="P85">5</text:p>
          </table:table-cell>
          <table:table-cell table:style-name="Tableau28.A2" office:value-type="string">
            <text:p text:style-name="P85">6</text:p>
          </table:table-cell>
          <table:table-cell table:style-name="Tableau28.A2" office:value-type="string">
            <text:p text:style-name="P85">7</text:p>
          </table:table-cell>
          <table:table-cell table:style-name="Tableau28.A2" office:value-type="string">
            <text:p text:style-name="P85">8</text:p>
          </table:table-cell>
          <table:table-cell table:style-name="Tableau28.A2" office:value-type="string">
            <text:p text:style-name="P85">9</text:p>
          </table:table-cell>
          <table:table-cell table:style-name="Tableau28.A2" office:value-type="string">
            <text:p text:style-name="P85"/>
          </table:table-cell>
          <table:table-cell table:style-name="Tableau28.A2" office:value-type="string">
            <text:p text:style-name="P85">10</text:p>
          </table:table-cell>
          <table:table-cell table:style-name="Tableau28.A2" office:value-type="string">
            <text:p text:style-name="P85">11</text:p>
          </table:table-cell>
          <table:table-cell table:style-name="Tableau28.A2" office:value-type="string">
            <text:p text:style-name="P85">12</text:p>
          </table:table-cell>
          <table:table-cell table:style-name="Tableau28.A2" office:value-type="string">
            <text:p text:style-name="P85">13</text:p>
          </table:table-cell>
          <table:table-cell table:style-name="Tableau28.A2" office:value-type="string">
            <text:p text:style-name="P85">14</text:p>
          </table:table-cell>
          <table:table-cell table:style-name="Tableau28.R2" office:value-type="string">
            <text:p text:style-name="P85">15</text:p>
          </table:table-cell>
        </table:table-row>
      </table:table>
      <text:p text:style-name="P28">Il est donc facile de convertir un seul caractère compris entre '0' et '9' ou entre 'a' et 'f' en valeur numérique comprise entre 0 et 15 : si le code ASCII du chiffre hexadécimal est supérieur ou égal au code ASCII de 'a', il suffit de lui soustraire le code ASCII de 'a' pour obtenir une valeur comprise entre 0 et 5 et de lui ajouter 10 pour obtenir une valeur comprise entre 10 et 15. Si le code ASCII du chiffre hexadécimal est inférieur au code ASCII de 'a', il s'agit donc d'un caractère compris entre '0' et '9'. Il suffit alors de lui soustraire le code ASCII de '0' pour obtenir une valeur comprise entre 0 et 9. </text:p>
      <text:p text:style-name="P28"><text:soft-page-break/>On écrira donc la conversion « caractère -&gt; valeur » de cette façon :</text:p>
      <text:p text:style-name="P9">cmpb<text:tab/>$'a', %dl <text:s/># %dl contient le caractère à convertir</text:p>
      <text:p text:style-name="P9">jb<text:tab/>CarChiffre # code ASCII &lt; 'a' : c'est un chiffre</text:p>
      <text:p text:style-name="P9">subb<text:tab/>$'a', %dl <text:s/># c'est une lettre</text:p>
      <text:p text:style-name="P9">addb<text:tab/>$0xA, %dl <text:s/># conversion en entier de 4 bits</text:p>
      <text:p text:style-name="P9">jmp Suite</text:p>
      <text:p text:style-name="P9"><text:tab/><text:tab/> <text:s text:c="3"/># caractère suivant</text:p>
      <text:p text:style-name="P9">CarChiffre:</text:p>
      <text:p text:style-name="P9"/>
      <text:p text:style-name="P9">subb<text:tab/>$'0', %dl<text:tab/></text:p>
      <text:p text:style-name="P9"><text:tab/><text:tab/></text:p>
      <text:p text:style-name="P10">Suite:<text:tab/><text:tab/> <text:s text:c="3"/># %dl contient le chiffre hexadécimal</text:p>
      <text:p text:style-name="P28">À l'inverse, la conversion « valeur -&gt; caractère » s'écrira :</text:p>
      <text:p text:style-name="P9">cmpb<text:tab/>$0xA, %dl<text:tab/># %dl contient le chiffre à convertir</text:p>
      <text:p text:style-name="P9"><text:tab/>jb<text:tab/>ValeurChiffre # valeur &lt; 10</text:p>
      <text:p text:style-name="P9"><text:tab/>subb<text:tab/>$0xA, %dl<text:tab/> # c'est une lettre</text:p>
      <text:p text:style-name="P9"><text:tab/>addb<text:tab/>$'a', %dl<text:tab/> # %dl contient son code ASCII</text:p>
      <text:p text:style-name="P9"><text:tab/>jmp<text:tab/>Suite<text:tab/> <text:s text:c="7"/># chiffre suivant</text:p>
      <text:p text:style-name="P9">ValeurChiffre:</text:p>
      <text:p text:style-name="P9"><text:tab/>addb<text:tab/>$'0', %dl<text:tab/><text:tab/><text:tab/></text:p>
      <text:p text:style-name="P9">Suite:<text:tab/><text:tab/># %dl contient le caractère hexadécimal</text:p>
      <text:p text:style-name="P28">Ce sous-problème étant réglé, il nous reste à écrire le code pour traiter tous les chiffres/caractères du nombre. Dans le cas d'une conversion « valeur -&gt; chaîne de caractères », il nous trouver un moyen d'extraire chacun des chiffres de la valeur. Dans le cas d'une conversion « chaîne de caractères -&gt; valeur », il nous faut trouver un moyen d'assembler chacun des chiffres de la valeur. Pour l'extraction des chiffres d'une valeur, on peut procéder par divisions par 16 successives, le reste de la division donnant le chiffre hexadécimal de poids faible. On peut réaliser la même chose avec des décalages à droite de 4 bits. Pour l'assemblage des chiffres d'une valeur, on peut procéder par multiplication par 16 par décalages à gauche de 4 bits. </text:p>
      <text:p text:style-name="P28"/>
      <text:p text:style-name="P93"><text:tab/><text:span text:style-name="T62">.data<text:tab/><text:tab/># directive de création d'une zone de donnée</text:span></text:p>
      <text:p text:style-name="P97">Nombre:</text:p>
      <text:p text:style-name="P97"><text:tab/>.quad<text:tab/>0<text:tab/># un nombre de 64 bits</text:p>
      <text:p text:style-name="P97">Base:<text:tab/>.quad<text:tab/>16<text:tab/># la base 16 (dite "hexadécimale")</text:p>
      <text:p text:style-name="P97">NombreASCII:<text:tab/><text:tab/># adresse symbolique pointant sur le nombre</text:p>
      <text:p text:style-name="P97"><text:soft-page-break/><text:s text:c="6"/>.string "XXXXXXXXXXXXXXXX\n"<text:tab/># en caractères ASCII</text:p>
      <text:p text:style-name="P97"><text:tab/>.text<text:tab/><text:tab/># directive de création d'une zone d'instructions</text:p>
      <text:p text:style-name="P97"><text:tab/>.globl main<text:tab/># directive de création d'une étiquette <text:tab/><text:tab/><text:tab/><text:tab/># de portée globale</text:p>
      <text:p text:style-name="P97">main:<text:tab/><text:tab/><text:tab/># main est l'adresse de début du programme </text:p>
      <text:p text:style-name="P97"><text:tab/></text:p>
      <text:p text:style-name="P97"><text:tab/>pushq<text:tab/>$NombreASCII<text:tab/># empile l'adresse du nombre sous </text:p>
      <text:p text:style-name="P97"><text:tab/><text:tab/><text:tab/><text:tab/>#forme de chaîne ASCII </text:p>
      <text:p text:style-name="P97"><text:tab/>call LitChaine<text:tab/><text:tab/># Appelle la procédure de lecture</text:p>
      <text:p text:style-name="P97"><text:tab/>pushq<text:tab/>$Nombre<text:tab/><text:tab/># empile l'adresse du nombre à obtenir</text:p>
      <text:p text:style-name="P97"><text:tab/>pushq<text:tab/>$NombreASCII<text:tab/># empile l'adresse de la chaîne à convertir</text:p>
      <text:p text:style-name="P97"><text:tab/>call HexaVersEntierMul<text:tab/># appelle la procédure de conversion par</text:p>
      <text:p text:style-name="P97"><text:tab/><text:tab/><text:tab/><text:tab/># multiplications</text:p>
      <text:p text:style-name="P97"><text:tab/>addq<text:tab/>$0x11111111, Nombre<text:tab/># Fait une addition</text:p>
      <text:p text:style-name="P97"><text:tab/>pushq<text:tab/>Nombre<text:tab/><text:tab/><text:tab/># empile le nombre</text:p>
      <text:p text:style-name="P97"><text:tab/>pushq<text:tab/>$NombreASCII<text:tab/><text:tab/># empile l'adresse de la chaîne </text:p>
      <text:p text:style-name="P97"><text:tab/><text:tab/><text:tab/><text:tab/><text:tab/># à écrire</text:p>
      <text:p text:style-name="P97"><text:tab/>call<text:tab/>EntierVersHexaDivise<text:tab/># appelle la procédure </text:p>
      <text:p text:style-name="P97"><text:tab/><text:tab/><text:tab/><text:tab/><text:tab/># de conversion par divisions</text:p>
      <text:p text:style-name="P97"><text:tab/>pushq<text:tab/>$NombreASCII<text:tab/><text:tab/># empile l'adresse du nombre </text:p>
      <text:p text:style-name="P97"><text:tab/><text:tab/><text:tab/><text:tab/><text:tab/># sous forme de chaîne ASCII </text:p>
      <text:p text:style-name="P97"><text:tab/>pushq<text:tab/>$17<text:tab/><text:tab/><text:tab/># empile le nombre de caractères</text:p>
      <text:p text:style-name="P97"><text:tab/><text:tab/><text:tab/><text:tab/><text:tab/># à afficher</text:p>
      <text:p text:style-name="P97"><text:tab/>call AfficheChaine<text:tab/># Appelle la procédure d'affichage</text:p>
      <text:p text:style-name="P97"/>
      <text:p text:style-name="P97"><text:tab/>pushq<text:tab/>$NombreASCII<text:tab/># empile l'adresse du nombre sous forme </text:p>
      <text:p text:style-name="P97"><text:tab/><text:tab/><text:tab/><text:tab/># de chaîne ASCII </text:p>
      <text:p text:style-name="P97"><text:tab/>call LitChaine<text:tab/><text:tab/># Appelle la procédure de lecture</text:p>
      <text:p text:style-name="P97"><text:tab/>pushq<text:tab/>$Nombre<text:tab/><text:tab/># empile l'adresse du nombre à obtenir</text:p>
      <text:p text:style-name="P97"><text:tab/>pushq<text:tab/>$NombreASCII<text:tab/># empile l'adresse de la chaîne à convertir</text:p>
      <text:p text:style-name="P97"><text:tab/>call HexaVersEntierDecale# appelle la procédure de conversion </text:p>
      <text:p text:style-name="P97"><text:tab/><text:tab/><text:tab/><text:tab/># par décalages</text:p>
      <text:p text:style-name="P97"/>
      <text:p text:style-name="P97"><text:tab/>subq<text:tab/>$0x111111, Nombre# Fait une soustraction<text:tab/></text:p>
      <text:p text:style-name="P97"/>
      <text:p text:style-name="P97"><text:tab/>pushq<text:tab/>Nombre<text:tab/><text:tab/># empile le nombre</text:p>
      <text:p text:style-name="P97"><text:tab/>pushq<text:tab/>$NombreASCII<text:tab/># empile l'adresse de la chaîne à écrire</text:p>
      <text:p text:style-name="P97"><text:tab/>call<text:tab/>EntierVersHexaDecale <text:tab/># appelle la procédure de</text:p>
      <text:p text:style-name="P97"><text:tab/><text:tab/><text:tab/><text:tab/><text:tab/># conversion par décalages</text:p>
      <text:p text:style-name="P97"><text:tab/>pushq<text:tab/>$NombreASCII<text:tab/><text:tab/># empile l'adresse du nombre </text:p>
      <text:p text:style-name="P97"><text:tab/><text:tab/><text:tab/><text:tab/><text:tab/>#sous forme de chaîne ASCII </text:p>
      <text:p text:style-name="P97"><text:tab/>pushq<text:tab/>$17<text:tab/># empile le nombre de caractères à afficher</text:p>
      <text:p text:style-name="P97"><text:tab/>call AfficheChaine<text:tab/># Appelle la procédure d'affichage</text:p>
      <text:p text:style-name="P97"/>
      <text:p text:style-name="P97"><text:s text:c="6"/>movl <text:s text:c="3"/>$1,%eax<text:tab/># sélection de la fonction exit du système</text:p>
      <text:p text:style-name="P97"><text:s text:c="6"/>xorl <text:s text:c="3"/>%ebx,%ebx<text:tab/># mise à zéro du 1er paramètre en utilisant</text:p>
      <text:p text:style-name="P97"><text:tab/><text:tab/><text:tab/># xor, c'est à dire ou exclusif</text:p>
      <text:p text:style-name="P97"><text:s text:c="6"/>int <text:s text:c="4"/>$0x80<text:tab/># appel de l'interruption 128 -&gt; GNU/Linux</text:p>
      <text:p text:style-name="P97">fin: <text:s text:c="3"/>ret<text:tab/></text:p>
      <text:p text:style-name="P97"/>
      <text:p text:style-name="P97">######################################################################################################</text:p>
      <text:p text:style-name="P97"><text:soft-page-break/></text:p>
      <text:p text:style-name="P97">LitChaine :</text:p>
      <text:p text:style-name="P97"><text:tab/>movl <text:s text:c="3"/>$3,%eax<text:tab/># sélection de la fonction read du système</text:p>
      <text:p text:style-name="P97"><text:s text:c="8"/>movl <text:s text:c="3"/>$2,%ebx<text:tab/># dernier paramètre de write : stdin</text:p>
      <text:p text:style-name="P97"><text:s text:c="8"/>movl <text:s text:c="3"/>8(%rsp),%ecx<text:tab/># premier paramètre de write : </text:p>
      <text:p text:style-name="P97"><text:tab/><text:tab/><text:tab/><text:tab/># l'adresse de la chaîne de caractères </text:p>
      <text:p text:style-name="P97"><text:tab/><text:tab/><text:tab/><text:tab/># à lire</text:p>
      <text:p text:style-name="P97"><text:s text:c="8"/>int <text:s text:c="4"/>$0x80<text:tab/># appel de l'interruption 128 -&gt; GNU/Linux</text:p>
      <text:p text:style-name="P97"><text:tab/>ret<text:tab/>$16<text:tab/># retourne en dépilant le paramètre</text:p>
      <text:p text:style-name="P97"/>
      <text:p text:style-name="P97">######################################################################################################</text:p>
      <text:p text:style-name="P97"/>
      <text:p text:style-name="P97">AfficheChaine :</text:p>
      <text:p text:style-name="P97"><text:tab/>movl <text:s text:c="3"/>$4,%eax<text:tab/># sélection de la fonction write du système</text:p>
      <text:p text:style-name="P97"><text:s text:c="8"/>movl <text:s text:c="3"/>$1,%ebx<text:tab/># dernier paramètre de write : stdout</text:p>
      <text:p text:style-name="P97"><text:s text:c="8"/>movl <text:s text:c="3"/>16(%rsp),%ecx <text:tab/># premier paramètre de write : l'adresse </text:p>
      <text:p text:style-name="P97"><text:tab/><text:tab/><text:tab/><text:tab/># de la chaîne de caractères à afficher</text:p>
      <text:p text:style-name="P97"><text:s text:c="8"/>movl <text:s text:c="3"/>8(%rsp),%edx<text:tab/># le nombre de caractères à afficher</text:p>
      <text:p text:style-name="P97"><text:s text:c="8"/>int <text:s text:c="4"/>$0x80<text:tab/><text:tab/># appel de l'interruption </text:p>
      <text:p text:style-name="P97"><text:tab/><text:tab/><text:tab/><text:tab/># 128 -&gt; GNU/Linux</text:p>
      <text:p text:style-name="P97"><text:tab/>ret<text:tab/>$16<text:tab/><text:tab/># retourne en dépilant le paramètre</text:p>
      <text:p text:style-name="P97"/>
      <text:p text:style-name="P97">########################################################################################################</text:p>
      <text:p text:style-name="P97"/>
      <text:p text:style-name="P97">HexaVersEntierDecale:</text:p>
      <text:p text:style-name="P97"><text:tab/>movq <text:tab/> 8(%rsp), %rsi<text:tab/># %rsi pointe sur la chaine de caractères</text:p>
      <text:p text:style-name="P97"><text:tab/>movq<text:tab/>16(%rsp), %rdi<text:tab/># %rdi pointe sur nombre issu de la</text:p>
      <text:p text:style-name="P97"><text:tab/><text:tab/><text:tab/><text:tab/># conversion</text:p>
      <text:p text:style-name="P97"><text:tab/>movq<text:tab/>$0, %rcx<text:tab/># position du caractère courant dans la</text:p>
      <text:p text:style-name="P97"><text:tab/><text:tab/><text:tab/><text:tab/># chaîne</text:p>
      <text:p text:style-name="P97"><text:tab/>movq<text:tab/>$0, %rdx<text:tab/># mets à zéro les bits de %rdx pour</text:p>
      <text:p text:style-name="P97"><text:tab/><text:tab/><text:tab/><text:tab/># opération CopieCarDecale</text:p>
      <text:p text:style-name="P97">ConversionCarDecale :</text:p>
      <text:p text:style-name="P97"><text:tab/>movb<text:tab/>(%rsi, %rcx), %dl <text:tab/># récupération du caractère</text:p>
      <text:p text:style-name="P97"><text:tab/><text:tab/><text:tab/><text:tab/><text:tab/># courant dans %dl</text:p>
      <text:p text:style-name="P97"><text:tab/>cmpb<text:tab/>$'a', %dl<text:tab/><text:tab/><text:tab/># </text:p>
      <text:p text:style-name="P97"><text:tab/>jb<text:tab/>CarChiffreDecale<text:tab/><text:tab/># code ASCII &lt; 'A' : </text:p>
      <text:p text:style-name="P97"><text:tab/><text:tab/><text:tab/><text:tab/><text:tab/># c'est un chiffre</text:p>
      <text:p text:style-name="P97"><text:tab/>subb<text:tab/>$'a', %dl<text:tab/><text:tab/># c'est une lettre</text:p>
      <text:p text:style-name="P97"><text:tab/>addb<text:tab/>$0xA, %dl<text:tab/><text:tab/># conversion en entier de 4 bits</text:p>
      <text:p text:style-name="P97"><text:tab/>jmp CopieCarDecale<text:tab/><text:tab/># saut vers l'insertion dans </text:p>
      <text:p text:style-name="P97"><text:tab/><text:tab/><text:tab/><text:tab/><text:tab/># %rax</text:p>
      <text:p text:style-name="P97">CarChiffreDecale:</text:p>
      <text:p text:style-name="P97"><text:tab/>subb<text:tab/>$'0', %dl<text:tab/># %dl contient le chiffre</text:p>
      <text:p text:style-name="P97">CopieCarDecale:<text:tab/></text:p>
      <text:p text:style-name="P97"><text:tab/>shlq<text:tab/>$4, (%rdi)<text:tab/># décale %rax d'un chiffre (4 bits) vers </text:p>
      <text:p text:style-name="P97"><text:tab/><text:tab/><text:tab/><text:tab/># la droite</text:p>
      <text:p text:style-name="P97"><text:tab/>orb<text:tab/>%dl, (%rdi)<text:tab/># copie %dl dans les 4 bits de poids</text:p>
      <text:p text:style-name="P97"><text:tab/><text:tab/><text:tab/><text:tab/># faibles de %rax</text:p>
      <text:p text:style-name="P97"><text:tab/>addq <text:tab/>$1, %rcx<text:tab/># chiffre suivant</text:p>
      <text:p text:style-name="P97"><text:tab/>cmpq<text:tab/>$15, %rcx</text:p>
      <text:p text:style-name="P97"><text:tab/>jbe<text:tab/>ConversionCarDecale<text:tab/># conversion terminée l</text:p>
      <text:p text:style-name="P97"><text:soft-page-break/><text:tab/><text:tab/><text:tab/><text:tab/><text:tab/># orsque %rcx est négatif</text:p>
      <text:p text:style-name="P97"><text:tab/>ret $16<text:tab/><text:tab/><text:tab/><text:tab/># retourne en enlevant les </text:p>
      <text:p text:style-name="P97"><text:tab/><text:tab/><text:tab/><text:tab/><text:tab/># 2 paramètres de la pile</text:p>
      <text:p text:style-name="P97">###############################################################################</text:p>
      <text:p text:style-name="P97"/>
      <text:p text:style-name="P97">HexaVersEntierMul:</text:p>
      <text:p text:style-name="P97"><text:tab/>movq <text:tab/> 8(%rsp), %rsi<text:tab/># %rsi pointe sur la chaine de caractères</text:p>
      <text:p text:style-name="P97"><text:tab/>movq<text:tab/>16(%rsp), %rdi<text:tab/># %rdi pointe sur nombre issu de la</text:p>
      <text:p text:style-name="P97"><text:tab/><text:tab/><text:tab/><text:tab/># conversion</text:p>
      <text:p text:style-name="P97"><text:tab/>movq<text:tab/>$0, %rcx<text:tab/># position du caractère courant dans la</text:p>
      <text:p text:style-name="P97"><text:tab/><text:tab/><text:tab/><text:tab/># chaîne</text:p>
      <text:p text:style-name="P97"><text:tab/>movq<text:tab/>$0, %rbx<text:tab/># mets à zéro les bits de %rbx pour</text:p>
      <text:p text:style-name="P97"><text:tab/><text:tab/><text:tab/><text:tab/># opération CopieCarDecale</text:p>
      <text:p text:style-name="P97"><text:tab/>movq<text:tab/>(%rdi), %rax<text:tab/># Copie le nombre courant dans %rax</text:p>
      <text:p text:style-name="P97">ConversionCarMul:</text:p>
      <text:p text:style-name="P97"><text:tab/>movb<text:tab/>(%rsi, %rcx), %bl<text:tab/># récupération du caractère</text:p>
      <text:p text:style-name="P97"><text:tab/><text:tab/><text:tab/><text:tab/><text:tab/># courant dans %bl</text:p>
      <text:p text:style-name="P97"><text:tab/>cmpb<text:tab/>$'a', %bl<text:tab/><text:tab/><text:tab/># </text:p>
      <text:p text:style-name="P97"><text:tab/>jb<text:tab/>CarChiffreMul<text:tab/><text:tab/># code ASCII &lt; 'A' : c'est un</text:p>
      <text:p text:style-name="P97"><text:tab/><text:tab/><text:tab/><text:tab/><text:tab/># chiffre</text:p>
      <text:p text:style-name="P97"><text:tab/>subb<text:tab/>$'a', %bl<text:tab/><text:tab/># c'est une lettre</text:p>
      <text:p text:style-name="P97"><text:tab/>addb<text:tab/>$0xA, %bl<text:tab/><text:tab/># conversion en entier de 4 bits</text:p>
      <text:p text:style-name="P97"><text:tab/>jmp CopieCarMul<text:tab/><text:tab/><text:tab/># saut vers l'insertion dans %rax</text:p>
      <text:p text:style-name="P97">CarChiffreMul:</text:p>
      <text:p text:style-name="P97"><text:tab/>subb<text:tab/>$'0', %bl<text:tab/><text:tab/># %bl contient le chiffre</text:p>
      <text:p text:style-name="P97">CopieCarMul:<text:tab/></text:p>
      <text:p text:style-name="P97"><text:tab/>mulq<text:tab/>Base<text:tab/><text:tab/><text:tab/># multiplie le nombre courant </text:p>
      <text:p text:style-name="P97"><text:tab/><text:tab/><text:tab/><text:tab/><text:tab/># par la base :</text:p>
      <text:p text:style-name="P97"><text:tab/><text:tab/><text:tab/><text:tab/><text:tab/># résultat dans %rax<text:tab/></text:p>
      <text:p text:style-name="P97"><text:tab/>addb<text:tab/>%bl,<text:tab/>%al<text:tab/><text:tab/># ajoute le chiffre courant dans</text:p>
      <text:p text:style-name="P97"><text:tab/><text:tab/><text:tab/><text:tab/><text:tab/># les 4 bits de poids faible</text:p>
      <text:p text:style-name="P97"><text:tab/>addq <text:tab/>$1, %rcx<text:tab/><text:tab/># chiffre suivant</text:p>
      <text:p text:style-name="P97"><text:tab/>cmpq<text:tab/>$15, %rcx</text:p>
      <text:p text:style-name="P97"><text:tab/>jbe<text:tab/>ConversionCarMul<text:tab/><text:tab/># conversion terminée lorsque </text:p>
      <text:p text:style-name="P97"><text:tab/><text:tab/><text:tab/><text:tab/><text:tab/># %rcx est négatif</text:p>
      <text:p text:style-name="P97"><text:tab/>movq<text:tab/>%rax, (%rdi)<text:tab/><text:tab/># copie le nombre obtenu à </text:p>
      <text:p text:style-name="P97"><text:tab/><text:tab/><text:tab/><text:tab/><text:tab/># l'adresse demandée</text:p>
      <text:p text:style-name="P97"><text:tab/>ret $16<text:tab/><text:tab/><text:tab/><text:tab/># retourne en enlevant les 2</text:p>
      <text:p text:style-name="P97"><text:tab/><text:tab/><text:tab/><text:tab/><text:tab/># paramètres de la pile</text:p>
      <text:p text:style-name="P97"/>
      <text:p text:style-name="P97">###############################################################################</text:p>
      <text:p text:style-name="P97"/>
      <text:p text:style-name="P97">EntierVersHexaDivise:</text:p>
      <text:p text:style-name="P97"><text:tab/>movq <text:tab/> 8(%rsp), %rdi<text:tab/># %rdi pointe sur la chaine de caractères</text:p>
      <text:p text:style-name="P97"><text:tab/>movq<text:tab/>16(%rsp), %rax<text:tab/># %eax contient le nombre à convertir</text:p>
      <text:p text:style-name="P97"><text:tab/>movq<text:tab/>$15, %rcx<text:tab/># position du caractère courant dans la</text:p>
      <text:p text:style-name="P97"><text:tab/><text:tab/><text:tab/><text:tab/># chaîne</text:p>
      <text:p text:style-name="P97">ConversionChiffreDivise:</text:p>
      <text:p text:style-name="P97"><text:tab/>movq<text:tab/>$0, %rdx</text:p>
      <text:p text:style-name="P97"><text:tab/>divq<text:tab/>Base<text:tab/><text:tab/># divise %rdx:%rax par 16 : le reste de <text:tab/><text:tab/><text:tab/><text:tab/># la division %rdx</text:p>
      <text:p text:style-name="P97"><text:tab/><text:tab/><text:tab/><text:tab/># est le chiffre de poids faible </text:p>
      <text:p text:style-name="P97"><text:soft-page-break/><text:tab/><text:tab/><text:tab/><text:tab/># du nombre </text:p>
      <text:p text:style-name="P97"><text:tab/><text:tab/><text:tab/><text:tab/># à convertir et</text:p>
      <text:p text:style-name="P97"><text:tab/><text:tab/><text:tab/><text:tab/># le quotient (%rax) contient les </text:p>
      <text:p text:style-name="P97"><text:tab/><text:tab/><text:tab/><text:tab/># autres chiffres à convertir</text:p>
      <text:p text:style-name="P97"><text:tab/>cmpb<text:tab/>$0xA, %dl<text:tab/><text:tab/><text:tab/></text:p>
      <text:p text:style-name="P97"><text:tab/>jb<text:tab/>ValeurChiffreDivise<text:tab/># valeur &lt; 10</text:p>
      <text:p text:style-name="P97"><text:tab/>subb<text:tab/>$0xA, %dl<text:tab/><text:tab/># c'est une lettre</text:p>
      <text:p text:style-name="P97"><text:tab/>addb<text:tab/>$'a', %dl<text:tab/><text:tab/># %dl contient son code ASCII</text:p>
      <text:p text:style-name="P97"><text:tab/>jmp<text:tab/>CopieDivise<text:tab/><text:tab/># saut vers la copie</text:p>
      <text:p text:style-name="P97">ValeurChiffreDivise:</text:p>
      <text:p text:style-name="P97"><text:tab/>addb<text:tab/>$'0', %dl<text:tab/># %dl contient le code ASCII du chiffre</text:p>
      <text:p text:style-name="P97">CopieDivise:<text:tab/></text:p>
      <text:p text:style-name="P97"><text:tab/>movb<text:tab/>%dl, (%rdi,%rcx)<text:tab/># copie dans la chaine à la position %rcx</text:p>
      <text:p text:style-name="P97"><text:tab/>subq <text:tab/>$1, %rcx<text:tab/># chiffre suivant</text:p>
      <text:p text:style-name="P97"><text:tab/>jns<text:tab/>ConversionChiffreDivise<text:tab/></text:p>
      <text:p text:style-name="P97"><text:tab/><text:tab/><text:tab/><text:tab/># conversion terminée lorsque %rcx est</text:p>
      <text:p text:style-name="P97"><text:tab/><text:tab/><text:tab/><text:tab/># négatif</text:p>
      <text:p text:style-name="P97"><text:tab/>ret $16<text:tab/><text:tab/># retourne en enlevant les 2 paramètres de </text:p>
      <text:p text:style-name="P97"><text:tab/><text:tab/><text:tab/># la pile</text:p>
      <text:p text:style-name="P97"/>
      <text:p text:style-name="P97">##############################################################################</text:p>
      <text:p text:style-name="P97"/>
      <text:p text:style-name="P97">EntierVersHexaDecale:</text:p>
      <text:p text:style-name="P97"><text:tab/>movq <text:tab/> 8(%rsp), %rdi<text:tab/># %rdi pointe sur la chaine de caractères</text:p>
      <text:p text:style-name="P97"><text:tab/>movq<text:tab/>16(%rsp), %rax<text:tab/># %eax contient le nombre à convertir</text:p>
      <text:p text:style-name="P97"><text:tab/>movq<text:tab/>$15, %rcx<text:tab/># position du caractère courant dans la</text:p>
      <text:p text:style-name="P97"><text:tab/><text:tab/><text:tab/><text:tab/># chaîne</text:p>
      <text:p text:style-name="P97">ConversionChiffreDecale :</text:p>
      <text:p text:style-name="P97"><text:tab/>movq<text:tab/>%rax, %rdx<text:tab/># récupération du chiffre courant dans %dl</text:p>
      <text:p text:style-name="P97"><text:tab/>andb<text:tab/>$0xF, %dl<text:tab/># masque les 4 bits de poids fort de %dl</text:p>
      <text:p text:style-name="P97"><text:tab/>shrq<text:tab/>$4, %rax<text:tab/># décale %rax d'un chiffre (4 bits) </text:p>
      <text:p text:style-name="P97"><text:tab/><text:tab/><text:tab/><text:tab/># vers la droite</text:p>
      <text:p text:style-name="P97"><text:tab/>cmpb<text:tab/>$0xA, %dl<text:tab/><text:tab/><text:tab/></text:p>
      <text:p text:style-name="P97"><text:tab/>jb<text:tab/>ValeurChiffreDecale<text:tab/> # valeur &lt; 10</text:p>
      <text:p text:style-name="P97"><text:tab/>subb<text:tab/>$0xA, %dl<text:tab/># c'est une lettre</text:p>
      <text:p text:style-name="P97"><text:tab/>addb<text:tab/>$'a', %dl<text:tab/># %dl contient son code ASCII</text:p>
      <text:p text:style-name="P97"><text:tab/>jmp<text:tab/>CopieDecale<text:tab/># saut vers la copie</text:p>
      <text:p text:style-name="P97">ValeurChiffreDecale:</text:p>
      <text:p text:style-name="P97"><text:tab/>addb<text:tab/>$'0', %dl<text:tab/># %dl contient le code ASCII du chiffre</text:p>
      <text:p text:style-name="P97">CopieDecale:<text:tab/></text:p>
      <text:p text:style-name="P97"><text:tab/>movb<text:tab/>%dl, (%rdi,%rcx)<text:tab/># copie dans la chaine à la position %rcx</text:p>
      <text:p text:style-name="P97"><text:tab/>subq <text:tab/>$1, %rcx<text:tab/><text:tab/># chiffre suivant</text:p>
      <text:p text:style-name="P97"><text:tab/>jns<text:tab/>ConversionChiffreDecale<text:tab/># conversion terminée lorsque</text:p>
      <text:p text:style-name="P97"><text:tab/><text:tab/><text:tab/><text:tab/><text:tab/># %rcx est négatif</text:p>
      <text:p text:style-name="P97"><text:tab/>ret $16<text:tab/><text:tab/><text:tab/><text:tab/># retourne en enlevant les 2</text:p>
      <text:p text:style-name="P97"><text:tab/><text:tab/><text:tab/><text:tab/><text:tab/># paramètres de la pile<text:tab/></text:p>
      <text:p text:style-name="Heading_20_3">16.2.4 Correction du 15.10</text:p>
      <text:p text:style-name="Preformatted_20_Text"><text:tab/><text:span text:style-name="T70">.data<text:tab/><text:tab/># directive de création d'une zone de donnée</text:span></text:p>
      <text:p text:style-name="P110"><text:tab/>.align 8</text:p>
      <text:p text:style-name="P110"><text:soft-page-break/></text:p>
      <text:p text:style-name="P110">m:<text:tab/>.double 0.0<text:tab/># m : mensualité</text:p>
      <text:p text:style-name="P110">k:<text:tab/>.double 0.0<text:tab/># K : capital emprunté</text:p>
      <text:p text:style-name="P110">t:<text:tab/>.double 0.0<text:tab/># t : taux annuel proportionnel</text:p>
      <text:p text:style-name="P110">n:<text:tab/>.quad<text:tab/>0<text:tab/># n : nombre de mensualités</text:p>
      <text:p text:style-name="P110">NBMOISDANSANNEE:</text:p>
      <text:p text:style-name="P110"><text:tab/>.quad<text:tab/>12</text:p>
      <text:p text:style-name="P110">EntreeK:</text:p>
      <text:p text:style-name="P110"><text:tab/>.string "Veuillez entrer le capital emprunté\n"</text:p>
      <text:p text:style-name="P110">EntreeT:</text:p>
      <text:p text:style-name="P110"><text:tab/>.string "Veuillez entrer le taux annuel proportionnel\n"</text:p>
      <text:p text:style-name="P110">EntreeN:<text:tab/></text:p>
      <text:p text:style-name="P110"><text:tab/>.string "Veuillez entrer le nombre de mensualités\n"</text:p>
      <text:p text:style-name="P110">AfficheM:</text:p>
      <text:p text:style-name="P110"><text:tab/>.string "Le montant de la mensualité d'élève à %lf\n"</text:p>
      <text:p text:style-name="P110">FormatEntreeDouble:</text:p>
      <text:p text:style-name="P110"><text:tab/>.string "%lf"<text:tab/># Pour les appels de scanf et printf (stdio.h)</text:p>
      <text:p text:style-name="P110">FormatEntreeQuad:</text:p>
      <text:p text:style-name="P110"><text:tab/>.string "%llu"<text:tab/># llu : unsigned long long (non signés de 64 bits)</text:p>
      <text:p text:style-name="P110"/>
      <text:p text:style-name="P110"><text:tab/>.text<text:tab/><text:tab/># directive de création d'une zone d'instructions</text:p>
      <text:p text:style-name="P110"><text:tab/>.globl main<text:tab/># directive de création d'une étiquette <text:tab/><text:tab/><text:tab/><text:tab/><text:tab/><text:tab/><text:tab/></text:p>
      <text:p text:style-name="P110"><text:tab/><text:tab/><text:tab/># de portée globale</text:p>
      <text:p text:style-name="P110">main:<text:tab/><text:tab/><text:tab/># main est l'adresse de début du programme </text:p>
      <text:p text:style-name="P110">################ LECTURE DE K ######################</text:p>
      <text:p text:style-name="P110"><text:tab/>subq<text:tab/>$8,%rsp<text:tab/><text:tab/><text:tab/># crée un paramètre obligatoire,</text:p>
      <text:p text:style-name="P110"><text:tab/><text:tab/><text:tab/><text:tab/><text:tab/># mais inutilisé pour printf </text:p>
      <text:p text:style-name="P110"><text:tab/>movl<text:tab/>$EntreeK, %edi<text:tab/><text:tab/># chaine de format</text:p>
      <text:p text:style-name="P110"><text:tab/>movl <text:tab/>$1, %eax<text:tab/><text:tab/># stdout</text:p>
      <text:p text:style-name="P110"><text:tab/>call<text:tab/>printf<text:tab/><text:tab/><text:tab/># affiche l'invitation à entrer k</text:p>
      <text:p text:style-name="P110"><text:tab/>addq<text:tab/>$8, %rsp<text:tab/><text:tab/># libère le paramètre fictif</text:p>
      <text:p text:style-name="P110"><text:tab/>movq<text:tab/>$k, %rsi<text:tab/><text:tab/># l'adresse du nombre à lire</text:p>
      <text:p text:style-name="P110"><text:tab/>movq<text:tab/>$FormatEntreeDouble, %rdi<text:tab/># chaine de format</text:p>
      <text:p text:style-name="P110"><text:tab/>movq <text:tab/>$0, %rax<text:tab/><text:tab/><text:tab/># stdin</text:p>
      <text:p text:style-name="P110"><text:tab/>call<text:tab/>scanf<text:tab/><text:tab/><text:tab/><text:tab/># Lit k</text:p>
      <text:p text:style-name="P110">################ LECTURE DE T ######################</text:p>
      <text:p text:style-name="P110"><text:tab/>subq<text:tab/>$8,%rsp<text:tab/><text:tab/><text:tab/># crée un paramètre obligatoire,</text:p>
      <text:p text:style-name="P110"><text:tab/><text:tab/><text:tab/><text:tab/><text:tab/># mais inutilisé pour printf </text:p>
      <text:p text:style-name="P110"><text:tab/>movl<text:tab/>$EntreeT, %edi<text:tab/><text:tab/># chaine de format</text:p>
      <text:p text:style-name="P110"><text:tab/>movl <text:tab/>$1, %eax<text:tab/><text:tab/># stdout</text:p>
      <text:p text:style-name="P110"><text:tab/>call<text:tab/>printf<text:tab/><text:tab/><text:tab/># affiche l'invitation à entrer t</text:p>
      <text:p text:style-name="P110"><text:tab/>addq<text:tab/>$8, %rsp<text:tab/><text:tab/># libère le paramètre fictif</text:p>
      <text:p text:style-name="P110"><text:tab/>movq<text:tab/>$t, %rsi<text:tab/><text:tab/># l'adresse du nombre à lire</text:p>
      <text:p text:style-name="P110"><text:tab/>movq<text:tab/>$FormatEntreeDouble, %rdi<text:tab/># chaine de format</text:p>
      <text:p text:style-name="P110"><text:tab/>movq <text:tab/>$0, %rax<text:tab/><text:tab/><text:tab/># stdin</text:p>
      <text:p text:style-name="P110"><text:tab/>call<text:tab/>scanf<text:tab/><text:tab/><text:tab/><text:tab/># Lit t</text:p>
      <text:p text:style-name="P110">################ LECTURE DE N ######################</text:p>
      <text:p text:style-name="P110"><text:tab/>subq<text:tab/>$8,%rsp<text:tab/><text:tab/><text:tab/># crée un paramètre obligatoire,</text:p>
      <text:p text:style-name="P110"><text:tab/><text:tab/><text:tab/><text:tab/><text:tab/># mais inutilisé pour printf </text:p>
      <text:p text:style-name="P110"><text:tab/>movl<text:tab/>$EntreeN, %edi<text:tab/><text:tab/># chaine de format</text:p>
      <text:p text:style-name="P110"><text:tab/>movl <text:tab/>$1, %eax<text:tab/><text:tab/># stdout</text:p>
      <text:p text:style-name="P110"><text:tab/>call<text:tab/>printf<text:tab/><text:tab/><text:tab/># affiche l'invitation à entrer n</text:p>
      <text:p text:style-name="P110"><text:tab/>addq<text:tab/>$8, %rsp<text:tab/><text:tab/># libère le paramètre fictif</text:p>
      <text:p text:style-name="P110"><text:soft-page-break/><text:tab/>movq<text:tab/>$n, %rsi<text:tab/><text:tab/># l'adresse du nombre à lire</text:p>
      <text:p text:style-name="P110"><text:tab/>movq<text:tab/>$FormatEntreeQuad, %rdi<text:tab/># chaine de format</text:p>
      <text:p text:style-name="P110"><text:tab/>movq <text:tab/>$0, %rax<text:tab/><text:tab/># stdin</text:p>
      <text:p text:style-name="P110"><text:tab/>call<text:tab/>scanf<text:tab/><text:tab/><text:tab/># Lit n</text:p>
      <text:p text:style-name="P110">################ Calcul de m #########################<text:tab/></text:p>
      <text:p text:style-name="P110"><text:tab/>fldl<text:tab/>t<text:tab/><text:tab/># st(0) = t</text:p>
      <text:p text:style-name="P110"><text:tab/>fildl<text:tab/>NBMOISDANSANNEE<text:tab/># st(0)=12 ; st(1)=t</text:p>
      <text:p text:style-name="P110"><text:tab/>fdivrp<text:tab/>%st(0),%st(1)<text:tab/># st(0)=t/12</text:p>
      <text:p text:style-name="P110"><text:tab/>fldl<text:tab/>k<text:tab/><text:tab/># st(0)=K ; st(1) = t/12</text:p>
      <text:p text:style-name="P110"><text:tab/>fmul<text:tab/>%st(1), %st(0)<text:tab/># st(0)=K.t/12 ; st(1) = t/12</text:p>
      <text:p text:style-name="P110"><text:tab/>fld1<text:tab/><text:tab/><text:tab/># st(0)=1.0 ; st(1)=K.t/12 ; st(2) = t/12</text:p>
      <text:p text:style-name="P110"><text:tab/>fadd<text:tab/>%st(2), %st(0)<text:tab/># st(0)=1.0+t/12 ; st(1)=K.t/12 ; </text:p>
      <text:p text:style-name="P110"><text:tab/><text:tab/><text:tab/><text:tab/># st(2) = t/12</text:p>
      <text:p text:style-name="P110"><text:tab/>movq<text:tab/>n,<text:tab/>%rcx<text:tab/># le nombre de mensualités</text:p>
      <text:p text:style-name="P110"><text:tab/>fld1<text:tab/><text:tab/><text:tab/># st(0)=1.0 ; st(1)=1.0+t/12 ;</text:p>
      <text:p text:style-name="P110"><text:tab/><text:tab/><text:tab/><text:tab/># st(2)=K.t/12 ; st(3) = t/12</text:p>
      <text:p text:style-name="P110">PuissanceN:</text:p>
      <text:p text:style-name="P110"><text:tab/>fdiv<text:tab/>%st(1), %st(0)<text:tab/># st(0)=(1.0+t/12)^-rcx ;st(1)=1.0+t/12 ;</text:p>
      <text:p text:style-name="P110"><text:tab/><text:tab/><text:tab/><text:tab/># st(2)=K.t/12 ; st(3) = t/12</text:p>
      <text:p text:style-name="P110"><text:tab/>subq<text:tab/>$1,<text:tab/>%rcx<text:tab/># rcx=rcx-1</text:p>
      <text:p text:style-name="P110"><text:tab/>jnz<text:tab/>PuissanceN<text:tab/># vers puissance suivante</text:p>
      <text:p text:style-name="P110"><text:tab/>fld1<text:tab/><text:tab/><text:tab/># st(0)=1.0 ; st(1)=(1.0+t/12)^n ;</text:p>
      <text:p text:style-name="P110"><text:tab/><text:tab/><text:tab/><text:tab/># st(2)=1.0+t/12 ; st(3)=K.t/12 ; </text:p>
      <text:p text:style-name="P110"><text:tab/><text:tab/><text:tab/><text:tab/>#st(4) = t/12</text:p>
      <text:p text:style-name="P110"><text:tab/>fsubp<text:tab/>%st(0), %st(1)<text:tab/># st(0)=1.0-(1.0+t/12)^n ;</text:p>
      <text:p text:style-name="P110"><text:tab/><text:tab/><text:tab/><text:tab/># st(1)=1.0+t/12 ; st(2)=K.t/12 ; </text:p>
      <text:p text:style-name="P110"><text:tab/><text:tab/><text:tab/><text:tab/># st(3) = t/12</text:p>
      <text:p text:style-name="P110"><text:tab/>fdivrp<text:tab/>%st(0), %st(2)<text:tab/># st(0)=1.0+t/12 ; </text:p>
      <text:p text:style-name="P110"><text:tab/><text:tab/><text:tab/><text:tab/># st(1)=(K.t/12)/(1.0-(1.0+t/12)^n) ;</text:p>
      <text:p text:style-name="P110"><text:tab/><text:tab/><text:tab/><text:tab/># st(2) = t/12</text:p>
      <text:p text:style-name="P110"><text:tab/>fstp<text:tab/>%st(0)<text:tab/><text:tab/># st(0)=(K.t/12)/(1.0-(1.0+t/12)^n) ;</text:p>
      <text:p text:style-name="P110"><text:tab/><text:tab/><text:tab/><text:tab/># st(1) = t/12</text:p>
      <text:p text:style-name="P110"><text:tab/>fstpl<text:tab/>m<text:tab/><text:tab/># stocke le résultat ; st(0)=t/12</text:p>
      <text:p text:style-name="P110"><text:tab/>fstp<text:tab/>%st(0)<text:tab/><text:tab/># vide la pile des registres flottants</text:p>
      <text:p text:style-name="P110"/>
      <text:p text:style-name="P110">################ Affiche le résultat #################</text:p>
      <text:p text:style-name="P110"><text:tab/>pushq m<text:tab/><text:tab/><text:tab/># sauve m</text:p>
      <text:p text:style-name="P110"><text:tab/>movsd<text:tab/>m,<text:tab/>%xmm0</text:p>
      <text:p text:style-name="P110"><text:s text:c="8"/>movl<text:tab/>$AfficheM, %edi<text:tab/># chaine de format</text:p>
      <text:p text:style-name="P110"><text:tab/>movl <text:tab/>$1, %eax<text:tab/># stdout</text:p>
      <text:p text:style-name="P110"><text:tab/>call<text:tab/>printf</text:p>
      <text:p text:style-name="P110"><text:tab/>addq<text:tab/>$8, %rsp<text:tab/># libère m</text:p>
      <text:p text:style-name="P110"/>
      <text:p text:style-name="P110"><text:tab/>movq <text:s text:c="3"/>$1,%rax<text:tab/># sélection de la fonction exit du système</text:p>
      <text:p text:style-name="P110"><text:s text:c="8"/>xorq <text:s text:c="3"/>%rbx,%rbx<text:tab/># mise à zéro du 1er paramètre en utilisant</text:p>
      <text:p text:style-name="P110"><text:tab/><text:tab/><text:tab/># xor, c'est à dire ou exclusif</text:p>
      <text:p text:style-name="P110"><text:tab/>int <text:s text:c="4"/>$0x80<text:tab/># appel de l'interruption 128 -&gt; GNU/Linux</text:p>
      <text:p text:style-name="P110">fin: <text:s text:c="3"/>ret<text:tab/></text:p>
      <text:p text:style-name="Heading_20_3">16.2.5 Calcul sur les nombres complexes (flottants) : </text:p>
      <text:p text:style-name="P109"/>
      <text:p text:style-name="P97"><text:soft-page-break/><text:tab/>.data</text:p>
      <text:p text:style-name="P97">Nombre1:</text:p>
      <text:p text:style-name="P97"><text:tab/>.double<text:tab/>12.34<text:tab/># partie réelle : un nombre IEEE 754 de 64 bits</text:p>
      <text:p text:style-name="P97"><text:tab/>.double 5.678<text:tab/># partie imaginaire : un nombre IEEE 754 de </text:p>
      <text:p text:style-name="P97"><text:tab/><text:tab/><text:tab/># 64 bits</text:p>
      <text:p text:style-name="P97">Nombre2:</text:p>
      <text:p text:style-name="P97"><text:tab/>.double<text:tab/>901.2<text:tab/># partie réelle : un nombre IEEE 754 de 64 bits</text:p>
      <text:p text:style-name="P97"><text:tab/>.double 0.345<text:tab/># partie imaginaire : un nombre IEEE 754 de </text:p>
      <text:p text:style-name="P97"><text:tab/><text:tab/><text:tab/># 64 bits</text:p>
      <text:p text:style-name="P97">Nombre3 :</text:p>
      <text:p text:style-name="P97"><text:tab/>.double<text:tab/>0.0<text:tab/># partie réelle : un nombre IEEE 754 de 64 bits</text:p>
      <text:p text:style-name="P97"><text:tab/>.double 0.0<text:tab/># partie imaginaire : un nombre IEEE 754 de </text:p>
      <text:p text:style-name="P97"><text:tab/><text:tab/><text:tab/># 64 bits</text:p>
      <text:p text:style-name="P97"><text:tab/></text:p>
      <text:p text:style-name="P97"/>
      <text:p text:style-name="P97"><text:tab/>.text<text:tab/><text:tab/># directive de création d'une zone d'instructions</text:p>
      <text:p text:style-name="P97"><text:tab/>.globl main<text:tab/># directive de création d'une étiquette <text:tab/><text:tab/><text:tab/><text:tab/><text:tab/><text:tab/><text:tab/></text:p>
      <text:p text:style-name="P97"><text:tab/><text:tab/><text:tab/># de portée globale</text:p>
      <text:p text:style-name="P97">main:<text:tab/><text:tab/><text:tab/># main est l'adresse de début du programme </text:p>
      <text:p text:style-name="P97"><text:tab/></text:p>
      <text:p text:style-name="P97"><text:tab/>pushq<text:tab/>$Nombre1</text:p>
      <text:p text:style-name="P97"><text:tab/>pushq<text:tab/>$Nombre2</text:p>
      <text:p text:style-name="P97"><text:tab/>pushq<text:tab/>$Nombre3</text:p>
      <text:p text:style-name="P97"><text:tab/>callq<text:tab/>AdditionComplexes</text:p>
      <text:p text:style-name="P97"/>
      <text:p text:style-name="P97"><text:tab/>pushq<text:tab/>$Nombre1</text:p>
      <text:p text:style-name="P97"><text:tab/>pushq<text:tab/>$Nombre2</text:p>
      <text:p text:style-name="P97"><text:tab/>pushq<text:tab/>$Nombre3</text:p>
      <text:p text:style-name="P97"><text:tab/>callq<text:tab/>SoustractionComplexes</text:p>
      <text:p text:style-name="P97"/>
      <text:p text:style-name="P97"><text:tab/>pushq<text:tab/>$Nombre1</text:p>
      <text:p text:style-name="P97"><text:tab/>pushq<text:tab/>$Nombre2</text:p>
      <text:p text:style-name="P97"><text:tab/>pushq<text:tab/>$Nombre3</text:p>
      <text:p text:style-name="P97"><text:tab/>callq<text:tab/>MultiplicationComplexes</text:p>
      <text:p text:style-name="P97"/>
      <text:p text:style-name="P97"><text:tab/>pushq<text:tab/>$Nombre1</text:p>
      <text:p text:style-name="P97"><text:tab/>pushq<text:tab/>$Nombre2</text:p>
      <text:p text:style-name="P97"><text:tab/>pushq<text:tab/>$Nombre3</text:p>
      <text:p text:style-name="P97"><text:tab/>callq<text:tab/>DivisionComplexes</text:p>
      <text:p text:style-name="P97"/>
      <text:p text:style-name="P97"><text:s text:c="8"/>movl <text:s text:c="3"/>$1,%eax<text:tab/># sélection de la fonction exit du système</text:p>
      <text:p text:style-name="P97"><text:s text:c="8"/>xorl <text:s text:c="3"/>%ebx,%ebx# mise à zéro du 1er paramètre en utilisant</text:p>
      <text:p text:style-name="P97"><text:tab/><text:tab/><text:tab/># xor, c'est à dire ou exclusif</text:p>
      <text:p text:style-name="P97"><text:tab/>int <text:s text:c="4"/>$0x80<text:tab/># appel de l'interruption 128 -&gt; GNU/Linux</text:p>
      <text:p text:style-name="P97">fin: <text:s text:c="3"/>ret<text:tab/></text:p>
      <text:p text:style-name="P97"/>
      <text:p text:style-name="P97">###################################################################################################</text:p>
      <text:p text:style-name="P97">AdditionComplexes :</text:p>
      <text:p text:style-name="P97"><text:tab/>movq<text:tab/>24(%rsp), %rsi<text:tab/># adresse du premier nombre : a+b.i</text:p>
      <text:p text:style-name="P97"><text:tab/>movq<text:tab/>16(%rsp), %rdi<text:tab/># adresse du second <text:s/>nombre : c+d.i</text:p>
      <text:p text:style-name="P97"><text:tab/>fldl<text:tab/> (%rsi)<text:tab/><text:tab/># st(0)=a</text:p>
      <text:p text:style-name="P97"><text:tab/>fldl<text:tab/> (%rdi)<text:tab/><text:tab/># st(0)=c ; st(1)=a</text:p>
      <text:p text:style-name="P97"><text:soft-page-break/><text:tab/>faddp<text:tab/>%st(0), %st(1)<text:tab/># st(0)=a+c </text:p>
      <text:p text:style-name="P97"><text:tab/>fldl<text:tab/>8(%rsi)<text:tab/><text:tab/># st(0)=b ; st(1)=a+c</text:p>
      <text:p text:style-name="P97"><text:tab/>fldl<text:tab/>8(%rdi)<text:tab/><text:tab/># st(0)=d ; st(0)=b ; st(1)=a+c</text:p>
      <text:p text:style-name="P97"><text:tab/>faddp<text:tab/>%st(0),<text:tab/>%st(1)<text:tab/># st(0)=b+d ; st(1)=a+c</text:p>
      <text:p text:style-name="P97"><text:tab/>movq<text:tab/>8(%rsp), %rdi<text:tab/># %rdi pointe sur l'adresse du résultat</text:p>
      <text:p text:style-name="P97"><text:tab/>fstpl<text:tab/>8(%rdi)<text:tab/><text:tab/># dépile et stocke la partie </text:p>
      <text:p text:style-name="P97"><text:tab/><text:tab/><text:tab/><text:tab/># imaginaire (b+d)</text:p>
      <text:p text:style-name="P97"><text:tab/>fstpl <text:tab/>(%rdi)<text:tab/><text:tab/># dépile et stocke la partie réelle (a+c)</text:p>
      <text:p text:style-name="P97"><text:tab/>ret $24<text:tab/><text:tab/><text:tab/># retour à l'appel avec dépilement des</text:p>
      <text:p text:style-name="P97"><text:tab/><text:tab/><text:tab/><text:tab/># 3 paramètres</text:p>
      <text:p text:style-name="P97">###################################################################################################</text:p>
      <text:p text:style-name="P97">SoustractionComplexes :</text:p>
      <text:p text:style-name="P97"><text:tab/>movq<text:tab/>24(%rsp), %rsi<text:tab/># adresse du premier nombre : a+b.i</text:p>
      <text:p text:style-name="P97"><text:tab/>movq<text:tab/>16(%rsp), %rdi<text:tab/># adresse du second <text:s/>nombre : c+d.i</text:p>
      <text:p text:style-name="P97"><text:tab/>fldl<text:tab/> (%rsi)<text:tab/><text:tab/># st(0)=a</text:p>
      <text:p text:style-name="P97"><text:tab/>fldl<text:tab/> (%rdi)<text:tab/><text:tab/># st(0)=c ; st(1)=a</text:p>
      <text:p text:style-name="P97"><text:tab/>fsubrp<text:tab/>%st(0), %st(1)<text:tab/># st(0)=a-c </text:p>
      <text:p text:style-name="P97"><text:tab/>fldl<text:tab/>8(%rsi)<text:tab/><text:tab/># st(0)=b ; st(1)=a-c</text:p>
      <text:p text:style-name="P97"><text:tab/>fldl<text:tab/>8(%rdi)<text:tab/><text:tab/># st(0)=d ; st(0)=b ; st(1)=a-c</text:p>
      <text:p text:style-name="P97"><text:tab/>fsubrp<text:tab/>%st(0),<text:tab/>%st(1)<text:tab/># st(0)=b-d ; st(1)=a-c</text:p>
      <text:p text:style-name="P97"><text:tab/>movq<text:tab/>8(%rsp), %rdi<text:tab/># %rdi pointe sur l'adresse du résultat</text:p>
      <text:p text:style-name="P97"><text:tab/>fstpl<text:tab/>8(%rdi)<text:tab/><text:tab/># dépile et stocke la partie imaginaire</text:p>
      <text:p text:style-name="P97"><text:tab/><text:tab/><text:tab/><text:tab/># (b-d)</text:p>
      <text:p text:style-name="P97"><text:tab/>fstpl <text:tab/>(%rdi)<text:tab/><text:tab/># dépile et stocke la partie réelle (a-c)</text:p>
      <text:p text:style-name="P97"><text:tab/>ret $24<text:tab/><text:tab/><text:tab/># retour à l'appel avec dépilement des </text:p>
      <text:p text:style-name="P97"><text:tab/><text:tab/><text:tab/><text:tab/># 3 paramètres</text:p>
      <text:p text:style-name="P97">#####################################################################################################</text:p>
      <text:p text:style-name="P97">MultiplicationComplexes :</text:p>
      <text:p text:style-name="P97"><text:tab/>movq<text:tab/>24(%rsp), %rsi<text:tab/># adresse du premier nombre : a+b.i</text:p>
      <text:p text:style-name="P97"><text:tab/>movq<text:tab/>16(%rsp), %rdi<text:tab/># adresse du second <text:s/>nombre : c+d.i</text:p>
      <text:p text:style-name="P97"><text:tab/><text:tab/><text:tab/><text:tab/># rappel : (a+bi)(c+di)=(ac-bd)+(ad+bc)i</text:p>
      <text:p text:style-name="P97"><text:tab/>fldl<text:tab/> (%rsi)<text:tab/><text:tab/># st(0)=a</text:p>
      <text:p text:style-name="P97"><text:tab/>fldl<text:tab/> (%rdi)<text:tab/><text:tab/># st(0)=c ; st(1)=a</text:p>
      <text:p text:style-name="P97"><text:tab/>fmulp<text:tab/>%st(0), %st(1)<text:tab/># st(0)=ac</text:p>
      <text:p text:style-name="P97"><text:tab/>fldl<text:tab/> 8(%rsi)<text:tab/># st(0)=b ; st(1)=ac</text:p>
      <text:p text:style-name="P97"><text:tab/>fldl<text:tab/> 8(%rdi)<text:tab/># st(0)=d ; st(1)=b ; st(2)=ac</text:p>
      <text:p text:style-name="P97"><text:tab/>fmulp<text:tab/>%st(0), %st(1)<text:tab/># st(0)=bd ; st(1)=ac</text:p>
      <text:p text:style-name="P97"><text:tab/>fsubrp<text:tab/>%st(0), %st(1)<text:tab/># st(0)=ac-bd</text:p>
      <text:p text:style-name="P97"/>
      <text:p text:style-name="P97"><text:tab/>fldl<text:tab/> (%rsi)<text:tab/><text:tab/># st(0)=a ; st(1)=ac-bd</text:p>
      <text:p text:style-name="P97"><text:tab/>fldl<text:tab/> 8(%rdi)<text:tab/># st(0)=d ; st(1)=a ; st(2)=ac-bd</text:p>
      <text:p text:style-name="P97"><text:tab/>fmulp<text:tab/>%st(0), %st(1)<text:tab/># st(0)=ad ; st(1)=ac-bd</text:p>
      <text:p text:style-name="P97"><text:tab/>fldl<text:tab/> 8(%rsi)<text:tab/># st(0)=b ; st(1)=ad ; st(2)=ac-bd</text:p>
      <text:p text:style-name="P97"><text:tab/>fldl<text:tab/> (%rdi)<text:tab/><text:tab/># st(0)=c ; st(1)=b ; st(2)=ad ;</text:p>
      <text:p text:style-name="P97"><text:tab/><text:tab/><text:tab/><text:tab/># st(3)=ac-bd</text:p>
      <text:p text:style-name="P97"><text:tab/>fmulp<text:tab/>%st(0), %st(1)<text:tab/># st(0)=bc ; st(1)=ad ; st(2)=ac-bd</text:p>
      <text:p text:style-name="P97"><text:tab/>faddp<text:tab/>%st(0), %st(1)<text:tab/># st(0)=ad+bc ; st(1)=ac-bd</text:p>
      <text:p text:style-name="P97"/>
      <text:p text:style-name="P97"><text:tab/><text:tab/><text:tab/><text:tab/></text:p>
      <text:p text:style-name="P97"><text:tab/>movq<text:tab/>8(%rsp), %rdi<text:tab/># %rdi pointe sur l'adresse du résultat</text:p>
      <text:p text:style-name="P97"><text:tab/>fstpl<text:tab/>8(%rdi)<text:tab/><text:tab/># dépile et stocke la partie imaginaire</text:p>
      <text:p text:style-name="P97"><text:tab/><text:tab/><text:tab/><text:tab/># (b-d)</text:p>
      <text:p text:style-name="P97"><text:soft-page-break/><text:tab/>fstpl <text:tab/>(%rdi)<text:tab/><text:tab/># dépile et stocke la partie réelle (a-c)</text:p>
      <text:p text:style-name="P97"><text:tab/>ret $24<text:tab/><text:tab/><text:tab/># retour à l'appel avec dépilement des </text:p>
      <text:p text:style-name="P97"><text:tab/><text:tab/><text:tab/><text:tab/># 3 paramètres</text:p>
      <text:p text:style-name="P97">#####################################################################################################</text:p>
      <text:p text:style-name="P97">DivisionComplexes :</text:p>
      <text:p text:style-name="P97"><text:tab/>movq<text:tab/>24(%rsp), %rsi<text:tab/># adresse du premier nombre : a+b.i</text:p>
      <text:p text:style-name="P97"><text:tab/>movq<text:tab/>16(%rsp), %rdi<text:tab/># adresse du second <text:s/>nombre : c+d.i</text:p>
      <text:p text:style-name="P97"><text:tab/><text:tab/><text:tab/><text:tab/># rappel : (a+bi)/(c+di)=</text:p>
      <text:p text:style-name="P97"><text:tab/><text:tab/><text:tab/><text:tab/># a(c-d)/(c²+d²) + b(d+c)/(c²+d²)</text:p>
      <text:p text:style-name="P97"><text:tab/>fldl<text:tab/> <text:s/>(%rdi)<text:tab/># st(0)=c</text:p>
      <text:p text:style-name="P97"><text:tab/>fld<text:tab/>%st(0)<text:tab/><text:tab/># st(0)=c ; st(1)=c</text:p>
      <text:p text:style-name="P97"><text:tab/>fmulp<text:tab/>%st(0), %st(1)<text:tab/># st(0)=c²</text:p>
      <text:p text:style-name="P97"><text:tab/>fldl<text:tab/> 8(%rdi)<text:tab/># st(0)=d ; st(1)=c²</text:p>
      <text:p text:style-name="P97"><text:tab/>fld<text:tab/>%st(0)<text:tab/><text:tab/># st(0)=d ; st(1)=d ; st(2)=c²</text:p>
      <text:p text:style-name="P97"><text:tab/>fmulp<text:tab/>%st(0), %st(1)<text:tab/># st(0)=d² ; st(1)=c²</text:p>
      <text:p text:style-name="P97"><text:tab/>faddp<text:tab/>%st(0), %st(1)<text:tab/># st(0)=c²+d²</text:p>
      <text:p text:style-name="P97"><text:tab/>fld<text:tab/>%st(0)<text:tab/><text:tab/># st(0)=c²+d² ; st(1)=c²+d²</text:p>
      <text:p text:style-name="P97"><text:tab/>fldl<text:tab/>8(%rdi)<text:tab/><text:tab/># st(0)=d ; st(1)=c²+d² ; st(2)=c²+d²</text:p>
      <text:p text:style-name="P97"><text:tab/>fldl<text:tab/> (%rdi)<text:tab/><text:tab/># st(0)=c ; st(1)=d ; st(2)=c²+d² ;</text:p>
      <text:p text:style-name="P97"><text:tab/><text:tab/><text:tab/><text:tab/># st(3)=c²+d²</text:p>
      <text:p text:style-name="P97"><text:tab/>fsubp<text:tab/>%st(0), %st(1)<text:tab/># st(0)=c-d; st(1)=c²+d² ; st(2)=c²+d²</text:p>
      <text:p text:style-name="P97"><text:tab/>fldl<text:tab/> (%rsi)<text:tab/><text:tab/># st(0)=a ; st(1)=c-d ; st(2)=c²+d² ;</text:p>
      <text:p text:style-name="P97"><text:tab/><text:tab/><text:tab/><text:tab/># st(3)=c²+d²</text:p>
      <text:p text:style-name="P97"><text:tab/>fmulp<text:tab/>%st(0), %st(1)<text:tab/># st(0)=a(c-d) ; st(1)=c²+d² ;</text:p>
      <text:p text:style-name="P97"><text:tab/><text:tab/><text:tab/><text:tab/># st(2)=c²+d²</text:p>
      <text:p text:style-name="P97"><text:tab/>fdivrp<text:tab/>%st(0), %st(1)<text:tab/># st(0)=a(c-d)/(c²+d²); st(1)=c²+d²</text:p>
      <text:p text:style-name="P97"><text:tab/></text:p>
      <text:p text:style-name="P97"><text:tab/>movq<text:tab/>8(%rsp), %rdx<text:tab/># %rdx pointe sur l'adresse du résultat</text:p>
      <text:p text:style-name="P97"><text:tab/>fstpl<text:tab/>(%rdx)<text:tab/><text:tab/># dépile a(c-d)/(c²+d²) dans la partie</text:p>
      <text:p text:style-name="P97"><text:tab/><text:tab/><text:tab/><text:tab/># réelle du résultat</text:p>
      <text:p text:style-name="P97"><text:tab/><text:tab/><text:tab/><text:tab/># st(0)= c²+d²</text:p>
      <text:p text:style-name="P97"><text:tab/>fldl<text:tab/>8(%rdi)<text:tab/><text:tab/># st(0)=d ; st(1)=c²+d² </text:p>
      <text:p text:style-name="P97"><text:tab/>fldl<text:tab/> (%rdi)<text:tab/><text:tab/># st(0)=c ; st(1)=d ; st(2)=c²+d²</text:p>
      <text:p text:style-name="P97"><text:tab/>faddp<text:tab/>%st(0), %st(1)<text:tab/># st(0)=c+d; st(1)=c²+d²</text:p>
      <text:p text:style-name="P97"><text:tab/>fldl<text:tab/>8(%rsi)<text:tab/><text:tab/># st(0)=b ; st(1)=c+d; st(2)=c²+d²</text:p>
      <text:p text:style-name="P97"><text:tab/>fmulp<text:tab/>%st(0), %st(1)<text:tab/># st(0)=b(c+d) ; st(1)=<text:tab/>c²+d²</text:p>
      <text:p text:style-name="P97"><text:tab/>fdivrp<text:tab/>%st(0), %st(1)<text:tab/># st(0)=b(c+d)/(c²+d²)</text:p>
      <text:p text:style-name="P97"><text:tab/></text:p>
      <text:p text:style-name="P97"><text:tab/>movq<text:tab/>8(%rsp), %rdi<text:tab/># %rdi pointe sur l'adresse du résultat</text:p>
      <text:p text:style-name="P97"><text:tab/>fstpl<text:tab/>8(%rdi)<text:tab/><text:tab/># dépile b(c+d)/(c²+d²) dans la partie</text:p>
      <text:p text:style-name="P97"><text:tab/><text:tab/><text:tab/><text:tab/># imaginaire du résultat</text:p>
      <text:p text:style-name="P97"><text:tab/>ret $24<text:tab/><text:tab/><text:tab/># retour à l'appel avec dépilement des </text:p>
      <text:p text:style-name="P97"><text:tab/><text:tab/><text:tab/><text:tab/>#3 paramètres</text:p>
      <text:p text:style-name="P97">#####################################################################################################</text:p>
      <text:p text:style-name="Heading_20_3">16.2.6 Correction du TD 15.11</text:p>
      <text:p text:style-name="P109"><text:tab/><text:span text:style-name="T62">.data<text:tab/><text:tab/># directive de création d'une zone de donnée</text:span></text:p>
      <text:p text:style-name="P97"><text:tab/>.align 8</text:p>
      <text:p text:style-name="P97"/>
      <text:p text:style-name="P97">m1:<text:tab/>.word<text:tab/> 0, 1, 2, 3 </text:p>
      <text:p text:style-name="P97"><text:soft-page-break/><text:tab/>.word<text:tab/> 4, 5, 6, 7</text:p>
      <text:p text:style-name="P97"><text:tab/>.word<text:tab/> 8, 9, 10, 11</text:p>
      <text:p text:style-name="P97"><text:tab/>.word<text:tab/>12, 13, 14, 15</text:p>
      <text:p text:style-name="P97"/>
      <text:p text:style-name="P97">m2:<text:tab/>.word<text:tab/> 0, 4, 8, 12 </text:p>
      <text:p text:style-name="P97"><text:tab/>.word<text:tab/> 1, 5, 9, 13</text:p>
      <text:p text:style-name="P97"><text:tab/>.word<text:tab/> 2, 6, 10, 14</text:p>
      <text:p text:style-name="P97"><text:tab/>.word<text:tab/> 3, 7, 11, 15</text:p>
      <text:p text:style-name="P97"/>
      <text:p text:style-name="P97">m3:<text:tab/>.long<text:tab/> 0, 0, 0, 0</text:p>
      <text:p text:style-name="P97"><text:tab/>.long<text:tab/> 0, 0, 0, 0</text:p>
      <text:p text:style-name="P97"><text:tab/>.long<text:tab/> 0, 0, 0, 0</text:p>
      <text:p text:style-name="P97"><text:tab/>.long<text:tab/> 0, 0, 0, 0</text:p>
      <text:p text:style-name="P97"/>
      <text:p text:style-name="P97">FormatString16:<text:tab/><text:tab/><text:tab/># pour les appels à printf</text:p>
      <text:p text:style-name="P97"><text:tab/>.string<text:tab/>" %.3d"</text:p>
      <text:p text:style-name="P97">FormatString32:<text:tab/><text:tab/><text:tab/># pour les appels à printf</text:p>
      <text:p text:style-name="P97"><text:tab/>.string<text:tab/>" %.6ld"</text:p>
      <text:p text:style-name="P97">RetourChariot:</text:p>
      <text:p text:style-name="P97"><text:tab/>.string "\n"</text:p>
      <text:p text:style-name="P97">Annoncem1:</text:p>
      <text:p text:style-name="P97"><text:tab/>.string "matrice m1:\n"</text:p>
      <text:p text:style-name="P97">Annoncem2:</text:p>
      <text:p text:style-name="P97"><text:tab/>.string "matrice m2:\n"</text:p>
      <text:p text:style-name="P97">Annoncem22:</text:p>
      <text:p text:style-name="P97"><text:tab/>.string "matrice m2 pivotée:\n"</text:p>
      <text:p text:style-name="P97">Annoncem3:</text:p>
      <text:p text:style-name="P97"><text:tab/>.string "m1 x m2 = \n"</text:p>
      <text:p text:style-name="P97"/>
      <text:p text:style-name="P97"/>
      <text:p text:style-name="P97"><text:tab/>.text<text:tab/><text:tab/># directive de création d'une zone d'instructions</text:p>
      <text:p text:style-name="P97"><text:tab/>.globl main<text:tab/># directive de création d'une étiquette </text:p>
      <text:p text:style-name="P97">main:<text:tab/><text:tab/><text:tab/># main est l'adresse de début du programme </text:p>
      <text:p text:style-name="P97"><text:tab/>pushq<text:tab/>$Annoncem1</text:p>
      <text:p text:style-name="P97"><text:tab/>call<text:tab/>AfficheChaineSimple<text:tab/></text:p>
      <text:p text:style-name="P97"><text:tab/>pushq<text:tab/>$m1</text:p>
      <text:p text:style-name="P97"><text:tab/>call AfficheMatrice16<text:tab/># Affiche la première matrice</text:p>
      <text:p text:style-name="P97"><text:tab/>pushq<text:tab/>$Annoncem2</text:p>
      <text:p text:style-name="P97"><text:tab/>call<text:tab/>AfficheChaineSimple<text:tab/></text:p>
      <text:p text:style-name="P97"><text:tab/>pushq<text:tab/>$m2<text:tab/><text:tab/><text:tab/><text:tab/></text:p>
      <text:p text:style-name="P97"><text:tab/>call AfficheMatrice16<text:tab/># Affiche la deuxième matrice</text:p>
      <text:p text:style-name="P97"><text:tab/>pushq<text:tab/>$m1</text:p>
      <text:p text:style-name="P97"><text:tab/>pushq<text:tab/>$m2</text:p>
      <text:p text:style-name="P97"><text:tab/>pushq<text:tab/>$m3</text:p>
      <text:p text:style-name="P97"><text:tab/>call<text:tab/>ProduitScalaire</text:p>
      <text:p text:style-name="P97"><text:tab/>pushq<text:tab/>$Annoncem22</text:p>
      <text:p text:style-name="P97"><text:tab/>call<text:tab/>AfficheChaineSimple<text:tab/></text:p>
      <text:p text:style-name="P97"><text:tab/>pushq<text:tab/>$m2</text:p>
      <text:p text:style-name="P97"><text:tab/>call AfficheMatrice16<text:tab/># Affiche la deuxième matrice après</text:p>
      <text:p text:style-name="P97"><text:tab/><text:tab/><text:tab/><text:tab/># inversion ligne/colonnes</text:p>
      <text:p text:style-name="P97"><text:tab/>pushq<text:tab/>$Annoncem3</text:p>
      <text:p text:style-name="P97"><text:tab/>call<text:tab/>AfficheChaineSimple<text:tab/></text:p>
      <text:p text:style-name="P97"><text:tab/>pushq<text:tab/>$m3</text:p>
      <text:p text:style-name="P97"><text:tab/>call AfficheMatrice32<text:tab/># Affiche la matrice résultat</text:p>
      <text:p text:style-name="P97"><text:soft-page-break/></text:p>
      <text:p text:style-name="P97"><text:tab/>movq <text:s text:c="3"/>$1,%rax<text:tab/><text:tab/># sélection de la fonction exit </text:p>
      <text:p text:style-name="P97"><text:tab/><text:tab/><text:tab/><text:tab/># du système</text:p>
      <text:p text:style-name="P97"><text:s text:c="8"/>xorq <text:s text:c="3"/>%rbx,%rbx<text:tab/># mise à zéro du 1er paramètre en</text:p>
      <text:p text:style-name="P97"><text:tab/><text:tab/><text:tab/><text:tab/># utilisant xor, c'est à dire ou exclusif</text:p>
      <text:p text:style-name="P97"><text:tab/>int <text:s text:c="4"/>$0x80<text:tab/><text:tab/># appel de l'interruption </text:p>
      <text:p text:style-name="P97"><text:tab/><text:tab/><text:tab/><text:tab/># 128 -&gt; GNU/Linux</text:p>
      <text:p text:style-name="P97">fin: <text:s text:c="3"/>ret<text:tab/></text:p>
      <text:p text:style-name="P97"/>
      <text:p text:style-name="P97">ProduitScalaire:</text:p>
      <text:p text:style-name="P97"><text:tab/>movq<text:tab/>16(%rsp), %rdi<text:tab/># adresse de la deuxième matrice</text:p>
      <text:p text:style-name="P97"><text:tab/>pushq<text:tab/>%rdi<text:tab/><text:tab/># pivote la 2e matrice pour avoir les</text:p>
      <text:p text:style-name="P97"><text:tab/><text:tab/><text:tab/><text:tab/># vecteurs colonnes</text:p>
      <text:p text:style-name="P97"><text:tab/>call<text:tab/>Pivote<text:tab/><text:tab/># en lignes</text:p>
      <text:p text:style-name="P97"/>
      <text:p text:style-name="P97"><text:tab/>movq<text:tab/> 8(%rsp), %rcx<text:tab/># adresse de la matrice produit</text:p>
      <text:p text:style-name="P97"><text:tab/>movq<text:tab/>16(%rsp), %rdi<text:tab/># adresse de la deuxième matrice</text:p>
      <text:p text:style-name="P97"><text:tab/>movq<text:tab/>24(%rsp), %rsi<text:tab/># adresse de la première matrice</text:p>
      <text:p text:style-name="P97"><text:tab/>movq<text:tab/>$0, %rax<text:tab/># indice de la ligne de la première</text:p>
      <text:p text:style-name="P97"><text:tab/><text:tab/><text:tab/><text:tab/># matrice</text:p>
      <text:p text:style-name="P97">TraiteLigne:</text:p>
      <text:p text:style-name="P97"><text:tab/>movq<text:tab/>$0, %rbx<text:tab/># indice de la ligne de la transposée </text:p>
      <text:p text:style-name="P97"><text:tab/><text:tab/><text:tab/><text:tab/># de la seconde matrice</text:p>
      <text:p text:style-name="P97">TraiteColonne:</text:p>
      <text:p text:style-name="P97"><text:tab/>movq<text:tab/>(%rsi, %rax, 8), %mm0<text:tab/># charge la ligne de la 1ere</text:p>
      <text:p text:style-name="P97"><text:tab/><text:tab/><text:tab/><text:tab/><text:tab/># matrice dans mm0</text:p>
      <text:p text:style-name="P97"><text:tab/>movq<text:tab/>(%rdi, %rbx, 8), %mm1<text:tab/># charge la colonne de la 2e</text:p>
      <text:p text:style-name="P97"><text:tab/><text:tab/><text:tab/><text:tab/><text:tab/># matrice (ou ligne de sa</text:p>
      <text:p text:style-name="P97"><text:tab/><text:tab/><text:tab/><text:tab/><text:tab/># transposée) dans mm1</text:p>
      <text:p text:style-name="P97"><text:tab/>pmullw<text:tab/>%mm1, %mm0<text:tab/># %mm0 : partie basse du produit</text:p>
      <text:p text:style-name="P97"><text:tab/><text:tab/><text:tab/><text:tab/># composante par composante</text:p>
      <text:p text:style-name="P97"><text:tab/>call<text:tab/>SommeDesComposantes<text:tab/># rdx contient la somme des</text:p>
      <text:p text:style-name="P97"><text:tab/><text:tab/><text:tab/><text:tab/><text:tab/># composantes 8 bits de %mm0<text:tab/><text:tab/></text:p>
      <text:p text:style-name="P97"><text:tab/>movw<text:tab/>%dx, (%rcx)<text:tab/><text:tab/># copie du résultat dans la</text:p>
      <text:p text:style-name="P97"><text:tab/><text:tab/><text:tab/><text:tab/><text:tab/># matrice produit</text:p>
      <text:p text:style-name="P97"><text:tab/>movq<text:tab/>(%rsi, %rax, 8), %mm0<text:tab/># charge la ligne de la 1ere</text:p>
      <text:p text:style-name="P97"><text:tab/><text:tab/><text:tab/><text:tab/><text:tab/># matrice dans mm0</text:p>
      <text:p text:style-name="P97"><text:tab/>pmulhw<text:tab/>%mm1, %mm0<text:tab/><text:tab/># %mm0 : partie haute du produit</text:p>
      <text:p text:style-name="P97"><text:tab/><text:tab/><text:tab/><text:tab/><text:tab/># composante par composante</text:p>
      <text:p text:style-name="P97"><text:tab/>call<text:tab/>SommeDesComposantes<text:tab/># rdx contient la somme des</text:p>
      <text:p text:style-name="P97"><text:tab/><text:tab/><text:tab/><text:tab/># composantes 8 bits de %mm0</text:p>
      <text:p text:style-name="P97"><text:tab/>shll<text:tab/>$16, %edx<text:tab/># décale le résultat de 16 bits vers la</text:p>
      <text:p text:style-name="P97"><text:tab/><text:tab/><text:tab/><text:tab/># gauche pour le mettre en partie haute<text:tab/><text:tab/></text:p>
      <text:p text:style-name="P97"><text:tab/>addl<text:tab/>%edx, (%rcx)<text:tab/># ajoute la partie haute du résultat dans</text:p>
      <text:p text:style-name="P97"><text:tab/><text:tab/><text:tab/><text:tab/># la matrice produit</text:p>
      <text:p text:style-name="P97"><text:tab/>addq<text:tab/>$4, %rcx<text:tab/># pointe sur l'élément suivant à calculer</text:p>
      <text:p text:style-name="P97"><text:tab/>addq<text:tab/>$1, %rbx<text:tab/># indice de colonne suivant</text:p>
      <text:p text:style-name="P97"><text:tab/>cmpq<text:tab/>$4, %rbx<text:tab/># fin de colonne ?</text:p>
      <text:p text:style-name="P97"><text:tab/>jne<text:tab/>TraiteColonne</text:p>
      <text:p text:style-name="P97"><text:tab/>movq<text:tab/>$0, %rbx<text:tab/># on recommence à la colonne 0</text:p>
      <text:p text:style-name="P97"><text:tab/>addq<text:tab/>$1, %rax<text:tab/># ligne suivante</text:p>
      <text:p text:style-name="P97"><text:tab/>cmpq<text:tab/>$4, %rax<text:tab/># dernière ligne ?</text:p>
      <text:p text:style-name="P97"><text:soft-page-break/><text:tab/>jne<text:tab/>TraiteLigne<text:tab/></text:p>
      <text:p text:style-name="P97"><text:tab/>ret $24</text:p>
      <text:p text:style-name="P97"/>
      <text:p text:style-name="P97">Pivote: movq<text:tab/>8(%rsp), %rsi<text:tab/># adresse de la matrice à pivoter</text:p>
      <text:p text:style-name="P97"><text:tab/>movq<text:tab/>$0,<text:tab/>%rax<text:tab/># indice de ligne (l)</text:p>
      <text:p text:style-name="P97"><text:tab/>movq<text:tab/>$0,<text:tab/>%rbx<text:tab/># indice de colonne (c)</text:p>
      <text:p text:style-name="P97">TraiteElement:</text:p>
      <text:p text:style-name="P97"><text:tab/>cmpq<text:tab/>%rax,<text:tab/>%rbx<text:tab/><text:tab/><text:tab/></text:p>
      <text:p text:style-name="P97"><text:tab/>jbe<text:tab/>ColSuivante<text:tab/># élément suivant si l&lt;=c</text:p>
      <text:p text:style-name="P97"><text:tab/>movq<text:tab/>%rsi, %rdi<text:tab/># on va échanger l'élément (l,c) </text:p>
      <text:p text:style-name="P97"><text:tab/><text:tab/><text:tab/><text:tab/># avec l'élément (c,l)</text:p>
      <text:p text:style-name="P97"><text:tab/>addq<text:tab/>%rax, %rdi</text:p>
      <text:p text:style-name="P97"><text:tab/>addq<text:tab/>%rax, %rdi<text:tab/># rdi:base + l * 2</text:p>
      <text:p text:style-name="P97"><text:tab/>pushw<text:tab/>(%rdi, %rbx, 8)<text:tab/># élément (l,c) -&gt; pile</text:p>
      <text:p text:style-name="P97"><text:tab/>movq<text:tab/>%rsi, %rdx</text:p>
      <text:p text:style-name="P97"><text:tab/>addq<text:tab/>%rbx, %rdx</text:p>
      <text:p text:style-name="P97"><text:tab/>addq<text:tab/>%rbx, %rdx<text:tab/># rdx:base + c*2</text:p>
      <text:p text:style-name="P97"><text:tab/>pushw<text:tab/>(%rdx, %rax, 8)<text:tab/># élément (c,l) -&gt; pile</text:p>
      <text:p text:style-name="P97"><text:tab/>popw<text:tab/>%cx</text:p>
      <text:p text:style-name="P97"><text:tab/>movw<text:tab/>%cx, (%rdi, %rbx, 8)# pile -&gt; élément (l, c)<text:tab/></text:p>
      <text:p text:style-name="P97"><text:tab/>popw<text:tab/>%cx</text:p>
      <text:p text:style-name="P97"><text:tab/>movw<text:tab/>%cx, (%rdx, %rax, 8)# pile -&gt; element (c ,l)</text:p>
      <text:p text:style-name="P97">ColSuivante:</text:p>
      <text:p text:style-name="P97"><text:tab/>addq<text:tab/>$1, %rbx</text:p>
      <text:p text:style-name="P97"><text:tab/>cmpq<text:tab/>$4, %rbx</text:p>
      <text:p text:style-name="P97"><text:tab/>jne<text:tab/>TraiteElement</text:p>
      <text:p text:style-name="P97"><text:tab/>movq<text:tab/>$0, %rbx<text:tab/># retour à la colonne 0</text:p>
      <text:p text:style-name="P97"><text:tab/>addq<text:tab/>$1, %rax<text:tab/># ligne suivante</text:p>
      <text:p text:style-name="P97"><text:tab/>cmpq<text:tab/>$4, %rax<text:tab/><text:tab/></text:p>
      <text:p text:style-name="P97"><text:tab/>jne<text:tab/>TraiteElement</text:p>
      <text:p text:style-name="P97"><text:tab/>ret $8</text:p>
      <text:p text:style-name="P97"/>
      <text:p text:style-name="P97">SommeDesComposantes:</text:p>
      <text:p text:style-name="P97"><text:tab/>pushq<text:tab/>%rax<text:tab/><text:tab/># sauvegarde</text:p>
      <text:p text:style-name="P97"><text:tab/>pushq<text:tab/>%rbx<text:tab/><text:tab/># sauvegarde</text:p>
      <text:p text:style-name="P97"><text:tab/>pushq<text:tab/>%rcx<text:tab/><text:tab/># sauvegarde</text:p>
      <text:p text:style-name="P97"><text:tab/>movq<text:tab/>$0,<text:tab/>%rdx<text:tab/># la somme<text:tab/></text:p>
      <text:p text:style-name="P97"><text:tab/>movq<text:tab/>%mm0, <text:tab/>%rax<text:tab/></text:p>
      <text:p text:style-name="P97"><text:tab/>movb<text:tab/>$4,<text:tab/>%cl<text:tab/># boucle de cl=4 jusqu'à 0 exclu<text:tab/><text:tab/></text:p>
      <text:p text:style-name="P97">Somme:<text:tab/>movq<text:tab/>%rax, <text:tab/>%rbx</text:p>
      <text:p text:style-name="P97"><text:tab/>andq<text:tab/>$0xFFFF, %rbx<text:tab/># mot 16 bits de poids faible</text:p>
      <text:p text:style-name="P97"><text:tab/>addq<text:tab/>%rbx,<text:tab/>%rdx<text:tab/># ajoute à %rdx</text:p>
      <text:p text:style-name="P97"><text:tab/>shrq<text:tab/>$16, <text:tab/>%rax<text:tab/># décale %rax de 16 bits vers la droite</text:p>
      <text:p text:style-name="P97"><text:tab/>subb<text:tab/>$1,<text:tab/>%cl<text:tab/># compteur</text:p>
      <text:p text:style-name="P97"><text:tab/>jne<text:tab/>Somme</text:p>
      <text:p text:style-name="P97"><text:tab/>popq<text:tab/>%rcx</text:p>
      <text:p text:style-name="P97"><text:tab/>popq<text:tab/>%rbx</text:p>
      <text:p text:style-name="P97"><text:tab/>popq<text:tab/>%rax</text:p>
      <text:p text:style-name="P97"><text:tab/>ret</text:p>
      <text:p text:style-name="P97"/>
      <text:p text:style-name="P97">AfficheMatrice16:</text:p>
      <text:p text:style-name="P97"><text:tab/>movb<text:tab/>$4, %cl<text:tab/><text:tab/># indice colonne</text:p>
      <text:p text:style-name="P97"><text:tab/>movq<text:tab/>8(%rsp), %rsi<text:tab/># pointeur vers la matrice</text:p>
      <text:p text:style-name="P97"><text:soft-page-break/>TraiteLigne16:</text:p>
      <text:p text:style-name="P97"><text:tab/>movb<text:tab/>$4, %ch<text:tab/><text:tab/># indice ligne</text:p>
      <text:p text:style-name="P97">TraiteElement16:</text:p>
      <text:p text:style-name="P97"><text:tab/>movq<text:tab/>$FormatString16, %rdi<text:tab/># pointeur vers la chaîne de</text:p>
      <text:p text:style-name="P97"><text:tab/><text:tab/><text:tab/><text:tab/><text:tab/># formatage</text:p>
      <text:p text:style-name="P97"><text:tab/>movq<text:tab/>$0, %rax<text:tab/># stdout</text:p>
      <text:p text:style-name="P97"><text:tab/>pushq<text:tab/>%rcx<text:tab/># sauve rcx car modifié par la fonction printf<text:tab/></text:p>
      <text:p text:style-name="P97"><text:tab/>pushq<text:tab/>%rsi<text:tab/># sauve rsi car utilisé comme paramètre par la</text:p>
      <text:p text:style-name="P97"><text:tab/><text:tab/><text:tab/># fonction printf</text:p>
      <text:p text:style-name="P97"><text:tab/>movq<text:tab/>$0, %rbx# pour ne récuperer qu'un octet dans %rsi</text:p>
      <text:p text:style-name="P97"><text:tab/>movw<text:tab/>(%rsi), %bx<text:tab/># récupère le mot 16 bits à afficher</text:p>
      <text:p text:style-name="P97"><text:tab/>movq<text:tab/>%rbx,<text:tab/>%rsi<text:tab/># %rsi est le paramètre de donnée </text:p>
      <text:p text:style-name="P97"><text:tab/><text:tab/><text:tab/><text:tab/># pour printf</text:p>
      <text:p text:style-name="P97"><text:tab/>call<text:tab/>printf</text:p>
      <text:p text:style-name="P97"><text:tab/>popq<text:tab/>%rsi</text:p>
      <text:p text:style-name="P97"><text:tab/>popq<text:tab/>%rcx</text:p>
      <text:p text:style-name="P97"><text:tab/>addq<text:tab/>$2, %rsi<text:tab/># element suivant de la matrice</text:p>
      <text:p text:style-name="P97"><text:tab/>subb<text:tab/>$1, %ch<text:tab/><text:tab/># indice suivant</text:p>
      <text:p text:style-name="P97"><text:tab/>jnz<text:tab/>TraiteElement16<text:tab/># traite l'élément suivant dans la ligne</text:p>
      <text:p text:style-name="P97"><text:tab/>movq<text:tab/>$RetourChariot, %rdi<text:tab/># pointeur vers la chaîne saut</text:p>
      <text:p text:style-name="P97"><text:tab/><text:tab/><text:tab/><text:tab/><text:tab/># à la ligne</text:p>
      <text:p text:style-name="P97"><text:tab/>movq<text:tab/>$0, %rax<text:tab/><text:tab/># stdout</text:p>
      <text:p text:style-name="P97"><text:tab/>pushq<text:tab/>%rcx<text:tab/># sauve rcx car modifié par la fonction printf<text:tab/></text:p>
      <text:p text:style-name="P97"><text:tab/>pushq<text:tab/>%rsi<text:tab/># sauve rsi car utilisé comme paramètre par la</text:p>
      <text:p text:style-name="P97"><text:tab/><text:tab/><text:tab/># fonction printf</text:p>
      <text:p text:style-name="P97"><text:tab/>call<text:tab/>printf<text:tab/># affiche un saut à la ligne</text:p>
      <text:p text:style-name="P97"><text:tab/>popq<text:tab/>%rsi</text:p>
      <text:p text:style-name="P97"><text:tab/>popq<text:tab/>%rcx</text:p>
      <text:p text:style-name="P97"><text:tab/>subb<text:tab/>$1, %cl<text:tab/># ligne suivante</text:p>
      <text:p text:style-name="P97"><text:tab/>jnz<text:tab/>TraiteLigne16</text:p>
      <text:p text:style-name="P97"><text:tab/>movq<text:tab/>$RetourChariot, %rdi<text:tab/># pointeur vers la chaîne </text:p>
      <text:p text:style-name="P97"><text:tab/><text:tab/><text:tab/><text:tab/><text:tab/># saut à la ligne</text:p>
      <text:p text:style-name="P97"><text:tab/>movq<text:tab/>$0, %rax<text:tab/><text:tab/># stdout</text:p>
      <text:p text:style-name="P97"><text:tab/>call<text:tab/>printf<text:tab/><text:tab/><text:tab/># affiche un saut à la ligne</text:p>
      <text:p text:style-name="P97"><text:tab/>ret $8</text:p>
      <text:p text:style-name="P97"/>
      <text:p text:style-name="P97">AfficheMatrice32:</text:p>
      <text:p text:style-name="P97"><text:tab/>movb<text:tab/>$4, %cl<text:tab/><text:tab/># indice colonne</text:p>
      <text:p text:style-name="P97"><text:tab/>movq<text:tab/>8(%rsp), %rsi<text:tab/># pointeur vers la matrice</text:p>
      <text:p text:style-name="P97">TraiteLigne32:</text:p>
      <text:p text:style-name="P97"><text:tab/>movb<text:tab/>$4, %ch<text:tab/><text:tab/># indice ligne</text:p>
      <text:p text:style-name="P97">TraiteElement32:</text:p>
      <text:p text:style-name="P97"><text:tab/>movq<text:tab/>$FormatString32, %rdi<text:tab/># pointeur vers la chaîne </text:p>
      <text:p text:style-name="P97"><text:tab/><text:tab/><text:tab/><text:tab/><text:tab/># de formatage</text:p>
      <text:p text:style-name="P97"><text:tab/>movq<text:tab/>$0, %rax<text:tab/><text:tab/># stdout</text:p>
      <text:p text:style-name="P97"><text:tab/>pushq<text:tab/>%rcx<text:tab/><text:tab/><text:tab/># sauve rcx car modifié par la</text:p>
      <text:p text:style-name="P97"><text:tab/><text:tab/><text:tab/><text:tab/><text:tab/># fonction printf<text:tab/></text:p>
      <text:p text:style-name="P97"><text:tab/>pushq<text:tab/>%rsi<text:tab/><text:tab/># sauve rsi car utilisé comme</text:p>
      <text:p text:style-name="P97"><text:tab/><text:tab/><text:tab/><text:tab/># paramètre par la fonction printf</text:p>
      <text:p text:style-name="P97"><text:tab/>movq<text:tab/>$0, %rbx<text:tab/># pour ne récuperer qu'un octet dans %rsi</text:p>
      <text:p text:style-name="P97"><text:tab/>movl<text:tab/>(%rsi), %ebx<text:tab/># récupère l'octet à afficher</text:p>
      <text:p text:style-name="P97"><text:tab/>movq<text:tab/>%rbx,<text:tab/>%rsi<text:tab/># %rsi est le paramètre de donnée pour</text:p>
      <text:p text:style-name="P97"><text:soft-page-break/><text:tab/><text:tab/><text:tab/><text:tab/># <text:s/>printf</text:p>
      <text:p text:style-name="P97"><text:tab/>call<text:tab/>printf</text:p>
      <text:p text:style-name="P97"><text:tab/>popq<text:tab/>%rsi</text:p>
      <text:p text:style-name="P97"><text:tab/>popq<text:tab/>%rcx</text:p>
      <text:p text:style-name="P97"><text:tab/>addq<text:tab/>$4, %rsi<text:tab/># element suivant de la matrice</text:p>
      <text:p text:style-name="P97"><text:tab/>subb<text:tab/>$1, %ch<text:tab/><text:tab/># indice suivant</text:p>
      <text:p text:style-name="P97"><text:tab/>jnz<text:tab/>TraiteElement32<text:tab/># traite l'élément suivant dans la ligne</text:p>
      <text:p text:style-name="P97"><text:tab/>movq<text:tab/>$RetourChariot, %rdi<text:tab/># pointeur vers la chaîne saut à</text:p>
      <text:p text:style-name="P97"><text:tab/><text:tab/><text:tab/><text:tab/># la ligne</text:p>
      <text:p text:style-name="P97"><text:tab/>movq<text:tab/>$0, %rax<text:tab/># stdout</text:p>
      <text:p text:style-name="P97"><text:tab/>pushq<text:tab/>%rcx<text:tab/><text:tab/># sauve rcx car modifié </text:p>
      <text:p text:style-name="P97"><text:tab/><text:tab/><text:tab/><text:tab/># par la fonction printf<text:tab/></text:p>
      <text:p text:style-name="P97"><text:tab/>pushq<text:tab/>%rsi<text:tab/><text:tab/># sauve rsi car utilisé comme</text:p>
      <text:p text:style-name="P97"><text:tab/><text:tab/><text:tab/><text:tab/># paramètre par la fonction printf</text:p>
      <text:p text:style-name="P97"><text:tab/>call<text:tab/>printf<text:tab/><text:tab/># affiche un saut à la ligne</text:p>
      <text:p text:style-name="P97"><text:tab/>popq<text:tab/>%rsi</text:p>
      <text:p text:style-name="P97"><text:tab/>popq<text:tab/>%rcx</text:p>
      <text:p text:style-name="P97"><text:tab/>subb<text:tab/>$1, %cl<text:tab/><text:tab/># ligne suivante</text:p>
      <text:p text:style-name="P97"><text:tab/>jnz<text:tab/>TraiteLigne32</text:p>
      <text:p text:style-name="P97"><text:tab/>movq<text:tab/>$RetourChariot, %rdi<text:tab/># pointeur vers la chaîne saut </text:p>
      <text:p text:style-name="P97"><text:tab/><text:tab/><text:tab/><text:tab/><text:tab/>#à la ligne</text:p>
      <text:p text:style-name="P97"><text:tab/>movq<text:tab/>$0, %rax<text:tab/><text:tab/># stdout</text:p>
      <text:p text:style-name="P97"><text:tab/>call<text:tab/>printf<text:tab/><text:tab/><text:tab/># affiche un saut à la ligne</text:p>
      <text:p text:style-name="P97"><text:tab/>ret $8</text:p>
      <text:p text:style-name="P97"/>
      <text:p text:style-name="P97">AfficheChaineSimple:</text:p>
      <text:p text:style-name="P97"><text:tab/>movq<text:tab/>8(%rsp), %rdi</text:p>
      <text:p text:style-name="P97"><text:tab/>movq<text:tab/>$0, %rax</text:p>
      <text:p text:style-name="P97"><text:tab/>call <text:tab/>printf</text:p>
      <text:p text:style-name="P97"><text:tab/>ret<text:tab/>$8</text:p>
      <text:p text:style-name="P97"/>
      <text:h text:style-name="P133" text:outline-level="1"><text:span text:style-name="T91">17. </text:span>Annexe : <text:span text:style-name="T90">Licence Creative Commons</text:span></text:h>
      <text:p text:style-name="Text_20_body">L'ŒUVRE (TELLE QUE DEFINIE CI-DESSOUS) EST MISE A DISPOSITION SELON LES TERMES DE CETTE LICENCE PUBLIQUE CREATIVE COMMONS (CI-APRES DENOMMEE « LPCC » OU « LICENCE »). L'ŒUVRE EST PROTEGEE PAR LE DROIT DE LA PROPRIETE LITTERAIRE ET ARTISTIQUE OU TOUTE AUTRE LOI APPLICABLE. TOUTE UTILISATION DE L'ŒUVRE AUTRE QUE CELLE AUTORISEE PAR CETTE LICENCE EST RÉSERVÉE.</text:p>
      <text:p text:style-name="Text_20_body">L’EXERCICE DE TOUT DROIT SUR L’ŒUVRE MISE A DISPOSITION EMPORTE ACCEPTATION DES TERMES DE LA LICENCE. EN RAISON DU CARACTERE CONTRACTUEL DE LA LICENCE, L’OFFRANT ACCORDE A L’ACCEPTANT LES DROITS CONTENUS DANS CETTE LICENCE EN CONTREPARTIE DE SON ACCEPTATION.</text:p>
      <text:p text:style-name="Text_20_body"><text:span text:style-name="Strong_20_Emphasis">1. Définitions</text:span></text:p>
      <text:list xml:id="list7448986688068817428" text:style-name="L89">
        <text:list-item>
          <text:p text:style-name="P191"><text:span text:style-name="Strong_20_Emphasis">Adaptation :</text:span> œuvre créée soit à partir de l’Œuvre seule, soit à partir de l’Œuvre et d’autres œuvres préexistantes. Constituent notamment des Adaptations, les traductions, adaptations, œuvres composites, arrangements ou modifications d’une œuvre littéraire et artistique, d’un phonogramme, d’un vidéogramme ou d’une interprétation d’une œuvre, y compris les adaptations cinématographiques ou toute autre forme dans laquelle l’Œuvre est susceptible d’être refondue, transformée ou adaptée, notamment toute forme dérivée de l’original de manière identifiable. Il est toutefois entendu qu’une Œuvre qui constitue une Collection ne sera pas considérée comme une Adaptation aux fins de la présente Licence. Au cas où l’Œuvre serait une création musicale, une interprétation ou un phonogramme, la synchronisation de l’Œuvre avec une image animée sera considérée comme une Adaptation aux fins de la présente Licence. </text:p>
        </text:list-item>
        <text:list-item>
          <text:p text:style-name="P191"><text:span text:style-name="Strong_20_Emphasis">Collection :</text:span> recueil d’œuvres qui, en raison de la sélection et de l’arrangement de son contenu, constitue une création intellectuelle dans laquelle chaque Œuvre se trouve incluse dans son ensemble, sous une forme non modifiée, avec une ou plusieurs autres contributions, chacune d’elles constituant des œuvres en elles-mêmes indépendantes et distinctes qui sont rassemblées pour former cet ensemble. Constituent notamment des Collections, les encyclopédies, anthologies, interprétations, phonogrammes, vidéogrammes ou <text:soft-page-break/>émissions, ou toute œuvre autre que celles désignées à l’article 1(f). Aux fins de la présente Licence, une création qui constitue une Collection ne sera pas considérée comme une Adaptation (telle que définie ci-dessus). </text:p>
        </text:list-item>
        <text:list-item>
          <text:p text:style-name="P191"><text:span text:style-name="Strong_20_Emphasis">Distribution :</text:span> mise à disposition du public de la version originale ou des copies de l'Œuvre, par la vente ou tout autre transfert de propriété ou par tout mode de communication au public dans la mesure où ces activités sont sources de droits exclusifs (location, prêt, etc). </text:p>
        </text:list-item>
        <text:list-item>
          <text:p text:style-name="P191"><text:span text:style-name="Strong_20_Emphasis">Offrant :</text:span> la ou les personne(s) physique(s) ou morale(s) ou la ou les entité(s) qui mettent l’Œuvre à la disposition du public selon les termes de la présente Licence. </text:p>
        </text:list-item>
        <text:list-item>
          <text:p text:style-name="P191"><text:span text:style-name="Strong_20_Emphasis">Titulaire de Droits Originaire :</text:span> dans l’hypothèse d’une œuvre littéraire ou artistique, l’Auteur, entendu comme la ou les personnes physiques ou morales ou les entités qui ont créé l'Œuvre; et en outre, le cas échéant, (i) dans l’hypothèse d’une interprétation, les acteurs, chanteurs, musiciens, danseurs, ou toute autre personne qui joue, chante, déclame ou interprète l’œuvre littéraire, artistique ou folklorique; (ii) dans l’hypothèse d’un phonogramme ou d’un vidéogramme, le producteur, entendu comme la personne physique ou morale qui procède à la première fixation de l’interprétation sur un support; (iii) dans l’hypothèse d’une émission, l’entreprise de communication audiovisuelle qui procède à la diffusion de l’émission; (iv) dans l’hypothèse d’une base de données, le producteur. </text:p>
        </text:list-item>
        <text:list-item>
          <text:p text:style-name="P191"><text:span text:style-name="Strong_20_Emphasis">Œuvre :</text:span> création protégeable par le droit de la propriété littéraire et artistique (droits d'auteur, droits voisins et droits <text:span text:style-name="T1">sui generis</text:span> des producteurs de bases de données) mise à disposition selon les termes de la Licence. Peuvent notamment constituer une Œuvre toute création dans le domaine littéraire, scientifique et artistique, quel qu'en soit le mode ou la forme d'expression, y compris sous forme numérique, telle qu’un livre, un pamphlet et autres écrits ; une conférence, une allocution, une plaidoirie, un cours ou un sermon ou d'autres œuvres de même nature ; une œuvre dramatique ou une comédie musicale ; une œuvre chorégraphique ou un pantomime ; une composition musicale avec ou sans paroles ; une œuvre cinématographique à laquelle sont assimilées des œuvres exprimées par un procédé analogue à la cinématographie ; un dessin, une peinture, une création architecturale, une sculpture, une gravure ou une lithographie ; une création photographique à laquelle sont assimilées des œuvres exprimées par un procédé analogue à la photographie ; une œuvre des arts appliqués ; une œuvre graphique et <text:soft-page-break/>typographique ; une illustration, une carte, un plan, un croquis ou une œuvre tridimensionnelle relative à la géographie, la topographie, l'architecture ou aux sciences ; une interprétation, une émission ; un phonogramme ou un vidéogramme ; une anthologie ou un recueil d’œuvres ou de données diverses ou une base de données dans la mesure où elle est protégée par le droit d’auteur ou le droit des producteurs de bases de données à la condition que celles-ci soient protégées par le droit applicable qui ne couvre pas seulement les bases de données protégées par le droit d'auteur (pour éviter toute ambiguïté, les sections 3(a) et 3(b) ne s'appliqueront pas quand seul le droit des producteurs de bases de données s'applique); une interprétation réalisée par un artiste de cirque ou de variété ; les créations des industries saisonnières de l'habillement et de la parure. </text:p>
        </text:list-item>
        <text:list-item>
          <text:p text:style-name="P191"><text:span text:style-name="Strong_20_Emphasis">Acceptant :</text:span> la ou les personne(s) physique(s) ou morale(s) ou entité(s) qui exercent sur l’Œuvre les droits accordés par cette Licence et qui n’ont pas précédemment violé les conditions de cette Licence ou qui ont reçu l’autorisation expresse de la part de l’Offrant d’exercer les droits conférés par cette licence malgré une violation précédente. </text:p>
        </text:list-item>
        <text:list-item>
          <text:p text:style-name="P191"><text:span text:style-name="Strong_20_Emphasis">Représentation :</text:span> représentation de l’Œuvre et communications au public de ces représentations publiques par un procédé quelconque, quelque soit le type de transmission, notamment numérique et incluant les modes d’exploitation prévus par le droit applicable. Constitue également notamment une communication au public, la mise à disposition d’Œuvres protégées de manière à ce que le public puisse y avoir accès de l’endroit et au moment qu’il choisit individuellement, les interprétations et communications au public des interprétations de l'Œuvre y compris les interprétations publiques au format numérique ainsi qu’une diffusion ou une rediffusion de l’Œuvre par tout moyen, notamment par des signes, des sons ou des images. </text:p>
        </text:list-item>
        <text:list-item>
          <text:p text:style-name="P180"><text:span text:style-name="Strong_20_Emphasis">Reproduction :</text:span> toute copie de l'Œuvre de quelque manière et sous quelque forme que ce soit, notamment numérique et incluant les modes d'exploitation prévus par le droit applicable. Constitue aussi notamment une Reproduction, un enregistrement sonore ou visuel, une fixation ou une reproduction de fixations de l'Œuvre, y compris le stockage d'une interprétation, d’un phonogramme ou d’un vidéogramme au format numérique ou sur tout autre support électronique. </text:p>
        </text:list-item>
      </text:list>
      <text:p text:style-name="Text_20_body"><text:soft-page-break/><text:span text:style-name="Strong_20_Emphasis">2. Exceptions et limitations aux droits exclusifs.</text:span> Les exceptions et limitations aux droits exclusifs prévues par la loi applicable ne sont pas affectées par la présente Licence.</text:p>
      <text:p text:style-name="Text_20_body"><text:span text:style-name="Strong_20_Emphasis">3. Étendue de l’autorisation.</text:span> Sous réserve des conditions de la présente Licence, l’Offrant autorise l’Acceptant à exercer à titre gratuit, non-exclusif, pour la durée de protection des droits applicables et pour le monde entier, les droits de : </text:p>
      <text:list xml:id="list6028493392185419996" text:style-name="L90">
        <text:list-item>
          <text:p text:style-name="P192">Reproduire, Distribuer et Représenter l'Œuvre, incorporer l'Œuvre dans une ou plusieurs Collections et reproduire l'Œuvre même incorporée dans lesdites Collections; et </text:p>
        </text:list-item>
        <text:list-item>
          <text:p text:style-name="P181">Lorsque l'Œuvre est une base de données soumise au droit des producteurs de bases de données, extraire et réutiliser des parties substantielles. </text:p>
        </text:list-item>
      </text:list>
      <text:p text:style-name="Text_20_body">Pour eviter toute ambiguïté, les droits mentionnés ci-dessus peuvent être exercés sur tous supports, médias, procédés, techniques et dans tous formats, incluant, dans la mesure du possible, les futurs médias et formats. Les droits mentionnés ci-dessus incluent le droit d'effectuer les modifications techniquement nécessaires à leur exercice sur d’autres supports, médias, procédés, techniques et formats, sans toutefois inclure le droit de créer des Adaptations. Les droits qui ne sont pas expressément accordés par l’Offrant à l’Acceptant par la présente Licence sont réservés, notamment dans les cas prévus à l’article 4(e). Dans le cas où l'Offrant est titulaire de droits <text:span text:style-name="T1">sui generis</text:span> sur les bases de données conformément à la loi nationale transposant la Directive Européenne sur les bases de données, l'Offrant renonce à ce droit.</text:p>
      <text:p text:style-name="Text_20_body"><text:span text:style-name="Strong_20_Emphasis">4. Restrictions.</text:span> L'autorisation accordée par l'Article 3 est expressément soumise et limitée par les restrictions suivantes :</text:p>
      <text:list xml:id="list3137316752117787887" text:style-name="L91">
        <text:list-item>
          <text:p text:style-name="P193">L'Acceptant peut Distribuer ou Représenter l'Œuvre uniquement selon les termes de cette licence. Il doit inclure une copie de la Licence, ou son Identifiant Uniforme de Ressource (URI), à toute copie de l'Œuvre qu'il Distribue ou Représente. L'Acceptant ne peut pas offrir ou imposer de conditions d'utilisation sur l'Œuvre qui restreignent les termes de la Licence ou la capacité du bénéficiaire ultérieur d'exercer les droits qui lui sont accordés par cette Licence. L'Acceptant ne peut consentir de sous-licence sur l'Œuvre. Il doit conserver intacts tous les avertissements qui se réfèrent à cette Licence et l’avertissement sur <text:soft-page-break/>les garanties avec chaque copie de l’Œuvre qu’il distribue ou représente. Lorsque l’Acceptant distribue ou représente l’Œuvre, il ne doit pas imposer de mesure technique de protection susceptible de restreindre la capacité du bénéficiaire ultérieur à exercer les droits conférés par la présente Licence. L’article 4(a) s’applique à l’Œuvre telle qu’incorporée dans une Collection, mais n’a pas pour effet d’imposer que la Collection soit soumise aux conditions de la Licence. Si l'Acceptant crée une Collection, il doit, à la demande de tout Offrant et dans la mesure du possible, supprimer de la Collection toute référence audit Offrant, selon les modalités de l’Article 4(c), et ce conformément à la demande. </text:p>
        </text:list-item>
        <text:list-item>
          <text:p text:style-name="P193">L'Acceptant ne peut exercer aucun des droits qui lui ont été accordés à l'article 3 d’une manière telle qu’il aurait l'intention première ou l'objectif d'obtenir un avantage commercial ou une compensation financière privée. L’échange de l’Œuvre avec d’autres œuvres soumises au droit de la propriété littéraire et artistique par voie de partage de fichiers numériques ou autrement ne sera pas considérée comme ayant l'intention première ou l'objectif d'obtenir un avantage commercial ou une compensation financière privée, à condition qu’il n’y ait aucun paiement d’une compensation financière en connection avec l’échange des œuvres soumises au droit de la propriété littéraire et artistique. </text:p>
        </text:list-item>
        <text:list-item>
          <text:p text:style-name="P193">Sauf introduction d’une demande prévue à l’Article 4(a), l'Acceptant doit, lorsqu'il distribue ou représente l'Œuvre, ou toute Collection, garder intacts tous les avertissements sur les droits d’auteur concernant l’Œuvre et fournir, de manière appropriée au support ou au média qu'il utilise : (i) le nom du Titulaire de Droits Originaire (ou le pseudonyme, le cas échéant) s'il est mentionné, et/ou si le Titulaire de Droits Originaire et/ou l’Offrant désigne une ou des parties (par exemple un organisme de financement, un éditeur ou un journal) à attribuer (« les Parties à Attribuer ») dans l’avertissement sur les droits d’auteur de l’Offrant, les conditions d’utilisation ou, par un autre moyen approprié, le nom de la Partie ou des Parties à Attribuer ; (ii) le titre de l’Œuvre, s’il est mentionné; et (iii) dans la mesure du possible, l’URI que l'Offrant spécifie comme étant associée à l’Œuvre, sauf si ledit URI ne fait pas référence à l’avertissement sur les droits ou aux informations sur la licence relative à l’Œuvre. Les crédits requis par cet article 4(c) pourront être mis en œuvre par tout moyen approprié, sous réserve, toutefois, qu’en cas d'une Collection, ces crédits figurent d’une manière au moins aussi visible que les <text:soft-page-break/>crédits relatifs aux autres auteurs y ayant contribué, si de tels crédits apparaissent. A toutes fins utiles, l'Acceptant ne pourra utiliser les crédits requis par cet Article qu'à des fins d’attribution, de la manière susmentionnée et en exerçant les droits accordés par la Licence. L'Acceptant ne peut, implicitement ou explicitement, affirmer ou laisser supposer une quelconque relation, parrainage ou aval par le Titulaire de Droits Originaire, l'Offrant, la ou les Parties à Attribuer selon le cas, et l’Acceptant ou son utilisation de l’Œuvre, sans avoir l’autorisation distincte, expresse, écrite et préalable du Titulaire de Droits Originaire, de l'Offrant et/ou des Parties à Attribuer. </text:p>
        </text:list-item>
        <text:list-item>
          <text:p text:style-name="P193">Pour éviter toute ambiguïté, les restrictions accordées par l’article 3 et l'article 4(a) ne sont pas applicables à la partie de l’œuvre qui est soumise uniquement aux droits des producteurs de bases de données. </text:p>
        </text:list-item>
        <text:list-item>
          <text:p text:style-name="P182">Pour éviter toute ambiguïté :</text:p>
          <text:list>
            <text:list-item>
              <text:p text:style-name="P193"><text:span text:style-name="Strong_20_Emphasis">Régime légal de gestion collective obligatoire. </text:span><text:line-break/>Dans les cas où des utilisations de l'Œuvre seraient soumises à un régime légal de gestion collective obligatoire (auquel le droit ne permet pas de renoncer), l'Offrant se réserve le droit exclusif de collecter ces redevances par l'intermédiaire de la société de perception et de répartition des droits compétente. Sont notamment concernés la radiodiffusion et la communication dans un lieu public de phonogrammes publiés à des fins de commerce, certains cas de retransmission par câble et satellite, la copie privée d'Œuvres fixées sur phonogrammes ou vidéogrammes, la reproduction par reprographie, le prêt en bibliothèque ; </text:p>
            </text:list-item>
            <text:list-item>
              <text:p text:style-name="P193"><text:span text:style-name="Strong_20_Emphasis">Régime de gestion collective obligatoire assorti de possibilité de renonciation. </text:span><text:line-break/>Dans les juridictions où il est possible de renoncer au droit de percevoir des redevances au titre d'un quelconque régime de licence légale ou de gestion collective obligatoire, l’Offrant se réserve le droit exclusif de percevoir lesdites redevances découlant de l’exercice par l’Acceptant des droits consentis en vertu de la présente Licence, dès lors que lesdits droits sont exercés par l'Acceptant à des fins ou en vue d’une utilisation autre que non commerciale, telle que permise à l’Article 4(b), et renonce en tout autre cas au droit de percevoir des redevances au titre de tout régime de licence légale ou de gestion collective obligatoire; </text:p>
            </text:list-item>
            <text:list-item>
              <text:p text:style-name="P193"><text:soft-page-break/><text:span text:style-name="Strong_20_Emphasis">Régime de gestion collective facultative. </text:span><text:line-break/>L’Offrant se réserve le droit de percevoir des redevances (que ce soit à titre individuel ou, au cas où l’Offrant serait membre d’un organisme de gestion collective facultative, par le biais de cet organisme) découlant de l’exercice par l’Acceptant des droits accordés par la présente Licence, dès lors que lesdits droits sont exercés à des fins ou en vue d’un usage autre que non commercial, tel que défini à l’Article 4(b). Dans les utilisations à des fins non commerciales telles que définies à l'Article 4(b), l'Offrant renonce à ce droit. </text:p>
            </text:list-item>
          </text:list>
        </text:list-item>
        <text:list-item>
          <text:p text:style-name="P182">A moins d’une limitation aux droits exclusifs prévue par la loi applicable, si l’Acceptant Reproduit, Distribue ou Représente l’Œuvre en elle-même, ou au sein d’une Collection, il doit respecter les droits moraux du Titulaire de Droits Originaire dans la mesure où ce Titulaire en bénéficie (comme les auteurs et les artistes-interprètes) et ne peut y renoncer. </text:p>
        </text:list-item>
      </text:list>
      <text:p text:style-name="Text_20_body"><text:span text:style-name="Strong_20_Emphasis">5. Représentation, Garanties et Avertissement</text:span></text:p>
      <text:p text:style-name="Text_20_body">SAUF ACCORD CONTRAIRE CONVENU PAR ECRIT ENTRE LES PARTIES ET DANS LA LIMITE DU DROIT APPLICABLE, L’OFFRANT MET L’ŒUVRE A DISPOSITION DE L’ACCEPTANT EN L’ETAT, SANS DECLARATION OU GARANTIE D’AUCUNE SORTE, EXPRESSE, IMPLICITE, LÉGALE OU AUTRE. SONT NOTAMMENT EXCLUES LES GARANTIES CONCERNANT LA COMMERCIABILITE, LA CONFORMITE, LES VICES CACHES ET LES VICES APPARENTS.</text:p>
      <text:p text:style-name="Text_20_body"><text:span text:style-name="Strong_20_Emphasis">6. Limitation de responsabilité.</text:span> A l'exception des garanties d'ordre public imposées par la loi applicable, l'Offrant ne sera en aucun cas tenu responsable vis-à-vis de l'Acceptant, sur la base d'aucune théorie juridique ni en raison d'aucun préjudice direct, indirect, matériel ou moral, résultant de l'exécution du présent Contrat ou de l'utilisation de l'Œuvre, y compris dans l'hypothèse où l'Offrant avait connaissance de la possible existence d'un tel préjudice. </text:p>
      <text:p text:style-name="Text_20_body"><text:span text:style-name="Strong_20_Emphasis">7. Résiliation</text:span></text:p>
      <text:list xml:id="list5293208294374775543" text:style-name="L92">
        <text:list-item>
          <text:p text:style-name="P194">Toute violation par l'Acceptant des clauses de cette Licence entraînera sa résiliation automatique et la fin des droits qui en découlent. Les Licences accordées aux personnes physiques ou morales qui ont reçu de la part de l'Acceptant des Collections dans le cadre de la présente <text:soft-page-break/>Licence ne seront pas résiliées, à condition que lesdites personnes physiques ou morales respectent pleinement leurs obligations. Les articles 1, 2, 5, 6, 7 et 8 de la présente Licence continuent à s'appliquer après la résiliation de celle-ci. </text:p>
        </text:list-item>
        <text:list-item>
          <text:p text:style-name="P183">Sous réserve des conditions mentionnées ci-dessus, la présente Licence est accordée pour toute la durée du droit d'auteur ou tout autre droit applicable à l'Œuvre. Néanmoins, l'Offrant se réserve à tout moment le droit d'exploiter l'Œuvre sous une autre Licence ou d'en cesser la Distribution à tout moment. Cependant, cette décision ne devra pas conduire à retirer cette Licence (ou toute autre Licence qui a été accordée, ou doit être accordée en application de la présente Licence) qui continuera à s'appliquer dans tous ses effets à moins qu'elle ne soit résiliée dans les conditions décrites ci-dessus. </text:p>
        </text:list-item>
      </text:list>
      <text:p text:style-name="Text_20_body"><text:span text:style-name="Strong_20_Emphasis">8. Divers</text:span></text:p>
      <text:list xml:id="list4446482953542926118" text:style-name="L93">
        <text:list-item>
          <text:p text:style-name="P195">Lorsque l’Acceptant distribue ou représente l’Œuvre ou une Collection, l’Offrant accorde au bénéficiaire suivant, une licence sur l’Œuvre avec les mêmes termes et conditions que celle accordée à l’Acceptant. </text:p>
        </text:list-item>
        <text:list-item>
          <text:p text:style-name="P195">Si en vertu de la loi applicable, une quelconque disposition de la présente Licence était déclarée nulle, non valide ou inapplicable, cela n'aurait pas pour effet d'annuler ou de rendre inapplicables les autres dispositions de la Licence. Sans action ultérieure des parties, ladite disposition sera modifiée dans la mesure minimum nécessaire à sa validité et son applicabilité. </text:p>
        </text:list-item>
        <text:list-item>
          <text:p text:style-name="P195">Aucune des conditions ou des dispositions de la présente Licence ne sera réputée comme ayant fait l'objet d'une renonciation, et aucune violation comme ayant été acceptée, sans le consentement écrit et signé de la partie concernée. </text:p>
        </text:list-item>
        <text:list-item>
          <text:p text:style-name="P184">La présente Licence représente l'intégralité de l'accord conclu entre les parties à propos de l'Œuvre, objet de la présente Licence. Il n'existe aucun élément annexe, accord ou mandat portant sur cette Œuvre qui ne soit mentionné ci-dessus. L'Offrant ne sera tenu par aucune disposition supplémentaire qui pourrait apparaître dans une communication provenant de l'Acceptant. La présente Licence ne peut être modifiée sans l'accord écrit de l'Offrant et de l'Accepta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StarSymbol1" svg:font-family="StarSymbol"/>
    <style:font-face style:name="Tahoma1" svg:font-family="Tahoma, Lucidasans, 'Lucida Sans', 'Arial Unicode MS'"/>
    <style:font-face style:name="Andale Mono" svg:font-family="'Andale Mono'" style:font-pitch="fixed"/>
    <style:font-face style:name="Century Schoolbook L" svg:font-family="'Century Schoolbook L'" style:font-pitch="fixed"/>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OpenSymbol1" svg:font-family="OpenSymbol" style:font-pitch="variable"/>
    <style:font-face style:name="Tahoma" svg:font-family="Tahoma, Lucidasans, 'Lucida Sans', 'Arial Unicode MS'" style:font-pitch="variable"/>
    <style:font-face style:name="Times New Roman1" svg:font-family="'Times New Roman'" style:font-pitch="variable"/>
    <style:font-face style:name="FreeSerif" svg:font-family="FreeSerif" style:font-family-generic="roman" style:font-pitch="variable"/>
    <style:font-face style:name="Liberation Serif4" svg:font-family="'Liberation Serif'"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New Century Schoolbook" svg:font-family="'New 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register-true="true"/>
      <style:text-properties style:font-name="Liberation Serif" fo:font-family="'Liberation Serif'" style:font-style-name="Normal" style:font-family-generic="roman"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Liberation Serif1" fo:font-family="'Liberation Serif'" style:font-style-name="Gras"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2" fo:font-family="'Liberation Serif'" style:font-style-name="Italique gras"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Liberation Serif3" fo:font-family="'Liberation Serif'" style:font-style-name="Italique" style:font-family-generic="roman" style:font-pitch="variable"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Liberation Serif" fo:font-family="'Liberation Serif'" style:font-style-name="Normal" style:font-family-generic="roman" style:font-pitch="variable" fo:font-size="9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 fo:font-family="'Liberation Serif'" style:font-style-name="Normal" style:font-family-generic="roman"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erif" fo:font-family="'Liberation Serif'" style:font-style-name="Normal" style:font-family-generic="roman"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erif" fo:font-family="'Liberation Serif'" style:font-style-name="Normal" style:font-family-generic="roman" style:font-pitch="variable" fo:font-size="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6.403cm" style:type="right" style:leader-style="dotted" style:leader-text="."/>
        </style:tab-stops>
      </style:paragraph-properties>
      <style:text-properties style:font-name="Liberation Serif" fo:font-family="'Liberation Serif'" style:font-style-name="Normal" style:font-family-generic="roman" style:font-pitch="variable"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5.405cm" style:type="right" style:leader-style="dotted" style:leader-text="."/>
        </style:tab-stops>
      </style:paragraph-properties>
      <style:text-properties style:font-name="Liberation Serif" fo:font-family="'Liberation Serif'" style:font-style-name="Normal" style:font-family-generic="roman" style:font-pitch="variable" fo:font-size="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10 Pitch" fo:font-size="7pt" fo:font-style="italic" style:font-size-asian="7pt" style:font-style-asian="italic" style:font-size-complex="7pt" style:font-style-complex="italic"/>
    </style:style>
    <style:style style:name="MP2" style:family="paragraph" style:parent-style-name="Footer">
      <style:paragraph-properties fo:text-align="center" style:justify-single-word="false"/>
      <style:text-properties style:font-name="Liberation Serif4" fo:font-size="8pt" style:font-size-asian="8pt" style:font-size-complex="8pt"/>
    </style:style>
    <style:page-layout style:name="Mpm1">
      <style:page-layout-properties fo:page-width="14.801cm" fo:page-height="21.001cm" style:num-format="1" style:print-orientation="portrait" fo:margin-top="1.799cm" fo:margin-bottom="1.799cm" fo:margin-left="1.799cm" fo:margin-right="1.799cm"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http://www.jourlin.com</text:p>
      </style:header>
      <style:footer>
        <text:p text:style-name="MP2">page <text:page-number text:select-page="current">3</text:page-number> sur <text:page-count>12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troduction à la programmation en assembleur</dc:title>
    <dc:subject>Processeurs de la famille 80x86, syntaxe GNU/GCC</dc:subject>
    <meta:creation-date>2004-01-06T14:30:03</meta:creation-date>
    <dc:creator>Pierre Jourlin</dc:creator>
    <dc:date>2013-12-20T12:51:15.909000999</dc:date>
    <meta:printed-by>Pierre Jourlin</meta:printed-by>
    <meta:print-date>2010-09-22T13:46:54</meta:print-date>
    <meta:editing-cycles>166</meta:editing-cycles>
    <meta:editing-duration>P7DT13H24M18S</meta:editing-duration>
    <meta:document-statistic meta:table-count="41" meta:image-count="1" meta:object-count="1" meta:page-count="125" meta:paragraph-count="2883" meta:word-count="26582" meta:character-count="155357" meta:non-whitespace-character-count="1287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row>
        <math:mi>K</math:mi>
        <math:mo math:stretchy="false">×</math:mo>
        <math:mfrac>
          <math:mi>t</math:mi>
          <math:mn>12</math:mn>
        </math:mfrac>
      </math:mrow>
      <math:mrow>
        <math:mn>1</math:mn>
        <math:mo math:stretchy="false">−</math:mo>
        <math:msup>
          <math:mrow>
            <math:mo math:stretchy="false">(</math:mo>
            <math:mrow>
              <math:mn>1</math:mn>
              <math:mo math:stretchy="false">+</math:mo>
              <math:mfrac>
                <math:mi>t</math:mi>
                <math:mn>12</math:mn>
              </math:mfrac>
            </math:mrow>
            <math:mo math:stretchy="false">)</math:mo>
          </math:mrow>
          <math:mrow>
            <math:mo math:stretchy="false">−</math:mo>
            <math:mi>n</math:mi>
          </math:mrow>
        </math:msup>
      </math:mrow>
    </math:mfrac>
    <math:annotation math:encoding="StarMath 5.0">K times {t over 12}   over {1 - (1 + {t over 12 })^{-n}} </math:annotation>
  </math:semantics>
</math:math>
</file>